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32764*"/>
    </style:style>
    <style:style style:name="Tabelle71.B" style:family="table-column">
      <style:table-column-properties style:column-width="4.5cm" style:rel-column-width="16382*"/>
    </style:style>
    <style:style style:name="Tabelle71.C" style:family="table-column">
      <style:table-column-properties style:column-width="4.501cm" style:rel-column-width="16389*"/>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C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none" fo:border-top="none" fo:border-bottom="0.05pt solid #000000"/>
    </style:style>
    <style:style style:name="Tabelle71.C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6.006cm" style:rel-column-width="21866*"/>
    </style:style>
    <style:style style:name="Tabelle72.C" style:family="table-column">
      <style:table-column-properties style:column-width="5.988cm" style:rel-column-width="21803*"/>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C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none" fo:border-top="none" fo:border-bottom="0.05pt solid #000000"/>
    </style:style>
    <style:style style:name="Tabelle72.C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6.006cm" style:rel-column-width="21866*"/>
    </style:style>
    <style:style style:name="Tabelle135.B" style:family="table-column">
      <style:table-column-properties style:column-width="5.997cm" style:rel-column-width="21834*"/>
    </style:style>
    <style:style style:name="Tabelle135.C" style:family="table-column">
      <style:table-column-properties style:column-width="5.997cm" style:rel-column-width="21835*"/>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C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none" fo:border-top="none" fo:border-bottom="0.05pt solid #000000"/>
    </style:style>
    <style:style style:name="Tabelle135.C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none" fo:border-top="none" fo:border-bottom="0.05pt solid #000000"/>
    </style:style>
    <style:style style:name="Tabelle135.C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none" fo:border-top="none" fo:border-bottom="0.05pt solid #000000"/>
    </style:style>
    <style:style style:name="Tabelle135.C4" style:family="table-cell">
      <style:table-cell-properties fo:padding="0.097cm" fo:border-left="0.05pt solid #000000" fo:border-right="0.05pt solid #000000" fo:border-top="none" fo:border-bottom="0.05pt solid #000000"/>
    </style:style>
    <style:style style:name="Tabelle135.A5" style:family="table-cell">
      <style:table-cell-properties fo:padding="0.097cm" fo:border-left="0.05pt solid #000000" fo:border-right="0.05pt solid #000000" fo:border-top="none" fo:border-bottom="0.05pt solid #000000"/>
    </style:style>
    <style:style style:name="Tabelle135.6" style:family="table-row">
      <style:table-row-properties fo:background-color="transparent" fo:keep-together="auto">
        <style:background-image/>
      </style:table-row-properties>
    </style:style>
    <style:style style:name="Tabelle13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7" style:family="table-cell">
      <style:table-cell-properties fo:padding="0.097cm" fo:border-left="0.05pt solid #000000" fo:border-right="none" fo:border-top="none" fo:border-bottom="0.05pt solid #000000"/>
    </style:style>
    <style:style style:name="Tabelle135.B7"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6.006cm" style:rel-column-width="21866*"/>
    </style:style>
    <style:style style:name="Tabelle6.B" style:family="table-column">
      <style:table-column-properties style:column-width="5.997cm" style:rel-column-width="21834*"/>
    </style:style>
    <style:style style:name="Tabelle6.C" style:family="table-column">
      <style:table-column-properties style:column-width="5.997cm" style:rel-column-width="21835*"/>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C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0.05pt solid #000000" fo:border-top="none" fo:border-bottom="0.05pt solid #000000"/>
    </style:style>
    <style:style style:name="Tabelle6.6" style:family="table-row">
      <style:table-row-properties fo:background-color="transparent" fo:keep-together="auto">
        <style:background-image/>
      </style:table-row-properties>
    </style:style>
    <style:style style:name="Tabelle6.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6.006cm" style:rel-column-width="21866*"/>
    </style:style>
    <style:style style:name="Tabelle16.B" style:family="table-column">
      <style:table-column-properties style:column-width="5.997cm" style:rel-column-width="21834*"/>
    </style:style>
    <style:style style:name="Tabelle16.C" style:family="table-column">
      <style:table-column-properties style:column-width="5.997cm" style:rel-column-width="21835*"/>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C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6.006cm" style:rel-column-width="21866*"/>
    </style:style>
    <style:style style:name="Tabelle2.B" style:family="table-column">
      <style:table-column-properties style:column-width="5.997cm" style:rel-column-width="21834*"/>
    </style:style>
    <style:style style:name="Tabelle2.C" style:family="table-column">
      <style:table-column-properties style:column-width="5.997cm" style:rel-column-width="21835*"/>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6.006cm" style:rel-column-width="21866*"/>
    </style:style>
    <style:style style:name="Tabelle4.B" style:family="table-column">
      <style:table-column-properties style:column-width="5.997cm" style:rel-column-width="21834*"/>
    </style:style>
    <style:style style:name="Tabelle4.C" style:family="table-column">
      <style:table-column-properties style:column-width="5.997cm" style:rel-column-width="21835*"/>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6.006cm" style:rel-column-width="21866*"/>
    </style:style>
    <style:style style:name="Tabelle8.B" style:family="table-column">
      <style:table-column-properties style:column-width="5.997cm" style:rel-column-width="21834*"/>
    </style:style>
    <style:style style:name="Tabelle8.C" style:family="table-column">
      <style:table-column-properties style:column-width="5.997cm" style:rel-column-width="21835*"/>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6.006cm" style:rel-column-width="21866*"/>
    </style:style>
    <style:style style:name="Tabelle10.B" style:family="table-column">
      <style:table-column-properties style:column-width="5.997cm" style:rel-column-width="21834*"/>
    </style:style>
    <style:style style:name="Tabelle10.C" style:family="table-column">
      <style:table-column-properties style:column-width="5.997cm" style:rel-column-width="21835*"/>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6.006cm" style:rel-column-width="21866*"/>
    </style:style>
    <style:style style:name="Tabelle12.B" style:family="table-column">
      <style:table-column-properties style:column-width="5.997cm" style:rel-column-width="21834*"/>
    </style:style>
    <style:style style:name="Tabelle12.C" style:family="table-column">
      <style:table-column-properties style:column-width="5.997cm" style:rel-column-width="21835*"/>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C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6.006cm" style:rel-column-width="21866*"/>
    </style:style>
    <style:style style:name="Tabelle20.B" style:family="table-column">
      <style:table-column-properties style:column-width="5.997cm" style:rel-column-width="21834*"/>
    </style:style>
    <style:style style:name="Tabelle20.C" style:family="table-column">
      <style:table-column-properties style:column-width="5.997cm" style:rel-column-width="21835*"/>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0.05pt solid #000000" fo:border-top="none" fo:border-bottom="0.05pt solid #000000"/>
    </style:style>
    <style:style style:name="Tabelle20.5" style:family="table-row">
      <style:table-row-properties fo:background-color="transparent" fo:keep-together="auto">
        <style:background-image/>
      </style:table-row-properties>
    </style:style>
    <style:style style:name="Tabelle20.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6.006cm" style:rel-column-width="21866*"/>
    </style:style>
    <style:style style:name="Tabelle44.B" style:family="table-column">
      <style:table-column-properties style:column-width="5.997cm" style:rel-column-width="21834*"/>
    </style:style>
    <style:style style:name="Tabelle44.C" style:family="table-column">
      <style:table-column-properties style:column-width="5.997cm" style:rel-column-width="21835*"/>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C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none"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C7" style:family="table-cell">
      <style:table-cell-properties fo:padding="0.097cm" fo:border-left="0.05pt solid #000000" fo:border-right="0.05pt solid #000000" fo:border-top="none" fo:border-bottom="0.05pt solid #000000"/>
    </style:style>
    <style:style style:name="Tabelle44.A8" style:family="table-cell">
      <style:table-cell-properties fo:padding="0.097cm" fo:border-left="0.05pt solid #000000" fo:border-right="0.05pt solid #000000" fo:border-top="none" fo:border-bottom="0.05pt solid #000000"/>
    </style:style>
    <style:style style:name="Tabelle44.9" style:family="table-row">
      <style:table-row-properties fo:background-color="transparent" fo:keep-together="auto">
        <style:background-image/>
      </style:table-row-properties>
    </style:style>
    <style:style style:name="Tabelle44.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10" style:family="table-cell">
      <style:table-cell-properties fo:padding="0.097cm" fo:border-left="0.05pt solid #000000" fo:border-right="none" fo:border-top="none" fo:border-bottom="0.05pt solid #000000"/>
    </style:style>
    <style:style style:name="Tabelle44.B10"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6.006cm" style:rel-column-width="21866*"/>
    </style:style>
    <style:style style:name="Tabelle14.B" style:family="table-column">
      <style:table-column-properties style:column-width="5.997cm" style:rel-column-width="21834*"/>
    </style:style>
    <style:style style:name="Tabelle14.C" style:family="table-column">
      <style:table-column-properties style:column-width="5.997cm" style:rel-column-width="21835*"/>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C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6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7.A" style:family="table-column">
      <style:table-column-properties style:column-width="6.006cm" style:rel-column-width="21866*"/>
    </style:style>
    <style:style style:name="Tabelle67.B" style:family="table-column">
      <style:table-column-properties style:column-width="5.997cm" style:rel-column-width="21834*"/>
    </style:style>
    <style:style style:name="Tabelle67.C" style:family="table-column">
      <style:table-column-properties style:column-width="5.997cm" style:rel-column-width="21835*"/>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C1" style:family="table-cell">
      <style:table-cell-properties fo:background-color="#eeeeee" fo:padding="0.097cm" fo:border="0.05pt solid #000000">
        <style:background-image/>
      </style:table-cell-properties>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none" fo:border-top="none" fo:border-bottom="0.05pt solid #000000"/>
    </style:style>
    <style:style style:name="Tabelle67.C2" style:family="table-cell">
      <style:table-cell-properties fo:padding="0.097cm" fo:border-left="0.05pt solid #000000" fo:border-right="0.05pt solid #000000" fo:border-top="none" fo:border-bottom="0.05pt solid #000000"/>
    </style:style>
    <style:style style:name="Tabelle67.A3" style:family="table-cell">
      <style:table-cell-properties fo:padding="0.097cm" fo:border-left="0.05pt solid #000000" fo:border-right="0.05pt solid #000000" fo:border-top="none" fo:border-bottom="0.05pt solid #000000"/>
    </style:style>
    <style:style style:name="Tabelle67.4" style:family="table-row">
      <style:table-row-properties fo:background-color="transparent" fo:keep-together="auto">
        <style:background-image/>
      </style:table-row-properties>
    </style:style>
    <style:style style:name="Tabelle6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7.A5" style:family="table-cell">
      <style:table-cell-properties fo:padding="0.097cm" fo:border-left="0.05pt solid #000000" fo:border-right="none" fo:border-top="none" fo:border-bottom="0.05pt solid #000000"/>
    </style:style>
    <style:style style:name="Tabelle67.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6.006cm" style:rel-column-width="21866*"/>
    </style:style>
    <style:style style:name="Tabelle18.B" style:family="table-column">
      <style:table-column-properties style:column-width="5.997cm" style:rel-column-width="21834*"/>
    </style:style>
    <style:style style:name="Tabelle18.C" style:family="table-column">
      <style:table-column-properties style:column-width="5.997cm" style:rel-column-width="21835*"/>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C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61" style:family="table">
      <style:table-properties style:width="17.992cm" table:align="left"/>
    </style:style>
    <style:style style:name="Tabelle61.A" style:family="table-column">
      <style:table-column-properties style:column-width="3.493cm"/>
    </style:style>
    <style:style style:name="Tabelle61.B" style:family="table-column">
      <style:table-column-properties style:column-width="14.499cm"/>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padding="0.097cm" fo:border="0.05pt solid #000000"/>
    </style:style>
    <style:style style:name="Tabelle61.A2" style:family="table-cell">
      <style:table-cell-properties fo:background-color="#eeeeee" fo:padding="0.097cm" fo:border-left="0.05pt solid #000000" fo:border-right="none" fo:border-top="none" fo:border-bottom="0.05pt solid #000000">
        <style:background-image/>
      </style:table-cell-properties>
    </style:style>
    <style:style style:name="Tabelle61.B2" style:family="table-cell">
      <style:table-cell-properties fo:padding="0.097cm" fo:border-left="0.05pt solid #000000" fo:border-right="0.05pt solid #000000" fo:border-top="none" fo:border-bottom="0.05pt solid #000000"/>
    </style:style>
    <style:style style:name="Tabelle61.B3" style:family="table-cell">
      <style:table-cell-properties fo:padding="0.097cm" fo:border-left="0.05pt solid #000000" fo:border-right="0.05pt solid #000000" fo:border-top="none" fo:border-bottom="0.05pt solid #000000"/>
    </style:style>
    <style:style style:name="Tabelle6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2.A" style:family="table-column">
      <style:table-column-properties style:column-width="6.006cm" style:rel-column-width="21866*"/>
    </style:style>
    <style:style style:name="Tabelle62.B" style:family="table-column">
      <style:table-column-properties style:column-width="5.997cm" style:rel-column-width="21834*"/>
    </style:style>
    <style:style style:name="Tabelle62.C" style:family="table-column">
      <style:table-column-properties style:column-width="5.997cm" style:rel-column-width="21835*"/>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C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0.05pt solid #000000" fo:border-top="none" fo:border-bottom="0.05pt solid #000000"/>
    </style:style>
    <style:style style:name="Tabelle62.5" style:family="table-row">
      <style:table-row-properties fo:background-color="transparent" fo:keep-together="auto">
        <style:background-image/>
      </style:table-row-properties>
    </style:style>
    <style:style style:name="Tabelle62.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2.B5" style:family="table-cell">
      <style:table-cell-properties style:vertical-align="" fo:background-color="#eeeeee" fo:padding="0.097cm" fo:border="0.05pt solid #000000" style:writing-mode="page">
        <style:background-image/>
      </style:table-cell-properties>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0.05pt solid #000000" fo:border-top="none" fo:border-bottom="0.05pt solid #000000"/>
    </style:style>
    <style:style style:name="Tabelle63" style:family="table">
      <style:table-properties style:width="17.992cm" table:align="left"/>
    </style:style>
    <style:style style:name="Tabelle63.A" style:family="table-column">
      <style:table-column-properties style:column-width="3.493cm"/>
    </style:style>
    <style:style style:name="Tabelle63.B" style:family="table-column">
      <style:table-column-properties style:column-width="14.499cm"/>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padding="0.097cm" fo:border="0.05pt solid #000000"/>
    </style:style>
    <style:style style:name="Tabelle63.A2" style:family="table-cell">
      <style:table-cell-properties fo:background-color="#eeeeee" fo:padding="0.097cm" fo:border-left="0.05pt solid #000000" fo:border-right="none" fo:border-top="none" fo:border-bottom="0.05pt solid #000000">
        <style:background-image/>
      </style:table-cell-properties>
    </style:style>
    <style:style style:name="Tabelle63.B2" style:family="table-cell">
      <style:table-cell-properties fo:padding="0.097cm" fo:border-left="0.05pt solid #000000" fo:border-right="0.05pt solid #000000" fo:border-top="none" fo:border-bottom="0.05pt solid #000000"/>
    </style:style>
    <style:style style:name="Tabelle63.B3" style:family="table-cell">
      <style:table-cell-properties fo:padding="0.097cm" fo:border-left="0.05pt solid #000000" fo:border-right="0.05pt solid #000000" fo:border-top="none" fo:border-bottom="0.05pt solid #000000"/>
    </style:style>
    <style:style style:name="Tabelle6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4.A" style:family="table-column">
      <style:table-column-properties style:column-width="6.006cm" style:rel-column-width="21866*"/>
    </style:style>
    <style:style style:name="Tabelle64.B" style:family="table-column">
      <style:table-column-properties style:column-width="5.997cm" style:rel-column-width="21834*"/>
    </style:style>
    <style:style style:name="Tabelle64.C" style:family="table-column">
      <style:table-column-properties style:column-width="5.997cm" style:rel-column-width="21835*"/>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C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none" fo:border-top="none" fo:border-bottom="0.05pt solid #000000"/>
    </style:style>
    <style:style style:name="Tabelle64.C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0.05pt solid #000000" fo:border-top="none" fo:border-bottom="0.05pt solid #000000"/>
    </style:style>
    <style:style style:name="Tabelle64.5" style:family="table-row">
      <style:table-row-properties fo:background-color="transparent" fo:keep-together="auto">
        <style:background-image/>
      </style:table-row-properties>
    </style:style>
    <style:style style:name="Tabelle64.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4.B5" style:family="table-cell">
      <style:table-cell-properties style:vertical-align="" fo:background-color="#eeeeee" fo:padding="0.097cm" fo:border="0.05pt solid #000000" style:writing-mode="page">
        <style:background-image/>
      </style:table-cell-properties>
    </style:style>
    <style:style style:name="Tabelle64.A6" style:family="table-cell">
      <style:table-cell-properties fo:padding="0.097cm" fo:border-left="0.05pt solid #000000" fo:border-right="none" fo:border-top="none" fo:border-bottom="0.05pt solid #000000"/>
    </style:style>
    <style:style style:name="Tabelle64.B6" style:family="table-cell">
      <style:table-cell-properties fo:padding="0.097cm" fo:border-left="0.05pt solid #000000" fo:border-right="0.05pt solid #000000" fo:border-top="none" fo:border-bottom="0.05pt solid #000000"/>
    </style:style>
    <style:style style:name="Tabelle65" style:family="table">
      <style:table-properties style:width="17.992cm" table:align="left"/>
    </style:style>
    <style:style style:name="Tabelle65.A" style:family="table-column">
      <style:table-column-properties style:column-width="3.493cm"/>
    </style:style>
    <style:style style:name="Tabelle65.B" style:family="table-column">
      <style:table-column-properties style:column-width="14.499cm"/>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padding="0.097cm" fo:border="0.05pt solid #000000"/>
    </style:style>
    <style:style style:name="Tabelle65.A2" style:family="table-cell">
      <style:table-cell-properties fo:background-color="#eeeeee" fo:padding="0.097cm" fo:border-left="0.05pt solid #000000" fo:border-right="none" fo:border-top="none" fo:border-bottom="0.05pt solid #000000">
        <style:background-image/>
      </style:table-cell-properties>
    </style:style>
    <style:style style:name="Tabelle65.B2" style:family="table-cell">
      <style:table-cell-properties fo:padding="0.097cm" fo:border-left="0.05pt solid #000000" fo:border-right="0.05pt solid #000000" fo:border-top="none" fo:border-bottom="0.05pt solid #000000"/>
    </style:style>
    <style:style style:name="Tabelle65.B3" style:family="table-cell">
      <style:table-cell-properties fo:padding="0.097cm" fo:border-left="0.05pt solid #000000" fo:border-right="0.05pt solid #000000" fo:border-top="none" fo:border-bottom="0.05pt solid #000000"/>
    </style:style>
    <style:style style:name="Tabelle6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6.A" style:family="table-column">
      <style:table-column-properties style:column-width="6.006cm" style:rel-column-width="21866*"/>
    </style:style>
    <style:style style:name="Tabelle66.B" style:family="table-column">
      <style:table-column-properties style:column-width="5.997cm" style:rel-column-width="21834*"/>
    </style:style>
    <style:style style:name="Tabelle66.C" style:family="table-column">
      <style:table-column-properties style:column-width="5.997cm" style:rel-column-width="21835*"/>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C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none" fo:border-top="none" fo:border-bottom="0.05pt solid #000000"/>
    </style:style>
    <style:style style:name="Tabelle66.C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0.05pt solid #000000" fo:border-top="none" fo:border-bottom="0.05pt solid #000000"/>
    </style:style>
    <style:style style:name="Tabelle66.5" style:family="table-row">
      <style:table-row-properties fo:background-color="transparent" fo:keep-together="auto">
        <style:background-image/>
      </style:table-row-properties>
    </style:style>
    <style:style style:name="Tabelle66.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6.B5" style:family="table-cell">
      <style:table-cell-properties style:vertical-align="" fo:background-color="#eeeeee" fo:padding="0.097cm" fo:border="0.05pt solid #000000" style:writing-mode="page">
        <style:background-image/>
      </style:table-cell-properties>
    </style:style>
    <style:style style:name="Tabelle66.A6" style:family="table-cell">
      <style:table-cell-properties fo:padding="0.097cm" fo:border-left="0.05pt solid #000000" fo:border-right="none" fo:border-top="none" fo:border-bottom="0.05pt solid #000000"/>
    </style:style>
    <style:style style:name="Tabelle66.B6"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6.006cm" style:rel-column-width="21866*"/>
    </style:style>
    <style:style style:name="Tabelle22.B" style:family="table-column">
      <style:table-column-properties style:column-width="5.997cm" style:rel-column-width="21834*"/>
    </style:style>
    <style:style style:name="Tabelle22.C" style:family="table-column">
      <style:table-column-properties style:column-width="5.997cm" style:rel-column-width="21835*"/>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C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6.006cm" style:rel-column-width="21866*"/>
    </style:style>
    <style:style style:name="Tabelle24.B" style:family="table-column">
      <style:table-column-properties style:column-width="5.997cm" style:rel-column-width="21834*"/>
    </style:style>
    <style:style style:name="Tabelle24.C" style:family="table-column">
      <style:table-column-properties style:column-width="5.997cm" style:rel-column-width="21835*"/>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C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6.006cm" style:rel-column-width="21866*"/>
    </style:style>
    <style:style style:name="Tabelle26.B" style:family="table-column">
      <style:table-column-properties style:column-width="5.997cm" style:rel-column-width="21834*"/>
    </style:style>
    <style:style style:name="Tabelle26.C" style:family="table-column">
      <style:table-column-properties style:column-width="5.997cm" style:rel-column-width="21835*"/>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C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6.006cm" style:rel-column-width="21866*"/>
    </style:style>
    <style:style style:name="Tabelle28.B" style:family="table-column">
      <style:table-column-properties style:column-width="5.997cm" style:rel-column-width="21834*"/>
    </style:style>
    <style:style style:name="Tabelle28.C" style:family="table-column">
      <style:table-column-properties style:column-width="5.997cm" style:rel-column-width="21835*"/>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C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6.006cm" style:rel-column-width="21866*"/>
    </style:style>
    <style:style style:name="Tabelle30.B" style:family="table-column">
      <style:table-column-properties style:column-width="5.997cm" style:rel-column-width="21834*"/>
    </style:style>
    <style:style style:name="Tabelle30.C" style:family="table-column">
      <style:table-column-properties style:column-width="5.997cm" style:rel-column-width="21835*"/>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6.006cm" style:rel-column-width="21866*"/>
    </style:style>
    <style:style style:name="Tabelle32.B" style:family="table-column">
      <style:table-column-properties style:column-width="5.997cm" style:rel-column-width="21834*"/>
    </style:style>
    <style:style style:name="Tabelle32.C" style:family="table-column">
      <style:table-column-properties style:column-width="5.997cm" style:rel-column-width="21835*"/>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C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6.006cm" style:rel-column-width="21866*"/>
    </style:style>
    <style:style style:name="Tabelle34.B" style:family="table-column">
      <style:table-column-properties style:column-width="5.997cm" style:rel-column-width="21834*"/>
    </style:style>
    <style:style style:name="Tabelle34.C" style:family="table-column">
      <style:table-column-properties style:column-width="5.997cm" style:rel-column-width="21835*"/>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C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6.006cm" style:rel-column-width="21866*"/>
    </style:style>
    <style:style style:name="Tabelle48.B" style:family="table-column">
      <style:table-column-properties style:column-width="5.997cm" style:rel-column-width="21834*"/>
    </style:style>
    <style:style style:name="Tabelle48.C" style:family="table-column">
      <style:table-column-properties style:column-width="5.997cm" style:rel-column-width="21835*"/>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C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6.006cm" style:rel-column-width="21866*"/>
    </style:style>
    <style:style style:name="Tabelle50.B" style:family="table-column">
      <style:table-column-properties style:column-width="5.997cm" style:rel-column-width="21834*"/>
    </style:style>
    <style:style style:name="Tabelle50.C" style:family="table-column">
      <style:table-column-properties style:column-width="5.997cm" style:rel-column-width="21835*"/>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C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none" fo:border-top="none" fo:border-bottom="0.05pt solid #000000"/>
    </style:style>
    <style:style style:name="Tabelle50.C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6.006cm" style:rel-column-width="21866*"/>
    </style:style>
    <style:style style:name="Tabelle52.B" style:family="table-column">
      <style:table-column-properties style:column-width="5.997cm" style:rel-column-width="21834*"/>
    </style:style>
    <style:style style:name="Tabelle52.C" style:family="table-column">
      <style:table-column-properties style:column-width="5.997cm" style:rel-column-width="21835*"/>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C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none" fo:border-top="none" fo:border-bottom="0.05pt solid #000000"/>
    </style:style>
    <style:style style:name="Tabelle52.C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6.006cm" style:rel-column-width="21866*"/>
    </style:style>
    <style:style style:name="Tabelle54.B" style:family="table-column">
      <style:table-column-properties style:column-width="5.997cm" style:rel-column-width="21834*"/>
    </style:style>
    <style:style style:name="Tabelle54.C" style:family="table-column">
      <style:table-column-properties style:column-width="5.997cm" style:rel-column-width="21835*"/>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C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none" fo:border-top="none" fo:border-bottom="0.05pt solid #000000"/>
    </style:style>
    <style:style style:name="Tabelle54.C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none" fo:border-top="none" fo:border-bottom="0.05pt solid #000000"/>
    </style:style>
    <style:style style:name="Tabelle54.B3" style:family="table-cell">
      <style:table-cell-properties fo:padding="0.097cm" fo:border-left="0.05pt solid #000000" fo:border-right="none" fo:border-top="none" fo:border-bottom="0.05pt solid #000000"/>
    </style:style>
    <style:style style:name="Tabelle54.C3" style:family="table-cell">
      <style:table-cell-properties fo:padding="0.097cm" fo:border-left="0.05pt solid #000000" fo:border-right="0.05pt solid #000000" fo:border-top="none" fo:border-bottom="0.05pt solid #000000"/>
    </style:style>
    <style:style style:name="Tabelle54.A4" style:family="table-cell">
      <style:table-cell-properties fo:padding="0.097cm" fo:border-left="0.05pt solid #000000" fo:border-right="none" fo:border-top="none" fo:border-bottom="0.05pt solid #000000"/>
    </style:style>
    <style:style style:name="Tabelle54.B4" style:family="table-cell">
      <style:table-cell-properties fo:padding="0.097cm" fo:border-left="0.05pt solid #000000" fo:border-right="none" fo:border-top="none" fo:border-bottom="0.05pt solid #000000"/>
    </style:style>
    <style:style style:name="Tabelle54.C4" style:family="table-cell">
      <style:table-cell-properties fo:padding="0.097cm" fo:border-left="0.05pt solid #000000" fo:border-right="0.05pt solid #000000" fo:border-top="none" fo:border-bottom="0.05pt solid #000000"/>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none" fo:border-top="none" fo:border-bottom="0.05pt solid #000000"/>
    </style:style>
    <style:style style:name="Tabelle54.C5" style:family="table-cell">
      <style:table-cell-properties fo:padding="0.097cm" fo:border-left="0.05pt solid #000000" fo:border-right="0.05pt solid #000000" fo:border-top="none" fo:border-bottom="0.05pt solid #000000"/>
    </style:style>
    <style:style style:name="Tabelle54.A6" style:family="table-cell">
      <style:table-cell-properties fo:padding="0.097cm" fo:border-left="0.05pt solid #000000" fo:border-right="0.05pt solid #000000" fo:border-top="none" fo:border-bottom="0.05pt solid #000000"/>
    </style:style>
    <style:style style:name="Tabelle54.7" style:family="table-row">
      <style:table-row-properties fo:background-color="transparent" fo:keep-together="auto">
        <style:background-image/>
      </style:table-row-properties>
    </style:style>
    <style:style style:name="Tabelle54.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8" style:family="table-cell">
      <style:table-cell-properties fo:padding="0.097cm" fo:border-left="0.05pt solid #000000" fo:border-right="none" fo:border-top="none" fo:border-bottom="0.05pt solid #000000"/>
    </style:style>
    <style:style style:name="Tabelle54.B8"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6.006cm" style:rel-column-width="21866*"/>
    </style:style>
    <style:style style:name="Tabelle56.B" style:family="table-column">
      <style:table-column-properties style:column-width="5.997cm" style:rel-column-width="21834*"/>
    </style:style>
    <style:style style:name="Tabelle56.C" style:family="table-column">
      <style:table-column-properties style:column-width="5.997cm" style:rel-column-width="21835*"/>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C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none" fo:border-top="none" fo:border-bottom="0.05pt solid #000000"/>
    </style:style>
    <style:style style:name="Tabelle56.C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6.006cm" style:rel-column-width="21866*"/>
    </style:style>
    <style:style style:name="Tabelle36.B" style:family="table-column">
      <style:table-column-properties style:column-width="5.997cm" style:rel-column-width="21834*"/>
    </style:style>
    <style:style style:name="Tabelle36.C" style:family="table-column">
      <style:table-column-properties style:column-width="5.997cm" style:rel-column-width="21835*"/>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C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6.006cm" style:rel-column-width="21866*"/>
    </style:style>
    <style:style style:name="Tabelle46.B" style:family="table-column">
      <style:table-column-properties style:column-width="5.997cm" style:rel-column-width="21834*"/>
    </style:style>
    <style:style style:name="Tabelle46.C" style:family="table-column">
      <style:table-column-properties style:column-width="5.997cm" style:rel-column-width="21835*"/>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C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none" fo:border-top="none" fo:border-bottom="0.05pt solid #000000"/>
    </style:style>
    <style:style style:name="Tabelle46.C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0.05pt solid #000000" fo:border-top="none" fo:border-bottom="0.05pt solid #000000"/>
    </style:style>
    <style:style style:name="Tabelle46.10" style:family="table-row">
      <style:table-row-properties fo:background-color="transparent" fo:keep-together="auto">
        <style:background-image/>
      </style:table-row-properties>
    </style:style>
    <style:style style:name="Tabelle46.A10"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59" style:family="table">
      <style:table-properties style:width="17.992cm" table:align="left"/>
    </style:style>
    <style:style style:name="Tabelle59.A" style:family="table-column">
      <style:table-column-properties style:column-width="3.493cm"/>
    </style:style>
    <style:style style:name="Tabelle59.B" style:family="table-column">
      <style:table-column-properties style:column-width="14.499cm"/>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padding="0.097cm" fo:border="0.05pt solid #000000"/>
    </style:style>
    <style:style style:name="Tabelle59.A2" style:family="table-cell">
      <style:table-cell-properties fo:background-color="#eeeeee" fo:padding="0.097cm" fo:border-left="0.05pt solid #000000" fo:border-right="none" fo:border-top="none" fo:border-bottom="0.05pt solid #000000">
        <style:background-image/>
      </style:table-cell-properties>
    </style:style>
    <style:style style:name="Tabelle59.B2" style:family="table-cell">
      <style:table-cell-properties fo:padding="0.097cm" fo:border-left="0.05pt solid #000000" fo:border-right="0.05pt solid #000000"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6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0.A" style:family="table-column">
      <style:table-column-properties style:column-width="6.006cm" style:rel-column-width="21866*"/>
    </style:style>
    <style:style style:name="Tabelle60.B" style:family="table-column">
      <style:table-column-properties style:column-width="5.997cm" style:rel-column-width="21834*"/>
    </style:style>
    <style:style style:name="Tabelle60.C" style:family="table-column">
      <style:table-column-properties style:column-width="5.997cm" style:rel-column-width="21835*"/>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C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none" fo:border-top="none" fo:border-bottom="0.05pt solid #000000"/>
    </style:style>
    <style:style style:name="Tabelle60.C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0.05pt solid #000000" fo:border-top="none" fo:border-bottom="0.05pt solid #000000"/>
    </style:style>
    <style:style style:name="Tabelle60.12" style:family="table-row">
      <style:table-row-properties fo:background-color="transparent" fo:keep-together="auto">
        <style:background-image/>
      </style:table-row-properties>
    </style:style>
    <style:style style:name="Tabelle60.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0.05pt solid #000000" fo:border-top="none" fo:border-bottom="0.05pt solid #000000"/>
    </style:style>
    <style:style style:name="Tabelle57" style:family="table">
      <style:table-properties style:width="17.992cm" table:align="left"/>
    </style:style>
    <style:style style:name="Tabelle57.A" style:family="table-column">
      <style:table-column-properties style:column-width="3.493cm"/>
    </style:style>
    <style:style style:name="Tabelle57.B" style:family="table-column">
      <style:table-column-properties style:column-width="14.499cm"/>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padding="0.097cm" fo:border="0.05pt solid #000000"/>
    </style:style>
    <style:style style:name="Tabelle57.A2" style:family="table-cell">
      <style:table-cell-properties fo:background-color="#eeeeee" fo:padding="0.097cm" fo:border-left="0.05pt solid #000000" fo:border-right="none" fo:border-top="none" fo:border-bottom="0.05pt solid #000000">
        <style:background-image/>
      </style:table-cell-properties>
    </style:style>
    <style:style style:name="Tabelle57.B2" style:family="table-cell">
      <style:table-cell-properties fo:padding="0.097cm" fo:border-left="0.05pt solid #000000" fo:border-right="0.05pt solid #000000"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8.A" style:family="table-column">
      <style:table-column-properties style:column-width="6.006cm" style:rel-column-width="21866*"/>
    </style:style>
    <style:style style:name="Tabelle58.B" style:family="table-column">
      <style:table-column-properties style:column-width="5.997cm" style:rel-column-width="21834*"/>
    </style:style>
    <style:style style:name="Tabelle58.C" style:family="table-column">
      <style:table-column-properties style:column-width="5.997cm" style:rel-column-width="21835*"/>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C1" style:family="table-cell">
      <style:table-cell-properties fo:background-color="#eeeeee" fo:padding="0.097cm" fo:border="0.05pt solid #000000">
        <style:background-image/>
      </style:table-cell-properties>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none" fo:border-top="none" fo:border-bottom="0.05pt solid #000000"/>
    </style:style>
    <style:style style:name="Tabelle58.C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0.05pt solid #000000" fo:border-top="none" fo:border-bottom="0.05pt solid #000000"/>
    </style:style>
    <style:style style:name="Tabelle58.12" style:family="table-row">
      <style:table-row-properties fo:background-color="transparent" fo:keep-together="auto">
        <style:background-image/>
      </style:table-row-properties>
    </style:style>
    <style:style style:name="Tabelle5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6.006cm" style:rel-column-width="21866*"/>
    </style:style>
    <style:style style:name="Tabelle38.B" style:family="table-column">
      <style:table-column-properties style:column-width="5.997cm" style:rel-column-width="21834*"/>
    </style:style>
    <style:style style:name="Tabelle38.C" style:family="table-column">
      <style:table-column-properties style:column-width="5.997cm" style:rel-column-width="21835*"/>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none" fo:border-top="none" fo:border-bottom="0.05pt solid #000000"/>
    </style:style>
    <style:style style:name="Tabelle38.C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6.006cm" style:rel-column-width="21866*"/>
    </style:style>
    <style:style style:name="Tabelle40.B" style:family="table-column">
      <style:table-column-properties style:column-width="5.997cm" style:rel-column-width="21834*"/>
    </style:style>
    <style:style style:name="Tabelle40.C" style:family="table-column">
      <style:table-column-properties style:column-width="5.997cm" style:rel-column-width="21835*"/>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C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none" fo:border-top="none" fo:border-bottom="0.05pt solid #000000"/>
    </style:style>
    <style:style style:name="Tabelle40.C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6.006cm" style:rel-column-width="21866*"/>
    </style:style>
    <style:style style:name="Tabelle42.B" style:family="table-column">
      <style:table-column-properties style:column-width="5.997cm" style:rel-column-width="21834*"/>
    </style:style>
    <style:style style:name="Tabelle42.C" style:family="table-column">
      <style:table-column-properties style:column-width="5.997cm" style:rel-column-width="21835*"/>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C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none" fo:border-top="none" fo:border-bottom="0.05pt solid #000000"/>
    </style:style>
    <style:style style:name="Tabelle42.C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68" style:family="table">
      <style:table-properties style:width="17.992cm" table:align="left"/>
    </style:style>
    <style:style style:name="Tabelle68.A" style:family="table-column">
      <style:table-column-properties style:column-width="3.493cm"/>
    </style:style>
    <style:style style:name="Tabelle68.B" style:family="table-column">
      <style:table-column-properties style:column-width="14.499cm"/>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padding="0.097cm" fo:border="0.05pt solid #000000"/>
    </style:style>
    <style:style style:name="Tabelle68.A2" style:family="table-cell">
      <style:table-cell-properties fo:background-color="#eeeeee" fo:padding="0.097cm" fo:border-left="0.05pt solid #000000" fo:border-right="none" fo:border-top="none" fo:border-bottom="0.05pt solid #000000">
        <style:background-image/>
      </style:table-cell-properties>
    </style:style>
    <style:style style:name="Tabelle68.B2" style:family="table-cell">
      <style:table-cell-properties fo:padding="0.097cm" fo:border-left="0.05pt solid #000000" fo:border-right="0.05pt solid #000000" fo:border-top="none" fo:border-bottom="0.05pt solid #000000"/>
    </style:style>
    <style:style style:name="Tabelle68.B3" style:family="table-cell">
      <style:table-cell-properties fo:padding="0.097cm" fo:border-left="0.05pt solid #000000" fo:border-right="0.05pt solid #000000" fo:border-top="none" fo:border-bottom="0.05pt solid #000000"/>
    </style:style>
    <style:style style:name="Tabelle7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3.A" style:family="table-column">
      <style:table-column-properties style:column-width="6.006cm" style:rel-column-width="21866*"/>
    </style:style>
    <style:style style:name="Tabelle73.B" style:family="table-column">
      <style:table-column-properties style:column-width="5.997cm" style:rel-column-width="21834*"/>
    </style:style>
    <style:style style:name="Tabelle73.C" style:family="table-column">
      <style:table-column-properties style:column-width="5.997cm" style:rel-column-width="21835*"/>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C1" style:family="table-cell">
      <style:table-cell-properties fo:background-color="#eeeeee" fo:padding="0.097cm" fo:border="0.05pt solid #000000">
        <style:background-image/>
      </style:table-cell-properties>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none" fo:border-top="none" fo:border-bottom="0.05pt solid #000000"/>
    </style:style>
    <style:style style:name="Tabelle73.C2" style:family="table-cell">
      <style:table-cell-properties fo:padding="0.097cm" fo:border-left="0.05pt solid #000000" fo:border-right="0.05pt solid #000000" fo:border-top="none" fo:border-bottom="0.05pt solid #000000"/>
    </style:style>
    <style:style style:name="Tabelle73.A3" style:family="table-cell">
      <style:table-cell-properties fo:padding="0.097cm" fo:border-left="0.05pt solid #000000" fo:border-right="none" fo:border-top="none" fo:border-bottom="0.05pt solid #000000"/>
    </style:style>
    <style:style style:name="Tabelle73.B3" style:family="table-cell">
      <style:table-cell-properties fo:padding="0.097cm" fo:border-left="0.05pt solid #000000" fo:border-right="none" fo:border-top="none" fo:border-bottom="0.05pt solid #000000"/>
    </style:style>
    <style:style style:name="Tabelle73.C3" style:family="table-cell">
      <style:table-cell-properties fo:padding="0.097cm" fo:border-left="0.05pt solid #000000" fo:border-right="0.05pt solid #000000" fo:border-top="none" fo:border-bottom="0.05pt solid #000000"/>
    </style:style>
    <style:style style:name="Tabelle73.A4" style:family="table-cell">
      <style:table-cell-properties fo:padding="0.097cm" fo:border-left="0.05pt solid #000000" fo:border-right="0.05pt solid #000000" fo:border-top="none" fo:border-bottom="0.05pt solid #000000"/>
    </style:style>
    <style:style style:name="Tabelle73.5" style:family="table-row">
      <style:table-row-properties fo:background-color="transparent" fo:keep-together="auto">
        <style:background-image/>
      </style:table-row-properties>
    </style:style>
    <style:style style:name="Tabelle73.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3.A6" style:family="table-cell">
      <style:table-cell-properties fo:padding="0.097cm" fo:border-left="0.05pt solid #000000" fo:border-right="none" fo:border-top="none" fo:border-bottom="0.05pt solid #000000"/>
    </style:style>
    <style:style style:name="Tabelle73.B6" style:family="table-cell">
      <style:table-cell-properties fo:padding="0.097cm" fo:border-left="0.05pt solid #000000" fo:border-right="0.05pt solid #000000" fo:border-top="none" fo:border-bottom="0.05pt solid #000000"/>
    </style:style>
    <style:style style:name="Tabelle74" style:family="table">
      <style:table-properties style:width="17.992cm" table:align="left"/>
    </style:style>
    <style:style style:name="Tabelle74.A" style:family="table-column">
      <style:table-column-properties style:column-width="3.493cm"/>
    </style:style>
    <style:style style:name="Tabelle74.B" style:family="table-column">
      <style:table-column-properties style:column-width="14.499cm"/>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padding="0.097cm" fo:border="0.05pt solid #000000"/>
    </style:style>
    <style:style style:name="Tabelle74.A2" style:family="table-cell">
      <style:table-cell-properties fo:background-color="#eeeeee" fo:padding="0.097cm" fo:border-left="0.05pt solid #000000" fo:border-right="none" fo:border-top="none" fo:border-bottom="0.05pt solid #000000">
        <style:background-image/>
      </style:table-cell-properties>
    </style:style>
    <style:style style:name="Tabelle74.B2" style:family="table-cell">
      <style:table-cell-properties fo:padding="0.097cm" fo:border-left="0.05pt solid #000000" fo:border-right="0.05pt solid #000000"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7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5.A" style:family="table-column">
      <style:table-column-properties style:column-width="6.006cm" style:rel-column-width="21866*"/>
    </style:style>
    <style:style style:name="Tabelle75.B" style:family="table-column">
      <style:table-column-properties style:column-width="5.997cm" style:rel-column-width="21834*"/>
    </style:style>
    <style:style style:name="Tabelle75.C" style:family="table-column">
      <style:table-column-properties style:column-width="5.997cm" style:rel-column-width="21835*"/>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C1" style:family="table-cell">
      <style:table-cell-properties fo:background-color="#eeeeee" fo:padding="0.097cm" fo:border="0.05pt solid #000000">
        <style:background-image/>
      </style:table-cell-properties>
    </style:style>
    <style:style style:name="Tabelle75.A2" style:family="table-cell">
      <style:table-cell-properties fo:padding="0.097cm" fo:border-left="0.05pt solid #000000" fo:border-right="none" fo:border-top="none" fo:border-bottom="0.05pt solid #000000"/>
    </style:style>
    <style:style style:name="Tabelle75.B2" style:family="table-cell">
      <style:table-cell-properties fo:padding="0.097cm" fo:border-left="0.05pt solid #000000" fo:border-right="none" fo:border-top="none" fo:border-bottom="0.05pt solid #000000"/>
    </style:style>
    <style:style style:name="Tabelle75.C2" style:family="table-cell">
      <style:table-cell-properties fo:padding="0.097cm" fo:border-left="0.05pt solid #000000" fo:border-right="0.05pt solid #000000" fo:border-top="none" fo:border-bottom="0.05pt solid #000000"/>
    </style:style>
    <style:style style:name="Tabelle75.A3" style:family="table-cell">
      <style:table-cell-properties fo:padding="0.097cm" fo:border-left="0.05pt solid #000000" fo:border-right="none" fo:border-top="none" fo:border-bottom="0.05pt solid #000000"/>
    </style:style>
    <style:style style:name="Tabelle75.B3" style:family="table-cell">
      <style:table-cell-properties fo:padding="0.097cm" fo:border-left="0.05pt solid #000000" fo:border-right="none" fo:border-top="none" fo:border-bottom="0.05pt solid #000000"/>
    </style:style>
    <style:style style:name="Tabelle75.C3" style:family="table-cell">
      <style:table-cell-properties fo:padding="0.097cm" fo:border-left="0.05pt solid #000000" fo:border-right="0.05pt solid #000000" fo:border-top="none" fo:border-bottom="0.05pt solid #000000"/>
    </style:style>
    <style:style style:name="Tabelle75.A4" style:family="table-cell">
      <style:table-cell-properties fo:padding="0.097cm" fo:border-left="0.05pt solid #000000" fo:border-right="none" fo:border-top="none" fo:border-bottom="0.05pt solid #000000"/>
    </style:style>
    <style:style style:name="Tabelle75.B4" style:family="table-cell">
      <style:table-cell-properties fo:padding="0.097cm" fo:border-left="0.05pt solid #000000" fo:border-right="none" fo:border-top="none" fo:border-bottom="0.05pt solid #000000"/>
    </style:style>
    <style:style style:name="Tabelle75.C4" style:family="table-cell">
      <style:table-cell-properties fo:padding="0.097cm" fo:border-left="0.05pt solid #000000" fo:border-right="0.05pt solid #000000" fo:border-top="none" fo:border-bottom="0.05pt solid #000000"/>
    </style:style>
    <style:style style:name="Tabelle75.A5" style:family="table-cell">
      <style:table-cell-properties fo:padding="0.097cm" fo:border-left="0.05pt solid #000000" fo:border-right="0.05pt solid #000000" fo:border-top="none" fo:border-bottom="0.05pt solid #000000"/>
    </style:style>
    <style:style style:name="Tabelle75.6" style:family="table-row">
      <style:table-row-properties fo:background-color="transparent" fo:keep-together="auto">
        <style:background-image/>
      </style:table-row-properties>
    </style:style>
    <style:style style:name="Tabelle7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5.A7" style:family="table-cell">
      <style:table-cell-properties fo:padding="0.097cm" fo:border-left="0.05pt solid #000000" fo:border-right="none" fo:border-top="none" fo:border-bottom="0.05pt solid #000000"/>
    </style:style>
    <style:style style:name="Tabelle75.B7" style:family="table-cell">
      <style:table-cell-properties fo:padding="0.097cm" fo:border-left="0.05pt solid #000000" fo:border-right="0.05pt solid #000000" fo:border-top="none" fo:border-bottom="0.05pt solid #000000"/>
    </style:style>
    <style:style style:name="Tabelle76" style:family="table">
      <style:table-properties style:width="17.992cm" table:align="left"/>
    </style:style>
    <style:style style:name="Tabelle76.A" style:family="table-column">
      <style:table-column-properties style:column-width="3.493cm"/>
    </style:style>
    <style:style style:name="Tabelle76.B" style:family="table-column">
      <style:table-column-properties style:column-width="14.499cm"/>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padding="0.097cm" fo:border="0.05pt solid #000000"/>
    </style:style>
    <style:style style:name="Tabelle76.A2" style:family="table-cell">
      <style:table-cell-properties fo:background-color="#eeeeee" fo:padding="0.097cm" fo:border-left="0.05pt solid #000000" fo:border-right="none" fo:border-top="none" fo:border-bottom="0.05pt solid #000000">
        <style:background-image/>
      </style:table-cell-properties>
    </style:style>
    <style:style style:name="Tabelle76.B2" style:family="table-cell">
      <style:table-cell-properties fo:padding="0.097cm" fo:border-left="0.05pt solid #000000" fo:border-right="0.05pt solid #000000"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7.A" style:family="table-column">
      <style:table-column-properties style:column-width="6.006cm" style:rel-column-width="21866*"/>
    </style:style>
    <style:style style:name="Tabelle77.B" style:family="table-column">
      <style:table-column-properties style:column-width="5.997cm" style:rel-column-width="21834*"/>
    </style:style>
    <style:style style:name="Tabelle77.C" style:family="table-column">
      <style:table-column-properties style:column-width="5.997cm" style:rel-column-width="21835*"/>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C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none" fo:border-top="none" fo:border-bottom="0.05pt solid #000000"/>
    </style:style>
    <style:style style:name="Tabelle77.C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none" fo:border-top="none" fo:border-bottom="0.05pt solid #000000"/>
    </style:style>
    <style:style style:name="Tabelle77.B3" style:family="table-cell">
      <style:table-cell-properties fo:padding="0.097cm" fo:border-left="0.05pt solid #000000" fo:border-right="none" fo:border-top="none" fo:border-bottom="0.05pt solid #000000"/>
    </style:style>
    <style:style style:name="Tabelle77.C3" style:family="table-cell">
      <style:table-cell-properties fo:padding="0.097cm" fo:border-left="0.05pt solid #000000" fo:border-right="0.05pt solid #000000" fo:border-top="none" fo:border-bottom="0.05pt solid #000000"/>
    </style:style>
    <style:style style:name="Tabelle77.A4" style:family="table-cell">
      <style:table-cell-properties fo:padding="0.097cm" fo:border-left="0.05pt solid #000000" fo:border-right="0.05pt solid #000000" fo:border-top="none" fo:border-bottom="0.05pt solid #000000"/>
    </style:style>
    <style:style style:name="Tabelle77.5" style:family="table-row">
      <style:table-row-properties fo:background-color="transparent" fo:keep-together="auto">
        <style:background-image/>
      </style:table-row-properties>
    </style:style>
    <style:style style:name="Tabelle77.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7.A6" style:family="table-cell">
      <style:table-cell-properties fo:padding="0.097cm" fo:border-left="0.05pt solid #000000" fo:border-right="none" fo:border-top="none" fo:border-bottom="0.05pt solid #000000"/>
    </style:style>
    <style:style style:name="Tabelle77.B6"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9.A" style:family="table-column">
      <style:table-column-properties style:column-width="6.006cm" style:rel-column-width="21866*"/>
    </style:style>
    <style:style style:name="Tabelle79.B" style:family="table-column">
      <style:table-column-properties style:column-width="5.997cm" style:rel-column-width="21834*"/>
    </style:style>
    <style:style style:name="Tabelle79.C" style:family="table-column">
      <style:table-column-properties style:column-width="5.997cm" style:rel-column-width="21835*"/>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C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none" fo:border-top="none" fo:border-bottom="0.05pt solid #000000"/>
    </style:style>
    <style:style style:name="Tabelle79.C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0.05pt solid #000000" fo:border-top="none" fo:border-bottom="0.05pt solid #000000"/>
    </style:style>
    <style:style style:name="Tabelle79.4" style:family="table-row">
      <style:table-row-properties fo:background-color="transparent" fo:keep-together="auto">
        <style:background-image/>
      </style:table-row-properties>
    </style:style>
    <style:style style:name="Tabelle79.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4" style:family="paragraph" style:parent-style-name="Standard">
      <style:text-properties style:font-name="Cantarell" fo:font-size="10pt" fo:language="en" fo:country="US" officeooo:rsid="0010a613" officeooo:paragraph-rsid="00b94d22" style:font-size-asian="10pt" style:font-size-complex="10pt"/>
    </style:style>
    <style:style style:name="P5" style:family="paragraph" style:parent-style-name="Standard">
      <style:text-properties style:font-name="Cantarell" fo:font-size="10pt" fo:language="en" fo:country="US" officeooo:rsid="0010a613" officeooo:paragraph-rsid="00c92836" style:font-size-asian="10pt" style:font-size-complex="10pt"/>
    </style:style>
    <style:style style:name="P6" style:family="paragraph" style:parent-style-name="Standard">
      <style:text-properties style:font-name="Cantarell" fo:font-size="10pt" fo:language="en" fo:country="US" officeooo:rsid="0010a613" officeooo:paragraph-rsid="00c155a0" style:font-size-asian="10pt" style:font-size-complex="10pt"/>
    </style:style>
    <style:style style:name="P7" style:family="paragraph" style:parent-style-name="Standard">
      <style:text-properties style:font-name="Cantarell" fo:font-size="10pt" fo:language="en" fo:country="US" officeooo:rsid="0010a613" officeooo:paragraph-rsid="00bf15bf" style:font-size-asian="10pt" style:font-size-complex="10pt"/>
    </style:style>
    <style:style style:name="P8" style:family="paragraph" style:parent-style-name="Standard">
      <style:text-properties style:font-name="Cantarell" fo:font-size="10pt" fo:language="en" fo:country="US" officeooo:rsid="0010a613" officeooo:paragraph-rsid="00d494b6" style:font-size-asian="10pt" style:font-size-complex="10pt"/>
    </style:style>
    <style:style style:name="P9" style:family="paragraph" style:parent-style-name="Standard">
      <style:text-properties style:font-name="Cantarell" fo:font-size="10pt" fo:language="en" fo:country="US" officeooo:rsid="0010a613" officeooo:paragraph-rsid="00bda148" style:font-size-asian="10pt" style:font-size-complex="10pt"/>
    </style:style>
    <style:style style:name="P10" style:family="paragraph" style:parent-style-name="Standard">
      <style:text-properties style:font-name="Cantarell" fo:font-size="10pt" fo:language="en" fo:country="US" officeooo:rsid="0010a613" officeooo:paragraph-rsid="00b88b36" style:font-size-asian="10pt" style:font-size-complex="10pt"/>
    </style:style>
    <style:style style:name="P11" style:family="paragraph" style:parent-style-name="Standard">
      <style:text-properties style:font-name="Cantarell" fo:font-size="10pt" fo:language="en" fo:country="US" officeooo:rsid="0010a613" officeooo:paragraph-rsid="00add9a5" style:font-size-asian="10pt" style:font-size-complex="10pt"/>
    </style:style>
    <style:style style:name="P12" style:family="paragraph" style:parent-style-name="Standard">
      <style:text-properties style:font-name="Cantarell" fo:font-size="10pt" fo:language="en" fo:country="US" officeooo:rsid="0010a613" officeooo:paragraph-rsid="00c667da" style:font-size-asian="10pt" style:font-size-complex="10pt"/>
    </style:style>
    <style:style style:name="P13" style:family="paragraph" style:parent-style-name="Standard">
      <style:text-properties style:font-name="Cantarell" fo:font-size="10pt" fo:language="en" fo:country="US" officeooo:rsid="0010a613" officeooo:paragraph-rsid="00a6a90c" style:font-size-asian="10pt" style:font-size-complex="10pt"/>
    </style:style>
    <style:style style:name="P14" style:family="paragraph" style:parent-style-name="Standard">
      <style:text-properties style:font-name="Cantarell" fo:font-size="10pt" fo:language="en" fo:country="US" officeooo:rsid="0010a613" officeooo:paragraph-rsid="00a4c9ae" style:font-size-asian="10pt" style:font-size-complex="10pt"/>
    </style:style>
    <style:style style:name="P15" style:family="paragraph" style:parent-style-name="Standard">
      <style:text-properties style:font-name="Cantarell" fo:font-size="10pt" fo:language="en" fo:country="US" officeooo:rsid="0010a613" officeooo:paragraph-rsid="006555f2" style:font-size-asian="10pt" style:font-size-complex="10pt"/>
    </style:style>
    <style:style style:name="P16" style:family="paragraph" style:parent-style-name="Standard">
      <style:text-properties style:font-name="Cantarell" fo:font-size="10pt" fo:language="en" fo:country="US" officeooo:rsid="0010a613" officeooo:paragraph-rsid="00c3d6c2" style:font-size-asian="10pt" style:font-size-complex="10pt"/>
    </style:style>
    <style:style style:name="P17" style:family="paragraph" style:parent-style-name="Standard">
      <style:text-properties style:font-name="Cantarell" fo:font-size="10pt" fo:language="en" fo:country="US" officeooo:rsid="0010a613" officeooo:paragraph-rsid="00c82f04" style:font-size-asian="10pt" style:font-size-complex="10pt"/>
    </style:style>
    <style:style style:name="P18" style:family="paragraph" style:parent-style-name="Standard">
      <style:text-properties style:font-name="Cantarell" fo:font-size="10pt" fo:language="en" fo:country="US" officeooo:rsid="0010a613" officeooo:paragraph-rsid="00c9a249" style:font-size-asian="10pt" style:font-size-complex="10pt"/>
    </style:style>
    <style:style style:name="P19" style:family="paragraph" style:parent-style-name="Standard">
      <style:text-properties style:font-name="Cantarell" fo:font-size="10pt" fo:language="en" fo:country="US" officeooo:rsid="0010a613" officeooo:paragraph-rsid="00caa959" style:font-size-asian="10pt" style:font-size-complex="10pt"/>
    </style:style>
    <style:style style:name="P20" style:family="paragraph" style:parent-style-name="Standard">
      <style:text-properties style:font-name="Cantarell" fo:font-size="10pt" fo:language="en" fo:country="US" officeooo:rsid="0010a613" officeooo:paragraph-rsid="00cbf2dc" style:font-size-asian="10pt" style:font-size-complex="10pt"/>
    </style:style>
    <style:style style:name="P21" style:family="paragraph" style:parent-style-name="Standard">
      <style:text-properties style:font-name="Cantarell" fo:font-size="10pt" fo:language="en" fo:country="US" officeooo:rsid="0010a613" officeooo:paragraph-rsid="00ccdca8" style:font-size-asian="10pt" style:font-size-complex="10pt"/>
    </style:style>
    <style:style style:name="P22" style:family="paragraph" style:parent-style-name="Standard">
      <style:text-properties style:font-name="Cantarell" fo:font-size="10pt" fo:language="en" fo:country="US" officeooo:rsid="0010a613" officeooo:paragraph-rsid="00d75124" style:font-size-asian="10pt" style:font-size-complex="10pt"/>
    </style:style>
    <style:style style:name="P23" style:family="paragraph" style:parent-style-name="Standard">
      <style:text-properties style:font-name="Cantarell" fo:font-size="10pt" fo:language="en" fo:country="US" officeooo:rsid="0010a613" officeooo:paragraph-rsid="00d7a7f0" style:font-size-asian="10pt" style:font-size-complex="10pt"/>
    </style:style>
    <style:style style:name="P24" style:family="paragraph" style:parent-style-name="Standard">
      <style:text-properties style:font-name="Cantarell" fo:font-size="10pt" fo:language="en" fo:country="US" officeooo:rsid="0010a613" officeooo:paragraph-rsid="00cd5f13" style:font-size-asian="10pt" style:font-size-complex="10pt"/>
    </style:style>
    <style:style style:name="P25" style:family="paragraph" style:parent-style-name="Standard">
      <style:text-properties style:font-name="Cantarell" fo:font-size="10pt" fo:language="en" fo:country="US" officeooo:rsid="0010a613" officeooo:paragraph-rsid="00cf03c6" style:font-size-asian="10pt" style:font-size-complex="10pt"/>
    </style:style>
    <style:style style:name="P26" style:family="paragraph" style:parent-style-name="Standard">
      <style:text-properties style:font-name="Cantarell" fo:font-size="10pt" fo:language="en" fo:country="US" officeooo:rsid="0010a613" officeooo:paragraph-rsid="00d01497" style:font-size-asian="10pt" style:font-size-complex="10pt"/>
    </style:style>
    <style:style style:name="P27" style:family="paragraph" style:parent-style-name="Standard">
      <style:text-properties style:font-name="Cantarell" fo:font-size="10pt" fo:language="en" fo:country="US" officeooo:rsid="0010a613" officeooo:paragraph-rsid="00d0ec54" style:font-size-asian="10pt" style:font-size-complex="10pt"/>
    </style:style>
    <style:style style:name="P28" style:family="paragraph" style:parent-style-name="Standard">
      <style:text-properties style:font-name="Cantarell" fo:font-size="10pt" fo:language="en" fo:country="US" officeooo:rsid="0010a613" officeooo:paragraph-rsid="00eb7041" style:font-size-asian="10pt" style:font-size-complex="10pt"/>
    </style:style>
    <style:style style:name="P29" style:family="paragraph" style:parent-style-name="Standard">
      <style:text-properties style:font-name="Cantarell" fo:font-size="10pt" fo:language="en" fo:country="US" officeooo:rsid="0010a613" officeooo:paragraph-rsid="00ebd286" style:font-size-asian="10pt" style:font-size-complex="10pt"/>
    </style:style>
    <style:style style:name="P30" style:family="paragraph" style:parent-style-name="Standard">
      <style:text-properties style:font-name="Cantarell" fo:font-size="10pt" fo:language="en" fo:country="US" officeooo:rsid="0010a613" officeooo:paragraph-rsid="010b3f4c" style:font-size-asian="10pt" style:font-size-complex="10pt"/>
    </style:style>
    <style:style style:name="P31" style:family="paragraph" style:parent-style-name="Standard">
      <style:text-properties style:font-name="Cantarell" fo:font-size="10pt" fo:language="en" fo:country="US" officeooo:rsid="0010a613" officeooo:paragraph-rsid="01100f51" style:font-size-asian="10pt" style:font-size-complex="10pt"/>
    </style:style>
    <style:style style:name="P32" style:family="paragraph" style:parent-style-name="Standard">
      <style:text-properties style:font-name="Cantarell" fo:font-size="10pt" fo:language="en" fo:country="US" officeooo:rsid="0010a613" officeooo:paragraph-rsid="0112fb49" style:font-size-asian="10pt" style:font-size-complex="10pt"/>
    </style:style>
    <style:style style:name="P33" style:family="paragraph" style:parent-style-name="Standard">
      <style:text-properties style:font-name="Cantarell" fo:font-size="10pt" fo:language="en" fo:country="US" officeooo:rsid="0010a613" officeooo:paragraph-rsid="011824b0" style:font-size-asian="10pt" style:font-size-complex="10pt"/>
    </style:style>
    <style:style style:name="P34" style:family="paragraph" style:parent-style-name="Standard">
      <style:text-properties style:font-name="Cantarell" fo:font-size="10pt" fo:language="en" fo:country="US" officeooo:rsid="0010a613" officeooo:paragraph-rsid="011994d0" style:font-size-asian="10pt" style:font-size-complex="10pt"/>
    </style:style>
    <style:style style:name="P35" style:family="paragraph" style:parent-style-name="Standard">
      <style:text-properties style:font-name="Cantarell" fo:font-size="10pt" fo:language="en" fo:country="US" officeooo:rsid="00a6a90c" officeooo:paragraph-rsid="00b94d22" style:font-size-asian="10pt" style:font-size-complex="10pt"/>
    </style:style>
    <style:style style:name="P36" style:family="paragraph" style:parent-style-name="Standard">
      <style:text-properties style:font-name="Cantarell" fo:font-size="10pt" fo:language="en" fo:country="US" officeooo:rsid="00a6a90c" officeooo:paragraph-rsid="00add9a5" style:font-size-asian="10pt" style:font-size-complex="10pt"/>
    </style:style>
    <style:style style:name="P37" style:family="paragraph" style:parent-style-name="Standard">
      <style:text-properties style:font-name="Cantarell" fo:font-size="10pt" fo:language="en" fo:country="US" officeooo:rsid="00a6a90c" officeooo:paragraph-rsid="00a6a90c" style:font-size-asian="10pt" style:font-size-complex="10pt"/>
    </style:style>
    <style:style style:name="P38" style:family="paragraph" style:parent-style-name="Standard">
      <style:text-properties style:font-name="Cantarell" fo:font-size="10pt" fo:language="en" fo:country="US" officeooo:rsid="0028eea3" officeooo:paragraph-rsid="00b94d22" style:font-size-asian="10pt" style:font-size-complex="10pt"/>
    </style:style>
    <style:style style:name="P39" style:family="paragraph" style:parent-style-name="Standard">
      <style:text-properties style:font-name="Cantarell" fo:font-size="10pt" fo:language="en" fo:country="US" officeooo:rsid="0028eea3" officeooo:paragraph-rsid="00c92836" style:font-size-asian="10pt" style:font-size-complex="10pt"/>
    </style:style>
    <style:style style:name="P40" style:family="paragraph" style:parent-style-name="Standard">
      <style:text-properties style:font-name="Cantarell" fo:font-size="10pt" fo:language="en" fo:country="US" officeooo:rsid="0028eea3" officeooo:paragraph-rsid="00c155a0" style:font-size-asian="10pt" style:font-size-complex="10pt"/>
    </style:style>
    <style:style style:name="P41" style:family="paragraph" style:parent-style-name="Standard">
      <style:text-properties style:font-name="Cantarell" fo:font-size="10pt" fo:language="en" fo:country="US" officeooo:rsid="0028eea3" officeooo:paragraph-rsid="00bf15bf" style:font-size-asian="10pt" style:font-size-complex="10pt"/>
    </style:style>
    <style:style style:name="P42" style:family="paragraph" style:parent-style-name="Standard">
      <style:text-properties style:font-name="Cantarell" fo:font-size="10pt" fo:language="en" fo:country="US" officeooo:rsid="0028eea3" officeooo:paragraph-rsid="00d494b6" style:font-size-asian="10pt" style:font-size-complex="10pt"/>
    </style:style>
    <style:style style:name="P43" style:family="paragraph" style:parent-style-name="Standard">
      <style:text-properties style:font-name="Cantarell" fo:font-size="10pt" fo:language="en" fo:country="US" officeooo:rsid="0028eea3" officeooo:paragraph-rsid="00bda148" style:font-size-asian="10pt" style:font-size-complex="10pt"/>
    </style:style>
    <style:style style:name="P44" style:family="paragraph" style:parent-style-name="Standard">
      <style:text-properties style:font-name="Cantarell" fo:font-size="10pt" fo:language="en" fo:country="US" officeooo:rsid="0028eea3" officeooo:paragraph-rsid="00b88b36" style:font-size-asian="10pt" style:font-size-complex="10pt"/>
    </style:style>
    <style:style style:name="P45" style:family="paragraph" style:parent-style-name="Standard">
      <style:text-properties style:font-name="Cantarell" fo:font-size="10pt" fo:language="en" fo:country="US" officeooo:rsid="0028eea3" officeooo:paragraph-rsid="00add9a5" style:font-size-asian="10pt" style:font-size-complex="10pt"/>
    </style:style>
    <style:style style:name="P46" style:family="paragraph" style:parent-style-name="Standard">
      <style:text-properties style:font-name="Cantarell" fo:font-size="10pt" fo:language="en" fo:country="US" officeooo:rsid="0028eea3" officeooo:paragraph-rsid="00c667da" style:font-size-asian="10pt" style:font-size-complex="10pt"/>
    </style:style>
    <style:style style:name="P47" style:family="paragraph" style:parent-style-name="Standard">
      <style:text-properties style:font-name="Cantarell" fo:font-size="10pt" fo:language="en" fo:country="US" officeooo:rsid="0028eea3" officeooo:paragraph-rsid="00a6a90c" style:font-size-asian="10pt" style:font-size-complex="10pt"/>
    </style:style>
    <style:style style:name="P48" style:family="paragraph" style:parent-style-name="Standard">
      <style:text-properties style:font-name="Cantarell" fo:font-size="10pt" fo:language="en" fo:country="US" officeooo:rsid="0028eea3" officeooo:paragraph-rsid="00a4c9ae" style:font-size-asian="10pt" style:font-size-complex="10pt"/>
    </style:style>
    <style:style style:name="P49" style:family="paragraph" style:parent-style-name="Standard">
      <style:text-properties style:font-name="Cantarell" fo:font-size="10pt" fo:language="en" fo:country="US" officeooo:rsid="0028eea3" officeooo:paragraph-rsid="006555f2" style:font-size-asian="10pt" style:font-size-complex="10pt"/>
    </style:style>
    <style:style style:name="P50" style:family="paragraph" style:parent-style-name="Standard">
      <style:text-properties style:font-name="Cantarell" fo:font-size="10pt" fo:language="en" fo:country="US" officeooo:rsid="0028eea3" officeooo:paragraph-rsid="00c3d6c2" style:font-size-asian="10pt" style:font-size-complex="10pt"/>
    </style:style>
    <style:style style:name="P51" style:family="paragraph" style:parent-style-name="Standard">
      <style:text-properties style:font-name="Cantarell" fo:font-size="10pt" fo:language="en" fo:country="US" officeooo:rsid="0028eea3" officeooo:paragraph-rsid="00c82f04" style:font-size-asian="10pt" style:font-size-complex="10pt"/>
    </style:style>
    <style:style style:name="P52" style:family="paragraph" style:parent-style-name="Standard">
      <style:text-properties style:font-name="Cantarell" fo:font-size="10pt" fo:language="en" fo:country="US" officeooo:rsid="0028eea3" officeooo:paragraph-rsid="00c9a249" style:font-size-asian="10pt" style:font-size-complex="10pt"/>
    </style:style>
    <style:style style:name="P53" style:family="paragraph" style:parent-style-name="Standard">
      <style:text-properties style:font-name="Cantarell" fo:font-size="10pt" fo:language="en" fo:country="US" officeooo:rsid="0028eea3" officeooo:paragraph-rsid="00caa959" style:font-size-asian="10pt" style:font-size-complex="10pt"/>
    </style:style>
    <style:style style:name="P54" style:family="paragraph" style:parent-style-name="Standard">
      <style:text-properties style:font-name="Cantarell" fo:font-size="10pt" fo:language="en" fo:country="US" officeooo:rsid="0028eea3" officeooo:paragraph-rsid="00cbf2dc" style:font-size-asian="10pt" style:font-size-complex="10pt"/>
    </style:style>
    <style:style style:name="P55" style:family="paragraph" style:parent-style-name="Standard">
      <style:text-properties style:font-name="Cantarell" fo:font-size="10pt" fo:language="en" fo:country="US" officeooo:rsid="0028eea3" officeooo:paragraph-rsid="00ccdca8" style:font-size-asian="10pt" style:font-size-complex="10pt"/>
    </style:style>
    <style:style style:name="P56" style:family="paragraph" style:parent-style-name="Standard">
      <style:text-properties style:font-name="Cantarell" fo:font-size="10pt" fo:language="en" fo:country="US" officeooo:rsid="0028eea3" officeooo:paragraph-rsid="00d75124" style:font-size-asian="10pt" style:font-size-complex="10pt"/>
    </style:style>
    <style:style style:name="P57" style:family="paragraph" style:parent-style-name="Standard">
      <style:text-properties style:font-name="Cantarell" fo:font-size="10pt" fo:language="en" fo:country="US" officeooo:rsid="0028eea3" officeooo:paragraph-rsid="00d7a7f0" style:font-size-asian="10pt" style:font-size-complex="10pt"/>
    </style:style>
    <style:style style:name="P58" style:family="paragraph" style:parent-style-name="Standard">
      <style:text-properties style:font-name="Cantarell" fo:font-size="10pt" fo:language="en" fo:country="US" officeooo:rsid="0028eea3" officeooo:paragraph-rsid="00cd5f13" style:font-size-asian="10pt" style:font-size-complex="10pt"/>
    </style:style>
    <style:style style:name="P59" style:family="paragraph" style:parent-style-name="Standard">
      <style:text-properties style:font-name="Cantarell" fo:font-size="10pt" fo:language="en" fo:country="US" officeooo:rsid="0028eea3" officeooo:paragraph-rsid="00cf03c6" style:font-size-asian="10pt" style:font-size-complex="10pt"/>
    </style:style>
    <style:style style:name="P60" style:family="paragraph" style:parent-style-name="Standard">
      <style:text-properties style:font-name="Cantarell" fo:font-size="10pt" fo:language="en" fo:country="US" officeooo:rsid="0028eea3" officeooo:paragraph-rsid="00d01497" style:font-size-asian="10pt" style:font-size-complex="10pt"/>
    </style:style>
    <style:style style:name="P61" style:family="paragraph" style:parent-style-name="Standard">
      <style:text-properties style:font-name="Cantarell" fo:font-size="10pt" fo:language="en" fo:country="US" officeooo:rsid="0028eea3" officeooo:paragraph-rsid="00d0ec54" style:font-size-asian="10pt" style:font-size-complex="10pt"/>
    </style:style>
    <style:style style:name="P62" style:family="paragraph" style:parent-style-name="Standard">
      <style:text-properties style:font-name="Cantarell" fo:font-size="10pt" fo:language="en" fo:country="US" officeooo:rsid="0028eea3" officeooo:paragraph-rsid="00eb7041" style:font-size-asian="10pt" style:font-size-complex="10pt"/>
    </style:style>
    <style:style style:name="P63" style:family="paragraph" style:parent-style-name="Standard">
      <style:text-properties style:font-name="Cantarell" fo:font-size="10pt" fo:language="en" fo:country="US" officeooo:rsid="0028eea3" officeooo:paragraph-rsid="00ebd286" style:font-size-asian="10pt" style:font-size-complex="10pt"/>
    </style:style>
    <style:style style:name="P64" style:family="paragraph" style:parent-style-name="Standard">
      <style:text-properties style:font-name="Cantarell" fo:font-size="10pt" fo:language="en" fo:country="US" officeooo:rsid="0028eea3" officeooo:paragraph-rsid="010b3f4c" style:font-size-asian="10pt" style:font-size-complex="10pt"/>
    </style:style>
    <style:style style:name="P65" style:family="paragraph" style:parent-style-name="Standard">
      <style:text-properties style:font-name="Cantarell" fo:font-size="10pt" fo:language="en" fo:country="US" officeooo:rsid="0028eea3" officeooo:paragraph-rsid="01100f51" style:font-size-asian="10pt" style:font-size-complex="10pt"/>
    </style:style>
    <style:style style:name="P66" style:family="paragraph" style:parent-style-name="Standard">
      <style:text-properties style:font-name="Cantarell" fo:font-size="10pt" fo:language="en" fo:country="US" officeooo:rsid="0028eea3" officeooo:paragraph-rsid="011824b0" style:font-size-asian="10pt" style:font-size-complex="10pt"/>
    </style:style>
    <style:style style:name="P67" style:family="paragraph" style:parent-style-name="Standard">
      <style:text-properties style:font-name="Cantarell" fo:font-size="10pt" fo:language="en" fo:country="US" officeooo:rsid="0028eea3" officeooo:paragraph-rsid="011994d0" style:font-size-asian="10pt" style:font-size-complex="10pt"/>
    </style:style>
    <style:style style:name="P68" style:family="paragraph" style:parent-style-name="Standard">
      <style:text-properties style:font-name="Cantarell" fo:font-size="10pt" fo:language="en" fo:country="US" officeooo:rsid="009c0f35" officeooo:paragraph-rsid="00b94d22" style:font-size-asian="10pt" style:font-size-complex="10pt"/>
    </style:style>
    <style:style style:name="P69" style:family="paragraph" style:parent-style-name="Standard">
      <style:text-properties style:font-name="Cantarell" fo:font-size="10pt" fo:language="en" fo:country="US" officeooo:rsid="009c0f35" officeooo:paragraph-rsid="00c92836" style:font-size-asian="10pt" style:font-size-complex="10pt"/>
    </style:style>
    <style:style style:name="P70" style:family="paragraph" style:parent-style-name="Standard">
      <style:text-properties style:font-name="Cantarell" fo:font-size="10pt" fo:language="en" fo:country="US" officeooo:rsid="009c0f35" officeooo:paragraph-rsid="00c155a0" style:font-size-asian="10pt" style:font-size-complex="10pt"/>
    </style:style>
    <style:style style:name="P71" style:family="paragraph" style:parent-style-name="Standard">
      <style:text-properties style:font-name="Cantarell" fo:font-size="10pt" fo:language="en" fo:country="US" officeooo:rsid="009c0f35" officeooo:paragraph-rsid="00bf15bf" style:font-size-asian="10pt" style:font-size-complex="10pt"/>
    </style:style>
    <style:style style:name="P72" style:family="paragraph" style:parent-style-name="Standard">
      <style:text-properties style:font-name="Cantarell" fo:font-size="10pt" fo:language="en" fo:country="US" officeooo:rsid="009c0f35" officeooo:paragraph-rsid="00d494b6" style:font-size-asian="10pt" style:font-size-complex="10pt"/>
    </style:style>
    <style:style style:name="P73" style:family="paragraph" style:parent-style-name="Standard">
      <style:text-properties style:font-name="Cantarell" fo:font-size="10pt" fo:language="en" fo:country="US" officeooo:rsid="009c0f35" officeooo:paragraph-rsid="00bda148" style:font-size-asian="10pt" style:font-size-complex="10pt"/>
    </style:style>
    <style:style style:name="P74" style:family="paragraph" style:parent-style-name="Standard">
      <style:text-properties style:font-name="Cantarell" fo:font-size="10pt" fo:language="en" fo:country="US" officeooo:rsid="009c0f35" officeooo:paragraph-rsid="00b88b36" style:font-size-asian="10pt" style:font-size-complex="10pt"/>
    </style:style>
    <style:style style:name="P75" style:family="paragraph" style:parent-style-name="Standard">
      <style:text-properties style:font-name="Cantarell" fo:font-size="10pt" fo:language="en" fo:country="US" officeooo:rsid="009c0f35" officeooo:paragraph-rsid="00add9a5" style:font-size-asian="10pt" style:font-size-complex="10pt"/>
    </style:style>
    <style:style style:name="P76" style:family="paragraph" style:parent-style-name="Standard">
      <style:text-properties style:font-name="Cantarell" fo:font-size="10pt" fo:language="en" fo:country="US" officeooo:rsid="009c0f35" officeooo:paragraph-rsid="00c667da" style:font-size-asian="10pt" style:font-size-complex="10pt"/>
    </style:style>
    <style:style style:name="P77" style:family="paragraph" style:parent-style-name="Standard">
      <style:text-properties style:font-name="Cantarell" fo:font-size="10pt" fo:language="en" fo:country="US" officeooo:rsid="009c0f35" officeooo:paragraph-rsid="00a6a90c" style:font-size-asian="10pt" style:font-size-complex="10pt"/>
    </style:style>
    <style:style style:name="P78" style:family="paragraph" style:parent-style-name="Standard">
      <style:text-properties style:font-name="Cantarell" fo:font-size="10pt" fo:language="en" fo:country="US" officeooo:rsid="009c0f35" officeooo:paragraph-rsid="00a4c9ae" style:font-size-asian="10pt" style:font-size-complex="10pt"/>
    </style:style>
    <style:style style:name="P79" style:family="paragraph" style:parent-style-name="Standard">
      <style:text-properties style:font-name="Cantarell" fo:font-size="10pt" fo:language="en" fo:country="US" officeooo:rsid="009c0f35" officeooo:paragraph-rsid="009c0f35" style:font-size-asian="10pt" style:font-size-complex="10pt"/>
    </style:style>
    <style:style style:name="P80" style:family="paragraph" style:parent-style-name="Standard">
      <style:text-properties style:font-name="Cantarell" fo:font-size="10pt" fo:language="en" fo:country="US" officeooo:rsid="009c0f35" officeooo:paragraph-rsid="00c3d6c2" style:font-size-asian="10pt" style:font-size-complex="10pt"/>
    </style:style>
    <style:style style:name="P81" style:family="paragraph" style:parent-style-name="Standard">
      <style:text-properties style:font-name="Cantarell" fo:font-size="10pt" fo:language="en" fo:country="US" officeooo:rsid="009c0f35" officeooo:paragraph-rsid="00c82f04" style:font-size-asian="10pt" style:font-size-complex="10pt"/>
    </style:style>
    <style:style style:name="P82" style:family="paragraph" style:parent-style-name="Standard">
      <style:text-properties style:font-name="Cantarell" fo:font-size="10pt" fo:language="en" fo:country="US" officeooo:rsid="009c0f35" officeooo:paragraph-rsid="00c9a249" style:font-size-asian="10pt" style:font-size-complex="10pt"/>
    </style:style>
    <style:style style:name="P83" style:family="paragraph" style:parent-style-name="Standard">
      <style:text-properties style:font-name="Cantarell" fo:font-size="10pt" fo:language="en" fo:country="US" officeooo:rsid="009c0f35" officeooo:paragraph-rsid="00caa959" style:font-size-asian="10pt" style:font-size-complex="10pt"/>
    </style:style>
    <style:style style:name="P84" style:family="paragraph" style:parent-style-name="Standard">
      <style:text-properties style:font-name="Cantarell" fo:font-size="10pt" fo:language="en" fo:country="US" officeooo:rsid="009c0f35" officeooo:paragraph-rsid="00cbf2dc" style:font-size-asian="10pt" style:font-size-complex="10pt"/>
    </style:style>
    <style:style style:name="P85" style:family="paragraph" style:parent-style-name="Standard">
      <style:text-properties style:font-name="Cantarell" fo:font-size="10pt" fo:language="en" fo:country="US" officeooo:rsid="009c0f35" officeooo:paragraph-rsid="00ccdca8" style:font-size-asian="10pt" style:font-size-complex="10pt"/>
    </style:style>
    <style:style style:name="P86" style:family="paragraph" style:parent-style-name="Standard">
      <style:text-properties style:font-name="Cantarell" fo:font-size="10pt" fo:language="en" fo:country="US" officeooo:rsid="009c0f35" officeooo:paragraph-rsid="00d75124" style:font-size-asian="10pt" style:font-size-complex="10pt"/>
    </style:style>
    <style:style style:name="P87" style:family="paragraph" style:parent-style-name="Standard">
      <style:text-properties style:font-name="Cantarell" fo:font-size="10pt" fo:language="en" fo:country="US" officeooo:rsid="009c0f35" officeooo:paragraph-rsid="00d7a7f0" style:font-size-asian="10pt" style:font-size-complex="10pt"/>
    </style:style>
    <style:style style:name="P88" style:family="paragraph" style:parent-style-name="Standard">
      <style:text-properties style:font-name="Cantarell" fo:font-size="10pt" fo:language="en" fo:country="US" officeooo:rsid="009c0f35" officeooo:paragraph-rsid="00cd5f13" style:font-size-asian="10pt" style:font-size-complex="10pt"/>
    </style:style>
    <style:style style:name="P89" style:family="paragraph" style:parent-style-name="Standard">
      <style:text-properties style:font-name="Cantarell" fo:font-size="10pt" fo:language="en" fo:country="US" officeooo:rsid="009c0f35" officeooo:paragraph-rsid="00cf03c6" style:font-size-asian="10pt" style:font-size-complex="10pt"/>
    </style:style>
    <style:style style:name="P90" style:family="paragraph" style:parent-style-name="Standard">
      <style:text-properties style:font-name="Cantarell" fo:font-size="10pt" fo:language="en" fo:country="US" officeooo:rsid="009c0f35" officeooo:paragraph-rsid="00d01497" style:font-size-asian="10pt" style:font-size-complex="10pt"/>
    </style:style>
    <style:style style:name="P91" style:family="paragraph" style:parent-style-name="Standard">
      <style:text-properties style:font-name="Cantarell" fo:font-size="10pt" fo:language="en" fo:country="US" officeooo:rsid="009c0f35" officeooo:paragraph-rsid="00d0ec54" style:font-size-asian="10pt" style:font-size-complex="10pt"/>
    </style:style>
    <style:style style:name="P92" style:family="paragraph" style:parent-style-name="Standard">
      <style:text-properties style:font-name="Cantarell" fo:font-size="10pt" fo:language="en" fo:country="US" officeooo:rsid="009c0f35" officeooo:paragraph-rsid="00eb7041" style:font-size-asian="10pt" style:font-size-complex="10pt"/>
    </style:style>
    <style:style style:name="P93" style:family="paragraph" style:parent-style-name="Standard">
      <style:text-properties style:font-name="Cantarell" fo:font-size="10pt" fo:language="en" fo:country="US" officeooo:rsid="009c0f35" officeooo:paragraph-rsid="00ebd286" style:font-size-asian="10pt" style:font-size-complex="10pt"/>
    </style:style>
    <style:style style:name="P94" style:family="paragraph" style:parent-style-name="Standard">
      <style:text-properties style:font-name="Cantarell" fo:font-size="10pt" fo:language="en" fo:country="US" officeooo:rsid="009c0f35" officeooo:paragraph-rsid="010b3f4c" style:font-size-asian="10pt" style:font-size-complex="10pt"/>
    </style:style>
    <style:style style:name="P95" style:family="paragraph" style:parent-style-name="Standard">
      <style:text-properties style:font-name="Cantarell" fo:font-size="10pt" fo:language="en" fo:country="US" officeooo:rsid="009c0f35" officeooo:paragraph-rsid="01100f51" style:font-size-asian="10pt" style:font-size-complex="10pt"/>
    </style:style>
    <style:style style:name="P96" style:family="paragraph" style:parent-style-name="Standard">
      <style:text-properties style:font-name="Cantarell" fo:font-size="10pt" fo:language="en" fo:country="US" officeooo:rsid="009c0f35" officeooo:paragraph-rsid="011824b0" style:font-size-asian="10pt" style:font-size-complex="10pt"/>
    </style:style>
    <style:style style:name="P97" style:family="paragraph" style:parent-style-name="Standard">
      <style:text-properties style:font-name="Cantarell" fo:font-size="10pt" fo:language="en" fo:country="US" officeooo:rsid="009c0f35" officeooo:paragraph-rsid="011994d0" style:font-size-asian="10pt" style:font-size-complex="10pt"/>
    </style:style>
    <style:style style:name="P98" style:family="paragraph" style:parent-style-name="Standard">
      <style:text-properties style:font-name="Cantarell" fo:font-size="10pt" fo:language="en" fo:country="US" officeooo:rsid="0040577c" officeooo:paragraph-rsid="00b94d22" style:font-size-asian="10pt" style:font-size-complex="10pt"/>
    </style:style>
    <style:style style:name="P99" style:family="paragraph" style:parent-style-name="Standard">
      <style:text-properties style:font-name="Cantarell" fo:font-size="10pt" fo:language="en" fo:country="US" officeooo:rsid="0040577c" officeooo:paragraph-rsid="00c92836" style:font-size-asian="10pt" style:font-size-complex="10pt"/>
    </style:style>
    <style:style style:name="P100" style:family="paragraph" style:parent-style-name="Standard">
      <style:text-properties style:font-name="Cantarell" fo:font-size="10pt" fo:language="en" fo:country="US" officeooo:rsid="0040577c" officeooo:paragraph-rsid="00c155a0" style:font-size-asian="10pt" style:font-size-complex="10pt"/>
    </style:style>
    <style:style style:name="P101" style:family="paragraph" style:parent-style-name="Standard">
      <style:text-properties style:font-name="Cantarell" fo:font-size="10pt" fo:language="en" fo:country="US" officeooo:rsid="0040577c" officeooo:paragraph-rsid="00bf15bf" style:font-size-asian="10pt" style:font-size-complex="10pt"/>
    </style:style>
    <style:style style:name="P102" style:family="paragraph" style:parent-style-name="Standard">
      <style:text-properties style:font-name="Cantarell" fo:font-size="10pt" fo:language="en" fo:country="US" officeooo:rsid="0040577c" officeooo:paragraph-rsid="00d494b6" style:font-size-asian="10pt" style:font-size-complex="10pt"/>
    </style:style>
    <style:style style:name="P103" style:family="paragraph" style:parent-style-name="Standard">
      <style:text-properties style:font-name="Cantarell" fo:font-size="10pt" fo:language="en" fo:country="US" officeooo:rsid="0040577c" officeooo:paragraph-rsid="00bda148" style:font-size-asian="10pt" style:font-size-complex="10pt"/>
    </style:style>
    <style:style style:name="P104" style:family="paragraph" style:parent-style-name="Standard">
      <style:text-properties style:font-name="Cantarell" fo:font-size="10pt" fo:language="en" fo:country="US" officeooo:rsid="0040577c" officeooo:paragraph-rsid="00b88b36" style:font-size-asian="10pt" style:font-size-complex="10pt"/>
    </style:style>
    <style:style style:name="P105" style:family="paragraph" style:parent-style-name="Standard">
      <style:text-properties style:font-name="Cantarell" fo:font-size="10pt" fo:language="en" fo:country="US" officeooo:rsid="0040577c" officeooo:paragraph-rsid="00add9a5" style:font-size-asian="10pt" style:font-size-complex="10pt"/>
    </style:style>
    <style:style style:name="P106" style:family="paragraph" style:parent-style-name="Standard">
      <style:text-properties style:font-name="Cantarell" fo:font-size="10pt" fo:language="en" fo:country="US" officeooo:rsid="0040577c" officeooo:paragraph-rsid="00c667da" style:font-size-asian="10pt" style:font-size-complex="10pt"/>
    </style:style>
    <style:style style:name="P107" style:family="paragraph" style:parent-style-name="Standard">
      <style:text-properties style:font-name="Cantarell" fo:font-size="10pt" fo:language="en" fo:country="US" officeooo:rsid="0040577c" officeooo:paragraph-rsid="00a6a90c" style:font-size-asian="10pt" style:font-size-complex="10pt"/>
    </style:style>
    <style:style style:name="P108" style:family="paragraph" style:parent-style-name="Standard">
      <style:text-properties style:font-name="Cantarell" fo:font-size="10pt" fo:language="en" fo:country="US" officeooo:rsid="0040577c" officeooo:paragraph-rsid="00a4c9ae" style:font-size-asian="10pt" style:font-size-complex="10pt"/>
    </style:style>
    <style:style style:name="P109" style:family="paragraph" style:parent-style-name="Standard">
      <style:text-properties style:font-name="Cantarell" fo:font-size="10pt" fo:language="en" fo:country="US" officeooo:rsid="0040577c" officeooo:paragraph-rsid="006555f2" style:font-size-asian="10pt" style:font-size-complex="10pt"/>
    </style:style>
    <style:style style:name="P110" style:family="paragraph" style:parent-style-name="Standard">
      <style:text-properties style:font-name="Cantarell" fo:font-size="10pt" fo:language="en" fo:country="US" officeooo:rsid="0040577c" officeooo:paragraph-rsid="00c3d6c2" style:font-size-asian="10pt" style:font-size-complex="10pt"/>
    </style:style>
    <style:style style:name="P111" style:family="paragraph" style:parent-style-name="Standard">
      <style:text-properties style:font-name="Cantarell" fo:font-size="10pt" fo:language="en" fo:country="US" officeooo:rsid="0040577c" officeooo:paragraph-rsid="00c82f04" style:font-size-asian="10pt" style:font-size-complex="10pt"/>
    </style:style>
    <style:style style:name="P112" style:family="paragraph" style:parent-style-name="Standard">
      <style:text-properties style:font-name="Cantarell" fo:font-size="10pt" fo:language="en" fo:country="US" officeooo:rsid="0040577c" officeooo:paragraph-rsid="00c9a249" style:font-size-asian="10pt" style:font-size-complex="10pt"/>
    </style:style>
    <style:style style:name="P113" style:family="paragraph" style:parent-style-name="Standard">
      <style:text-properties style:font-name="Cantarell" fo:font-size="10pt" fo:language="en" fo:country="US" officeooo:rsid="0040577c" officeooo:paragraph-rsid="00caa959" style:font-size-asian="10pt" style:font-size-complex="10pt"/>
    </style:style>
    <style:style style:name="P114" style:family="paragraph" style:parent-style-name="Standard">
      <style:text-properties style:font-name="Cantarell" fo:font-size="10pt" fo:language="en" fo:country="US" officeooo:rsid="0040577c" officeooo:paragraph-rsid="00cbf2dc" style:font-size-asian="10pt" style:font-size-complex="10pt"/>
    </style:style>
    <style:style style:name="P115" style:family="paragraph" style:parent-style-name="Standard">
      <style:text-properties style:font-name="Cantarell" fo:font-size="10pt" fo:language="en" fo:country="US" officeooo:rsid="0040577c" officeooo:paragraph-rsid="00ccdca8" style:font-size-asian="10pt" style:font-size-complex="10pt"/>
    </style:style>
    <style:style style:name="P116" style:family="paragraph" style:parent-style-name="Standard">
      <style:text-properties style:font-name="Cantarell" fo:font-size="10pt" fo:language="en" fo:country="US" officeooo:rsid="0040577c" officeooo:paragraph-rsid="00d75124" style:font-size-asian="10pt" style:font-size-complex="10pt"/>
    </style:style>
    <style:style style:name="P117" style:family="paragraph" style:parent-style-name="Standard">
      <style:text-properties style:font-name="Cantarell" fo:font-size="10pt" fo:language="en" fo:country="US" officeooo:rsid="0040577c" officeooo:paragraph-rsid="00d7a7f0" style:font-size-asian="10pt" style:font-size-complex="10pt"/>
    </style:style>
    <style:style style:name="P118" style:family="paragraph" style:parent-style-name="Standard">
      <style:text-properties style:font-name="Cantarell" fo:font-size="10pt" fo:language="en" fo:country="US" officeooo:rsid="0040577c" officeooo:paragraph-rsid="00cd5f13" style:font-size-asian="10pt" style:font-size-complex="10pt"/>
    </style:style>
    <style:style style:name="P119" style:family="paragraph" style:parent-style-name="Standard">
      <style:text-properties style:font-name="Cantarell" fo:font-size="10pt" fo:language="en" fo:country="US" officeooo:rsid="0040577c" officeooo:paragraph-rsid="00cf03c6" style:font-size-asian="10pt" style:font-size-complex="10pt"/>
    </style:style>
    <style:style style:name="P120" style:family="paragraph" style:parent-style-name="Standard">
      <style:text-properties style:font-name="Cantarell" fo:font-size="10pt" fo:language="en" fo:country="US" officeooo:rsid="0040577c" officeooo:paragraph-rsid="00d01497" style:font-size-asian="10pt" style:font-size-complex="10pt"/>
    </style:style>
    <style:style style:name="P121" style:family="paragraph" style:parent-style-name="Standard">
      <style:text-properties style:font-name="Cantarell" fo:font-size="10pt" fo:language="en" fo:country="US" officeooo:rsid="0040577c" officeooo:paragraph-rsid="00d0ec54" style:font-size-asian="10pt" style:font-size-complex="10pt"/>
    </style:style>
    <style:style style:name="P122" style:family="paragraph" style:parent-style-name="Standard">
      <style:text-properties style:font-name="Cantarell" fo:font-size="10pt" fo:language="en" fo:country="US" officeooo:rsid="0040577c" officeooo:paragraph-rsid="00eb7041" style:font-size-asian="10pt" style:font-size-complex="10pt"/>
    </style:style>
    <style:style style:name="P123" style:family="paragraph" style:parent-style-name="Standard">
      <style:text-properties style:font-name="Cantarell" fo:font-size="10pt" fo:language="en" fo:country="US" officeooo:rsid="0040577c" officeooo:paragraph-rsid="00ebd286" style:font-size-asian="10pt" style:font-size-complex="10pt"/>
    </style:style>
    <style:style style:name="P124" style:family="paragraph" style:parent-style-name="Standard">
      <style:text-properties style:font-name="Cantarell" fo:font-size="10pt" fo:language="en" fo:country="US" officeooo:rsid="0040577c" officeooo:paragraph-rsid="010b3f4c" style:font-size-asian="10pt" style:font-size-complex="10pt"/>
    </style:style>
    <style:style style:name="P125" style:family="paragraph" style:parent-style-name="Standard">
      <style:text-properties style:font-name="Cantarell" fo:font-size="10pt" fo:language="en" fo:country="US" officeooo:rsid="0040577c" officeooo:paragraph-rsid="01100f51" style:font-size-asian="10pt" style:font-size-complex="10pt"/>
    </style:style>
    <style:style style:name="P126" style:family="paragraph" style:parent-style-name="Standard">
      <style:text-properties style:font-name="Cantarell" fo:font-size="10pt" fo:language="en" fo:country="US" officeooo:rsid="0040577c" officeooo:paragraph-rsid="011824b0" style:font-size-asian="10pt" style:font-size-complex="10pt"/>
    </style:style>
    <style:style style:name="P127" style:family="paragraph" style:parent-style-name="Standard">
      <style:text-properties style:font-name="Cantarell" fo:font-size="10pt" fo:language="en" fo:country="US" officeooo:rsid="0040577c" officeooo:paragraph-rsid="011994d0" style:font-size-asian="10pt" style:font-size-complex="10pt"/>
    </style:style>
    <style:style style:name="P128" style:family="paragraph" style:parent-style-name="Standard">
      <style:text-properties style:font-name="Cantarell" fo:font-size="10pt" fo:language="en" fo:country="US" officeooo:rsid="00b94d22" officeooo:paragraph-rsid="00b94d22" style:font-size-asian="10pt" style:font-size-complex="10pt"/>
    </style:style>
    <style:style style:name="P129" style:family="paragraph" style:parent-style-name="Standard">
      <style:text-properties style:font-name="Cantarell" fo:font-size="10pt" fo:language="en" fo:country="US" officeooo:rsid="00c155a0" officeooo:paragraph-rsid="00d2c437" style:font-size-asian="10pt" style:font-size-complex="10pt"/>
    </style:style>
    <style:style style:name="P130" style:family="paragraph" style:parent-style-name="Standard">
      <style:text-properties style:font-name="Cantarell" fo:font-size="10pt" fo:language="en" fo:country="US" officeooo:rsid="00c155a0" officeooo:paragraph-rsid="00c92836" style:font-size-asian="10pt" style:font-size-complex="10pt"/>
    </style:style>
    <style:style style:name="P131" style:family="paragraph" style:parent-style-name="Standard">
      <style:text-properties style:font-name="Cantarell" fo:font-size="10pt" fo:language="en" fo:country="US" officeooo:rsid="00c155a0" officeooo:paragraph-rsid="00c155a0" style:font-size-asian="10pt" style:font-size-complex="10pt"/>
    </style:style>
    <style:style style:name="P132" style:family="paragraph" style:parent-style-name="Standard">
      <style:text-properties style:font-name="Cantarell" fo:font-size="10pt" fo:language="en" fo:country="US" officeooo:rsid="00c155a0" officeooo:paragraph-rsid="00d494b6" style:font-size-asian="10pt" style:font-size-complex="10pt"/>
    </style:style>
    <style:style style:name="P133" style:family="paragraph" style:parent-style-name="Standard">
      <style:text-properties style:font-name="Cantarell" fo:font-size="10pt" fo:language="en" fo:country="US" officeooo:rsid="00c155a0" officeooo:paragraph-rsid="00c3d6c2" style:font-size-asian="10pt" style:font-size-complex="10pt"/>
    </style:style>
    <style:style style:name="P134" style:family="paragraph" style:parent-style-name="Standard">
      <style:text-properties style:font-name="Cantarell" fo:font-size="10pt" fo:language="en" fo:country="US" officeooo:rsid="00c155a0" officeooo:paragraph-rsid="010fbf88" style:font-size-asian="10pt" style:font-size-complex="10pt"/>
    </style:style>
    <style:style style:name="P135" style:family="paragraph" style:parent-style-name="Standard">
      <style:text-properties style:font-name="Cantarell" fo:font-size="10pt" fo:language="en" fo:country="US" officeooo:rsid="00bf15bf" officeooo:paragraph-rsid="00bf15bf" style:font-size-asian="10pt" style:font-size-complex="10pt"/>
    </style:style>
    <style:style style:name="P136" style:family="paragraph" style:parent-style-name="Standard">
      <style:text-properties style:font-name="Cantarell" fo:font-size="10pt" fo:language="en" fo:country="US" officeooo:rsid="00c9a249" officeooo:paragraph-rsid="00d494b6" style:font-size-asian="10pt" style:font-size-complex="10pt"/>
    </style:style>
    <style:style style:name="P137" style:family="paragraph" style:parent-style-name="Standard">
      <style:text-properties style:font-name="Cantarell" fo:font-size="10pt" fo:language="en" fo:country="US" officeooo:rsid="00c9a249" officeooo:paragraph-rsid="00c9a249" style:font-size-asian="10pt" style:font-size-complex="10pt"/>
    </style:style>
    <style:style style:name="P138" style:family="paragraph" style:parent-style-name="Standard">
      <style:text-properties style:font-name="Cantarell" fo:font-size="10pt" fo:language="en" fo:country="US" officeooo:rsid="00c9a249" officeooo:paragraph-rsid="00d0ec54" style:font-size-asian="10pt" style:font-size-complex="10pt"/>
    </style:style>
    <style:style style:name="P139" style:family="paragraph" style:parent-style-name="Standard">
      <style:text-properties style:font-name="Cantarell" fo:font-size="10pt" fo:language="en" fo:country="US" officeooo:rsid="00b88b36" officeooo:paragraph-rsid="00bda148" style:font-size-asian="10pt" style:font-size-complex="10pt"/>
    </style:style>
    <style:style style:name="P140" style:family="paragraph" style:parent-style-name="Standard">
      <style:text-properties style:font-name="Cantarell" fo:font-size="10pt" fo:language="en" fo:country="US" officeooo:rsid="00b88b36" officeooo:paragraph-rsid="00b88b36" style:font-size-asian="10pt" style:font-size-complex="10pt"/>
    </style:style>
    <style:style style:name="P141" style:family="paragraph" style:parent-style-name="Standard">
      <style:text-properties style:font-name="Cantarell" fo:font-size="10pt" fo:language="en" fo:country="US" officeooo:rsid="00add9a5" officeooo:paragraph-rsid="00add9a5" style:font-size-asian="10pt" style:font-size-complex="10pt"/>
    </style:style>
    <style:style style:name="P142" style:family="paragraph" style:parent-style-name="Standard">
      <style:text-properties style:font-name="Cantarell" fo:font-size="10pt" fo:language="en" fo:country="US" officeooo:rsid="00c667da" officeooo:paragraph-rsid="00c667da" style:font-size-asian="10pt" style:font-size-complex="10pt"/>
    </style:style>
    <style:style style:name="P143" style:family="paragraph" style:parent-style-name="Standard">
      <style:text-properties style:font-name="Cantarell" fo:font-size="10pt" fo:language="en" fo:country="US" officeooo:rsid="00c82f04" officeooo:paragraph-rsid="00c82f04" style:font-size-asian="10pt" style:font-size-complex="10pt"/>
    </style:style>
    <style:style style:name="P144" style:family="paragraph" style:parent-style-name="Standard">
      <style:text-properties style:font-name="Cantarell" fo:font-size="10pt" fo:language="en" fo:country="US" officeooo:rsid="00c82f04" officeooo:paragraph-rsid="010b3f4c" style:font-size-asian="10pt" style:font-size-complex="10pt"/>
    </style:style>
    <style:style style:name="P145" style:family="paragraph" style:parent-style-name="Standard">
      <style:text-properties style:font-name="Cantarell" fo:font-size="10pt" fo:language="en" fo:country="US" officeooo:rsid="00c82f04" officeooo:paragraph-rsid="01100f51" style:font-size-asian="10pt" style:font-size-complex="10pt"/>
    </style:style>
    <style:style style:name="P146" style:family="paragraph" style:parent-style-name="Standard">
      <style:text-properties style:font-name="Cantarell" fo:font-size="10pt" fo:language="en" fo:country="US" officeooo:rsid="00caa959" officeooo:paragraph-rsid="00caa959" style:font-size-asian="10pt" style:font-size-complex="10pt"/>
    </style:style>
    <style:style style:name="P147" style:family="paragraph" style:parent-style-name="Standard">
      <style:text-properties style:font-name="Cantarell" fo:font-size="10pt" fo:language="en" fo:country="US" officeooo:rsid="00caa959" officeooo:paragraph-rsid="00cbf2dc" style:font-size-asian="10pt" style:font-size-complex="10pt"/>
    </style:style>
    <style:style style:name="P148" style:family="paragraph" style:parent-style-name="Standard">
      <style:text-properties style:font-name="Cantarell" fo:font-size="10pt" fo:language="en" fo:country="US" officeooo:rsid="00caa959" officeooo:paragraph-rsid="00ccdca8" style:font-size-asian="10pt" style:font-size-complex="10pt"/>
    </style:style>
    <style:style style:name="P149" style:family="paragraph" style:parent-style-name="Standard">
      <style:text-properties style:font-name="Cantarell" fo:font-size="10pt" fo:language="en" fo:country="US" officeooo:rsid="00caa959" officeooo:paragraph-rsid="00d75124" style:font-size-asian="10pt" style:font-size-complex="10pt"/>
    </style:style>
    <style:style style:name="P150" style:family="paragraph" style:parent-style-name="Standard">
      <style:text-properties style:font-name="Cantarell" fo:font-size="10pt" fo:language="en" fo:country="US" officeooo:rsid="00caa959" officeooo:paragraph-rsid="00d7a7f0" style:font-size-asian="10pt" style:font-size-complex="10pt"/>
    </style:style>
    <style:style style:name="P151" style:family="paragraph" style:parent-style-name="Standard">
      <style:text-properties style:font-name="Cantarell" fo:font-size="10pt" fo:language="en" fo:country="US" officeooo:rsid="00d75124" officeooo:paragraph-rsid="00d75124" style:font-size-asian="10pt" style:font-size-complex="10pt"/>
    </style:style>
    <style:style style:name="P152" style:family="paragraph" style:parent-style-name="Standard">
      <style:text-properties style:font-name="Cantarell" fo:font-size="10pt" fo:language="en" fo:country="US" officeooo:rsid="00d7a7f0" officeooo:paragraph-rsid="00d7a7f0" style:font-size-asian="10pt" style:font-size-complex="10pt"/>
    </style:style>
    <style:style style:name="P153" style:family="paragraph" style:parent-style-name="Standard">
      <style:text-properties style:font-name="Cantarell" fo:font-size="10pt" fo:language="en" fo:country="US" officeooo:rsid="00cd5f13" officeooo:paragraph-rsid="00cd5f13" style:font-size-asian="10pt" style:font-size-complex="10pt"/>
    </style:style>
    <style:style style:name="P154" style:family="paragraph" style:parent-style-name="Standard">
      <style:text-properties style:font-name="Cantarell" fo:font-size="10pt" fo:language="en" fo:country="US" officeooo:rsid="00cd5f13" officeooo:paragraph-rsid="00d75124" style:font-size-asian="10pt" style:font-size-complex="10pt"/>
    </style:style>
    <style:style style:name="P155" style:family="paragraph" style:parent-style-name="Standard">
      <style:text-properties style:font-name="Cantarell" fo:font-size="10pt" fo:language="en" fo:country="US" officeooo:rsid="00cd5f13" officeooo:paragraph-rsid="00cf03c6" style:font-size-asian="10pt" style:font-size-complex="10pt"/>
    </style:style>
    <style:style style:name="P156" style:family="paragraph" style:parent-style-name="Standard">
      <style:text-properties style:font-name="Cantarell" fo:font-size="10pt" fo:language="en" fo:country="US" officeooo:rsid="00cd5f13" officeooo:paragraph-rsid="00d01497" style:font-size-asian="10pt" style:font-size-complex="10pt"/>
    </style:style>
    <style:style style:name="P157" style:family="paragraph" style:parent-style-name="Standard">
      <style:text-properties style:font-name="Cantarell" fo:font-size="10pt" fo:language="en" fo:country="US" officeooo:rsid="00cd5f13" officeooo:paragraph-rsid="00eb7041" style:font-size-asian="10pt" style:font-size-complex="10pt"/>
    </style:style>
    <style:style style:name="P158" style:family="paragraph" style:parent-style-name="Standard">
      <style:text-properties style:font-name="Cantarell" fo:font-size="10pt" fo:language="en" fo:country="US" officeooo:rsid="00cd5f13" officeooo:paragraph-rsid="00ebd286" style:font-size-asian="10pt" style:font-size-complex="10pt"/>
    </style:style>
    <style:style style:name="P159" style:family="paragraph" style:parent-style-name="Standard">
      <style:text-properties style:font-name="Cantarell" fo:font-size="10pt" fo:language="en" fo:country="US" officeooo:rsid="00cf03c6" officeooo:paragraph-rsid="00cf03c6" style:font-size-asian="10pt" style:font-size-complex="10pt"/>
    </style:style>
    <style:style style:name="P160" style:family="paragraph" style:parent-style-name="Standard">
      <style:text-properties style:font-name="Cantarell" fo:font-size="10pt" fo:language="en" fo:country="US" officeooo:rsid="00d01497" officeooo:paragraph-rsid="00d01497" style:font-size-asian="10pt" style:font-size-complex="10pt"/>
    </style:style>
    <style:style style:name="P161" style:family="paragraph" style:parent-style-name="Standard">
      <style:text-properties style:font-name="Cantarell" fo:font-size="10pt" fo:language="en" fo:country="US" officeooo:rsid="00d0ec54" officeooo:paragraph-rsid="00d0ec54" style:font-size-asian="10pt" style:font-size-complex="10pt"/>
    </style:style>
    <style:style style:name="P162" style:family="paragraph" style:parent-style-name="Standard">
      <style:text-properties style:font-name="Cantarell" fo:font-size="10pt" fo:language="en" fo:country="US" officeooo:rsid="00d0ec54" officeooo:paragraph-rsid="011824b0" style:font-size-asian="10pt" style:font-size-complex="10pt"/>
    </style:style>
    <style:style style:name="P163" style:family="paragraph" style:parent-style-name="Standard">
      <style:text-properties style:font-name="Cantarell" fo:font-size="10pt" fo:language="en" fo:country="US" officeooo:rsid="00d0ec54" officeooo:paragraph-rsid="011994d0" style:font-size-asian="10pt" style:font-size-complex="10pt"/>
    </style:style>
    <style:style style:name="P164" style:family="paragraph" style:parent-style-name="Standard">
      <style:text-properties style:font-name="Cantarell" fo:font-size="10pt" fo:language="en" fo:country="US" officeooo:rsid="00ebd286" officeooo:paragraph-rsid="00ebd286" style:font-size-asian="10pt" style:font-size-complex="10pt"/>
    </style:style>
    <style:style style:name="P165" style:family="paragraph" style:parent-style-name="Standard">
      <style:text-properties style:font-name="Cantarell" fo:font-size="10pt" fo:language="en" fo:country="US" officeooo:rsid="010fbf88" officeooo:paragraph-rsid="010fbf88" style:font-size-asian="10pt" style:font-size-complex="10pt"/>
    </style:style>
    <style:style style:name="P166" style:family="paragraph" style:parent-style-name="Standard">
      <style:text-properties style:font-name="Cantarell" fo:font-size="10pt" fo:language="en" fo:country="US" officeooo:rsid="010fbf88" officeooo:paragraph-rsid="01100f51" style:font-size-asian="10pt" style:font-size-complex="10pt"/>
    </style:style>
    <style:style style:name="P167" style:family="paragraph" style:parent-style-name="Standard">
      <style:text-properties style:font-name="Cantarell" fo:font-size="10pt" fo:language="en" fo:country="US" officeooo:rsid="011824b0" officeooo:paragraph-rsid="011824b0" style:font-size-asian="10pt" style:font-size-complex="10pt"/>
    </style:style>
    <style:style style:name="P168" style:family="paragraph" style:parent-style-name="Standard">
      <style:text-properties style:font-name="Cantarell" fo:font-size="10pt" fo:language="en" fo:country="US" officeooo:rsid="011994d0" officeooo:paragraph-rsid="011994d0" style:font-size-asian="10pt" style:font-size-complex="10pt"/>
    </style:style>
    <style:style style:name="P169" style:family="paragraph" style:parent-style-name="Standard">
      <style:text-properties style:font-name="Cantarell" fo:font-size="10pt" officeooo:rsid="0010a613" officeooo:paragraph-rsid="00d0ec54" style:font-size-asian="10pt" style:font-size-complex="10pt"/>
    </style:style>
    <style:style style:name="P170" style:family="paragraph" style:parent-style-name="Standard">
      <style:text-properties style:font-name="Cantarell" fo:font-size="10pt" officeooo:rsid="0010a613" officeooo:paragraph-rsid="011824b0" style:font-size-asian="10pt" style:font-size-complex="10pt"/>
    </style:style>
    <style:style style:name="P171" style:family="paragraph" style:parent-style-name="Standard">
      <style:text-properties style:font-name="Cantarell" fo:font-size="10pt" officeooo:rsid="0010a613" officeooo:paragraph-rsid="011994d0" style:font-size-asian="10pt" style:font-size-complex="10pt"/>
    </style:style>
    <style:style style:name="P172" style:family="paragraph" style:parent-style-name="Standard">
      <style:text-properties fo:language="en" fo:country="US"/>
    </style:style>
    <style:style style:name="P173" style:family="paragraph" style:parent-style-name="Standard">
      <style:text-properties fo:language="en" fo:country="US" officeooo:rsid="00591166" officeooo:paragraph-rsid="00591166"/>
    </style:style>
    <style:style style:name="P174" style:family="paragraph" style:parent-style-name="Standard">
      <style:text-properties fo:language="en" fo:country="US" officeooo:rsid="009a862b" officeooo:paragraph-rsid="009a862b"/>
    </style:style>
    <style:style style:name="P175" style:family="paragraph" style:parent-style-name="Standard">
      <style:text-properties fo:language="en" fo:country="US" officeooo:rsid="009c0f35" officeooo:paragraph-rsid="009c0f35"/>
    </style:style>
    <style:style style:name="P176" style:family="paragraph" style:parent-style-name="Standard">
      <style:text-properties fo:language="en" fo:country="US" officeooo:rsid="009c52c3" officeooo:paragraph-rsid="009c52c3"/>
    </style:style>
    <style:style style:name="P177" style:family="paragraph" style:parent-style-name="Standard">
      <style:text-properties fo:language="en" fo:country="US" officeooo:rsid="00dc0ba1" officeooo:paragraph-rsid="00dc0ba1"/>
    </style:style>
    <style:style style:name="P178" style:family="paragraph" style:parent-style-name="Standard">
      <style:text-properties fo:language="en" fo:country="US" officeooo:rsid="009e2261" officeooo:paragraph-rsid="009e2261"/>
    </style:style>
    <style:style style:name="P179" style:family="paragraph" style:parent-style-name="Standard">
      <style:text-properties fo:language="en" fo:country="US" officeooo:rsid="00a10370" officeooo:paragraph-rsid="00a10370"/>
    </style:style>
    <style:style style:name="P180" style:family="paragraph" style:parent-style-name="Überschrift_20_Checks">
      <style:paragraph-properties fo:break-before="page"/>
      <style:text-properties fo:language="en" fo:country="US" officeooo:rsid="00591166" officeooo:paragraph-rsid="00591166"/>
    </style:style>
    <style:style style:name="P181" style:family="paragraph" style:parent-style-name="Überschrift_20_Checks">
      <style:paragraph-properties fo:break-before="page"/>
      <style:text-properties fo:language="en" fo:country="US" officeooo:rsid="00b88b36" officeooo:paragraph-rsid="00c92836"/>
    </style:style>
    <style:style style:name="P182" style:family="paragraph" style:parent-style-name="Überschrift_20_Checks">
      <style:paragraph-properties fo:break-before="page"/>
      <style:text-properties fo:language="en" fo:country="US" officeooo:rsid="00b88b36" officeooo:paragraph-rsid="00c155a0"/>
    </style:style>
    <style:style style:name="P183" style:family="paragraph" style:parent-style-name="Überschrift_20_Checks">
      <style:paragraph-properties fo:break-before="page"/>
      <style:text-properties fo:language="en" fo:country="US" officeooo:rsid="00b88b36" officeooo:paragraph-rsid="00bf15bf"/>
    </style:style>
    <style:style style:name="P184" style:family="paragraph" style:parent-style-name="Überschrift_20_Checks">
      <style:paragraph-properties fo:break-before="page"/>
      <style:text-properties fo:language="en" fo:country="US" officeooo:rsid="00b88b36" officeooo:paragraph-rsid="00d494b6"/>
    </style:style>
    <style:style style:name="P185" style:family="paragraph" style:parent-style-name="Überschrift_20_Checks">
      <style:paragraph-properties fo:break-before="page"/>
      <style:text-properties fo:language="en" fo:country="US" officeooo:rsid="00b88b36" officeooo:paragraph-rsid="00bda148"/>
    </style:style>
    <style:style style:name="P186" style:family="paragraph" style:parent-style-name="Überschrift_20_Checks">
      <style:paragraph-properties fo:break-before="page"/>
      <style:text-properties fo:language="en" fo:country="US" officeooo:rsid="00b88b36" officeooo:paragraph-rsid="00b88b36"/>
    </style:style>
    <style:style style:name="P187" style:family="paragraph" style:parent-style-name="Überschrift_20_Checks">
      <style:paragraph-properties fo:break-before="page"/>
      <style:text-properties fo:language="en" fo:country="US" officeooo:rsid="00b88b36" officeooo:paragraph-rsid="00c3d6c2"/>
    </style:style>
    <style:style style:name="P188" style:family="paragraph" style:parent-style-name="Überschrift_20_Checks">
      <style:paragraph-properties fo:break-before="page"/>
      <style:text-properties fo:language="en" fo:country="US" officeooo:rsid="00b88b36" officeooo:paragraph-rsid="00c9a249"/>
    </style:style>
    <style:style style:name="P189" style:family="paragraph" style:parent-style-name="Überschrift_20_Checks">
      <style:paragraph-properties fo:break-before="page"/>
      <style:text-properties fo:language="en" fo:country="US" officeooo:rsid="00b88b36" officeooo:paragraph-rsid="00d0ec54"/>
    </style:style>
    <style:style style:name="P190" style:family="paragraph" style:parent-style-name="Überschrift_20_Checks">
      <style:paragraph-properties fo:break-before="page"/>
      <style:text-properties fo:language="en" fo:country="US" officeooo:rsid="00b88b36" officeooo:paragraph-rsid="011824b0"/>
    </style:style>
    <style:style style:name="P191" style:family="paragraph" style:parent-style-name="Überschrift_20_Checks">
      <style:paragraph-properties fo:break-before="page"/>
      <style:text-properties fo:language="en" fo:country="US" officeooo:rsid="00b88b36" officeooo:paragraph-rsid="011994d0"/>
    </style:style>
    <style:style style:name="P192" style:family="paragraph" style:parent-style-name="Überschrift_20_Checks">
      <style:paragraph-properties fo:break-before="page"/>
      <style:text-properties fo:language="en" fo:country="US" officeooo:rsid="00add9a5" officeooo:paragraph-rsid="00add9a5"/>
    </style:style>
    <style:style style:name="P193" style:family="paragraph" style:parent-style-name="Überschrift_20_Checks">
      <style:paragraph-properties fo:break-before="page"/>
      <style:text-properties fo:language="en" fo:country="US" officeooo:rsid="00b94d22" officeooo:paragraph-rsid="00c667da"/>
    </style:style>
    <style:style style:name="P194" style:family="paragraph" style:parent-style-name="Überschrift_20_Checks">
      <style:paragraph-properties fo:break-before="page"/>
      <style:text-properties fo:language="en" fo:country="US" officeooo:rsid="00b94d22" officeooo:paragraph-rsid="00b94d22"/>
    </style:style>
    <style:style style:name="P195" style:family="paragraph" style:parent-style-name="Überschrift_20_Checks">
      <style:paragraph-properties fo:break-before="page"/>
      <style:text-properties fo:language="en" fo:country="US" officeooo:rsid="009c0f35" officeooo:paragraph-rsid="00b49966"/>
    </style:style>
    <style:style style:name="P196" style:family="paragraph" style:parent-style-name="Überschrift_20_Checks">
      <style:paragraph-properties fo:break-before="page"/>
      <style:text-properties fo:language="en" fo:country="US" officeooo:rsid="009c0f35" officeooo:paragraph-rsid="00a4c9ae"/>
    </style:style>
    <style:style style:name="P197" style:family="paragraph" style:parent-style-name="Überschrift_20_Checks">
      <style:paragraph-properties fo:break-before="page"/>
      <style:text-properties fo:language="en" fo:country="US" officeooo:rsid="009c0f35" officeooo:paragraph-rsid="009c0f35"/>
    </style:style>
    <style:style style:name="P198" style:family="paragraph" style:parent-style-name="Überschrift_20_Checks">
      <style:paragraph-properties fo:break-before="page"/>
      <style:text-properties fo:language="en" fo:country="US" officeooo:rsid="00c82f04" officeooo:paragraph-rsid="00c82f04"/>
    </style:style>
    <style:style style:name="P199" style:family="paragraph" style:parent-style-name="Überschrift_20_Checks">
      <style:paragraph-properties fo:break-before="page"/>
      <style:text-properties fo:language="en" fo:country="US" officeooo:rsid="00c82f04" officeooo:paragraph-rsid="010b3f4c"/>
    </style:style>
    <style:style style:name="P200" style:family="paragraph" style:parent-style-name="Überschrift_20_Checks">
      <style:paragraph-properties fo:break-before="page"/>
      <style:text-properties fo:language="en" fo:country="US" officeooo:rsid="00c82f04" officeooo:paragraph-rsid="01100f51"/>
    </style:style>
    <style:style style:name="P201" style:family="paragraph" style:parent-style-name="Überschrift_20_Checks">
      <style:paragraph-properties fo:break-before="page"/>
      <style:text-properties fo:language="en" fo:country="US" officeooo:rsid="00caa959" officeooo:paragraph-rsid="00caa959"/>
    </style:style>
    <style:style style:name="P202" style:family="paragraph" style:parent-style-name="Überschrift_20_Checks">
      <style:paragraph-properties fo:break-before="page"/>
      <style:text-properties fo:language="en" fo:country="US" officeooo:rsid="00caa959" officeooo:paragraph-rsid="00d8f962"/>
    </style:style>
    <style:style style:name="P203" style:family="paragraph" style:parent-style-name="Überschrift_20_Checks">
      <style:paragraph-properties fo:break-before="page"/>
      <style:text-properties fo:language="en" fo:country="US" officeooo:rsid="00d75124" officeooo:paragraph-rsid="00d8f962"/>
    </style:style>
    <style:style style:name="P204" style:family="paragraph" style:parent-style-name="Überschrift_20_Checks">
      <style:paragraph-properties fo:break-before="page"/>
      <style:text-properties fo:language="en" fo:country="US" officeooo:rsid="00d7a7f0" officeooo:paragraph-rsid="00d7a7f0"/>
    </style:style>
    <style:style style:name="P205" style:family="paragraph" style:parent-style-name="Überschrift_20_Checks">
      <style:paragraph-properties fo:break-before="page"/>
      <style:text-properties fo:language="en" fo:country="US" officeooo:rsid="00cd5f13" officeooo:paragraph-rsid="00cd5f13"/>
    </style:style>
    <style:style style:name="P206" style:family="paragraph" style:parent-style-name="Überschrift_20_Checks">
      <style:paragraph-properties fo:break-before="page"/>
      <style:text-properties fo:language="en" fo:country="US" officeooo:rsid="00cd5f13" officeooo:paragraph-rsid="00d75124"/>
    </style:style>
    <style:style style:name="P207" style:family="paragraph" style:parent-style-name="Überschrift_20_Checks">
      <style:paragraph-properties fo:break-before="page"/>
      <style:text-properties fo:language="en" fo:country="US" officeooo:rsid="00cd5f13" officeooo:paragraph-rsid="00cf03c6"/>
    </style:style>
    <style:style style:name="P208" style:family="paragraph" style:parent-style-name="Überschrift_20_Checks">
      <style:paragraph-properties fo:break-before="page"/>
      <style:text-properties fo:language="en" fo:country="US" officeooo:rsid="00cd5f13" officeooo:paragraph-rsid="00d01497"/>
    </style:style>
    <style:style style:name="P209" style:family="paragraph" style:parent-style-name="Überschrift_20_Checks">
      <style:paragraph-properties fo:break-before="page"/>
      <style:text-properties fo:language="en" fo:country="US" officeooo:rsid="00cd5f13" officeooo:paragraph-rsid="00eb7041"/>
    </style:style>
    <style:style style:name="P210" style:family="paragraph" style:parent-style-name="Überschrift_20_Checks">
      <style:paragraph-properties fo:break-before="page"/>
      <style:text-properties fo:language="en" fo:country="US" officeooo:rsid="00cd5f13" officeooo:paragraph-rsid="00ebd286"/>
    </style:style>
    <style:style style:name="P211" style:family="paragraph" style:parent-style-name="Überschrift_20_Checks">
      <style:paragraph-properties fo:break-before="page"/>
      <style:text-properties fo:language="en" fo:country="US" officeooo:rsid="011994d0" officeooo:paragraph-rsid="011994d0"/>
    </style:style>
    <style:style style:name="P212"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213" style:family="paragraph" style:parent-style-name="Überschrift_20_Checks">
      <style:text-properties officeooo:paragraph-rsid="006555f2"/>
    </style:style>
    <style:style style:name="P214"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215" style:family="paragraph" style:parent-style-name="Standard">
      <style:paragraph-properties fo:margin-top="1cm" fo:margin-bottom="0.199cm" loext:contextual-spacing="false" fo:text-align="end" style:justify-single-word="false"/>
      <style:text-properties style:font-name="Cantarell" fo:font-size="14pt" fo:language="en" fo:country="US" fo:font-weight="bold" officeooo:rsid="00df5c01" officeooo:paragraph-rsid="00df5c01" style:font-size-asian="14pt" style:font-weight-asian="bold" style:font-size-complex="14pt" style:font-weight-complex="bold"/>
    </style:style>
    <style:style style:name="P216" style:family="paragraph" style:parent-style-name="Table_20_Contents">
      <style:text-properties style:font-name="Cantarell" fo:font-size="10pt" fo:language="en" fo:country="US" fo:font-weight="bold" officeooo:rsid="00add9a5" officeooo:paragraph-rsid="00b94d22" style:font-size-asian="10pt" style:font-weight-asian="bold" style:font-size-complex="10pt" style:font-weight-complex="bold"/>
    </style:style>
    <style:style style:name="P217" style:family="paragraph" style:parent-style-name="Table_20_Contents">
      <style:text-properties style:font-name="Cantarell" fo:font-size="10pt" fo:language="en" fo:country="US" fo:font-weight="bold" officeooo:rsid="00add9a5" officeooo:paragraph-rsid="00c92836" style:font-size-asian="10pt" style:font-weight-asian="bold" style:font-size-complex="10pt" style:font-weight-complex="bold"/>
    </style:style>
    <style:style style:name="P218" style:family="paragraph" style:parent-style-name="Table_20_Contents">
      <style:text-properties style:font-name="Cantarell" fo:font-size="10pt" fo:language="en" fo:country="US" fo:font-weight="bold" officeooo:rsid="00add9a5" officeooo:paragraph-rsid="00c155a0" style:font-size-asian="10pt" style:font-weight-asian="bold" style:font-size-complex="10pt" style:font-weight-complex="bold"/>
    </style:style>
    <style:style style:name="P219" style:family="paragraph" style:parent-style-name="Table_20_Contents">
      <style:text-properties style:font-name="Cantarell" fo:font-size="10pt" fo:language="en" fo:country="US" fo:font-weight="bold" officeooo:rsid="00add9a5" officeooo:paragraph-rsid="00bf15bf" style:font-size-asian="10pt" style:font-weight-asian="bold" style:font-size-complex="10pt" style:font-weight-complex="bold"/>
    </style:style>
    <style:style style:name="P220" style:family="paragraph" style:parent-style-name="Table_20_Contents">
      <style:text-properties style:font-name="Cantarell" fo:font-size="10pt" fo:language="en" fo:country="US" fo:font-weight="bold" officeooo:rsid="00add9a5" officeooo:paragraph-rsid="00d494b6" style:font-size-asian="10pt" style:font-weight-asian="bold" style:font-size-complex="10pt" style:font-weight-complex="bold"/>
    </style:style>
    <style:style style:name="P221" style:family="paragraph" style:parent-style-name="Table_20_Contents">
      <style:text-properties style:font-name="Cantarell" fo:font-size="10pt" fo:language="en" fo:country="US" fo:font-weight="bold" officeooo:rsid="00add9a5" officeooo:paragraph-rsid="00bda148" style:font-size-asian="10pt" style:font-weight-asian="bold" style:font-size-complex="10pt" style:font-weight-complex="bold"/>
    </style:style>
    <style:style style:name="P222" style:family="paragraph" style:parent-style-name="Table_20_Contents">
      <style:text-properties style:font-name="Cantarell" fo:font-size="10pt" fo:language="en" fo:country="US" fo:font-weight="bold" officeooo:rsid="00add9a5" officeooo:paragraph-rsid="00b88b36" style:font-size-asian="10pt" style:font-weight-asian="bold" style:font-size-complex="10pt" style:font-weight-complex="bold"/>
    </style:style>
    <style:style style:name="P223" style:family="paragraph" style:parent-style-name="Table_20_Contents">
      <style:text-properties style:font-name="Cantarell" fo:font-size="10pt" fo:language="en" fo:country="US" fo:font-weight="bold" officeooo:rsid="00add9a5" officeooo:paragraph-rsid="00add9a5" style:font-size-asian="10pt" style:font-weight-asian="bold" style:font-size-complex="10pt" style:font-weight-complex="bold"/>
    </style:style>
    <style:style style:name="P224" style:family="paragraph" style:parent-style-name="Table_20_Contents">
      <style:text-properties style:font-name="Cantarell" fo:font-size="10pt" fo:language="en" fo:country="US" fo:font-weight="bold" officeooo:rsid="00add9a5" officeooo:paragraph-rsid="00c667da" style:font-size-asian="10pt" style:font-weight-asian="bold" style:font-size-complex="10pt" style:font-weight-complex="bold"/>
    </style:style>
    <style:style style:name="P225" style:family="paragraph" style:parent-style-name="Table_20_Contents">
      <style:text-properties style:font-name="Cantarell" fo:font-size="10pt" fo:language="en" fo:country="US" fo:font-weight="bold" officeooo:rsid="00add9a5" officeooo:paragraph-rsid="00c82f04" style:font-size-asian="10pt" style:font-weight-asian="bold" style:font-size-complex="10pt" style:font-weight-complex="bold"/>
    </style:style>
    <style:style style:name="P226" style:family="paragraph" style:parent-style-name="Table_20_Contents">
      <style:text-properties style:font-name="Cantarell" fo:font-size="10pt" fo:language="en" fo:country="US" fo:font-weight="bold" officeooo:rsid="00add9a5" officeooo:paragraph-rsid="00c9a249" style:font-size-asian="10pt" style:font-weight-asian="bold" style:font-size-complex="10pt" style:font-weight-complex="bold"/>
    </style:style>
    <style:style style:name="P227" style:family="paragraph" style:parent-style-name="Table_20_Contents">
      <style:text-properties style:font-name="Cantarell" fo:font-size="10pt" fo:language="en" fo:country="US" fo:font-weight="bold" officeooo:rsid="00add9a5" officeooo:paragraph-rsid="00caa959" style:font-size-asian="10pt" style:font-weight-asian="bold" style:font-size-complex="10pt" style:font-weight-complex="bold"/>
    </style:style>
    <style:style style:name="P228" style:family="paragraph" style:parent-style-name="Table_20_Contents">
      <style:text-properties style:font-name="Cantarell" fo:font-size="10pt" fo:language="en" fo:country="US" fo:font-weight="bold" officeooo:rsid="00add9a5" officeooo:paragraph-rsid="00cbf2dc" style:font-size-asian="10pt" style:font-weight-asian="bold" style:font-size-complex="10pt" style:font-weight-complex="bold"/>
    </style:style>
    <style:style style:name="P229" style:family="paragraph" style:parent-style-name="Table_20_Contents">
      <style:text-properties style:font-name="Cantarell" fo:font-size="10pt" fo:language="en" fo:country="US" fo:font-weight="bold" officeooo:rsid="00add9a5" officeooo:paragraph-rsid="00ccdca8" style:font-size-asian="10pt" style:font-weight-asian="bold" style:font-size-complex="10pt" style:font-weight-complex="bold"/>
    </style:style>
    <style:style style:name="P230" style:family="paragraph" style:parent-style-name="Table_20_Contents">
      <style:text-properties style:font-name="Cantarell" fo:font-size="10pt" fo:language="en" fo:country="US" fo:font-weight="bold" officeooo:rsid="00add9a5" officeooo:paragraph-rsid="00d75124" style:font-size-asian="10pt" style:font-weight-asian="bold" style:font-size-complex="10pt" style:font-weight-complex="bold"/>
    </style:style>
    <style:style style:name="P231" style:family="paragraph" style:parent-style-name="Table_20_Contents">
      <style:text-properties style:font-name="Cantarell" fo:font-size="10pt" fo:language="en" fo:country="US" fo:font-weight="bold" officeooo:rsid="00add9a5" officeooo:paragraph-rsid="00d7a7f0" style:font-size-asian="10pt" style:font-weight-asian="bold" style:font-size-complex="10pt" style:font-weight-complex="bold"/>
    </style:style>
    <style:style style:name="P232" style:family="paragraph" style:parent-style-name="Table_20_Contents">
      <style:text-properties style:font-name="Cantarell" fo:font-size="10pt" fo:language="en" fo:country="US" fo:font-weight="bold" officeooo:rsid="00add9a5" officeooo:paragraph-rsid="00cd5f13" style:font-size-asian="10pt" style:font-weight-asian="bold" style:font-size-complex="10pt" style:font-weight-complex="bold"/>
    </style:style>
    <style:style style:name="P233" style:family="paragraph" style:parent-style-name="Table_20_Contents">
      <style:text-properties style:font-name="Cantarell" fo:font-size="10pt" fo:language="en" fo:country="US" fo:font-weight="bold" officeooo:rsid="00add9a5" officeooo:paragraph-rsid="00cf03c6" style:font-size-asian="10pt" style:font-weight-asian="bold" style:font-size-complex="10pt" style:font-weight-complex="bold"/>
    </style:style>
    <style:style style:name="P234" style:family="paragraph" style:parent-style-name="Table_20_Contents">
      <style:text-properties style:font-name="Cantarell" fo:font-size="10pt" fo:language="en" fo:country="US" fo:font-weight="bold" officeooo:rsid="00add9a5" officeooo:paragraph-rsid="00d01497" style:font-size-asian="10pt" style:font-weight-asian="bold" style:font-size-complex="10pt" style:font-weight-complex="bold"/>
    </style:style>
    <style:style style:name="P235" style:family="paragraph" style:parent-style-name="Table_20_Contents">
      <style:text-properties style:font-name="Cantarell" fo:font-size="10pt" fo:language="en" fo:country="US" fo:font-weight="bold" officeooo:rsid="00add9a5" officeooo:paragraph-rsid="00d0ec54" style:font-size-asian="10pt" style:font-weight-asian="bold" style:font-size-complex="10pt" style:font-weight-complex="bold"/>
    </style:style>
    <style:style style:name="P236" style:family="paragraph" style:parent-style-name="Table_20_Contents">
      <style:text-properties style:font-name="Cantarell" fo:font-size="10pt" fo:language="en" fo:country="US" fo:font-weight="bold" officeooo:rsid="00add9a5" officeooo:paragraph-rsid="00eb7041" style:font-size-asian="10pt" style:font-weight-asian="bold" style:font-size-complex="10pt" style:font-weight-complex="bold"/>
    </style:style>
    <style:style style:name="P237" style:family="paragraph" style:parent-style-name="Table_20_Contents">
      <style:text-properties style:font-name="Cantarell" fo:font-size="10pt" fo:language="en" fo:country="US" fo:font-weight="bold" officeooo:rsid="00add9a5" officeooo:paragraph-rsid="00ebd286" style:font-size-asian="10pt" style:font-weight-asian="bold" style:font-size-complex="10pt" style:font-weight-complex="bold"/>
    </style:style>
    <style:style style:name="P238" style:family="paragraph" style:parent-style-name="Table_20_Contents">
      <style:text-properties style:font-name="Cantarell" fo:font-size="10pt" fo:language="en" fo:country="US" fo:font-weight="bold" officeooo:rsid="00add9a5" officeooo:paragraph-rsid="010b3f4c" style:font-size-asian="10pt" style:font-weight-asian="bold" style:font-size-complex="10pt" style:font-weight-complex="bold"/>
    </style:style>
    <style:style style:name="P239" style:family="paragraph" style:parent-style-name="Table_20_Contents">
      <style:text-properties style:font-name="Cantarell" fo:font-size="10pt" fo:language="en" fo:country="US" fo:font-weight="bold" officeooo:rsid="00add9a5" officeooo:paragraph-rsid="01100f51" style:font-size-asian="10pt" style:font-weight-asian="bold" style:font-size-complex="10pt" style:font-weight-complex="bold"/>
    </style:style>
    <style:style style:name="P240" style:family="paragraph" style:parent-style-name="Table_20_Contents">
      <style:text-properties style:font-name="Cantarell" fo:font-size="10pt" fo:language="en" fo:country="US" fo:font-weight="bold" officeooo:rsid="00add9a5" officeooo:paragraph-rsid="00c3d6c2" style:font-size-asian="10pt" style:font-weight-asian="bold" style:font-size-complex="10pt" style:font-weight-complex="bold"/>
    </style:style>
    <style:style style:name="P241" style:family="paragraph" style:parent-style-name="Table_20_Contents">
      <style:text-properties style:font-name="Cantarell" fo:font-size="10pt" fo:language="en" fo:country="US" fo:font-weight="bold" officeooo:rsid="00add9a5" officeooo:paragraph-rsid="0112fb49" style:font-size-asian="10pt" style:font-weight-asian="bold" style:font-size-complex="10pt" style:font-weight-complex="bold"/>
    </style:style>
    <style:style style:name="P242" style:family="paragraph" style:parent-style-name="Table_20_Contents">
      <style:text-properties style:font-name="Cantarell" fo:font-size="10pt" fo:language="en" fo:country="US" fo:font-weight="bold" officeooo:rsid="00add9a5" officeooo:paragraph-rsid="011824b0" style:font-size-asian="10pt" style:font-weight-asian="bold" style:font-size-complex="10pt" style:font-weight-complex="bold"/>
    </style:style>
    <style:style style:name="P243" style:family="paragraph" style:parent-style-name="Table_20_Contents">
      <style:text-properties style:font-name="Cantarell" fo:font-size="10pt" fo:language="en" fo:country="US" fo:font-weight="bold" officeooo:rsid="00add9a5" officeooo:paragraph-rsid="011994d0" style:font-size-asian="10pt" style:font-weight-asian="bold" style:font-size-complex="10pt" style:font-weight-complex="bold"/>
    </style:style>
    <style:style style:name="P244" style:family="paragraph" style:parent-style-name="Table_20_Contents">
      <style:text-properties style:font-name="Cantarell" fo:font-size="10pt" fo:language="en" fo:country="US" fo:font-weight="bold" officeooo:rsid="009f5711" officeooo:paragraph-rsid="00b94d22" style:font-size-asian="10pt" style:font-weight-asian="bold" style:font-size-complex="10pt" style:font-weight-complex="bold"/>
    </style:style>
    <style:style style:name="P245" style:family="paragraph" style:parent-style-name="Table_20_Contents">
      <style:text-properties style:font-name="Cantarell" fo:font-size="10pt" fo:language="en" fo:country="US" fo:font-weight="bold" officeooo:rsid="009f5711" officeooo:paragraph-rsid="00c92836" style:font-size-asian="10pt" style:font-weight-asian="bold" style:font-size-complex="10pt" style:font-weight-complex="bold"/>
    </style:style>
    <style:style style:name="P246" style:family="paragraph" style:parent-style-name="Table_20_Contents">
      <style:text-properties style:font-name="Cantarell" fo:font-size="10pt" fo:language="en" fo:country="US" fo:font-weight="bold" officeooo:rsid="009f5711" officeooo:paragraph-rsid="00c155a0" style:font-size-asian="10pt" style:font-weight-asian="bold" style:font-size-complex="10pt" style:font-weight-complex="bold"/>
    </style:style>
    <style:style style:name="P247" style:family="paragraph" style:parent-style-name="Table_20_Contents">
      <style:text-properties style:font-name="Cantarell" fo:font-size="10pt" fo:language="en" fo:country="US" fo:font-weight="bold" officeooo:rsid="009f5711" officeooo:paragraph-rsid="00bf15bf" style:font-size-asian="10pt" style:font-weight-asian="bold" style:font-size-complex="10pt" style:font-weight-complex="bold"/>
    </style:style>
    <style:style style:name="P248" style:family="paragraph" style:parent-style-name="Table_20_Contents">
      <style:text-properties style:font-name="Cantarell" fo:font-size="10pt" fo:language="en" fo:country="US" fo:font-weight="bold" officeooo:rsid="009f5711" officeooo:paragraph-rsid="00d494b6" style:font-size-asian="10pt" style:font-weight-asian="bold" style:font-size-complex="10pt" style:font-weight-complex="bold"/>
    </style:style>
    <style:style style:name="P249" style:family="paragraph" style:parent-style-name="Table_20_Contents">
      <style:text-properties style:font-name="Cantarell" fo:font-size="10pt" fo:language="en" fo:country="US" fo:font-weight="bold" officeooo:rsid="009f5711" officeooo:paragraph-rsid="00bda148" style:font-size-asian="10pt" style:font-weight-asian="bold" style:font-size-complex="10pt" style:font-weight-complex="bold"/>
    </style:style>
    <style:style style:name="P250" style:family="paragraph" style:parent-style-name="Table_20_Contents">
      <style:text-properties style:font-name="Cantarell" fo:font-size="10pt" fo:language="en" fo:country="US" fo:font-weight="bold" officeooo:rsid="009f5711" officeooo:paragraph-rsid="00b88b36" style:font-size-asian="10pt" style:font-weight-asian="bold" style:font-size-complex="10pt" style:font-weight-complex="bold"/>
    </style:style>
    <style:style style:name="P251" style:family="paragraph" style:parent-style-name="Table_20_Contents">
      <style:text-properties style:font-name="Cantarell" fo:font-size="10pt" fo:language="en" fo:country="US" fo:font-weight="bold" officeooo:rsid="009f5711" officeooo:paragraph-rsid="00add9a5" style:font-size-asian="10pt" style:font-weight-asian="bold" style:font-size-complex="10pt" style:font-weight-complex="bold"/>
    </style:style>
    <style:style style:name="P252" style:family="paragraph" style:parent-style-name="Table_20_Contents">
      <style:text-properties style:font-name="Cantarell" fo:font-size="10pt" fo:language="en" fo:country="US" fo:font-weight="bold" officeooo:rsid="009f5711" officeooo:paragraph-rsid="00c667da" style:font-size-asian="10pt" style:font-weight-asian="bold" style:font-size-complex="10pt" style:font-weight-complex="bold"/>
    </style:style>
    <style:style style:name="P253" style:family="paragraph" style:parent-style-name="Table_20_Contents">
      <style:text-properties style:font-name="Cantarell" fo:font-size="10pt" fo:language="en" fo:country="US" fo:font-weight="bold" officeooo:rsid="009f5711" officeooo:paragraph-rsid="00a6a90c" style:font-size-asian="10pt" style:font-weight-asian="bold" style:font-size-complex="10pt" style:font-weight-complex="bold"/>
    </style:style>
    <style:style style:name="P254" style:family="paragraph" style:parent-style-name="Table_20_Contents">
      <style:text-properties style:font-name="Cantarell" fo:font-size="10pt" fo:language="en" fo:country="US" fo:font-weight="bold" officeooo:rsid="009f5711" officeooo:paragraph-rsid="00c9a249" style:font-size-asian="10pt" style:font-weight-asian="bold" style:font-size-complex="10pt" style:font-weight-complex="bold"/>
    </style:style>
    <style:style style:name="P255" style:family="paragraph" style:parent-style-name="Table_20_Contents">
      <style:text-properties style:font-name="Cantarell" fo:font-size="10pt" fo:language="en" fo:country="US" fo:font-weight="bold" officeooo:rsid="009f5711" officeooo:paragraph-rsid="00caa959" style:font-size-asian="10pt" style:font-weight-asian="bold" style:font-size-complex="10pt" style:font-weight-complex="bold"/>
    </style:style>
    <style:style style:name="P256" style:family="paragraph" style:parent-style-name="Table_20_Contents">
      <style:text-properties style:font-name="Cantarell" fo:font-size="10pt" fo:language="en" fo:country="US" fo:font-weight="bold" officeooo:rsid="009f5711" officeooo:paragraph-rsid="00cbf2dc" style:font-size-asian="10pt" style:font-weight-asian="bold" style:font-size-complex="10pt" style:font-weight-complex="bold"/>
    </style:style>
    <style:style style:name="P257" style:family="paragraph" style:parent-style-name="Table_20_Contents">
      <style:text-properties style:font-name="Cantarell" fo:font-size="10pt" fo:language="en" fo:country="US" fo:font-weight="bold" officeooo:rsid="009f5711" officeooo:paragraph-rsid="00ccdca8" style:font-size-asian="10pt" style:font-weight-asian="bold" style:font-size-complex="10pt" style:font-weight-complex="bold"/>
    </style:style>
    <style:style style:name="P258" style:family="paragraph" style:parent-style-name="Table_20_Contents">
      <style:text-properties style:font-name="Cantarell" fo:font-size="10pt" fo:language="en" fo:country="US" fo:font-weight="bold" officeooo:rsid="009f5711" officeooo:paragraph-rsid="00d75124" style:font-size-asian="10pt" style:font-weight-asian="bold" style:font-size-complex="10pt" style:font-weight-complex="bold"/>
    </style:style>
    <style:style style:name="P259" style:family="paragraph" style:parent-style-name="Table_20_Contents">
      <style:text-properties style:font-name="Cantarell" fo:font-size="10pt" fo:language="en" fo:country="US" fo:font-weight="bold" officeooo:rsid="009f5711" officeooo:paragraph-rsid="00d7a7f0" style:font-size-asian="10pt" style:font-weight-asian="bold" style:font-size-complex="10pt" style:font-weight-complex="bold"/>
    </style:style>
    <style:style style:name="P260" style:family="paragraph" style:parent-style-name="Table_20_Contents">
      <style:text-properties style:font-name="Cantarell" fo:font-size="10pt" fo:language="en" fo:country="US" fo:font-weight="bold" officeooo:rsid="009f5711" officeooo:paragraph-rsid="00cd5f13" style:font-size-asian="10pt" style:font-weight-asian="bold" style:font-size-complex="10pt" style:font-weight-complex="bold"/>
    </style:style>
    <style:style style:name="P261" style:family="paragraph" style:parent-style-name="Table_20_Contents">
      <style:text-properties style:font-name="Cantarell" fo:font-size="10pt" fo:language="en" fo:country="US" fo:font-weight="bold" officeooo:rsid="009f5711" officeooo:paragraph-rsid="00cf03c6" style:font-size-asian="10pt" style:font-weight-asian="bold" style:font-size-complex="10pt" style:font-weight-complex="bold"/>
    </style:style>
    <style:style style:name="P262" style:family="paragraph" style:parent-style-name="Table_20_Contents">
      <style:text-properties style:font-name="Cantarell" fo:font-size="10pt" fo:language="en" fo:country="US" fo:font-weight="bold" officeooo:rsid="009f5711" officeooo:paragraph-rsid="00d01497" style:font-size-asian="10pt" style:font-weight-asian="bold" style:font-size-complex="10pt" style:font-weight-complex="bold"/>
    </style:style>
    <style:style style:name="P263" style:family="paragraph" style:parent-style-name="Table_20_Contents">
      <style:text-properties style:font-name="Cantarell" fo:font-size="10pt" fo:language="en" fo:country="US" fo:font-weight="bold" officeooo:rsid="009f5711" officeooo:paragraph-rsid="00d0ec54" style:font-size-asian="10pt" style:font-weight-asian="bold" style:font-size-complex="10pt" style:font-weight-complex="bold"/>
    </style:style>
    <style:style style:name="P264" style:family="paragraph" style:parent-style-name="Table_20_Contents">
      <style:text-properties style:font-name="Cantarell" fo:font-size="10pt" fo:language="en" fo:country="US" fo:font-weight="bold" officeooo:rsid="009f5711" officeooo:paragraph-rsid="00eb7041" style:font-size-asian="10pt" style:font-weight-asian="bold" style:font-size-complex="10pt" style:font-weight-complex="bold"/>
    </style:style>
    <style:style style:name="P265" style:family="paragraph" style:parent-style-name="Table_20_Contents">
      <style:text-properties style:font-name="Cantarell" fo:font-size="10pt" fo:language="en" fo:country="US" fo:font-weight="bold" officeooo:rsid="009f5711" officeooo:paragraph-rsid="00ebd286" style:font-size-asian="10pt" style:font-weight-asian="bold" style:font-size-complex="10pt" style:font-weight-complex="bold"/>
    </style:style>
    <style:style style:name="P266" style:family="paragraph" style:parent-style-name="Table_20_Contents">
      <style:text-properties style:font-name="Cantarell" fo:font-size="10pt" fo:language="en" fo:country="US" fo:font-weight="bold" officeooo:rsid="009f5711" officeooo:paragraph-rsid="00c3d6c2" style:font-size-asian="10pt" style:font-weight-asian="bold" style:font-size-complex="10pt" style:font-weight-complex="bold"/>
    </style:style>
    <style:style style:name="P267" style:family="paragraph" style:parent-style-name="Table_20_Contents">
      <style:text-properties style:font-name="Cantarell" fo:font-size="10pt" fo:language="en" fo:country="US" fo:font-weight="bold" officeooo:rsid="009f5711" officeooo:paragraph-rsid="0112fb49" style:font-size-asian="10pt" style:font-weight-asian="bold" style:font-size-complex="10pt" style:font-weight-complex="bold"/>
    </style:style>
    <style:style style:name="P268" style:family="paragraph" style:parent-style-name="Table_20_Contents">
      <style:text-properties style:font-name="Cantarell" fo:font-size="10pt" fo:language="en" fo:country="US" fo:font-weight="bold" officeooo:rsid="009f5711" officeooo:paragraph-rsid="011824b0" style:font-size-asian="10pt" style:font-weight-asian="bold" style:font-size-complex="10pt" style:font-weight-complex="bold"/>
    </style:style>
    <style:style style:name="P269" style:family="paragraph" style:parent-style-name="Table_20_Contents">
      <style:text-properties style:font-name="Cantarell" fo:font-size="10pt" fo:language="en" fo:country="US" fo:font-weight="bold" officeooo:rsid="009f5711" officeooo:paragraph-rsid="011994d0" style:font-size-asian="10pt" style:font-weight-asian="bold" style:font-size-complex="10pt" style:font-weight-complex="bold"/>
    </style:style>
    <style:style style:name="P270" style:family="paragraph" style:parent-style-name="Table_20_Contents">
      <style:text-properties style:font-name="Cantarell" fo:font-size="10pt" fo:language="en" fo:country="US" fo:font-weight="bold" officeooo:rsid="00ee91db" officeooo:paragraph-rsid="00ee91db" style:font-size-asian="10pt" style:font-weight-asian="bold" style:font-size-complex="10pt" style:font-weight-complex="bold"/>
    </style:style>
    <style:style style:name="P271" style:family="paragraph" style:parent-style-name="Table_20_Contents">
      <style:text-properties style:font-name="Cantarell" fo:font-size="10pt" fo:language="en" fo:country="US" fo:font-weight="bold" officeooo:rsid="00ee91db" officeooo:paragraph-rsid="00f08859" style:font-size-asian="10pt" style:font-weight-asian="bold" style:font-size-complex="10pt" style:font-weight-complex="bold"/>
    </style:style>
    <style:style style:name="P272" style:family="paragraph" style:parent-style-name="Table_20_Contents">
      <style:text-properties style:font-name="Cantarell" fo:font-size="10pt" fo:language="en" fo:country="US" fo:font-weight="bold" officeooo:rsid="00ee91db" officeooo:paragraph-rsid="00f1b53b" style:font-size-asian="10pt" style:font-weight-asian="bold" style:font-size-complex="10pt" style:font-weight-complex="bold"/>
    </style:style>
    <style:style style:name="P273" style:family="paragraph" style:parent-style-name="Table_20_Contents">
      <style:text-properties style:font-name="Cantarell" fo:font-size="10pt" fo:language="en" fo:country="US" fo:font-weight="bold" officeooo:rsid="00ee91db" officeooo:paragraph-rsid="00f2f949" style:font-size-asian="10pt" style:font-weight-asian="bold" style:font-size-complex="10pt" style:font-weight-complex="bold"/>
    </style:style>
    <style:style style:name="P274" style:family="paragraph" style:parent-style-name="Table_20_Contents">
      <style:text-properties style:font-name="Cantarell" fo:font-size="10pt" fo:language="en" fo:country="US" fo:font-weight="bold" officeooo:rsid="00ee91db" officeooo:paragraph-rsid="00f453ff" style:font-size-asian="10pt" style:font-weight-asian="bold" style:font-size-complex="10pt" style:font-weight-complex="bold"/>
    </style:style>
    <style:style style:name="P275" style:family="paragraph" style:parent-style-name="Table_20_Contents">
      <style:text-properties style:font-name="Cantarell" fo:font-size="10pt" fo:language="en" fo:country="US" fo:font-weight="bold" officeooo:rsid="00ee91db" officeooo:paragraph-rsid="00f5e468" style:font-size-asian="10pt" style:font-weight-asian="bold" style:font-size-complex="10pt" style:font-weight-complex="bold"/>
    </style:style>
    <style:style style:name="P276" style:family="paragraph" style:parent-style-name="Table_20_Contents">
      <style:text-properties style:font-name="Cantarell" fo:font-size="10pt" fo:language="en" fo:country="US" fo:font-weight="bold" officeooo:rsid="00ee91db" officeooo:paragraph-rsid="00f78169" style:font-size-asian="10pt" style:font-weight-asian="bold" style:font-size-complex="10pt" style:font-weight-complex="bold"/>
    </style:style>
    <style:style style:name="P277" style:family="paragraph" style:parent-style-name="Table_20_Contents">
      <style:text-properties style:font-name="Cantarell" fo:font-size="10pt" fo:language="en" fo:country="US" fo:font-weight="bold" officeooo:rsid="00ee91db" officeooo:paragraph-rsid="00f94edb" style:font-size-asian="10pt" style:font-weight-asian="bold" style:font-size-complex="10pt" style:font-weight-complex="bold"/>
    </style:style>
    <style:style style:name="P278" style:family="paragraph" style:parent-style-name="Table_20_Contents">
      <style:text-properties style:font-name="Cantarell" fo:font-size="10pt" fo:language="en" fo:country="US" fo:font-weight="bold" officeooo:rsid="00ee91db" officeooo:paragraph-rsid="00f978c6" style:font-size-asian="10pt" style:font-weight-asian="bold" style:font-size-complex="10pt" style:font-weight-complex="bold"/>
    </style:style>
    <style:style style:name="P279" style:family="paragraph" style:parent-style-name="Table_20_Contents">
      <style:text-properties style:font-name="Cantarell" fo:font-size="10pt" fo:language="en" fo:country="US" fo:font-weight="bold" officeooo:rsid="00ee91db" officeooo:paragraph-rsid="00f9ae78" style:font-size-asian="10pt" style:font-weight-asian="bold" style:font-size-complex="10pt" style:font-weight-complex="bold"/>
    </style:style>
    <style:style style:name="P280" style:family="paragraph" style:parent-style-name="Table_20_Contents">
      <style:text-properties style:font-name="Cantarell" fo:font-size="10pt" fo:language="en" fo:country="US" fo:font-weight="bold" officeooo:rsid="00ee91db" officeooo:paragraph-rsid="00fa111d" style:font-size-asian="10pt" style:font-weight-asian="bold" style:font-size-complex="10pt" style:font-weight-complex="bold"/>
    </style:style>
    <style:style style:name="P281" style:family="paragraph" style:parent-style-name="Table_20_Contents">
      <style:text-properties style:font-name="Cantarell" fo:font-size="10pt" fo:language="en" fo:country="US" fo:font-weight="bold" officeooo:rsid="00ee91db" officeooo:paragraph-rsid="00fb7d5d" style:font-size-asian="10pt" style:font-weight-asian="bold" style:font-size-complex="10pt" style:font-weight-complex="bold"/>
    </style:style>
    <style:style style:name="P282" style:family="paragraph" style:parent-style-name="Table_20_Contents">
      <style:text-properties style:font-name="Cantarell" fo:font-size="10pt" fo:language="en" fo:country="US" fo:font-weight="bold" officeooo:rsid="00ee91db" officeooo:paragraph-rsid="00fcf089" style:font-size-asian="10pt" style:font-weight-asian="bold" style:font-size-complex="10pt" style:font-weight-complex="bold"/>
    </style:style>
    <style:style style:name="P283" style:family="paragraph" style:parent-style-name="Table_20_Contents">
      <style:text-properties style:font-name="Cantarell" fo:font-size="10pt" fo:language="en" fo:country="US" fo:font-weight="bold" officeooo:rsid="00ee91db" officeooo:paragraph-rsid="00fe901c" style:font-size-asian="10pt" style:font-weight-asian="bold" style:font-size-complex="10pt" style:font-weight-complex="bold"/>
    </style:style>
    <style:style style:name="P284" style:family="paragraph" style:parent-style-name="Table_20_Contents">
      <style:text-properties style:font-name="Cantarell" fo:font-size="10pt" fo:language="en" fo:country="US" fo:font-weight="bold" officeooo:rsid="00ee91db" officeooo:paragraph-rsid="00ffcffb" style:font-size-asian="10pt" style:font-weight-asian="bold" style:font-size-complex="10pt" style:font-weight-complex="bold"/>
    </style:style>
    <style:style style:name="P285" style:family="paragraph" style:parent-style-name="Table_20_Contents">
      <style:text-properties style:font-name="Cantarell" fo:font-size="10pt" fo:language="en" fo:country="US" fo:font-weight="bold" officeooo:rsid="00ee91db" officeooo:paragraph-rsid="0100c815" style:font-size-asian="10pt" style:font-weight-asian="bold" style:font-size-complex="10pt" style:font-weight-complex="bold"/>
    </style:style>
    <style:style style:name="P286" style:family="paragraph" style:parent-style-name="Table_20_Contents">
      <style:text-properties style:font-name="Cantarell" fo:font-size="10pt" fo:language="en" fo:country="US" fo:font-weight="bold" officeooo:rsid="00ee91db" officeooo:paragraph-rsid="0102c32d" style:font-size-asian="10pt" style:font-weight-asian="bold" style:font-size-complex="10pt" style:font-weight-complex="bold"/>
    </style:style>
    <style:style style:name="P287" style:family="paragraph" style:parent-style-name="Table_20_Contents">
      <style:text-properties style:font-name="Cantarell" fo:font-size="10pt" fo:language="en" fo:country="US" fo:font-weight="bold" officeooo:rsid="00ee91db" officeooo:paragraph-rsid="01048510" style:font-size-asian="10pt" style:font-weight-asian="bold" style:font-size-complex="10pt" style:font-weight-complex="bold"/>
    </style:style>
    <style:style style:name="P288" style:family="paragraph" style:parent-style-name="Table_20_Contents">
      <style:text-properties style:font-name="Cantarell" fo:font-size="10pt" fo:language="en" fo:country="US" fo:font-weight="bold" officeooo:rsid="00ee91db" officeooo:paragraph-rsid="01053cd0" style:font-size-asian="10pt" style:font-weight-asian="bold" style:font-size-complex="10pt" style:font-weight-complex="bold"/>
    </style:style>
    <style:style style:name="P289" style:family="paragraph" style:parent-style-name="Table_20_Contents">
      <style:text-properties style:font-name="Cantarell" fo:font-size="10pt" fo:language="en" fo:country="US" fo:font-weight="bold" officeooo:rsid="00ee91db" officeooo:paragraph-rsid="0106d4a0" style:font-size-asian="10pt" style:font-weight-asian="bold" style:font-size-complex="10pt" style:font-weight-complex="bold"/>
    </style:style>
    <style:style style:name="P290" style:family="paragraph" style:parent-style-name="Table_20_Contents">
      <style:text-properties style:font-name="Cantarell" fo:font-size="10pt" fo:language="en" fo:country="US" fo:font-weight="bold" officeooo:rsid="00ee91db" officeooo:paragraph-rsid="01079682" style:font-size-asian="10pt" style:font-weight-asian="bold" style:font-size-complex="10pt" style:font-weight-complex="bold"/>
    </style:style>
    <style:style style:name="P291" style:family="paragraph" style:parent-style-name="Table_20_Contents">
      <style:text-properties style:font-name="Cantarell" fo:font-size="10pt" fo:language="en" fo:country="US" fo:font-weight="bold" officeooo:rsid="00ee91db" officeooo:paragraph-rsid="0108d693" style:font-size-asian="10pt" style:font-weight-asian="bold" style:font-size-complex="10pt" style:font-weight-complex="bold"/>
    </style:style>
    <style:style style:name="P292" style:family="paragraph" style:parent-style-name="Table_20_Contents">
      <style:text-properties style:font-name="Cantarell" fo:font-size="10pt" fo:language="en" fo:country="US" fo:font-weight="bold" officeooo:rsid="00ee91db" officeooo:paragraph-rsid="0109919e" style:font-size-asian="10pt" style:font-weight-asian="bold" style:font-size-complex="10pt" style:font-weight-complex="bold"/>
    </style:style>
    <style:style style:name="P293" style:family="paragraph" style:parent-style-name="Table_20_Contents">
      <style:text-properties style:font-name="Cantarell" fo:font-size="10pt" fo:language="en" fo:country="US" fo:font-weight="bold" officeooo:rsid="00ee91db" officeooo:paragraph-rsid="010b3f4c" style:font-size-asian="10pt" style:font-weight-asian="bold" style:font-size-complex="10pt" style:font-weight-complex="bold"/>
    </style:style>
    <style:style style:name="P294" style:family="paragraph" style:parent-style-name="Table_20_Contents">
      <style:text-properties style:font-name="Cantarell" fo:font-size="10pt" fo:language="en" fo:country="US" fo:font-weight="bold" officeooo:rsid="00ee91db" officeooo:paragraph-rsid="01100f51" style:font-size-asian="10pt" style:font-weight-asian="bold" style:font-size-complex="10pt" style:font-weight-complex="bold"/>
    </style:style>
    <style:style style:name="P295" style:family="paragraph" style:parent-style-name="Table_20_Contents">
      <style:text-properties style:font-name="Cantarell" fo:font-size="10pt" fo:language="en" fo:country="US" fo:font-weight="bold" officeooo:rsid="00ee91db" officeooo:paragraph-rsid="00f7dac6" style:font-size-asian="10pt" style:font-weight-asian="bold" style:font-size-complex="10pt" style:font-weight-complex="bold"/>
    </style:style>
    <style:style style:name="P296" style:family="paragraph" style:parent-style-name="Table_20_Contents">
      <style:text-properties style:font-name="Cantarell" fo:font-size="10pt" fo:language="en" fo:country="US" fo:font-weight="bold" officeooo:rsid="00ee91db" officeooo:paragraph-rsid="0112fb49" style:font-size-asian="10pt" style:font-weight-asian="bold" style:font-size-complex="10pt" style:font-weight-complex="bold"/>
    </style:style>
    <style:style style:name="P297" style:family="paragraph" style:parent-style-name="Table_20_Contents">
      <style:text-properties style:font-name="Cantarell" fo:font-size="10pt" fo:language="en" fo:country="US" fo:font-weight="bold" officeooo:rsid="00ee91db" officeooo:paragraph-rsid="011824b0" style:font-size-asian="10pt" style:font-weight-asian="bold" style:font-size-complex="10pt" style:font-weight-complex="bold"/>
    </style:style>
    <style:style style:name="P298" style:family="paragraph" style:parent-style-name="Table_20_Contents">
      <style:text-properties style:font-name="Cantarell" fo:font-size="10pt" fo:language="en" fo:country="US" fo:font-weight="bold" officeooo:rsid="00ee91db" officeooo:paragraph-rsid="011994d0" style:font-size-asian="10pt" style:font-weight-asian="bold" style:font-size-complex="10pt" style:font-weight-complex="bold"/>
    </style:style>
    <style:style style:name="P299" style:family="paragraph" style:parent-style-name="Table_20_Contents">
      <style:text-properties style:font-name="Cantarell" fo:font-size="10pt" fo:language="en" fo:country="US" officeooo:rsid="00127ba7" officeooo:paragraph-rsid="00b94d22" style:font-size-asian="10pt" style:font-size-complex="10pt"/>
    </style:style>
    <style:style style:name="P300" style:family="paragraph" style:parent-style-name="Table_20_Contents">
      <style:text-properties style:font-name="Cantarell" fo:font-size="10pt" fo:language="en" fo:country="US" officeooo:rsid="00127ba7" officeooo:paragraph-rsid="00c155a0" style:font-size-asian="10pt" style:font-size-complex="10pt"/>
    </style:style>
    <style:style style:name="P301" style:family="paragraph" style:parent-style-name="Table_20_Contents">
      <style:text-properties style:font-name="Cantarell" fo:font-size="10pt" fo:language="en" fo:country="US" officeooo:rsid="00127ba7" officeooo:paragraph-rsid="00bf15bf" style:font-size-asian="10pt" style:font-size-complex="10pt"/>
    </style:style>
    <style:style style:name="P302" style:family="paragraph" style:parent-style-name="Table_20_Contents">
      <style:text-properties style:font-name="Cantarell" fo:font-size="10pt" fo:language="en" fo:country="US" officeooo:rsid="00127ba7" officeooo:paragraph-rsid="00bda148" style:font-size-asian="10pt" style:font-size-complex="10pt"/>
    </style:style>
    <style:style style:name="P303" style:family="paragraph" style:parent-style-name="Table_20_Contents">
      <style:text-properties style:font-name="Cantarell" fo:font-size="10pt" fo:language="en" fo:country="US" officeooo:rsid="00127ba7" officeooo:paragraph-rsid="00b88b36" style:font-size-asian="10pt" style:font-size-complex="10pt"/>
    </style:style>
    <style:style style:name="P304" style:family="paragraph" style:parent-style-name="Table_20_Contents">
      <style:text-properties style:font-name="Cantarell" fo:font-size="10pt" fo:language="en" fo:country="US" officeooo:rsid="00127ba7" officeooo:paragraph-rsid="00add9a5" style:font-size-asian="10pt" style:font-size-complex="10pt"/>
    </style:style>
    <style:style style:name="P305" style:family="paragraph" style:parent-style-name="Table_20_Contents">
      <style:text-properties style:font-name="Cantarell" fo:font-size="10pt" fo:language="en" fo:country="US" officeooo:rsid="00127ba7" officeooo:paragraph-rsid="00c667da" style:font-size-asian="10pt" style:font-size-complex="10pt"/>
    </style:style>
    <style:style style:name="P306" style:family="paragraph" style:parent-style-name="Table_20_Contents">
      <style:text-properties style:font-name="Cantarell" fo:font-size="10pt" fo:language="en" fo:country="US" officeooo:rsid="00127ba7" officeooo:paragraph-rsid="00a6a90c" style:font-size-asian="10pt" style:font-size-complex="10pt"/>
    </style:style>
    <style:style style:name="P307" style:family="paragraph" style:parent-style-name="Table_20_Contents">
      <style:text-properties style:font-name="Cantarell" fo:font-size="10pt" fo:language="en" fo:country="US" officeooo:rsid="00127ba7" officeooo:paragraph-rsid="00a4c9ae" style:font-size-asian="10pt" style:font-size-complex="10pt"/>
    </style:style>
    <style:style style:name="P308" style:family="paragraph" style:parent-style-name="Table_20_Contents">
      <style:text-properties style:font-name="Cantarell" fo:font-size="10pt" fo:language="en" fo:country="US" officeooo:rsid="00127ba7" officeooo:paragraph-rsid="006555f2" style:font-size-asian="10pt" style:font-size-complex="10pt"/>
    </style:style>
    <style:style style:name="P309" style:family="paragraph" style:parent-style-name="Table_20_Contents">
      <style:text-properties style:font-name="Cantarell" fo:font-size="10pt" fo:language="en" fo:country="US" officeooo:rsid="00127ba7" officeooo:paragraph-rsid="00c82f04" style:font-size-asian="10pt" style:font-size-complex="10pt"/>
    </style:style>
    <style:style style:name="P310" style:family="paragraph" style:parent-style-name="Table_20_Contents">
      <style:text-properties style:font-name="Cantarell" fo:font-size="10pt" fo:language="en" fo:country="US" officeooo:rsid="00127ba7" officeooo:paragraph-rsid="00c3d6c2" style:font-size-asian="10pt" style:font-size-complex="10pt"/>
    </style:style>
    <style:style style:name="P311" style:family="paragraph" style:parent-style-name="Table_20_Contents">
      <style:text-properties style:font-name="Cantarell" fo:font-size="10pt" fo:language="en" fo:country="US" officeooo:rsid="00127ba7" officeooo:paragraph-rsid="0112fb49" style:font-size-asian="10pt" style:font-size-complex="10pt"/>
    </style:style>
    <style:style style:name="P312" style:family="paragraph" style:parent-style-name="Table_20_Contents">
      <style:text-properties style:font-name="Cantarell" fo:font-size="10pt" fo:language="en" fo:country="US" officeooo:rsid="00b2e5cb" officeooo:paragraph-rsid="00b94d22" style:font-size-asian="10pt" style:font-size-complex="10pt"/>
    </style:style>
    <style:style style:name="P313" style:family="paragraph" style:parent-style-name="Table_20_Contents">
      <style:text-properties style:font-name="Cantarell" fo:font-size="10pt" fo:language="en" fo:country="US" officeooo:rsid="00b2e5cb" officeooo:paragraph-rsid="00c667da" style:font-size-asian="10pt" style:font-size-complex="10pt"/>
    </style:style>
    <style:style style:name="P314" style:family="paragraph" style:parent-style-name="Table_20_Contents">
      <style:text-properties style:font-name="Cantarell" fo:font-size="10pt" fo:language="en" fo:country="US" officeooo:rsid="00b2e5cb" officeooo:paragraph-rsid="00b2e5cb" style:font-size-asian="10pt" style:font-size-complex="10pt"/>
    </style:style>
    <style:style style:name="P315" style:family="paragraph" style:parent-style-name="Table_20_Contents">
      <style:text-properties style:font-name="Cantarell" fo:font-size="10pt" fo:language="en" fo:country="US" officeooo:rsid="00de3615" officeooo:paragraph-rsid="00de3615" style:font-size-asian="10pt" style:font-size-complex="10pt"/>
    </style:style>
    <style:style style:name="P316" style:family="paragraph" style:parent-style-name="Table_20_Contents">
      <style:text-properties style:font-name="Cantarell" fo:font-size="10pt" fo:language="en" fo:country="US" officeooo:rsid="00153d7c" officeooo:paragraph-rsid="00b94d22" style:font-size-asian="10pt" style:font-size-complex="10pt"/>
    </style:style>
    <style:style style:name="P317" style:family="paragraph" style:parent-style-name="Table_20_Contents">
      <style:text-properties style:font-name="Cantarell" fo:font-size="10pt" fo:language="en" fo:country="US" officeooo:rsid="00153d7c" officeooo:paragraph-rsid="00c92836" style:font-size-asian="10pt" style:font-size-complex="10pt"/>
    </style:style>
    <style:style style:name="P318" style:family="paragraph" style:parent-style-name="Table_20_Contents">
      <style:text-properties style:font-name="Cantarell" fo:font-size="10pt" fo:language="en" fo:country="US" officeooo:rsid="00153d7c" officeooo:paragraph-rsid="00c155a0" style:font-size-asian="10pt" style:font-size-complex="10pt"/>
    </style:style>
    <style:style style:name="P319" style:family="paragraph" style:parent-style-name="Table_20_Contents">
      <style:text-properties style:font-name="Cantarell" fo:font-size="10pt" fo:language="en" fo:country="US" officeooo:rsid="00153d7c" officeooo:paragraph-rsid="00bf15bf" style:font-size-asian="10pt" style:font-size-complex="10pt"/>
    </style:style>
    <style:style style:name="P320" style:family="paragraph" style:parent-style-name="Table_20_Contents">
      <style:text-properties style:font-name="Cantarell" fo:font-size="10pt" fo:language="en" fo:country="US" officeooo:rsid="00153d7c" officeooo:paragraph-rsid="00d494b6" style:font-size-asian="10pt" style:font-size-complex="10pt"/>
    </style:style>
    <style:style style:name="P321" style:family="paragraph" style:parent-style-name="Table_20_Contents">
      <style:text-properties style:font-name="Cantarell" fo:font-size="10pt" fo:language="en" fo:country="US" officeooo:rsid="00153d7c" officeooo:paragraph-rsid="00bda148" style:font-size-asian="10pt" style:font-size-complex="10pt"/>
    </style:style>
    <style:style style:name="P322" style:family="paragraph" style:parent-style-name="Table_20_Contents">
      <style:text-properties style:font-name="Cantarell" fo:font-size="10pt" fo:language="en" fo:country="US" officeooo:rsid="00153d7c" officeooo:paragraph-rsid="00b88b36" style:font-size-asian="10pt" style:font-size-complex="10pt"/>
    </style:style>
    <style:style style:name="P323" style:family="paragraph" style:parent-style-name="Table_20_Contents">
      <style:text-properties style:font-name="Cantarell" fo:font-size="10pt" fo:language="en" fo:country="US" officeooo:rsid="00153d7c" officeooo:paragraph-rsid="00add9a5" style:font-size-asian="10pt" style:font-size-complex="10pt"/>
    </style:style>
    <style:style style:name="P324" style:family="paragraph" style:parent-style-name="Table_20_Contents">
      <style:text-properties style:font-name="Cantarell" fo:font-size="10pt" fo:language="en" fo:country="US" officeooo:rsid="00153d7c" officeooo:paragraph-rsid="00c667da" style:font-size-asian="10pt" style:font-size-complex="10pt"/>
    </style:style>
    <style:style style:name="P325" style:family="paragraph" style:parent-style-name="Table_20_Contents">
      <style:text-properties style:font-name="Cantarell" fo:font-size="10pt" fo:language="en" fo:country="US" officeooo:rsid="00153d7c" officeooo:paragraph-rsid="00a6a90c" style:font-size-asian="10pt" style:font-size-complex="10pt"/>
    </style:style>
    <style:style style:name="P326" style:family="paragraph" style:parent-style-name="Table_20_Contents">
      <style:text-properties style:font-name="Cantarell" fo:font-size="10pt" fo:language="en" fo:country="US" officeooo:rsid="00153d7c" officeooo:paragraph-rsid="00a4c9ae" style:font-size-asian="10pt" style:font-size-complex="10pt"/>
    </style:style>
    <style:style style:name="P327" style:family="paragraph" style:parent-style-name="Table_20_Contents">
      <style:text-properties style:font-name="Cantarell" fo:font-size="10pt" fo:language="en" fo:country="US" officeooo:rsid="00153d7c" officeooo:paragraph-rsid="006555f2" style:font-size-asian="10pt" style:font-size-complex="10pt"/>
    </style:style>
    <style:style style:name="P328" style:family="paragraph" style:parent-style-name="Table_20_Contents">
      <style:text-properties style:font-name="Cantarell" fo:font-size="10pt" fo:language="en" fo:country="US" officeooo:rsid="00153d7c" officeooo:paragraph-rsid="00c82f04" style:font-size-asian="10pt" style:font-size-complex="10pt"/>
    </style:style>
    <style:style style:name="P329" style:family="paragraph" style:parent-style-name="Table_20_Contents">
      <style:text-properties style:font-name="Cantarell" fo:font-size="10pt" fo:language="en" fo:country="US" officeooo:rsid="00153d7c" officeooo:paragraph-rsid="00c9a249" style:font-size-asian="10pt" style:font-size-complex="10pt"/>
    </style:style>
    <style:style style:name="P330" style:family="paragraph" style:parent-style-name="Table_20_Contents">
      <style:text-properties style:font-name="Cantarell" fo:font-size="10pt" fo:language="en" fo:country="US" officeooo:rsid="00153d7c" officeooo:paragraph-rsid="00caa959" style:font-size-asian="10pt" style:font-size-complex="10pt"/>
    </style:style>
    <style:style style:name="P331" style:family="paragraph" style:parent-style-name="Table_20_Contents">
      <style:text-properties style:font-name="Cantarell" fo:font-size="10pt" fo:language="en" fo:country="US" officeooo:rsid="00153d7c" officeooo:paragraph-rsid="00cbf2dc" style:font-size-asian="10pt" style:font-size-complex="10pt"/>
    </style:style>
    <style:style style:name="P332" style:family="paragraph" style:parent-style-name="Table_20_Contents">
      <style:text-properties style:font-name="Cantarell" fo:font-size="10pt" fo:language="en" fo:country="US" officeooo:rsid="00153d7c" officeooo:paragraph-rsid="00ccdca8" style:font-size-asian="10pt" style:font-size-complex="10pt"/>
    </style:style>
    <style:style style:name="P333" style:family="paragraph" style:parent-style-name="Table_20_Contents">
      <style:text-properties style:font-name="Cantarell" fo:font-size="10pt" fo:language="en" fo:country="US" officeooo:rsid="00153d7c" officeooo:paragraph-rsid="00d75124" style:font-size-asian="10pt" style:font-size-complex="10pt"/>
    </style:style>
    <style:style style:name="P334" style:family="paragraph" style:parent-style-name="Table_20_Contents">
      <style:text-properties style:font-name="Cantarell" fo:font-size="10pt" fo:language="en" fo:country="US" officeooo:rsid="00153d7c" officeooo:paragraph-rsid="00d7a7f0" style:font-size-asian="10pt" style:font-size-complex="10pt"/>
    </style:style>
    <style:style style:name="P335" style:family="paragraph" style:parent-style-name="Table_20_Contents">
      <style:text-properties style:font-name="Cantarell" fo:font-size="10pt" fo:language="en" fo:country="US" officeooo:rsid="00153d7c" officeooo:paragraph-rsid="00cd5f13" style:font-size-asian="10pt" style:font-size-complex="10pt"/>
    </style:style>
    <style:style style:name="P336" style:family="paragraph" style:parent-style-name="Table_20_Contents">
      <style:text-properties style:font-name="Cantarell" fo:font-size="10pt" fo:language="en" fo:country="US" officeooo:rsid="00153d7c" officeooo:paragraph-rsid="00cf03c6" style:font-size-asian="10pt" style:font-size-complex="10pt"/>
    </style:style>
    <style:style style:name="P337" style:family="paragraph" style:parent-style-name="Table_20_Contents">
      <style:text-properties style:font-name="Cantarell" fo:font-size="10pt" fo:language="en" fo:country="US" officeooo:rsid="00153d7c" officeooo:paragraph-rsid="00d01497" style:font-size-asian="10pt" style:font-size-complex="10pt"/>
    </style:style>
    <style:style style:name="P338" style:family="paragraph" style:parent-style-name="Table_20_Contents">
      <style:text-properties style:font-name="Cantarell" fo:font-size="10pt" fo:language="en" fo:country="US" officeooo:rsid="00153d7c" officeooo:paragraph-rsid="00d0ec54" style:font-size-asian="10pt" style:font-size-complex="10pt"/>
    </style:style>
    <style:style style:name="P339" style:family="paragraph" style:parent-style-name="Table_20_Contents">
      <style:text-properties style:font-name="Cantarell" fo:font-size="10pt" fo:language="en" fo:country="US" officeooo:rsid="00153d7c" officeooo:paragraph-rsid="00eb7041" style:font-size-asian="10pt" style:font-size-complex="10pt"/>
    </style:style>
    <style:style style:name="P340" style:family="paragraph" style:parent-style-name="Table_20_Contents">
      <style:text-properties style:font-name="Cantarell" fo:font-size="10pt" fo:language="en" fo:country="US" officeooo:rsid="00153d7c" officeooo:paragraph-rsid="00ebd286" style:font-size-asian="10pt" style:font-size-complex="10pt"/>
    </style:style>
    <style:style style:name="P341" style:family="paragraph" style:parent-style-name="Table_20_Contents">
      <style:text-properties style:font-name="Cantarell" fo:font-size="10pt" fo:language="en" fo:country="US" officeooo:rsid="00153d7c" officeooo:paragraph-rsid="010b3f4c" style:font-size-asian="10pt" style:font-size-complex="10pt"/>
    </style:style>
    <style:style style:name="P342" style:family="paragraph" style:parent-style-name="Table_20_Contents">
      <style:text-properties style:font-name="Cantarell" fo:font-size="10pt" fo:language="en" fo:country="US" officeooo:rsid="00153d7c" officeooo:paragraph-rsid="01100f51" style:font-size-asian="10pt" style:font-size-complex="10pt"/>
    </style:style>
    <style:style style:name="P343" style:family="paragraph" style:parent-style-name="Table_20_Contents">
      <style:text-properties style:font-name="Cantarell" fo:font-size="10pt" fo:language="en" fo:country="US" officeooo:rsid="00153d7c" officeooo:paragraph-rsid="00c3d6c2" style:font-size-asian="10pt" style:font-size-complex="10pt"/>
    </style:style>
    <style:style style:name="P344" style:family="paragraph" style:parent-style-name="Table_20_Contents">
      <style:text-properties style:font-name="Cantarell" fo:font-size="10pt" fo:language="en" fo:country="US" officeooo:rsid="00153d7c" officeooo:paragraph-rsid="0112fb49" style:font-size-asian="10pt" style:font-size-complex="10pt"/>
    </style:style>
    <style:style style:name="P345" style:family="paragraph" style:parent-style-name="Table_20_Contents">
      <style:text-properties style:font-name="Cantarell" fo:font-size="10pt" fo:language="en" fo:country="US" officeooo:rsid="00153d7c" officeooo:paragraph-rsid="011824b0" style:font-size-asian="10pt" style:font-size-complex="10pt"/>
    </style:style>
    <style:style style:name="P346" style:family="paragraph" style:parent-style-name="Table_20_Contents">
      <style:text-properties style:font-name="Cantarell" fo:font-size="10pt" fo:language="en" fo:country="US" officeooo:rsid="00153d7c" officeooo:paragraph-rsid="011994d0" style:font-size-asian="10pt" style:font-size-complex="10pt"/>
    </style:style>
    <style:style style:name="P347" style:family="paragraph" style:parent-style-name="Table_20_Contents">
      <style:text-properties style:font-name="Cantarell" fo:font-size="10pt" fo:language="en" fo:country="US" officeooo:rsid="00a6a90c" officeooo:paragraph-rsid="00b94d22" style:font-size-asian="10pt" style:font-size-complex="10pt"/>
    </style:style>
    <style:style style:name="P348" style:family="paragraph" style:parent-style-name="Table_20_Contents">
      <style:text-properties style:font-name="Cantarell" fo:font-size="10pt" fo:language="en" fo:country="US" officeooo:rsid="00a6a90c" officeooo:paragraph-rsid="00bda148" style:font-size-asian="10pt" style:font-size-complex="10pt"/>
    </style:style>
    <style:style style:name="P349" style:family="paragraph" style:parent-style-name="Table_20_Contents">
      <style:text-properties style:font-name="Cantarell" fo:font-size="10pt" fo:language="en" fo:country="US" officeooo:rsid="00a6a90c" officeooo:paragraph-rsid="00b88b36" style:font-size-asian="10pt" style:font-size-complex="10pt"/>
    </style:style>
    <style:style style:name="P350" style:family="paragraph" style:parent-style-name="Table_20_Contents">
      <style:text-properties style:font-name="Cantarell" fo:font-size="10pt" fo:language="en" fo:country="US" officeooo:rsid="00a6a90c" officeooo:paragraph-rsid="00add9a5" style:font-size-asian="10pt" style:font-size-complex="10pt"/>
    </style:style>
    <style:style style:name="P351" style:family="paragraph" style:parent-style-name="Table_20_Contents">
      <style:text-properties style:font-name="Cantarell" fo:font-size="10pt" fo:language="en" fo:country="US" officeooo:rsid="00a6a90c" officeooo:paragraph-rsid="00c667da" style:font-size-asian="10pt" style:font-size-complex="10pt"/>
    </style:style>
    <style:style style:name="P352" style:family="paragraph" style:parent-style-name="Table_20_Contents">
      <style:text-properties style:font-name="Cantarell" fo:font-size="10pt" fo:language="en" fo:country="US" officeooo:rsid="00a6a90c" officeooo:paragraph-rsid="00a6a90c" style:font-size-asian="10pt" style:font-size-complex="10pt"/>
    </style:style>
    <style:style style:name="P353" style:family="paragraph" style:parent-style-name="Table_20_Contents">
      <style:text-properties style:font-name="Cantarell" fo:font-size="10pt" fo:language="en" fo:country="US" officeooo:rsid="00e0c9a8" officeooo:paragraph-rsid="00e0c9a8" style:font-size-asian="10pt" style:font-size-complex="10pt"/>
    </style:style>
    <style:style style:name="P354" style:family="paragraph" style:parent-style-name="Table_20_Contents">
      <style:text-properties style:font-name="Cantarell" fo:font-size="10pt" fo:language="en" fo:country="US" officeooo:rsid="00bf15bf" officeooo:paragraph-rsid="00c92836" style:font-size-asian="10pt" style:font-size-complex="10pt"/>
    </style:style>
    <style:style style:name="P355" style:family="paragraph" style:parent-style-name="Table_20_Contents">
      <style:text-properties style:font-name="Cantarell" fo:font-size="10pt" fo:language="en" fo:country="US" officeooo:rsid="00bf15bf" officeooo:paragraph-rsid="00c155a0" style:font-size-asian="10pt" style:font-size-complex="10pt"/>
    </style:style>
    <style:style style:name="P356" style:family="paragraph" style:parent-style-name="Table_20_Contents">
      <style:text-properties style:font-name="Cantarell" fo:font-size="10pt" fo:language="en" fo:country="US" officeooo:rsid="00bf15bf" officeooo:paragraph-rsid="00bf15bf" style:font-size-asian="10pt" style:font-size-complex="10pt"/>
    </style:style>
    <style:style style:name="P357" style:family="paragraph" style:parent-style-name="Table_20_Contents">
      <style:text-properties style:font-name="Cantarell" fo:font-size="10pt" fo:language="en" fo:country="US" officeooo:rsid="00bf15bf" officeooo:paragraph-rsid="00d494b6" style:font-size-asian="10pt" style:font-size-complex="10pt"/>
    </style:style>
    <style:style style:name="P358" style:family="paragraph" style:parent-style-name="Table_20_Contents">
      <style:text-properties style:font-name="Cantarell" fo:font-size="10pt" fo:language="en" fo:country="US" officeooo:rsid="00bf15bf" officeooo:paragraph-rsid="00c9a249" style:font-size-asian="10pt" style:font-size-complex="10pt"/>
    </style:style>
    <style:style style:name="P359" style:family="paragraph" style:parent-style-name="Table_20_Contents">
      <style:text-properties style:font-name="Cantarell" fo:font-size="10pt" fo:language="en" fo:country="US" officeooo:rsid="00bf15bf" officeooo:paragraph-rsid="00caa959" style:font-size-asian="10pt" style:font-size-complex="10pt"/>
    </style:style>
    <style:style style:name="P360" style:family="paragraph" style:parent-style-name="Table_20_Contents">
      <style:text-properties style:font-name="Cantarell" fo:font-size="10pt" fo:language="en" fo:country="US" officeooo:rsid="00bf15bf" officeooo:paragraph-rsid="00cbf2dc" style:font-size-asian="10pt" style:font-size-complex="10pt"/>
    </style:style>
    <style:style style:name="P361" style:family="paragraph" style:parent-style-name="Table_20_Contents">
      <style:text-properties style:font-name="Cantarell" fo:font-size="10pt" fo:language="en" fo:country="US" officeooo:rsid="00bf15bf" officeooo:paragraph-rsid="00ccdca8" style:font-size-asian="10pt" style:font-size-complex="10pt"/>
    </style:style>
    <style:style style:name="P362" style:family="paragraph" style:parent-style-name="Table_20_Contents">
      <style:text-properties style:font-name="Cantarell" fo:font-size="10pt" fo:language="en" fo:country="US" officeooo:rsid="00bf15bf" officeooo:paragraph-rsid="00d75124" style:font-size-asian="10pt" style:font-size-complex="10pt"/>
    </style:style>
    <style:style style:name="P363" style:family="paragraph" style:parent-style-name="Table_20_Contents">
      <style:text-properties style:font-name="Cantarell" fo:font-size="10pt" fo:language="en" fo:country="US" officeooo:rsid="00bf15bf" officeooo:paragraph-rsid="00d7a7f0" style:font-size-asian="10pt" style:font-size-complex="10pt"/>
    </style:style>
    <style:style style:name="P364" style:family="paragraph" style:parent-style-name="Table_20_Contents">
      <style:text-properties style:font-name="Cantarell" fo:font-size="10pt" fo:language="en" fo:country="US" officeooo:rsid="00bf15bf" officeooo:paragraph-rsid="00cd5f13" style:font-size-asian="10pt" style:font-size-complex="10pt"/>
    </style:style>
    <style:style style:name="P365" style:family="paragraph" style:parent-style-name="Table_20_Contents">
      <style:text-properties style:font-name="Cantarell" fo:font-size="10pt" fo:language="en" fo:country="US" officeooo:rsid="00bf15bf" officeooo:paragraph-rsid="00cf03c6" style:font-size-asian="10pt" style:font-size-complex="10pt"/>
    </style:style>
    <style:style style:name="P366" style:family="paragraph" style:parent-style-name="Table_20_Contents">
      <style:text-properties style:font-name="Cantarell" fo:font-size="10pt" fo:language="en" fo:country="US" officeooo:rsid="00bf15bf" officeooo:paragraph-rsid="00d01497" style:font-size-asian="10pt" style:font-size-complex="10pt"/>
    </style:style>
    <style:style style:name="P367" style:family="paragraph" style:parent-style-name="Table_20_Contents">
      <style:text-properties style:font-name="Cantarell" fo:font-size="10pt" fo:language="en" fo:country="US" officeooo:rsid="00bf15bf" officeooo:paragraph-rsid="00d0ec54" style:font-size-asian="10pt" style:font-size-complex="10pt"/>
    </style:style>
    <style:style style:name="P368" style:family="paragraph" style:parent-style-name="Table_20_Contents">
      <style:text-properties style:font-name="Cantarell" fo:font-size="10pt" fo:language="en" fo:country="US" officeooo:rsid="00bf15bf" officeooo:paragraph-rsid="00eb7041" style:font-size-asian="10pt" style:font-size-complex="10pt"/>
    </style:style>
    <style:style style:name="P369" style:family="paragraph" style:parent-style-name="Table_20_Contents">
      <style:text-properties style:font-name="Cantarell" fo:font-size="10pt" fo:language="en" fo:country="US" officeooo:rsid="00bf15bf" officeooo:paragraph-rsid="00ebd286" style:font-size-asian="10pt" style:font-size-complex="10pt"/>
    </style:style>
    <style:style style:name="P370" style:family="paragraph" style:parent-style-name="Table_20_Contents">
      <style:text-properties style:font-name="Cantarell" fo:font-size="10pt" fo:language="en" fo:country="US" officeooo:rsid="00bf15bf" officeooo:paragraph-rsid="011824b0" style:font-size-asian="10pt" style:font-size-complex="10pt"/>
    </style:style>
    <style:style style:name="P371" style:family="paragraph" style:parent-style-name="Table_20_Contents">
      <style:text-properties style:font-name="Cantarell" fo:font-size="10pt" fo:language="en" fo:country="US" officeooo:rsid="00bf15bf" officeooo:paragraph-rsid="011994d0" style:font-size-asian="10pt" style:font-size-complex="10pt"/>
    </style:style>
    <style:style style:name="P372" style:family="paragraph" style:parent-style-name="Table_20_Contents">
      <style:text-properties style:font-name="Cantarell" fo:font-size="10pt" fo:language="en" fo:country="US" officeooo:rsid="00ca8e03" officeooo:paragraph-rsid="00d494b6" style:font-size-asian="10pt" style:font-size-complex="10pt"/>
    </style:style>
    <style:style style:name="P373" style:family="paragraph" style:parent-style-name="Table_20_Contents">
      <style:text-properties style:font-name="Cantarell" fo:font-size="10pt" fo:language="en" fo:country="US" officeooo:rsid="00ca8e03" officeooo:paragraph-rsid="00ca8e03" style:font-size-asian="10pt" style:font-size-complex="10pt"/>
    </style:style>
    <style:style style:name="P374" style:family="paragraph" style:parent-style-name="Table_20_Contents">
      <style:text-properties style:font-name="Cantarell" fo:font-size="10pt" fo:language="en" fo:country="US" officeooo:rsid="00ca8e03" officeooo:paragraph-rsid="00d0ec54" style:font-size-asian="10pt" style:font-size-complex="10pt"/>
    </style:style>
    <style:style style:name="P375" style:family="paragraph" style:parent-style-name="Table_20_Contents">
      <style:text-properties style:font-name="Cantarell" fo:font-size="10pt" fo:language="en" fo:country="US" officeooo:rsid="00ca8e03" officeooo:paragraph-rsid="011824b0" style:font-size-asian="10pt" style:font-size-complex="10pt"/>
    </style:style>
    <style:style style:name="P376" style:family="paragraph" style:parent-style-name="Table_20_Contents">
      <style:text-properties style:font-name="Cantarell" fo:font-size="10pt" fo:language="en" fo:country="US" officeooo:rsid="00ca8e03" officeooo:paragraph-rsid="011994d0" style:font-size-asian="10pt" style:font-size-complex="10pt"/>
    </style:style>
    <style:style style:name="P377" style:family="paragraph" style:parent-style-name="Table_20_Contents">
      <style:text-properties style:font-name="Cantarell" fo:font-size="10pt" fo:language="en" fo:country="US" officeooo:rsid="00d66458" officeooo:paragraph-rsid="00d66458" style:font-size-asian="10pt" style:font-size-complex="10pt"/>
    </style:style>
    <style:style style:name="P378" style:family="paragraph" style:parent-style-name="Table_20_Contents">
      <style:text-properties style:font-name="Cantarell" fo:font-size="10pt" fo:language="en" fo:country="US" officeooo:rsid="00ae14e2" officeooo:paragraph-rsid="00bda148" style:font-size-asian="10pt" style:font-size-complex="10pt"/>
    </style:style>
    <style:style style:name="P379" style:family="paragraph" style:parent-style-name="Table_20_Contents">
      <style:text-properties style:font-name="Cantarell" fo:font-size="10pt" fo:language="en" fo:country="US" officeooo:rsid="00ae14e2" officeooo:paragraph-rsid="00b88b36" style:font-size-asian="10pt" style:font-size-complex="10pt"/>
    </style:style>
    <style:style style:name="P380" style:family="paragraph" style:parent-style-name="Table_20_Contents">
      <style:text-properties style:font-name="Cantarell" fo:font-size="10pt" fo:language="en" fo:country="US" officeooo:rsid="00ae14e2" officeooo:paragraph-rsid="00ae14e2" style:font-size-asian="10pt" style:font-size-complex="10pt"/>
    </style:style>
    <style:style style:name="P381" style:family="paragraph" style:parent-style-name="Table_20_Contents">
      <style:text-properties style:font-name="Cantarell" fo:font-size="10pt" fo:language="en" fo:country="US" officeooo:rsid="00ddf47e" officeooo:paragraph-rsid="00ddf47e" style:font-size-asian="10pt" style:font-size-complex="10pt"/>
    </style:style>
    <style:style style:name="P382" style:family="paragraph" style:parent-style-name="Table_20_Contents">
      <style:text-properties style:font-name="Cantarell" fo:font-size="10pt" fo:language="en" fo:country="US" officeooo:rsid="00b17d8f" officeooo:paragraph-rsid="00b17d8f" style:font-size-asian="10pt" style:font-size-complex="10pt"/>
    </style:style>
    <style:style style:name="P383" style:family="paragraph" style:parent-style-name="Table_20_Contents">
      <style:text-properties style:font-name="Cantarell" fo:font-size="10pt" fo:language="en" fo:country="US" officeooo:rsid="00b17d8f" officeooo:paragraph-rsid="00c82f04" style:font-size-asian="10pt" style:font-size-complex="10pt"/>
    </style:style>
    <style:style style:name="P384" style:family="paragraph" style:parent-style-name="Table_20_Contents">
      <style:text-properties style:font-name="Cantarell" fo:font-size="10pt" fo:language="en" fo:country="US" officeooo:rsid="00b17d8f" officeooo:paragraph-rsid="010b3f4c" style:font-size-asian="10pt" style:font-size-complex="10pt"/>
    </style:style>
    <style:style style:name="P385" style:family="paragraph" style:parent-style-name="Table_20_Contents">
      <style:text-properties style:font-name="Cantarell" fo:font-size="10pt" fo:language="en" fo:country="US" officeooo:rsid="00b17d8f" officeooo:paragraph-rsid="01100f51" style:font-size-asian="10pt" style:font-size-complex="10pt"/>
    </style:style>
    <style:style style:name="P386" style:family="paragraph" style:parent-style-name="Table_20_Contents">
      <style:text-properties style:font-name="Cantarell" fo:font-size="10pt" fo:language="en" fo:country="US" officeooo:rsid="00c82f04" officeooo:paragraph-rsid="00c82f04" style:font-size-asian="10pt" style:font-size-complex="10pt"/>
    </style:style>
    <style:style style:name="P387" style:family="paragraph" style:parent-style-name="Table_20_Contents">
      <style:text-properties style:font-name="Cantarell" fo:font-size="10pt" fo:language="en" fo:country="US" officeooo:rsid="00c82f04" officeooo:paragraph-rsid="010b3f4c" style:font-size-asian="10pt" style:font-size-complex="10pt"/>
    </style:style>
    <style:style style:name="P388" style:family="paragraph" style:parent-style-name="Table_20_Contents">
      <style:text-properties style:font-name="Cantarell" fo:font-size="10pt" fo:language="en" fo:country="US" officeooo:rsid="00c82f04" officeooo:paragraph-rsid="01100f51" style:font-size-asian="10pt" style:font-size-complex="10pt"/>
    </style:style>
    <style:style style:name="P389" style:family="paragraph" style:parent-style-name="Table_20_Contents">
      <style:text-properties style:font-name="Cantarell" fo:font-size="10pt" fo:language="en" fo:country="US" officeooo:rsid="00cba540" officeooo:paragraph-rsid="00cba540" style:font-size-asian="10pt" style:font-size-complex="10pt"/>
    </style:style>
    <style:style style:name="P390" style:family="paragraph" style:parent-style-name="Table_20_Contents">
      <style:text-properties style:font-name="Cantarell" fo:font-size="10pt" fo:language="en" fo:country="US" officeooo:rsid="00cba540" officeooo:paragraph-rsid="00cbf2dc" style:font-size-asian="10pt" style:font-size-complex="10pt"/>
    </style:style>
    <style:style style:name="P391" style:family="paragraph" style:parent-style-name="Table_20_Contents">
      <style:text-properties style:font-name="Cantarell" fo:font-size="10pt" fo:language="en" fo:country="US" officeooo:rsid="00cba540" officeooo:paragraph-rsid="00ccdca8" style:font-size-asian="10pt" style:font-size-complex="10pt"/>
    </style:style>
    <style:style style:name="P392" style:family="paragraph" style:parent-style-name="Table_20_Contents">
      <style:text-properties style:font-name="Cantarell" fo:font-size="10pt" fo:language="en" fo:country="US" officeooo:rsid="00cba540" officeooo:paragraph-rsid="00d75124" style:font-size-asian="10pt" style:font-size-complex="10pt"/>
    </style:style>
    <style:style style:name="P393" style:family="paragraph" style:parent-style-name="Table_20_Contents">
      <style:text-properties style:font-name="Cantarell" fo:font-size="10pt" fo:language="en" fo:country="US" officeooo:rsid="00cba540" officeooo:paragraph-rsid="00d7a7f0" style:font-size-asian="10pt" style:font-size-complex="10pt"/>
    </style:style>
    <style:style style:name="P394" style:family="paragraph" style:parent-style-name="Table_20_Contents">
      <style:text-properties style:font-name="Cantarell" fo:font-size="10pt" fo:language="en" fo:country="US" officeooo:rsid="00cba540" officeooo:paragraph-rsid="00cd5f13" style:font-size-asian="10pt" style:font-size-complex="10pt"/>
    </style:style>
    <style:style style:name="P395" style:family="paragraph" style:parent-style-name="Table_20_Contents">
      <style:text-properties style:font-name="Cantarell" fo:font-size="10pt" fo:language="en" fo:country="US" officeooo:rsid="00cba540" officeooo:paragraph-rsid="00eb7041" style:font-size-asian="10pt" style:font-size-complex="10pt"/>
    </style:style>
    <style:style style:name="P396" style:family="paragraph" style:parent-style-name="Table_20_Contents">
      <style:text-properties style:font-name="Cantarell" fo:font-size="10pt" fo:language="en" fo:country="US" officeooo:rsid="00cba540" officeooo:paragraph-rsid="00ebd286" style:font-size-asian="10pt" style:font-size-complex="10pt"/>
    </style:style>
    <style:style style:name="P397" style:family="paragraph" style:parent-style-name="Table_20_Contents">
      <style:text-properties style:font-name="Cantarell" fo:font-size="10pt" fo:language="en" fo:country="US" officeooo:rsid="00d7a7f0" officeooo:paragraph-rsid="00d7a7f0" style:font-size-asian="10pt" style:font-size-complex="10pt"/>
    </style:style>
    <style:style style:name="P398" style:family="paragraph" style:parent-style-name="Table_20_Contents">
      <style:text-properties style:font-name="Cantarell" fo:font-size="10pt" fo:language="en" fo:country="US" officeooo:rsid="00cd5f13" officeooo:paragraph-rsid="00cd5f13" style:font-size-asian="10pt" style:font-size-complex="10pt"/>
    </style:style>
    <style:style style:name="P399" style:family="paragraph" style:parent-style-name="Table_20_Contents">
      <style:text-properties style:font-name="Cantarell" fo:font-size="10pt" fo:language="en" fo:country="US" officeooo:rsid="00cd5f13" officeooo:paragraph-rsid="00d75124" style:font-size-asian="10pt" style:font-size-complex="10pt"/>
    </style:style>
    <style:style style:name="P400" style:family="paragraph" style:parent-style-name="Table_20_Contents">
      <style:text-properties style:font-name="Cantarell" fo:font-size="10pt" fo:language="en" fo:country="US" officeooo:rsid="00cd5f13" officeooo:paragraph-rsid="00cf03c6" style:font-size-asian="10pt" style:font-size-complex="10pt"/>
    </style:style>
    <style:style style:name="P401" style:family="paragraph" style:parent-style-name="Table_20_Contents">
      <style:text-properties style:font-name="Cantarell" fo:font-size="10pt" fo:language="en" fo:country="US" officeooo:rsid="00cd5f13" officeooo:paragraph-rsid="00eb7041" style:font-size-asian="10pt" style:font-size-complex="10pt"/>
    </style:style>
    <style:style style:name="P402" style:family="paragraph" style:parent-style-name="Table_20_Contents">
      <style:text-properties style:font-name="Cantarell" fo:font-size="10pt" fo:language="en" fo:country="US" officeooo:rsid="00cd5f13" officeooo:paragraph-rsid="00ebd286" style:font-size-asian="10pt" style:font-size-complex="10pt"/>
    </style:style>
    <style:style style:name="P403" style:family="paragraph" style:parent-style-name="Table_20_Contents">
      <style:text-properties style:font-name="Cantarell" fo:font-size="10pt" fo:language="en" fo:country="US" officeooo:rsid="00cf03c6" officeooo:paragraph-rsid="00cf03c6" style:font-size-asian="10pt" style:font-size-complex="10pt"/>
    </style:style>
    <style:style style:name="P404" style:family="paragraph" style:parent-style-name="Table_20_Contents">
      <style:text-properties style:font-name="Cantarell" fo:font-size="10pt" fo:language="en" fo:country="US" officeooo:rsid="00cf03c6" officeooo:paragraph-rsid="00d01497" style:font-size-asian="10pt" style:font-size-complex="10pt"/>
    </style:style>
    <style:style style:name="P405" style:family="paragraph" style:parent-style-name="Table_20_Contents">
      <style:text-properties style:font-name="Cantarell" fo:font-size="10pt" fo:language="en" fo:country="US" officeooo:rsid="00d01497" officeooo:paragraph-rsid="00d01497" style:font-size-asian="10pt" style:font-size-complex="10pt"/>
    </style:style>
    <style:style style:name="P406" style:family="paragraph" style:parent-style-name="Table_20_Contents">
      <style:text-properties style:font-name="Cantarell" fo:font-size="10pt" fo:language="en" fo:country="US" officeooo:rsid="00eb7041" officeooo:paragraph-rsid="00eb7041" style:font-size-asian="10pt" style:font-size-complex="10pt"/>
    </style:style>
    <style:style style:name="P407" style:family="paragraph" style:parent-style-name="Table_20_Contents">
      <style:text-properties style:font-name="Cantarell" fo:font-size="10pt" fo:language="en" fo:country="US" officeooo:rsid="00eb7041" officeooo:paragraph-rsid="00ebd286" style:font-size-asian="10pt" style:font-size-complex="10pt"/>
    </style:style>
    <style:style style:name="P408" style:family="paragraph" style:parent-style-name="Table_20_Contents">
      <style:text-properties style:font-name="Cantarell" fo:font-size="10pt" fo:language="en" fo:country="US" officeooo:rsid="00ee91db" officeooo:paragraph-rsid="00ee91db" style:font-size-asian="10pt" style:font-size-complex="10pt"/>
    </style:style>
    <style:style style:name="P409" style:family="paragraph" style:parent-style-name="Table_20_Contents">
      <style:text-properties style:font-name="Cantarell" fo:font-size="10pt" fo:language="en" fo:country="US" officeooo:rsid="00f08859" officeooo:paragraph-rsid="00f08859" style:font-size-asian="10pt" style:font-size-complex="10pt"/>
    </style:style>
    <style:style style:name="P410" style:family="paragraph" style:parent-style-name="Table_20_Contents">
      <style:text-properties style:font-name="Cantarell" fo:font-size="10pt" fo:language="en" fo:country="US" officeooo:rsid="00f1b53b" officeooo:paragraph-rsid="00f1b53b" style:font-size-asian="10pt" style:font-size-complex="10pt"/>
    </style:style>
    <style:style style:name="P411" style:family="paragraph" style:parent-style-name="Table_20_Contents">
      <style:text-properties style:font-name="Cantarell" fo:font-size="10pt" fo:language="en" fo:country="US" officeooo:rsid="00f2f949" officeooo:paragraph-rsid="00f2f949" style:font-size-asian="10pt" style:font-size-complex="10pt"/>
    </style:style>
    <style:style style:name="P412" style:family="paragraph" style:parent-style-name="Table_20_Contents">
      <style:text-properties style:font-name="Cantarell" fo:font-size="10pt" fo:language="en" fo:country="US" officeooo:rsid="00f453ff" officeooo:paragraph-rsid="00f453ff" style:font-size-asian="10pt" style:font-size-complex="10pt"/>
    </style:style>
    <style:style style:name="P413" style:family="paragraph" style:parent-style-name="Table_20_Contents">
      <style:text-properties style:font-name="Cantarell" fo:font-size="10pt" fo:language="en" fo:country="US" officeooo:rsid="00f5e468" officeooo:paragraph-rsid="00f5e468" style:font-size-asian="10pt" style:font-size-complex="10pt"/>
    </style:style>
    <style:style style:name="P414" style:family="paragraph" style:parent-style-name="Table_20_Contents">
      <style:text-properties style:font-name="Cantarell" fo:font-size="10pt" fo:language="en" fo:country="US" officeooo:rsid="00f78169" officeooo:paragraph-rsid="00f78169" style:font-size-asian="10pt" style:font-size-complex="10pt"/>
    </style:style>
    <style:style style:name="P415" style:family="paragraph" style:parent-style-name="Table_20_Contents">
      <style:text-properties style:font-name="Cantarell" fo:font-size="10pt" fo:language="en" fo:country="US" officeooo:rsid="00f94edb" officeooo:paragraph-rsid="00f94edb" style:font-size-asian="10pt" style:font-size-complex="10pt"/>
    </style:style>
    <style:style style:name="P416" style:family="paragraph" style:parent-style-name="Table_20_Contents">
      <style:text-properties style:font-name="Cantarell" fo:font-size="10pt" fo:language="en" fo:country="US" officeooo:rsid="00f978c6" officeooo:paragraph-rsid="00f978c6" style:font-size-asian="10pt" style:font-size-complex="10pt"/>
    </style:style>
    <style:style style:name="P417" style:family="paragraph" style:parent-style-name="Table_20_Contents">
      <style:text-properties style:font-name="Cantarell" fo:font-size="10pt" fo:language="en" fo:country="US" officeooo:rsid="00f9ae78" officeooo:paragraph-rsid="00f9ae78" style:font-size-asian="10pt" style:font-size-complex="10pt"/>
    </style:style>
    <style:style style:name="P418" style:family="paragraph" style:parent-style-name="Table_20_Contents">
      <style:text-properties style:font-name="Cantarell" fo:font-size="10pt" fo:language="en" fo:country="US" officeooo:rsid="00fa111d" officeooo:paragraph-rsid="00fa111d" style:font-size-asian="10pt" style:font-size-complex="10pt"/>
    </style:style>
    <style:style style:name="P419" style:family="paragraph" style:parent-style-name="Table_20_Contents">
      <style:text-properties style:font-name="Cantarell" fo:font-size="10pt" fo:language="en" fo:country="US" officeooo:rsid="00fb7d5d" officeooo:paragraph-rsid="00fb7d5d" style:font-size-asian="10pt" style:font-size-complex="10pt"/>
    </style:style>
    <style:style style:name="P420" style:family="paragraph" style:parent-style-name="Table_20_Contents">
      <style:text-properties style:font-name="Cantarell" fo:font-size="10pt" fo:language="en" fo:country="US" officeooo:rsid="00fcf089" officeooo:paragraph-rsid="00fcf089" style:font-size-asian="10pt" style:font-size-complex="10pt"/>
    </style:style>
    <style:style style:name="P421" style:family="paragraph" style:parent-style-name="Table_20_Contents">
      <style:text-properties style:font-name="Cantarell" fo:font-size="10pt" fo:language="en" fo:country="US" officeooo:rsid="00fe901c" officeooo:paragraph-rsid="00fe901c" style:font-size-asian="10pt" style:font-size-complex="10pt"/>
    </style:style>
    <style:style style:name="P422" style:family="paragraph" style:parent-style-name="Table_20_Contents">
      <style:text-properties style:font-name="Cantarell" fo:font-size="10pt" fo:language="en" fo:country="US" officeooo:rsid="00ffcffb" officeooo:paragraph-rsid="00ffcffb" style:font-size-asian="10pt" style:font-size-complex="10pt"/>
    </style:style>
    <style:style style:name="P423" style:family="paragraph" style:parent-style-name="Table_20_Contents">
      <style:text-properties style:font-name="Cantarell" fo:font-size="10pt" fo:language="en" fo:country="US" officeooo:rsid="0100c815" officeooo:paragraph-rsid="0100c815" style:font-size-asian="10pt" style:font-size-complex="10pt"/>
    </style:style>
    <style:style style:name="P424" style:family="paragraph" style:parent-style-name="Table_20_Contents">
      <style:text-properties style:font-name="Cantarell" fo:font-size="10pt" fo:language="en" fo:country="US" officeooo:rsid="0102c32d" officeooo:paragraph-rsid="0102c32d" style:font-size-asian="10pt" style:font-size-complex="10pt"/>
    </style:style>
    <style:style style:name="P425" style:family="paragraph" style:parent-style-name="Table_20_Contents">
      <style:text-properties style:font-name="Cantarell" fo:font-size="10pt" fo:language="en" fo:country="US" officeooo:rsid="01048510" officeooo:paragraph-rsid="01048510" style:font-size-asian="10pt" style:font-size-complex="10pt"/>
    </style:style>
    <style:style style:name="P426" style:family="paragraph" style:parent-style-name="Table_20_Contents">
      <style:text-properties style:font-name="Cantarell" fo:font-size="10pt" fo:language="en" fo:country="US" officeooo:rsid="01053cd0" officeooo:paragraph-rsid="01053cd0" style:font-size-asian="10pt" style:font-size-complex="10pt"/>
    </style:style>
    <style:style style:name="P427" style:family="paragraph" style:parent-style-name="Table_20_Contents">
      <style:text-properties style:font-name="Cantarell" fo:font-size="10pt" fo:language="en" fo:country="US" officeooo:rsid="0106d4a0" officeooo:paragraph-rsid="0106d4a0" style:font-size-asian="10pt" style:font-size-complex="10pt"/>
    </style:style>
    <style:style style:name="P428" style:family="paragraph" style:parent-style-name="Table_20_Contents">
      <style:text-properties style:font-name="Cantarell" fo:font-size="10pt" fo:language="en" fo:country="US" officeooo:rsid="01079682" officeooo:paragraph-rsid="01079682" style:font-size-asian="10pt" style:font-size-complex="10pt"/>
    </style:style>
    <style:style style:name="P429" style:family="paragraph" style:parent-style-name="Table_20_Contents">
      <style:text-properties style:font-name="Cantarell" fo:font-size="10pt" fo:language="en" fo:country="US" officeooo:rsid="0108d693" officeooo:paragraph-rsid="0108d693" style:font-size-asian="10pt" style:font-size-complex="10pt"/>
    </style:style>
    <style:style style:name="P430" style:family="paragraph" style:parent-style-name="Table_20_Contents">
      <style:text-properties style:font-name="Cantarell" fo:font-size="10pt" fo:language="en" fo:country="US" officeooo:rsid="0109919e" officeooo:paragraph-rsid="0109919e" style:font-size-asian="10pt" style:font-size-complex="10pt"/>
    </style:style>
    <style:style style:name="P431" style:family="paragraph" style:parent-style-name="Table_20_Contents">
      <style:text-properties style:font-name="Cantarell" fo:font-size="10pt" fo:language="en" fo:country="US" officeooo:rsid="0109919e" officeooo:paragraph-rsid="011824b0" style:font-size-asian="10pt" style:font-size-complex="10pt"/>
    </style:style>
    <style:style style:name="P432" style:family="paragraph" style:parent-style-name="Table_20_Contents">
      <style:text-properties style:font-name="Cantarell" fo:font-size="10pt" fo:language="en" fo:country="US" officeooo:rsid="0109919e" officeooo:paragraph-rsid="011994d0" style:font-size-asian="10pt" style:font-size-complex="10pt"/>
    </style:style>
    <style:style style:name="P433" style:family="paragraph" style:parent-style-name="Table_20_Contents">
      <style:text-properties style:font-name="Cantarell" fo:font-size="10pt" fo:language="en" fo:country="US" officeooo:rsid="010b3f4c" officeooo:paragraph-rsid="010b3f4c" style:font-size-asian="10pt" style:font-size-complex="10pt"/>
    </style:style>
    <style:style style:name="P434" style:family="paragraph" style:parent-style-name="Table_20_Contents">
      <style:text-properties style:font-name="Cantarell" fo:font-size="10pt" fo:language="en" fo:country="US" officeooo:rsid="010b3f4c" officeooo:paragraph-rsid="01100f51" style:font-size-asian="10pt" style:font-size-complex="10pt"/>
    </style:style>
    <style:style style:name="P435" style:family="paragraph" style:parent-style-name="Table_20_Contents">
      <style:text-properties style:font-name="Cantarell" fo:font-size="10pt" fo:language="en" fo:country="US" officeooo:rsid="010d38c3" officeooo:paragraph-rsid="010d38c3" style:font-size-asian="10pt" style:font-size-complex="10pt"/>
    </style:style>
    <style:style style:name="P436" style:family="paragraph" style:parent-style-name="Table_20_Contents">
      <style:text-properties style:font-name="Cantarell" fo:font-size="10pt" fo:language="en" fo:country="US" officeooo:rsid="010d38c3" officeooo:paragraph-rsid="01100f51" style:font-size-asian="10pt" style:font-size-complex="10pt"/>
    </style:style>
    <style:style style:name="P437" style:family="paragraph" style:parent-style-name="Table_20_Contents">
      <style:text-properties style:font-name="Cantarell" fo:font-size="10pt" fo:language="en" fo:country="US" officeooo:rsid="010f4adc" officeooo:paragraph-rsid="010f4adc" style:font-size-asian="10pt" style:font-size-complex="10pt"/>
    </style:style>
    <style:style style:name="P438" style:family="paragraph" style:parent-style-name="Table_20_Contents">
      <style:text-properties style:font-name="Cantarell" fo:font-size="10pt" fo:language="en" fo:country="US" officeooo:rsid="010f4adc" officeooo:paragraph-rsid="01100f51" style:font-size-asian="10pt" style:font-size-complex="10pt"/>
    </style:style>
    <style:style style:name="P439" style:family="paragraph" style:parent-style-name="Table_20_Contents">
      <style:text-properties style:font-name="Cantarell" fo:font-size="10pt" fo:language="en" fo:country="US" officeooo:rsid="011250f9" officeooo:paragraph-rsid="011250f9" style:font-size-asian="10pt" style:font-size-complex="10pt"/>
    </style:style>
    <style:style style:name="P440" style:family="paragraph" style:parent-style-name="Table_20_Contents">
      <style:text-properties style:font-name="Cantarell" fo:font-size="10pt" fo:language="en" fo:country="US" officeooo:rsid="00c561f4" officeooo:paragraph-rsid="00c561f4" style:font-size-asian="10pt" style:font-size-complex="10pt"/>
    </style:style>
    <style:style style:name="P441" style:family="paragraph" style:parent-style-name="Table_20_Contents">
      <style:text-properties style:font-name="Cantarell" fo:font-size="10pt" fo:language="en" fo:country="US" officeooo:rsid="00c561f4" officeooo:paragraph-rsid="0112fb49" style:font-size-asian="10pt" style:font-size-complex="10pt"/>
    </style:style>
    <style:style style:name="P442" style:family="paragraph" style:parent-style-name="Table_20_Contents">
      <style:text-properties style:font-name="Cantarell" fo:font-size="10pt" fo:language="en" fo:country="US" officeooo:rsid="00f7dac6" officeooo:paragraph-rsid="00f7dac6" style:font-size-asian="10pt" style:font-size-complex="10pt"/>
    </style:style>
    <style:style style:name="P443" style:family="paragraph" style:parent-style-name="Table_20_Contents">
      <style:text-properties style:font-name="Cantarell" fo:font-size="10pt" fo:language="en" fo:country="US" officeooo:rsid="00f7dac6" officeooo:paragraph-rsid="0112fb49" style:font-size-asian="10pt" style:font-size-complex="10pt"/>
    </style:style>
    <style:style style:name="P444" style:family="paragraph" style:parent-style-name="Table_20_Contents">
      <style:text-properties style:font-name="Cantarell" fo:font-size="10pt" fo:language="en" fo:country="US" officeooo:rsid="0112fb49" officeooo:paragraph-rsid="0112fb49" style:font-size-asian="10pt" style:font-size-complex="10pt"/>
    </style:style>
    <style:style style:name="P445" style:family="paragraph" style:parent-style-name="Table_20_Contents">
      <style:text-properties style:font-name="Cantarell" fo:font-size="10pt" fo:language="en" fo:country="US" officeooo:rsid="011824b0" officeooo:paragraph-rsid="011824b0" style:font-size-asian="10pt" style:font-size-complex="10pt"/>
    </style:style>
    <style:style style:name="P446" style:family="paragraph" style:parent-style-name="Table_20_Contents">
      <style:text-properties style:font-name="Cantarell" fo:font-size="10pt" fo:language="en" fo:country="US" officeooo:rsid="011994d0" officeooo:paragraph-rsid="011994d0" style:font-size-asian="10pt" style:font-size-complex="10pt"/>
    </style:style>
    <style:style style:name="P447" style:family="paragraph" style:parent-style-name="Überschrift_20_klein_20_Checks_20_">
      <style:text-properties fo:language="en" fo:country="US" officeooo:rsid="00add9a5" officeooo:paragraph-rsid="00b94d22"/>
    </style:style>
    <style:style style:name="P448" style:family="paragraph" style:parent-style-name="Überschrift_20_klein_20_Checks_20_">
      <style:text-properties fo:language="en" fo:country="US" officeooo:rsid="00add9a5" officeooo:paragraph-rsid="00c92836"/>
    </style:style>
    <style:style style:name="P449" style:family="paragraph" style:parent-style-name="Überschrift_20_klein_20_Checks_20_">
      <style:text-properties fo:language="en" fo:country="US" officeooo:rsid="00add9a5" officeooo:paragraph-rsid="00c155a0"/>
    </style:style>
    <style:style style:name="P450" style:family="paragraph" style:parent-style-name="Überschrift_20_klein_20_Checks_20_">
      <style:text-properties fo:language="en" fo:country="US" officeooo:rsid="00add9a5" officeooo:paragraph-rsid="00bf15bf"/>
    </style:style>
    <style:style style:name="P451" style:family="paragraph" style:parent-style-name="Überschrift_20_klein_20_Checks_20_">
      <style:text-properties fo:language="en" fo:country="US" officeooo:rsid="00add9a5" officeooo:paragraph-rsid="00d494b6"/>
    </style:style>
    <style:style style:name="P452" style:family="paragraph" style:parent-style-name="Überschrift_20_klein_20_Checks_20_">
      <style:text-properties fo:language="en" fo:country="US" officeooo:rsid="00add9a5" officeooo:paragraph-rsid="00bda148"/>
    </style:style>
    <style:style style:name="P453" style:family="paragraph" style:parent-style-name="Überschrift_20_klein_20_Checks_20_">
      <style:text-properties fo:language="en" fo:country="US" officeooo:rsid="00add9a5" officeooo:paragraph-rsid="00b88b36"/>
    </style:style>
    <style:style style:name="P454" style:family="paragraph" style:parent-style-name="Überschrift_20_klein_20_Checks_20_">
      <style:text-properties fo:language="en" fo:country="US" officeooo:rsid="00add9a5" officeooo:paragraph-rsid="00add9a5"/>
    </style:style>
    <style:style style:name="P455" style:family="paragraph" style:parent-style-name="Überschrift_20_klein_20_Checks_20_">
      <style:text-properties fo:language="en" fo:country="US" officeooo:rsid="00add9a5" officeooo:paragraph-rsid="00c667da"/>
    </style:style>
    <style:style style:name="P456" style:family="paragraph" style:parent-style-name="Überschrift_20_klein_20_Checks_20_">
      <style:text-properties fo:language="en" fo:country="US" officeooo:rsid="00add9a5" officeooo:paragraph-rsid="00af9112"/>
    </style:style>
    <style:style style:name="P457" style:family="paragraph" style:parent-style-name="Überschrift_20_klein_20_Checks_20_">
      <style:text-properties fo:language="en" fo:country="US" officeooo:rsid="00add9a5" officeooo:paragraph-rsid="00c82f04"/>
    </style:style>
    <style:style style:name="P458" style:family="paragraph" style:parent-style-name="Überschrift_20_klein_20_Checks_20_">
      <style:text-properties fo:language="en" fo:country="US" officeooo:rsid="00add9a5" officeooo:paragraph-rsid="00c9a249"/>
    </style:style>
    <style:style style:name="P459" style:family="paragraph" style:parent-style-name="Überschrift_20_klein_20_Checks_20_">
      <style:text-properties fo:language="en" fo:country="US" officeooo:rsid="00add9a5" officeooo:paragraph-rsid="00caa959"/>
    </style:style>
    <style:style style:name="P460" style:family="paragraph" style:parent-style-name="Überschrift_20_klein_20_Checks_20_">
      <style:text-properties fo:language="en" fo:country="US" officeooo:rsid="00add9a5" officeooo:paragraph-rsid="00cbf2dc"/>
    </style:style>
    <style:style style:name="P461" style:family="paragraph" style:parent-style-name="Überschrift_20_klein_20_Checks_20_">
      <style:text-properties fo:language="en" fo:country="US" officeooo:rsid="00add9a5" officeooo:paragraph-rsid="00ccdca8"/>
    </style:style>
    <style:style style:name="P462" style:family="paragraph" style:parent-style-name="Überschrift_20_klein_20_Checks_20_">
      <style:text-properties fo:language="en" fo:country="US" officeooo:rsid="00add9a5" officeooo:paragraph-rsid="00d75124"/>
    </style:style>
    <style:style style:name="P463" style:family="paragraph" style:parent-style-name="Überschrift_20_klein_20_Checks_20_">
      <style:text-properties fo:language="en" fo:country="US" officeooo:rsid="00add9a5" officeooo:paragraph-rsid="00d7a7f0"/>
    </style:style>
    <style:style style:name="P464" style:family="paragraph" style:parent-style-name="Überschrift_20_klein_20_Checks_20_">
      <style:text-properties fo:language="en" fo:country="US" officeooo:rsid="00add9a5" officeooo:paragraph-rsid="00cd5f13"/>
    </style:style>
    <style:style style:name="P465" style:family="paragraph" style:parent-style-name="Überschrift_20_klein_20_Checks_20_">
      <style:text-properties fo:language="en" fo:country="US" officeooo:rsid="00add9a5" officeooo:paragraph-rsid="00cf03c6"/>
    </style:style>
    <style:style style:name="P466" style:family="paragraph" style:parent-style-name="Überschrift_20_klein_20_Checks_20_">
      <style:text-properties fo:language="en" fo:country="US" officeooo:rsid="00add9a5" officeooo:paragraph-rsid="00d01497"/>
    </style:style>
    <style:style style:name="P467" style:family="paragraph" style:parent-style-name="Überschrift_20_klein_20_Checks_20_">
      <style:text-properties fo:language="en" fo:country="US" officeooo:rsid="00add9a5" officeooo:paragraph-rsid="00d0ec54"/>
    </style:style>
    <style:style style:name="P468" style:family="paragraph" style:parent-style-name="Überschrift_20_klein_20_Checks_20_">
      <style:text-properties fo:language="en" fo:country="US" officeooo:rsid="00add9a5" officeooo:paragraph-rsid="00eb7041"/>
    </style:style>
    <style:style style:name="P469" style:family="paragraph" style:parent-style-name="Überschrift_20_klein_20_Checks_20_">
      <style:text-properties fo:language="en" fo:country="US" officeooo:rsid="00add9a5" officeooo:paragraph-rsid="00ebd286"/>
    </style:style>
    <style:style style:name="P470" style:family="paragraph" style:parent-style-name="Überschrift_20_klein_20_Checks_20_">
      <style:text-properties fo:language="en" fo:country="US" officeooo:rsid="00add9a5" officeooo:paragraph-rsid="010b3f4c"/>
    </style:style>
    <style:style style:name="P471" style:family="paragraph" style:parent-style-name="Überschrift_20_klein_20_Checks_20_">
      <style:text-properties fo:language="en" fo:country="US" officeooo:rsid="00add9a5" officeooo:paragraph-rsid="01100f51"/>
    </style:style>
    <style:style style:name="P472" style:family="paragraph" style:parent-style-name="Überschrift_20_klein_20_Checks_20_">
      <style:text-properties fo:language="en" fo:country="US" officeooo:rsid="00add9a5" officeooo:paragraph-rsid="00c3d6c2"/>
    </style:style>
    <style:style style:name="P473" style:family="paragraph" style:parent-style-name="Überschrift_20_klein_20_Checks_20_">
      <style:text-properties fo:language="en" fo:country="US" officeooo:rsid="00add9a5" officeooo:paragraph-rsid="0112fb49"/>
    </style:style>
    <style:style style:name="P474" style:family="paragraph" style:parent-style-name="Überschrift_20_klein_20_Checks_20_">
      <style:text-properties fo:language="en" fo:country="US" officeooo:rsid="00add9a5" officeooo:paragraph-rsid="011824b0"/>
    </style:style>
    <style:style style:name="P475" style:family="paragraph" style:parent-style-name="Überschrift_20_klein_20_Checks_20_">
      <style:text-properties fo:language="en" fo:country="US" officeooo:rsid="00add9a5" officeooo:paragraph-rsid="011994d0"/>
    </style:style>
    <style:style style:name="P476" style:family="paragraph" style:parent-style-name="Standard">
      <style:text-properties style:font-name="Cantarell" fo:font-size="10pt" fo:language="en" fo:country="US" officeooo:rsid="0010a613" officeooo:paragraph-rsid="00bf15bf" style:font-size-asian="10pt" style:font-size-complex="10pt"/>
    </style:style>
    <style:style style:name="P477" style:family="paragraph" style:parent-style-name="Standard">
      <style:text-properties style:font-name="Cantarell" fo:font-size="10pt" fo:language="en" fo:country="US" officeooo:rsid="0010a613" officeooo:paragraph-rsid="01229a8c" style:font-size-asian="10pt" style:font-size-complex="10pt"/>
    </style:style>
    <style:style style:name="P478" style:family="paragraph" style:parent-style-name="Standard">
      <style:text-properties style:font-name="Cantarell" fo:font-size="10pt" fo:language="en" fo:country="US" officeooo:rsid="00bf15bf" officeooo:paragraph-rsid="01229a8c" style:font-size-asian="10pt" style:font-size-complex="10pt"/>
    </style:style>
    <style:style style:name="P479" style:family="paragraph" style:parent-style-name="Standard">
      <style:text-properties style:font-name="Cantarell" fo:font-size="10pt" fo:language="en" fo:country="US" officeooo:rsid="0028eea3" officeooo:paragraph-rsid="01229a8c" style:font-size-asian="10pt" style:font-size-complex="10pt"/>
    </style:style>
    <style:style style:name="P480" style:family="paragraph" style:parent-style-name="Standard">
      <style:text-properties style:font-name="Cantarell" fo:font-size="10pt" fo:language="en" fo:country="US" officeooo:rsid="009c0f35" officeooo:paragraph-rsid="01229a8c" style:font-size-asian="10pt" style:font-size-complex="10pt"/>
    </style:style>
    <style:style style:name="P481" style:family="paragraph" style:parent-style-name="Standard">
      <style:text-properties style:font-name="Cantarell" fo:font-size="10pt" fo:language="en" fo:country="US" officeooo:rsid="0040577c" officeooo:paragraph-rsid="01229a8c" style:font-size-asian="10pt" style:font-size-complex="10pt"/>
    </style:style>
    <style:style style:name="P482" style:family="paragraph" style:parent-style-name="Table_20_Contents">
      <style:text-properties style:font-name="Cantarell" fo:font-size="10pt" fo:language="en" fo:country="US" fo:font-weight="bold" officeooo:rsid="00add9a5" officeooo:paragraph-rsid="01229a8c" style:font-size-asian="10pt" style:font-weight-asian="bold" style:font-size-complex="10pt" style:font-weight-complex="bold"/>
    </style:style>
    <style:style style:name="P483" style:family="paragraph" style:parent-style-name="Table_20_Contents">
      <style:text-properties style:font-name="Cantarell" fo:font-size="10pt" fo:language="en" fo:country="US" fo:font-weight="bold" officeooo:rsid="00ee91db" officeooo:paragraph-rsid="01229a8c" style:font-size-asian="10pt" style:font-weight-asian="bold" style:font-size-complex="10pt" style:font-weight-complex="bold"/>
    </style:style>
    <style:style style:name="P484" style:family="paragraph" style:parent-style-name="Table_20_Contents">
      <style:text-properties style:font-name="Cantarell" fo:font-size="10pt" fo:language="en" fo:country="US" fo:font-weight="bold" officeooo:rsid="009f5711" officeooo:paragraph-rsid="01229a8c" style:font-size-asian="10pt" style:font-weight-asian="bold" style:font-size-complex="10pt" style:font-weight-complex="bold"/>
    </style:style>
    <style:style style:name="P485" style:family="paragraph" style:parent-style-name="Table_20_Contents">
      <style:text-properties style:font-name="Cantarell" fo:font-size="10pt" fo:language="en" fo:country="US" officeooo:rsid="00127ba7" officeooo:paragraph-rsid="01229a8c" style:font-size-asian="10pt" style:font-size-complex="10pt"/>
    </style:style>
    <style:style style:name="P486" style:family="paragraph" style:parent-style-name="Table_20_Contents">
      <style:text-properties style:font-name="Cantarell" fo:font-size="10pt" fo:language="en" fo:country="US" officeooo:rsid="00bf15bf" officeooo:paragraph-rsid="01229a8c" style:font-size-asian="10pt" style:font-size-complex="10pt"/>
    </style:style>
    <style:style style:name="P487" style:family="paragraph" style:parent-style-name="Table_20_Contents">
      <style:text-properties style:font-name="Cantarell" fo:font-size="10pt" fo:language="en" fo:country="US" officeooo:rsid="00153d7c" officeooo:paragraph-rsid="01229a8c" style:font-size-asian="10pt" style:font-size-complex="10pt"/>
    </style:style>
    <style:style style:name="P488" style:family="paragraph" style:parent-style-name="Table_20_Contents">
      <style:text-properties style:font-name="Cantarell" fo:font-size="10pt" fo:language="en" fo:country="US" officeooo:rsid="01229a8c" officeooo:paragraph-rsid="01229a8c" style:font-size-asian="10pt" style:font-size-complex="10pt"/>
    </style:style>
    <style:style style:name="P489" style:family="paragraph" style:parent-style-name="Überschrift_20_Checks">
      <style:paragraph-properties fo:break-before="page"/>
    </style:style>
    <style:style style:name="P490" style:family="paragraph" style:parent-style-name="Überschrift_20_Checks">
      <style:paragraph-properties fo:break-before="page"/>
      <style:text-properties fo:language="en" fo:country="US" officeooo:rsid="00b88b36" officeooo:paragraph-rsid="01229a8c"/>
    </style:style>
    <style:style style:name="P491" style:family="paragraph" style:parent-style-name="Contents_20_Heading">
      <style:paragraph-properties fo:break-before="page"/>
    </style:style>
    <style:style style:name="P492" style:family="paragraph" style:parent-style-name="Überschrift_20_klein_20_Checks_20_">
      <style:text-properties fo:language="en" fo:country="US" officeooo:rsid="00add9a5" officeooo:paragraph-rsid="01229a8c"/>
    </style:style>
    <style:style style:name="P493"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officeooo:rsid="00a4c9ae"/>
    </style:style>
    <style:style style:name="T6" style:family="text">
      <style:text-properties officeooo:rsid="00a6a90c"/>
    </style:style>
    <style:style style:name="T7" style:family="text">
      <style:text-properties officeooo:rsid="00a7aebe"/>
    </style:style>
    <style:style style:name="T8" style:family="text">
      <style:text-properties officeooo:rsid="00ab30cc"/>
    </style:style>
    <style:style style:name="T9" style:family="text">
      <style:text-properties officeooo:rsid="00b6c1c0"/>
    </style:style>
    <style:style style:name="T10" style:family="text">
      <style:text-properties officeooo:rsid="00b94d22"/>
    </style:style>
    <style:style style:name="T11" style:family="text">
      <style:text-properties officeooo:rsid="00bcdaf9"/>
    </style:style>
    <style:style style:name="T12" style:family="text">
      <style:text-properties officeooo:rsid="00bd49d9"/>
    </style:style>
    <style:style style:name="T13" style:family="text">
      <style:text-properties officeooo:rsid="00bda148"/>
    </style:style>
    <style:style style:name="T14" style:family="text">
      <style:text-properties officeooo:rsid="00bf15bf"/>
    </style:style>
    <style:style style:name="T15" style:family="text">
      <style:text-properties officeooo:rsid="00c155a0"/>
    </style:style>
    <style:style style:name="T16" style:family="text">
      <style:text-properties officeooo:rsid="00c3309f"/>
    </style:style>
    <style:style style:name="T17" style:family="text">
      <style:text-properties officeooo:rsid="00c3d6c2"/>
    </style:style>
    <style:style style:name="T18" style:family="text">
      <style:text-properties officeooo:rsid="00c561f4"/>
    </style:style>
    <style:style style:name="T19" style:family="text">
      <style:text-properties officeooo:rsid="00c667da"/>
    </style:style>
    <style:style style:name="T20" style:family="text">
      <style:text-properties officeooo:rsid="00c82f04"/>
    </style:style>
    <style:style style:name="T21" style:family="text">
      <style:text-properties officeooo:rsid="00c92836"/>
    </style:style>
    <style:style style:name="T22" style:family="text">
      <style:text-properties officeooo:rsid="00c9a249"/>
    </style:style>
    <style:style style:name="T23" style:family="text">
      <style:text-properties officeooo:rsid="00caa959"/>
    </style:style>
    <style:style style:name="T24" style:family="text">
      <style:text-properties officeooo:rsid="00cbf2dc"/>
    </style:style>
    <style:style style:name="T25" style:family="text">
      <style:text-properties officeooo:rsid="00ccdca8"/>
    </style:style>
    <style:style style:name="T26" style:family="text">
      <style:text-properties officeooo:rsid="00cf03c6"/>
    </style:style>
    <style:style style:name="T27" style:family="text">
      <style:text-properties officeooo:rsid="00d01497"/>
    </style:style>
    <style:style style:name="T28" style:family="text">
      <style:text-properties officeooo:rsid="00d0ec54"/>
    </style:style>
    <style:style style:name="T29" style:family="text">
      <style:text-properties officeooo:rsid="00d2c437"/>
    </style:style>
    <style:style style:name="T30" style:family="text">
      <style:text-properties officeooo:rsid="00d75124"/>
    </style:style>
    <style:style style:name="T31" style:family="text">
      <style:text-properties officeooo:rsid="00d7a7f0"/>
    </style:style>
    <style:style style:name="T32" style:family="text">
      <style:text-properties officeooo:rsid="00d8f962"/>
    </style:style>
    <style:style style:name="T33" style:family="text">
      <style:text-properties officeooo:rsid="00daea23"/>
    </style:style>
    <style:style style:name="T34" style:family="text">
      <style:text-properties officeooo:rsid="00de3615"/>
    </style:style>
    <style:style style:name="T35" style:family="text">
      <style:text-properties officeooo:rsid="00e0e7ff"/>
    </style:style>
    <style:style style:name="T36" style:family="text">
      <style:text-properties officeooo:rsid="00a10370"/>
    </style:style>
    <style:style style:name="T37" style:family="text">
      <style:text-properties officeooo:rsid="009e2261"/>
    </style:style>
    <style:style style:name="T38" style:family="text">
      <style:text-properties officeooo:rsid="00e463bb"/>
    </style:style>
    <style:style style:name="T39" style:family="text">
      <style:text-properties officeooo:rsid="00e5d257"/>
    </style:style>
    <style:style style:name="T40" style:family="text">
      <style:text-properties officeooo:rsid="00eb7041"/>
    </style:style>
    <style:style style:name="T41" style:family="text">
      <style:text-properties officeooo:rsid="00ebd286"/>
    </style:style>
    <style:style style:name="T42" style:family="text">
      <style:text-properties officeooo:rsid="010b3f4c"/>
    </style:style>
    <style:style style:name="T43" style:family="text">
      <style:text-properties officeooo:rsid="010d38c3"/>
    </style:style>
    <style:style style:name="T44" style:family="text">
      <style:text-properties officeooo:rsid="010f4adc"/>
    </style:style>
    <style:style style:name="T45" style:family="text">
      <style:text-properties officeooo:rsid="010fbf88"/>
    </style:style>
    <style:style style:name="T46" style:family="text">
      <style:text-properties officeooo:rsid="01100f51"/>
    </style:style>
    <style:style style:name="T47" style:family="text">
      <style:text-properties officeooo:rsid="011589d6"/>
    </style:style>
    <style:style style:name="T48" style:family="text">
      <style:text-properties officeooo:rsid="011824b0"/>
    </style:style>
    <style:style style:name="T49" style:family="text">
      <style:text-properties officeooo:rsid="011994d0"/>
    </style:style>
    <style:style style:name="T50" style:family="text">
      <style:text-properties officeooo:rsid="011b5618"/>
    </style:style>
    <style:style style:name="T51" style:family="text">
      <style:text-properties officeooo:rsid="011d2701"/>
    </style:style>
    <style:style style:name="T52" style:family="text">
      <style:text-properties officeooo:rsid="011ef43c"/>
    </style:style>
    <style:style style:name="T53" style:family="text">
      <style:text-properties officeooo:rsid="011ff474"/>
    </style:style>
    <style:style style:name="T54" style:family="text">
      <style:text-properties officeooo:rsid="01229a8c"/>
    </style:style>
    <style:style style:name="T55" style:family="text">
      <style:text-properties officeooo:rsid="01232007"/>
    </style:style>
    <style:style style:name="T56" style:family="text">
      <style:text-properties fo:language="en" fo:country="U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Business Rule Engine</text:p>
      <text:p text:style-name="P214">Detailed <text:span text:style-name="T4">Listing of Actions</text:span></text:p>
      <text:p text:style-name="P215">for Jare Version 0.<text:span text:style-name="T55">82</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491">Table of Contents</text:p>
          </text:index-title>
          <text:p text:style-name="P493"><text:a xlink:type="simple" xlink:href="#__RefHeading___Toc1320_1468108940" text:style-name="Index_20_Link" text:visited-style-name="Index_20_Link">Overview<text:tab/>4</text:a></text:p>
          <text:p text:style-name="P493"><text:a xlink:type="simple" xlink:href="#__RefHeading___Toc1326_1468108940" text:style-name="Index_20_Link" text:visited-style-name="Index_20_Link">Prerequisites<text:tab/>5</text:a></text:p>
          <text:p text:style-name="P493"><text:a xlink:type="simple" xlink:href="#__RefHeading___Toc1488_1468108940" text:style-name="Index_20_Link" text:visited-style-name="Index_20_Link">Add Leading Spaces<text:tab/>6</text:a></text:p>
          <text:p text:style-name="P493"><text:a xlink:type="simple" xlink:href="#__RefHeading___Toc5071_1288851419" text:style-name="Index_20_Link" text:visited-style-name="Index_20_Link">Add Leading Zeros<text:tab/>7</text:a></text:p>
          <text:p text:style-name="P493"><text:a xlink:type="simple" xlink:href="#__RefHeading___Toc5073_1288851419" text:style-name="Index_20_Link" text:visited-style-name="Index_20_Link">Append Value<text:tab/>8</text:a></text:p>
          <text:p text:style-name="P493"><text:a xlink:type="simple" xlink:href="#__RefHeading___Toc5145_1288851419" text:style-name="Index_20_Link" text:visited-style-name="Index_20_Link">Prepend Value<text:tab/>9</text:a></text:p>
          <text:p text:style-name="P493"><text:a xlink:type="simple" xlink:href="#__RefHeading___Toc561_1453248567" text:style-name="Index_20_Link" text:visited-style-name="Index_20_Link">Trim Value<text:tab/>10</text:a></text:p>
          <text:p text:style-name="P493"><text:a xlink:type="simple" xlink:href="#__RefHeading___Toc5147_1288851419" text:style-name="Index_20_Link" text:visited-style-name="Index_20_Link">Concatenate Values<text:tab/>11</text:a></text:p>
          <text:p text:style-name="P493"><text:a xlink:type="simple" xlink:href="#__RefHeading___Toc5149_1288851419" text:style-name="Index_20_Link" text:visited-style-name="Index_20_Link">Lowercase Value<text:tab/>12</text:a></text:p>
          <text:p text:style-name="P493"><text:a xlink:type="simple" xlink:href="#__RefHeading___Toc530_1453248567" text:style-name="Index_20_Link" text:visited-style-name="Index_20_Link">Uppercase Value<text:tab/>13</text:a></text:p>
          <text:p text:style-name="P493"><text:a xlink:type="simple" xlink:href="#__RefHeading___Toc532_1453248567" text:style-name="Index_20_Link" text:visited-style-name="Index_20_Link">Replace Value<text:tab/>14</text:a></text:p>
          <text:p text:style-name="P493"><text:a xlink:type="simple" xlink:href="#__RefHeading___Toc3750_3711738381" text:style-name="Index_20_Link" text:visited-style-name="Index_20_Link">Replace Value from Mapping File<text:tab/>15</text:a></text:p>
          <text:p text:style-name="P493"><text:a xlink:type="simple" xlink:href="#__RefHeading___Toc563_1453248567" text:style-name="Index_20_Link" text:visited-style-name="Index_20_Link">Set Value (String)<text:tab/>16</text:a></text:p>
          <text:p text:style-name="P493"><text:a xlink:type="simple" xlink:href="#__RefHeading___Toc600_1453248567" text:style-name="Index_20_Link" text:visited-style-name="Index_20_Link">Set Value (Date)<text:tab/>17</text:a></text:p>
          <text:p text:style-name="P493"><text:a xlink:type="simple" xlink:href="#__RefHeading___Toc1207_1337687890" text:style-name="Index_20_Link" text:visited-style-name="Index_20_Link">Set Value (Number)<text:tab/>18</text:a></text:p>
          <text:p text:style-name="P493"><text:a xlink:type="simple" xlink:href="#__RefHeading___Toc565_1453248567" text:style-name="Index_20_Link" text:visited-style-name="Index_20_Link">Substring Value<text:tab/>19</text:a></text:p>
          <text:p text:style-name="P493"><text:a xlink:type="simple" xlink:href="#__RefHeading___Toc576_1453248567" text:style-name="Index_20_Link" text:visited-style-name="Index_20_Link">Set Today's Date<text:tab/>20</text:a></text:p>
          <text:p text:style-name="P493"><text:a xlink:type="simple" xlink:href="#__RefHeading___Toc3126_2034283102" text:style-name="Index_20_Link" text:visited-style-name="Index_20_Link">Set Last Day of Month<text:tab/>21</text:a></text:p>
          <text:p text:style-name="P493"><text:a xlink:type="simple" xlink:href="#__RefHeading___Toc3150_2034283102" text:style-name="Index_20_Link" text:visited-style-name="Index_20_Link">Set First Day of Month<text:tab/>22</text:a></text:p>
          <text:p text:style-name="P493"><text:a xlink:type="simple" xlink:href="#__RefHeading___Toc3152_2034283102" text:style-name="Index_20_Link" text:visited-style-name="Index_20_Link">Set Mid Day of Month<text:tab/>23</text:a></text:p>
          <text:p text:style-name="P493"><text:a xlink:type="simple" xlink:href="#__RefHeading___Toc602_1453248567" text:style-name="Index_20_Link" text:visited-style-name="Index_20_Link">Absolute Value<text:tab/>24</text:a></text:p>
          <text:p text:style-name="P493"><text:a xlink:type="simple" xlink:href="#__RefHeading___Toc604_1453248567" text:style-name="Index_20_Link" text:visited-style-name="Index_20_Link">Acosinus Value<text:tab/>25</text:a></text:p>
          <text:p text:style-name="P493"><text:a xlink:type="simple" xlink:href="#__RefHeading___Toc1142_1337687890" text:style-name="Index_20_Link" text:visited-style-name="Index_20_Link">Cosinus Value<text:tab/>26</text:a></text:p>
          <text:p text:style-name="P493"><text:a xlink:type="simple" xlink:href="#__RefHeading___Toc1144_1337687890" text:style-name="Index_20_Link" text:visited-style-name="Index_20_Link">Cosinush Value<text:tab/>27</text:a></text:p>
          <text:p text:style-name="P493"><text:a xlink:type="simple" xlink:href="#__RefHeading___Toc1146_1337687890" text:style-name="Index_20_Link" text:visited-style-name="Index_20_Link">Asinus Value<text:tab/>28</text:a></text:p>
          <text:p text:style-name="P493"><text:a xlink:type="simple" xlink:href="#__RefHeading___Toc1148_1337687890" text:style-name="Index_20_Link" text:visited-style-name="Index_20_Link">Sinus Value<text:tab/>29</text:a></text:p>
          <text:p text:style-name="P493"><text:a xlink:type="simple" xlink:href="#__RefHeading___Toc1150_1337687890" text:style-name="Index_20_Link" text:visited-style-name="Index_20_Link">Sinush Value<text:tab/>30</text:a></text:p>
          <text:p text:style-name="P493"><text:a xlink:type="simple" xlink:href="#__RefHeading___Toc1209_1337687890" text:style-name="Index_20_Link" text:visited-style-name="Index_20_Link">Atangens Value<text:tab/>31</text:a></text:p>
          <text:p text:style-name="P493"><text:a xlink:type="simple" xlink:href="#__RefHeading___Toc1148_13376878901" text:style-name="Index_20_Link" text:visited-style-name="Index_20_Link">Tangens Value<text:tab/>32</text:a></text:p>
          <text:p text:style-name="P493"><text:a xlink:type="simple" xlink:href="#__RefHeading___Toc1150_13376878901" text:style-name="Index_20_Link" text:visited-style-name="Index_20_Link">Tangensh Value<text:tab/>33</text:a></text:p>
          <text:p text:style-name="P493"><text:a xlink:type="simple" xlink:href="#__RefHeading___Toc1211_1337687890" text:style-name="Index_20_Link" text:visited-style-name="Index_20_Link">Square Root Value<text:tab/>34</text:a></text:p>
          <text:p text:style-name="P493"><text:a xlink:type="simple" xlink:href="#__RefHeading___Toc1213_1337687890" text:style-name="Index_20_Link" text:visited-style-name="Index_20_Link">Square Value<text:tab/>35</text:a></text:p>
          <text:p text:style-name="P493"><text:a xlink:type="simple" xlink:href="#__RefHeading___Toc1152_1337687890" text:style-name="Index_20_Link" text:visited-style-name="Index_20_Link">Add Values<text:tab/>36</text:a></text:p>
          <text:p text:style-name="P493"><text:a xlink:type="simple" xlink:href="#__RefHeading___Toc1215_1337687890" text:style-name="Index_20_Link" text:visited-style-name="Index_20_Link">Subtract Values<text:tab/>37</text:a></text:p>
          <text:p text:style-name="P493"><text:a xlink:type="simple" xlink:href="#__RefHeading___Toc2486_1166627757" text:style-name="Index_20_Link" text:visited-style-name="Index_20_Link">Add Percentage<text:tab/>38</text:a></text:p>
          <text:p text:style-name="P493"><text:a xlink:type="simple" xlink:href="#__RefHeading___Toc2488_1166627757" text:style-name="Index_20_Link" text:visited-style-name="Index_20_Link">Subtract Percentage<text:tab/>39</text:a></text:p>
          <text:p text:style-name="P493"><text:a xlink:type="simple" xlink:href="#__RefHeading___Toc1168_1337687890" text:style-name="Index_20_Link" text:visited-style-name="Index_20_Link">Devide Values<text:tab/>40</text:a></text:p>
          <text:p text:style-name="P493"><text:a xlink:type="simple" xlink:href="#__RefHeading___Toc1170_1337687890" text:style-name="Index_20_Link" text:visited-style-name="Index_20_Link">Multiply Values<text:tab/>41</text:a></text:p>
          <text:p text:style-name="P493"><text:soft-page-break/><text:a xlink:type="simple" xlink:href="#__RefHeading___Toc1217_1337687890" text:style-name="Index_20_Link" text:visited-style-name="Index_20_Link">Round Value<text:tab/>42</text:a></text:p>
          <text:p text:style-name="P493"><text:a xlink:type="simple" xlink:href="#__RefHeading___Toc3458_1216873881" text:style-name="Index_20_Link" text:visited-style-name="Index_20_Link">Random Value<text:tab/>43</text:a></text:p>
          <text:p text:style-name="P493"><text:a xlink:type="simple" xlink:href="#__RefHeading___Toc3460_1216873881" text:style-name="Index_20_Link" text:visited-style-name="Index_20_Link">Remainder Value<text:tab/>44</text:a></text:p>
          <text:p text:style-name="P493"><text:a xlink:type="simple" xlink:href="#__RefHeading___Toc3462_1216873881" text:style-name="Index_20_Link" text:visited-style-name="Index_20_Link">Add Minutes<text:tab/>45</text:a></text:p>
        </text:index-body>
      </text:table-of-content>
      <text:p text:style-name="P3"/>
      <text:p text:style-name="P180"><text:bookmark-start text:name="__RefHeading___Toc1320_1468108940"/>Overview<text:bookmark-end text:name="__RefHeading___Toc1320_1468108940"/></text:p>
      <text:p text:style-name="P172">This document <text:span text:style-name="T2">contains a detailed listing of the available actions for the Business Rule Engine „Jare“. It lists the available data types, their combinations and possible optional or required parameters.</text:span></text:p>
      <text:p text:style-name="P174">Actions are defined on the rulegroup level. When a rulegroup fails or passes then no<text:span text:style-name="T33">ne</text:span>, one or multiple actions can be executed. Actions are executed in the sequence that they have been defined. It is also possible to define actions that are execute when the rulegroup passes and actions when the rulegroup fails at the same time <text:span text:style-name="T52">(the actions is executed in any case)</text:span>.</text:p>
      <text:p text:style-name="P175">A condition must be specified when to execute the action – when the rulegroup fails or passes <text:span text:style-name="T52">or both</text:span>. Additionally a field - and it's type - must be specified that will be updated by the action.</text:p>
      <text:p text:style-name="P176"><text:span text:style-name="T33">Sometimes</text:span> an action will require additional values to be passed to it. This can either be the value of another field or a defined fixed value.</text:p>
      <text:p text:style-name="P178">The values selected in the action from “Field to retrieve data”, “Parameter 1”, “Parameter 2” and “Parameter 3” are passed to the action in this <text:span text:style-name="T47">exact </text:span>sequence. <text:span text:style-name="T36">The </text:span>“Field to retrieve data” <text:span text:style-name="T36">is optional and indicates from which other field a value should be retrieved. It can be specified but must not be.</text:span></text:p>
      <text:p text:style-name="P179">If for example the action requires two values (arguments/<text:span text:style-name="T53">parameters</text:span>) then either <text:span text:style-name="T37">“Field to retrieve data” </text:span>and<text:span text:style-name="T37"> “Parameter 1” </text:span>have to be specified or <text:span text:style-name="T33">alternatively “Parameter 1” </text:span>and<text:span text:style-name="T37"> “Parameter 2” (in this case “Field to retrieve data” must be left blank). The “Field to update” will be updated with the resulting value.</text:span></text:p>
      <text:p text:style-name="Standard"><text:span text:style-name="T56"/></text:p>
      <text:p text:style-name="P489"><text:bookmark-start text:name="__RefHeading___Toc1326_1468108940"/><text:span text:style-name="T56">Prerequisites</text:span><text:bookmark-end text:name="__RefHeading___Toc1326_1468108940"/></text:p>
      <text:p text:style-name="P173">The default date format used is: yyyy-MM-dd <text:span text:style-name="T38">(four digits for the year, two digits for the month and two digits for the day of the month)</text:span>. <text:span text:style-name="T3">If not otherwise specified for String to Date conversions, it is assumed that the value is provided in this format. Some actions allow to specify a different format for the date than the default one. In this case the date formats need to be according to the Java SimpleDateFormat Class format definition.</text:span></text:p>
      <text:p text:style-name="P177">All data types listed here are Java related data types.</text:p>
      <text:p text:style-name="P173"/>
      <text:p text:style-name="P197"><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15">Purpose:</text:p>
          </table:table-cell>
          <table:table-cell table:style-name="Tabelle69.B1" office:value-type="string">
            <text:p text:style-name="P79">Add leading spaces to a value until a given length of the value is reached</text:p>
          </table:table-cell>
        </table:table-row>
        <table:table-row>
          <table:table-cell table:style-name="Tabelle69.A2" office:value-type="string">
            <text:p text:style-name="P49">Java Class:</text:p>
          </table:table-cell>
          <table:table-cell table:style-name="Tabelle69.B2" office:value-type="string">
            <text:p text:style-name="P79">StringAction</text:p>
          </table:table-cell>
        </table:table-row>
        <table:table-row>
          <table:table-cell table:style-name="Tabelle69.A2" office:value-type="string">
            <text:p text:style-name="P109">Interface Name:</text:p>
          </table:table-cell>
          <table:table-cell table:style-name="Tabelle69.B3" office:value-type="string">
            <text:p text:style-name="P79">add leading spaces</text:p>
          </table:table-cell>
        </table:table-row>
      </table:table>
      <text:p text:style-name="P456">Applicable to:</text:p>
      <table:table table:name="Tabelle71" table:style-name="Tabelle71">
        <table:table-column table:style-name="Tabelle71.A"/>
        <table:table-column table:style-name="Tabelle71.B"/>
        <table:table-column table:style-name="Tabelle71.C"/>
        <table:table-row>
          <table:table-cell table:style-name="Tabelle71.A1" office:value-type="string">
            <text:p text:style-name="P223">Value 1</text:p>
          </table:table-cell>
          <table:table-cell table:style-name="Tabelle71.A1" office:value-type="string">
            <text:p text:style-name="P223">Value 2</text:p>
          </table:table-cell>
          <table:table-cell table:style-name="Tabelle71.C1" office:value-type="string">
            <text:p text:style-name="P270">Return Type</text:p>
          </table:table-cell>
        </table:table-row>
        <table:table-row>
          <table:table-cell table:style-name="Tabelle71.A2" office:value-type="string">
            <text:p text:style-name="P308">String</text:p>
          </table:table-cell>
          <table:table-cell table:style-name="Tabelle71.B2" office:value-type="string">
            <text:p text:style-name="P382">Integer</text:p>
          </table:table-cell>
          <table:table-cell table:style-name="Tabelle71.C2" office:value-type="string">
            <text:p text:style-name="P408">String</text:p>
          </table:table-cell>
        </table:table-row>
        <table:table-row>
          <table:table-cell table:style-name="Tabelle71.A3" table:number-columns-spanned="3" office:value-type="string">
            <text:p text:style-name="P327">Note:</text:p>
            <text:p text:style-name="P327"/>
          </table:table-cell>
          <table:covered-table-cell/>
          <table:covered-table-cell/>
        </table:table-row>
        <table:table-row table:style-name="Tabelle71.4">
          <table:table-cell table:style-name="Tabelle71.A4" office:value-type="string">
            <text:p text:style-name="P223">Optional Value(s)</text:p>
          </table:table-cell>
          <table:table-cell table:style-name="Tabelle71.B4" table:number-columns-spanned="2" office:value-type="string">
            <text:p text:style-name="P223">Explanation</text:p>
          </table:table-cell>
          <table:covered-table-cell/>
        </table:table-row>
        <table:table-row>
          <table:table-cell table:style-name="Tabelle71.A5" office:value-type="string">
            <text:p text:style-name="P350"/>
          </table:table-cell>
          <table:table-cell table:style-name="Tabelle71.B5" table:number-columns-spanned="2" office:value-type="string">
            <text:p text:style-name="P350"/>
          </table:table-cell>
          <table:covered-table-cell/>
        </table:table-row>
      </table:table>
      <text:p text:style-name="P15"/>
      <text:p text:style-name="P213"/>
      <text:p text:style-name="P196"><text:bookmark-start text:name="__RefHeading___Toc5071_1288851419"/>Add Leading <text:span text:style-name="T5">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14">Purpose:</text:p>
          </table:table-cell>
          <table:table-cell table:style-name="Tabelle70.B1" office:value-type="string">
            <text:p text:style-name="P78">Add leading <text:span text:style-name="T5">zeros</text:span> to a value until a given length of the value is reached</text:p>
          </table:table-cell>
        </table:table-row>
        <table:table-row>
          <table:table-cell table:style-name="Tabelle70.A2" office:value-type="string">
            <text:p text:style-name="P48">Java Class:</text:p>
          </table:table-cell>
          <table:table-cell table:style-name="Tabelle70.B2" office:value-type="string">
            <text:p text:style-name="P78">StringAction</text:p>
          </table:table-cell>
        </table:table-row>
        <table:table-row>
          <table:table-cell table:style-name="Tabelle70.A2" office:value-type="string">
            <text:p text:style-name="P108">Interface Name:</text:p>
          </table:table-cell>
          <table:table-cell table:style-name="Tabelle70.B3" office:value-type="string">
            <text:p text:style-name="P78">add leading <text:span text:style-name="T6">zeros</text:span></text:p>
          </table:table-cell>
        </table:table-row>
      </table:table>
      <text:p text:style-name="P456">Applicable to:</text:p>
      <table:table table:name="Tabelle72" table:style-name="Tabelle72">
        <table:table-column table:style-name="Tabelle72.A" table:number-columns-repeated="2"/>
        <table:table-column table:style-name="Tabelle72.C"/>
        <table:table-row>
          <table:table-cell table:style-name="Tabelle72.A1" office:value-type="string">
            <text:p text:style-name="P223">Value 1</text:p>
          </table:table-cell>
          <table:table-cell table:style-name="Tabelle72.A1" office:value-type="string">
            <text:p text:style-name="P223">Value 2</text:p>
          </table:table-cell>
          <table:table-cell table:style-name="Tabelle72.C1" office:value-type="string">
            <text:p text:style-name="P270">Return Type</text:p>
          </table:table-cell>
        </table:table-row>
        <table:table-row>
          <table:table-cell table:style-name="Tabelle72.A2" office:value-type="string">
            <text:p text:style-name="P307">String</text:p>
          </table:table-cell>
          <table:table-cell table:style-name="Tabelle72.B2" office:value-type="string">
            <text:p text:style-name="P314">Integer</text:p>
          </table:table-cell>
          <table:table-cell table:style-name="Tabelle72.C2" office:value-type="string">
            <text:p text:style-name="P408">String</text:p>
          </table:table-cell>
        </table:table-row>
        <table:table-row>
          <table:table-cell table:style-name="Tabelle72.A3" table:number-columns-spanned="3" office:value-type="string">
            <text:p text:style-name="P326">Note:</text:p>
            <text:p text:style-name="P326"/>
          </table:table-cell>
          <table:covered-table-cell/>
          <table:covered-table-cell/>
        </table:table-row>
        <table:table-row table:style-name="Tabelle72.4">
          <table:table-cell table:style-name="Tabelle72.A4" office:value-type="string">
            <text:p text:style-name="P251">Optional Value(s)</text:p>
          </table:table-cell>
          <table:table-cell table:style-name="Tabelle72.B4" table:number-columns-spanned="2" office:value-type="string">
            <text:p text:style-name="P251">Explanation</text:p>
          </table:table-cell>
          <table:covered-table-cell/>
        </table:table-row>
        <table:table-row>
          <table:table-cell table:style-name="Tabelle72.A5" office:value-type="string">
            <text:p text:style-name="P350"/>
          </table:table-cell>
          <table:table-cell table:style-name="Tabelle72.B5" table:number-columns-spanned="2" office:value-type="string">
            <text:p text:style-name="P350"/>
          </table:table-cell>
          <table:covered-table-cell/>
        </table:table-row>
      </table:table>
      <text:p text:style-name="P14"/>
      <text:p text:style-name="P195"><text:bookmark-start text:name="__RefHeading___Toc5073_1288851419"/>A<text:span text:style-name="T6">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13">Purpose:</text:p>
          </table:table-cell>
          <table:table-cell table:style-name="Tabelle134.B1" office:value-type="string">
            <text:p text:style-name="P37">Append a given value to <text:span text:style-name="T8">the end of </text:span>another value</text:p>
          </table:table-cell>
        </table:table-row>
        <table:table-row>
          <table:table-cell table:style-name="Tabelle134.A2" office:value-type="string">
            <text:p text:style-name="P47">Java Class:</text:p>
          </table:table-cell>
          <table:table-cell table:style-name="Tabelle134.B2" office:value-type="string">
            <text:p text:style-name="P77">StringAction</text:p>
          </table:table-cell>
        </table:table-row>
        <table:table-row>
          <table:table-cell table:style-name="Tabelle134.A2" office:value-type="string">
            <text:p text:style-name="P107">Interface Name:</text:p>
          </table:table-cell>
          <table:table-cell table:style-name="Tabelle134.B3" office:value-type="string">
            <text:p text:style-name="P37">append</text:p>
          </table:table-cell>
        </table:table-row>
      </table:table>
      <text:p text:style-name="P456">Applicable to:</text:p>
      <table:table table:name="Tabelle135" table:style-name="Tabelle135">
        <table:table-column table:style-name="Tabelle135.A"/>
        <table:table-column table:style-name="Tabelle135.B"/>
        <table:table-column table:style-name="Tabelle135.C"/>
        <table:table-row>
          <table:table-cell table:style-name="Tabelle135.A1" office:value-type="string">
            <text:p text:style-name="P223">Value 1</text:p>
          </table:table-cell>
          <table:table-cell table:style-name="Tabelle135.A1" office:value-type="string">
            <text:p text:style-name="P223">Value 2</text:p>
          </table:table-cell>
          <table:table-cell table:style-name="Tabelle135.C1" office:value-type="string">
            <text:p text:style-name="P270">Return Type</text:p>
          </table:table-cell>
        </table:table-row>
        <table:table-row>
          <table:table-cell table:style-name="Tabelle135.A2" office:value-type="string">
            <text:p text:style-name="P306">String</text:p>
          </table:table-cell>
          <table:table-cell table:style-name="Tabelle135.B2" office:value-type="string">
            <text:p text:style-name="P314">String</text:p>
          </table:table-cell>
          <table:table-cell table:style-name="Tabelle135.C2" office:value-type="string">
            <text:p text:style-name="P408">String</text:p>
          </table:table-cell>
        </table:table-row>
        <table:table-row>
          <table:table-cell table:style-name="Tabelle135.A3" office:value-type="string">
            <text:p text:style-name="P381">String</text:p>
          </table:table-cell>
          <table:table-cell table:style-name="Tabelle135.B3" office:value-type="string">
            <text:p text:style-name="P381">Integer</text:p>
          </table:table-cell>
          <table:table-cell table:style-name="Tabelle135.C3" office:value-type="string">
            <text:p text:style-name="P408">String</text:p>
          </table:table-cell>
        </table:table-row>
        <table:table-row>
          <table:table-cell table:style-name="Tabelle135.A4" office:value-type="string">
            <text:p text:style-name="P381">String</text:p>
          </table:table-cell>
          <table:table-cell table:style-name="Tabelle135.B4" office:value-type="string">
            <text:p text:style-name="P381"><text:span text:style-name="T34">L</text:span>ong</text:p>
          </table:table-cell>
          <table:table-cell table:style-name="Tabelle135.C4" office:value-type="string">
            <text:p text:style-name="P408">String</text:p>
          </table:table-cell>
        </table:table-row>
        <table:table-row>
          <table:table-cell table:style-name="Tabelle135.A5" table:number-columns-spanned="3" office:value-type="string">
            <text:p text:style-name="P325">Note:</text:p>
            <text:p text:style-name="P325"/>
          </table:table-cell>
          <table:covered-table-cell/>
          <table:covered-table-cell/>
        </table:table-row>
        <table:table-row table:style-name="Tabelle135.6">
          <table:table-cell table:style-name="Tabelle135.A6" office:value-type="string">
            <text:p text:style-name="P253"><text:span text:style-name="T7">Optional</text:span> Value(s)</text:p>
          </table:table-cell>
          <table:table-cell table:style-name="Tabelle135.A6" table:number-columns-spanned="2" office:value-type="string">
            <text:p text:style-name="P253">Explanation</text:p>
          </table:table-cell>
          <table:covered-table-cell/>
        </table:table-row>
        <table:table-row>
          <table:table-cell table:style-name="Tabelle135.A7" office:value-type="string">
            <text:p text:style-name="P352">Value 3: String</text:p>
          </table:table-cell>
          <table:table-cell table:style-name="Tabelle135.B7" table:number-columns-spanned="2" office:value-type="string">
            <text:p text:style-name="P352">Sep<text:span text:style-name="T11">a</text:span>rator to be used between the value<text:span text:style-name="T12">s</text:span></text:p>
          </table:table-cell>
          <table:covered-table-cell/>
        </table:table-row>
      </table:table>
      <text:p text:style-name="P13"/>
      <text:p text:style-name="P194"><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4">Purpose:</text:p>
          </table:table-cell>
          <table:table-cell table:style-name="Tabelle5.B1" office:value-type="string">
            <text:p text:style-name="P35"><text:span text:style-name="T10">Pre</text:span>pend a given value to <text:span text:style-name="T8">the start of </text:span>another value</text:p>
          </table:table-cell>
        </table:table-row>
        <table:table-row>
          <table:table-cell table:style-name="Tabelle5.A2" office:value-type="string">
            <text:p text:style-name="P38">Java Class:</text:p>
          </table:table-cell>
          <table:table-cell table:style-name="Tabelle5.B2" office:value-type="string">
            <text:p text:style-name="P68">StringAction</text:p>
          </table:table-cell>
        </table:table-row>
        <table:table-row>
          <table:table-cell table:style-name="Tabelle5.A2" office:value-type="string">
            <text:p text:style-name="P98">Interface Name:</text:p>
          </table:table-cell>
          <table:table-cell table:style-name="Tabelle5.B3" office:value-type="string">
            <text:p text:style-name="P128">prepend</text:p>
          </table:table-cell>
        </table:table-row>
      </table:table>
      <text:p text:style-name="P447">Applicable to:</text:p>
      <table:table table:name="Tabelle6" table:style-name="Tabelle6">
        <table:table-column table:style-name="Tabelle6.A"/>
        <table:table-column table:style-name="Tabelle6.B"/>
        <table:table-column table:style-name="Tabelle6.C"/>
        <table:table-row>
          <table:table-cell table:style-name="Tabelle6.A1" office:value-type="string">
            <text:p text:style-name="P216">Value 1</text:p>
          </table:table-cell>
          <table:table-cell table:style-name="Tabelle6.A1" office:value-type="string">
            <text:p text:style-name="P216">Value 2</text:p>
          </table:table-cell>
          <table:table-cell table:style-name="Tabelle6.C1" office:value-type="string">
            <text:p text:style-name="P270">Return Type</text:p>
          </table:table-cell>
        </table:table-row>
        <table:table-row>
          <table:table-cell table:style-name="Tabelle6.A4" office:value-type="string">
            <text:p text:style-name="P299">String</text:p>
          </table:table-cell>
          <table:table-cell table:style-name="Tabelle6.B2" office:value-type="string">
            <text:p text:style-name="P312">String</text:p>
          </table:table-cell>
          <table:table-cell table:style-name="Tabelle6.C2" office:value-type="string">
            <text:p text:style-name="P408">String</text:p>
          </table:table-cell>
        </table:table-row>
        <table:table-row>
          <table:table-cell table:style-name="Tabelle6.A4" office:value-type="string">
            <text:p text:style-name="P315">String</text:p>
          </table:table-cell>
          <table:table-cell table:style-name="Tabelle6.B3" office:value-type="string">
            <text:p text:style-name="P315">Integer</text:p>
          </table:table-cell>
          <table:table-cell table:style-name="Tabelle6.C3" office:value-type="string">
            <text:p text:style-name="P408">String</text:p>
          </table:table-cell>
        </table:table-row>
        <table:table-row>
          <table:table-cell table:style-name="Tabelle6.A4" office:value-type="string">
            <text:p text:style-name="P315">String</text:p>
          </table:table-cell>
          <table:table-cell table:style-name="Tabelle6.B4" office:value-type="string">
            <text:p text:style-name="P315">Long</text:p>
          </table:table-cell>
          <table:table-cell table:style-name="Tabelle6.C4" office:value-type="string">
            <text:p text:style-name="P408">String</text:p>
          </table:table-cell>
        </table:table-row>
        <table:table-row>
          <table:table-cell table:style-name="Tabelle6.A5" table:number-columns-spanned="3" office:value-type="string">
            <text:p text:style-name="P316">Note:</text:p>
            <text:p text:style-name="P316"/>
          </table:table-cell>
          <table:covered-table-cell/>
          <table:covered-table-cell/>
        </table:table-row>
        <table:table-row table:style-name="Tabelle6.6">
          <table:table-cell table:style-name="Tabelle6.A6" office:value-type="string">
            <text:p text:style-name="P244"><text:span text:style-name="T7">Optional</text:span> Value(s)</text:p>
          </table:table-cell>
          <table:table-cell table:style-name="Tabelle6.A6" table:number-columns-spanned="2" office:value-type="string">
            <text:p text:style-name="P244">Explanation</text:p>
          </table:table-cell>
          <table:covered-table-cell/>
        </table:table-row>
        <table:table-row>
          <table:table-cell table:style-name="Tabelle6.A7" office:value-type="string">
            <text:p text:style-name="P347">Value 3: String</text:p>
          </table:table-cell>
          <table:table-cell table:style-name="Tabelle6.B7" table:number-columns-spanned="2" office:value-type="string">
            <text:p text:style-name="P347">Sep<text:span text:style-name="T11">a</text:span>rator to be used between the value<text:span text:style-name="T12">s</text:span></text:p>
          </table:table-cell>
          <table:covered-table-cell/>
        </table:table-row>
      </table:table>
      <text:p text:style-name="P4"/>
      <text:p text:style-name="P193"><text:bookmark-start text:name="__RefHeading___Toc561_1453248567"/><text:span text:style-name="T19">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12">Purpose:</text:p>
          </table:table-cell>
          <table:table-cell table:style-name="Tabelle15.B1" office:value-type="string">
            <text:p text:style-name="P142">Remove all leading and trailing space characters from a String</text:p>
          </table:table-cell>
        </table:table-row>
        <table:table-row>
          <table:table-cell table:style-name="Tabelle15.A2" office:value-type="string">
            <text:p text:style-name="P46">Java Class:</text:p>
          </table:table-cell>
          <table:table-cell table:style-name="Tabelle15.B2" office:value-type="string">
            <text:p text:style-name="P76">StringAction</text:p>
          </table:table-cell>
        </table:table-row>
        <table:table-row>
          <table:table-cell table:style-name="Tabelle15.A2" office:value-type="string">
            <text:p text:style-name="P106">Interface Name:</text:p>
          </table:table-cell>
          <table:table-cell table:style-name="Tabelle15.B3" office:value-type="string">
            <text:p text:style-name="P142">trim</text:p>
          </table:table-cell>
        </table:table-row>
      </table:table>
      <text:p text:style-name="P455">Applicable to:</text:p>
      <table:table table:name="Tabelle16" table:style-name="Tabelle16">
        <table:table-column table:style-name="Tabelle16.A"/>
        <table:table-column table:style-name="Tabelle16.B"/>
        <table:table-column table:style-name="Tabelle16.C"/>
        <table:table-row>
          <table:table-cell table:style-name="Tabelle16.A1" office:value-type="string">
            <text:p text:style-name="P224">Value 1</text:p>
          </table:table-cell>
          <table:table-cell table:style-name="Tabelle16.A1" office:value-type="string">
            <text:p text:style-name="P224">Value 2</text:p>
          </table:table-cell>
          <table:table-cell table:style-name="Tabelle16.C1" office:value-type="string">
            <text:p text:style-name="P271">Return Type</text:p>
          </table:table-cell>
        </table:table-row>
        <table:table-row>
          <table:table-cell table:style-name="Tabelle16.A2" office:value-type="string">
            <text:p text:style-name="P305">String</text:p>
          </table:table-cell>
          <table:table-cell table:style-name="Tabelle16.B2" office:value-type="string">
            <text:p text:style-name="P313"/>
          </table:table-cell>
          <table:table-cell table:style-name="Tabelle16.C2" office:value-type="string">
            <text:p text:style-name="P409">String</text:p>
          </table:table-cell>
        </table:table-row>
        <table:table-row>
          <table:table-cell table:style-name="Tabelle16.A3" table:number-columns-spanned="3" office:value-type="string">
            <text:p text:style-name="P324">Note:</text:p>
            <text:p text:style-name="P324"/>
          </table:table-cell>
          <table:covered-table-cell/>
          <table:covered-table-cell/>
        </table:table-row>
        <table:table-row table:style-name="Tabelle16.4">
          <table:table-cell table:style-name="Tabelle16.A4" office:value-type="string">
            <text:p text:style-name="P252"><text:span text:style-name="T7">Optional</text:span> Value(s)</text:p>
          </table:table-cell>
          <table:table-cell table:style-name="Tabelle16.A4" table:number-columns-spanned="2" office:value-type="string">
            <text:p text:style-name="P252">Explanation</text:p>
          </table:table-cell>
          <table:covered-table-cell/>
        </table:table-row>
        <table:table-row>
          <table:table-cell table:style-name="Tabelle16.A5" office:value-type="string">
            <text:p text:style-name="P351"/>
          </table:table-cell>
          <table:table-cell table:style-name="Tabelle16.B5" table:number-columns-spanned="2" office:value-type="string">
            <text:p text:style-name="P351"/>
          </table:table-cell>
          <table:covered-table-cell/>
        </table:table-row>
      </table:table>
      <text:p text:style-name="P12"/>
      <text:p text:style-name="P192"><text:bookmark-start text:name="__RefHeading___Toc5147_1288851419"/>Concat<text:span text:style-name="T39">enate</text:span>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11">Purpose:</text:p>
          </table:table-cell>
          <table:table-cell table:style-name="Tabelle1.B1" office:value-type="string">
            <text:p text:style-name="P141">Concatenate <text:span text:style-name="T9">two </text:span>values</text:p>
          </table:table-cell>
        </table:table-row>
        <table:table-row>
          <table:table-cell table:style-name="Tabelle1.A2" office:value-type="string">
            <text:p text:style-name="P45">Java Class:</text:p>
          </table:table-cell>
          <table:table-cell table:style-name="Tabelle1.B2" office:value-type="string">
            <text:p text:style-name="P75">StringAction</text:p>
          </table:table-cell>
        </table:table-row>
        <table:table-row>
          <table:table-cell table:style-name="Tabelle1.A2" office:value-type="string">
            <text:p text:style-name="P105">Interface Name:</text:p>
          </table:table-cell>
          <table:table-cell table:style-name="Tabelle1.B3" office:value-type="string">
            <text:p text:style-name="P36">append value</text:p>
          </table:table-cell>
        </table:table-row>
      </table:table>
      <text:p text:style-name="P454">Applicable to:</text:p>
      <table:table table:name="Tabelle2" table:style-name="Tabelle2">
        <table:table-column table:style-name="Tabelle2.A"/>
        <table:table-column table:style-name="Tabelle2.B"/>
        <table:table-column table:style-name="Tabelle2.C"/>
        <table:table-row>
          <table:table-cell table:style-name="Tabelle2.A1" office:value-type="string">
            <text:p text:style-name="P223">Value 1</text:p>
          </table:table-cell>
          <table:table-cell table:style-name="Tabelle2.A1" office:value-type="string">
            <text:p text:style-name="P223">Value 2</text:p>
          </table:table-cell>
          <table:table-cell table:style-name="Tabelle2.C1" office:value-type="string">
            <text:p text:style-name="P272">Return Type</text:p>
          </table:table-cell>
        </table:table-row>
        <table:table-row>
          <table:table-cell table:style-name="Tabelle2.A5" office:value-type="string">
            <text:p text:style-name="P304">String</text:p>
          </table:table-cell>
          <table:table-cell table:style-name="Tabelle2.B2" office:value-type="string">
            <text:p text:style-name="P380">Double</text:p>
          </table:table-cell>
          <table:table-cell table:style-name="Tabelle2.C2" office:value-type="string">
            <text:p text:style-name="P410">String</text:p>
          </table:table-cell>
        </table:table-row>
        <table:table-row>
          <table:table-cell table:style-name="Tabelle2.A5" office:value-type="string">
            <text:p text:style-name="P380">String</text:p>
          </table:table-cell>
          <table:table-cell table:style-name="Tabelle2.B3" office:value-type="string">
            <text:p text:style-name="P380">Float</text:p>
          </table:table-cell>
          <table:table-cell table:style-name="Tabelle2.C3" office:value-type="string">
            <text:p text:style-name="P410">String</text:p>
          </table:table-cell>
        </table:table-row>
        <table:table-row>
          <table:table-cell table:style-name="Tabelle2.A5" office:value-type="string">
            <text:p text:style-name="P380">String</text:p>
          </table:table-cell>
          <table:table-cell table:style-name="Tabelle2.B4" office:value-type="string">
            <text:p text:style-name="P380">Long</text:p>
          </table:table-cell>
          <table:table-cell table:style-name="Tabelle2.C4" office:value-type="string">
            <text:p text:style-name="P410">String</text:p>
          </table:table-cell>
        </table:table-row>
        <table:table-row>
          <table:table-cell table:style-name="Tabelle2.A5" office:value-type="string">
            <text:p text:style-name="P380">String</text:p>
          </table:table-cell>
          <table:table-cell table:style-name="Tabelle2.B5" office:value-type="string">
            <text:p text:style-name="P380">Integer</text:p>
          </table:table-cell>
          <table:table-cell table:style-name="Tabelle2.C5" office:value-type="string">
            <text:p text:style-name="P410">String</text:p>
          </table:table-cell>
        </table:table-row>
        <table:table-row>
          <table:table-cell table:style-name="Tabelle2.A6" office:value-type="string">
            <text:p text:style-name="P380">String</text:p>
          </table:table-cell>
          <table:table-cell table:style-name="Tabelle2.B6" office:value-type="string">
            <text:p text:style-name="P380">String</text:p>
          </table:table-cell>
          <table:table-cell table:style-name="Tabelle2.C6" office:value-type="string">
            <text:p text:style-name="P410">String</text:p>
          </table:table-cell>
        </table:table-row>
        <table:table-row>
          <table:table-cell table:style-name="Tabelle2.A7" table:number-columns-spanned="3" office:value-type="string">
            <text:p text:style-name="P323">Note:</text:p>
            <text:p text:style-name="P323"/>
          </table:table-cell>
          <table:covered-table-cell/>
          <table:covered-table-cell/>
        </table:table-row>
        <table:table-row table:style-name="Tabelle2.8">
          <table:table-cell table:style-name="Tabelle2.A8" office:value-type="string">
            <text:p text:style-name="P251"><text:span text:style-name="T7">Optional</text:span> Value(s)</text:p>
          </table:table-cell>
          <table:table-cell table:style-name="Tabelle2.A8" table:number-columns-spanned="2" office:value-type="string">
            <text:p text:style-name="P251">Explanation</text:p>
          </table:table-cell>
          <table:covered-table-cell/>
        </table:table-row>
        <table:table-row>
          <table:table-cell table:style-name="Tabelle2.A9" office:value-type="string">
            <text:p text:style-name="P350">Value 3: String</text:p>
          </table:table-cell>
          <table:table-cell table:style-name="Tabelle2.B9" table:number-columns-spanned="2" office:value-type="string">
            <text:p text:style-name="P350">Sep<text:span text:style-name="T11">a</text:span>rator to be used between the value</text:p>
          </table:table-cell>
          <table:covered-table-cell/>
        </table:table-row>
      </table:table>
      <text:p text:style-name="P11"/>
      <text:p text:style-name="P186"><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10">Purpose:</text:p>
          </table:table-cell>
          <table:table-cell table:style-name="Tabelle3.B1" office:value-type="string">
            <text:p text:style-name="P140">Change a value to it's lowercase representation</text:p>
          </table:table-cell>
        </table:table-row>
        <table:table-row>
          <table:table-cell table:style-name="Tabelle3.A2" office:value-type="string">
            <text:p text:style-name="P44">Java Class:</text:p>
          </table:table-cell>
          <table:table-cell table:style-name="Tabelle3.B2" office:value-type="string">
            <text:p text:style-name="P74">StringAction</text:p>
          </table:table-cell>
        </table:table-row>
        <table:table-row>
          <table:table-cell table:style-name="Tabelle3.A2" office:value-type="string">
            <text:p text:style-name="P104">Interface Name:</text:p>
          </table:table-cell>
          <table:table-cell table:style-name="Tabelle3.B3" office:value-type="string">
            <text:p text:style-name="P140">lowercase</text:p>
          </table:table-cell>
        </table:table-row>
      </table:table>
      <text:p text:style-name="P453">Applicable to:</text:p>
      <table:table table:name="Tabelle4" table:style-name="Tabelle4">
        <table:table-column table:style-name="Tabelle4.A"/>
        <table:table-column table:style-name="Tabelle4.B"/>
        <table:table-column table:style-name="Tabelle4.C"/>
        <table:table-row>
          <table:table-cell table:style-name="Tabelle4.A1" office:value-type="string">
            <text:p text:style-name="P222">Value 1</text:p>
          </table:table-cell>
          <table:table-cell table:style-name="Tabelle4.A1" office:value-type="string">
            <text:p text:style-name="P222">Value 2</text:p>
          </table:table-cell>
          <table:table-cell table:style-name="Tabelle4.C1" office:value-type="string">
            <text:p text:style-name="P273">Return Type</text:p>
          </table:table-cell>
        </table:table-row>
        <table:table-row>
          <table:table-cell table:style-name="Tabelle4.A2" office:value-type="string">
            <text:p text:style-name="P303">String</text:p>
          </table:table-cell>
          <table:table-cell table:style-name="Tabelle4.B2" office:value-type="string">
            <text:p text:style-name="P379"/>
          </table:table-cell>
          <table:table-cell table:style-name="Tabelle4.C2" office:value-type="string">
            <text:p text:style-name="P411">String</text:p>
          </table:table-cell>
        </table:table-row>
        <table:table-row>
          <table:table-cell table:style-name="Tabelle4.A3" table:number-columns-spanned="3" office:value-type="string">
            <text:p text:style-name="P322">Note:</text:p>
            <text:p text:style-name="P322"/>
          </table:table-cell>
          <table:covered-table-cell/>
          <table:covered-table-cell/>
        </table:table-row>
        <table:table-row table:style-name="Tabelle4.4">
          <table:table-cell table:style-name="Tabelle4.A4" office:value-type="string">
            <text:p text:style-name="P250"><text:span text:style-name="T7">Optional</text:span> Value(s)</text:p>
          </table:table-cell>
          <table:table-cell table:style-name="Tabelle4.A4" table:number-columns-spanned="2" office:value-type="string">
            <text:p text:style-name="P250">Explanation</text:p>
          </table:table-cell>
          <table:covered-table-cell/>
        </table:table-row>
        <table:table-row>
          <table:table-cell table:style-name="Tabelle4.A5" office:value-type="string">
            <text:p text:style-name="P349"/>
          </table:table-cell>
          <table:table-cell table:style-name="Tabelle4.B5" table:number-columns-spanned="2" office:value-type="string">
            <text:p text:style-name="P349"/>
          </table:table-cell>
          <table:covered-table-cell/>
        </table:table-row>
      </table:table>
      <text:p text:style-name="P185"><text:bookmark-start text:name="__RefHeading___Toc530_1453248567"/><text:span text:style-name="T13">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9">Purpose:</text:p>
          </table:table-cell>
          <table:table-cell table:style-name="Tabelle7.B1" office:value-type="string">
            <text:p text:style-name="P139">Change a value to it's <text:span text:style-name="T13">upper</text:span>case representation</text:p>
          </table:table-cell>
        </table:table-row>
        <table:table-row>
          <table:table-cell table:style-name="Tabelle7.A2" office:value-type="string">
            <text:p text:style-name="P43">Java Class:</text:p>
          </table:table-cell>
          <table:table-cell table:style-name="Tabelle7.B2" office:value-type="string">
            <text:p text:style-name="P73">StringAction</text:p>
          </table:table-cell>
        </table:table-row>
        <table:table-row>
          <table:table-cell table:style-name="Tabelle7.A2" office:value-type="string">
            <text:p text:style-name="P103">Interface Name:</text:p>
          </table:table-cell>
          <table:table-cell table:style-name="Tabelle7.B3" office:value-type="string">
            <text:p text:style-name="P139"><text:span text:style-name="T13">upper</text:span>case</text:p>
          </table:table-cell>
        </table:table-row>
      </table:table>
      <text:p text:style-name="P452">Applicable to:</text:p>
      <table:table table:name="Tabelle8" table:style-name="Tabelle8">
        <table:table-column table:style-name="Tabelle8.A"/>
        <table:table-column table:style-name="Tabelle8.B"/>
        <table:table-column table:style-name="Tabelle8.C"/>
        <table:table-row>
          <table:table-cell table:style-name="Tabelle8.A1" office:value-type="string">
            <text:p text:style-name="P221">Value 1</text:p>
          </table:table-cell>
          <table:table-cell table:style-name="Tabelle8.A1" office:value-type="string">
            <text:p text:style-name="P221">Value 2</text:p>
          </table:table-cell>
          <table:table-cell table:style-name="Tabelle8.C1" office:value-type="string">
            <text:p text:style-name="P273">Return Type</text:p>
          </table:table-cell>
        </table:table-row>
        <table:table-row>
          <table:table-cell table:style-name="Tabelle8.A2" office:value-type="string">
            <text:p text:style-name="P302">String</text:p>
          </table:table-cell>
          <table:table-cell table:style-name="Tabelle8.B2" office:value-type="string">
            <text:p text:style-name="P378"/>
          </table:table-cell>
          <table:table-cell table:style-name="Tabelle8.C2" office:value-type="string">
            <text:p text:style-name="P411">String</text:p>
          </table:table-cell>
        </table:table-row>
        <table:table-row>
          <table:table-cell table:style-name="Tabelle8.A3" table:number-columns-spanned="3" office:value-type="string">
            <text:p text:style-name="P321">Note:</text:p>
            <text:p text:style-name="P321"/>
          </table:table-cell>
          <table:covered-table-cell/>
          <table:covered-table-cell/>
        </table:table-row>
        <table:table-row table:style-name="Tabelle8.4">
          <table:table-cell table:style-name="Tabelle8.A4" office:value-type="string">
            <text:p text:style-name="P249"><text:span text:style-name="T7">Optional</text:span> Value(s)</text:p>
          </table:table-cell>
          <table:table-cell table:style-name="Tabelle8.A4" table:number-columns-spanned="2" office:value-type="string">
            <text:p text:style-name="P249">Explanation</text:p>
          </table:table-cell>
          <table:covered-table-cell/>
        </table:table-row>
        <table:table-row>
          <table:table-cell table:style-name="Tabelle8.A5" office:value-type="string">
            <text:p text:style-name="P348"/>
          </table:table-cell>
          <table:table-cell table:style-name="Tabelle8.B5" table:number-columns-spanned="2" office:value-type="string">
            <text:p text:style-name="P348"/>
          </table:table-cell>
          <table:covered-table-cell/>
        </table:table-row>
      </table:table>
      <text:p text:style-name="P9"/>
      <text:p text:style-name="P183"><text:bookmark-start text:name="__RefHeading___Toc532_1453248567"/><text:span text:style-name="T14">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7">Purpose:</text:p>
          </table:table-cell>
          <table:table-cell table:style-name="Tabelle9.B1" office:value-type="string">
            <text:p text:style-name="P135">Replace a given value – or part of it - with another value</text:p>
          </table:table-cell>
        </table:table-row>
        <table:table-row>
          <table:table-cell table:style-name="Tabelle9.A2" office:value-type="string">
            <text:p text:style-name="P41">Java Class:</text:p>
          </table:table-cell>
          <table:table-cell table:style-name="Tabelle9.B2" office:value-type="string">
            <text:p text:style-name="P71">StringAction</text:p>
          </table:table-cell>
        </table:table-row>
        <table:table-row>
          <table:table-cell table:style-name="Tabelle9.A2" office:value-type="string">
            <text:p text:style-name="P101">Interface Name:</text:p>
          </table:table-cell>
          <table:table-cell table:style-name="Tabelle9.B3" office:value-type="string">
            <text:p text:style-name="P135">replace <text:span text:style-name="T54">value</text:span></text:p>
          </table:table-cell>
        </table:table-row>
      </table:table>
      <text:p text:style-name="P450">Applicable to:</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219">Value 1</text:p>
          </table:table-cell>
          <table:table-cell table:style-name="Tabelle10.A1" office:value-type="string">
            <text:p text:style-name="P219">Value 2</text:p>
          </table:table-cell>
          <table:table-cell table:style-name="Tabelle10.C1" office:value-type="string">
            <text:p text:style-name="P273">Return Type</text:p>
          </table:table-cell>
        </table:table-row>
        <table:table-row>
          <table:table-cell table:style-name="Tabelle10.A2" office:value-type="string">
            <text:p text:style-name="P301">String</text:p>
          </table:table-cell>
          <table:table-cell table:style-name="Tabelle10.B2" office:value-type="string">
            <text:p text:style-name="P356">String</text:p>
          </table:table-cell>
          <table:table-cell table:style-name="Tabelle10.C2" office:value-type="string">
            <text:p text:style-name="P411">String</text:p>
          </table:table-cell>
        </table:table-row>
        <table:table-row>
          <table:table-cell table:style-name="Tabelle10.A3" table:number-columns-spanned="3" office:value-type="string">
            <text:p text:style-name="P319">Note: <text:span text:style-name="T14">Value 2 has to contain a regular expression. All found occurrences of the regular expression will be replaced with value 3.</text:span></text:p>
            <text:p text:style-name="P319"/>
          </table:table-cell>
          <table:covered-table-cell/>
          <table:covered-table-cell/>
        </table:table-row>
        <table:table-row table:style-name="Tabelle10.4">
          <table:table-cell table:style-name="Tabelle10.A4" office:value-type="string">
            <text:p text:style-name="P247"><text:span text:style-name="T14">Required</text:span> Value(s)</text:p>
          </table:table-cell>
          <table:table-cell table:style-name="Tabelle10.A4" table:number-columns-spanned="2" office:value-type="string">
            <text:p text:style-name="P247">Explanation</text:p>
          </table:table-cell>
          <table:covered-table-cell/>
        </table:table-row>
        <table:table-row>
          <table:table-cell table:style-name="Tabelle10.A5" office:value-type="string">
            <text:p text:style-name="P356">Value 3: String</text:p>
          </table:table-cell>
          <table:table-cell table:style-name="Tabelle10.B5" table:number-columns-spanned="2" office:value-type="string">
            <text:p text:style-name="P356">the replacement for the original value or parts of it</text:p>
          </table:table-cell>
          <table:covered-table-cell/>
        </table:table-row>
      </table:table>
      <text:p text:style-name="P7"/>
      <text:p text:style-name="P490"><text:bookmark-start text:name="__RefHeading___Toc3750_3711738381"/><text:span text:style-name="T14">Replace</text:span> Value <text:span text:style-name="T54">from Mapping File</text:span><text:bookmark-end text:name="__RefHeading___Toc3750_3711738381"/></text:p>
      <table:table table:name="Tabelle78" table:style-name="Tabelle78">
        <table:table-column table:style-name="Tabelle78.A"/>
        <table:table-column table:style-name="Tabelle78.B"/>
        <table:table-row>
          <table:table-cell table:style-name="Tabelle78.A1" office:value-type="string">
            <text:p text:style-name="P477">Purpose:</text:p>
          </table:table-cell>
          <table:table-cell table:style-name="Tabelle78.B1" office:value-type="string">
            <text:p text:style-name="P478">Replace a given value with a <text:span text:style-name="T54">value from a mapping file. <text:s/>The given value will be looked up in the mapping file and replaced with the value found in the mapping file.</text:span></text:p>
          </table:table-cell>
        </table:table-row>
        <table:table-row>
          <table:table-cell table:style-name="Tabelle78.A2" office:value-type="string">
            <text:p text:style-name="P479">Java Class:</text:p>
          </table:table-cell>
          <table:table-cell table:style-name="Tabelle78.B2" office:value-type="string">
            <text:p text:style-name="P480">StringAction</text:p>
          </table:table-cell>
        </table:table-row>
        <table:table-row>
          <table:table-cell table:style-name="Tabelle78.A2" office:value-type="string">
            <text:p text:style-name="P481">Interface Name:</text:p>
          </table:table-cell>
          <table:table-cell table:style-name="Tabelle78.B3" office:value-type="string">
            <text:p text:style-name="P478">replace <text:span text:style-name="T54">value from map</text:span></text:p>
          </table:table-cell>
        </table:table-row>
      </table:table>
      <text:p text:style-name="P492">Applicable to:</text:p>
      <table:table table:name="Tabelle79" table:style-name="Tabelle79">
        <table:table-column table:style-name="Tabelle79.A"/>
        <table:table-column table:style-name="Tabelle79.B"/>
        <table:table-column table:style-name="Tabelle79.C"/>
        <table:table-row>
          <table:table-cell table:style-name="Tabelle79.A1" office:value-type="string">
            <text:p text:style-name="P482">Value 1</text:p>
          </table:table-cell>
          <table:table-cell table:style-name="Tabelle79.A1" office:value-type="string">
            <text:p text:style-name="P482">Value 2</text:p>
          </table:table-cell>
          <table:table-cell table:style-name="Tabelle79.C1" office:value-type="string">
            <text:p text:style-name="P483">Return Type</text:p>
          </table:table-cell>
        </table:table-row>
        <table:table-row>
          <table:table-cell table:style-name="Tabelle79.A2" office:value-type="string">
            <text:p text:style-name="P485">String</text:p>
          </table:table-cell>
          <table:table-cell table:style-name="Tabelle79.B2" office:value-type="string">
            <text:p text:style-name="P486">String</text:p>
          </table:table-cell>
          <table:table-cell table:style-name="Tabelle79.C2" office:value-type="string">
            <text:p text:style-name="P488">String</text:p>
          </table:table-cell>
        </table:table-row>
        <table:table-row>
          <table:table-cell table:style-name="Tabelle79.A3" table:number-columns-spanned="3" office:value-type="string">
            <text:p text:style-name="P487">Note: <text:span text:style-name="T14">Value 2 has to contain the full path and filename of the mapping file.</text:span></text:p>
            <text:p text:style-name="P487"/>
          </table:table-cell>
          <table:covered-table-cell/>
          <table:covered-table-cell/>
        </table:table-row>
        <table:table-row table:style-name="Tabelle79.4">
          <table:table-cell table:style-name="Tabelle79.A4" office:value-type="string">
            <text:p text:style-name="P484"><text:span text:style-name="T14">Required</text:span> Value(s)</text:p>
          </table:table-cell>
          <table:table-cell table:style-name="Tabelle79.A4" table:number-columns-spanned="2" office:value-type="string">
            <text:p text:style-name="P484">Explanation</text:p>
          </table:table-cell>
          <table:covered-table-cell/>
        </table:table-row>
        <table:table-row>
          <table:table-cell table:style-name="Tabelle79.A5" office:value-type="string">
            <text:p text:style-name="P486"/>
          </table:table-cell>
          <table:table-cell table:style-name="Tabelle79.B5" table:number-columns-spanned="2" office:value-type="string">
            <text:p text:style-name="P486"/>
          </table:table-cell>
          <table:covered-table-cell/>
        </table:table-row>
      </table:table>
      <text:p text:style-name="P477"/>
      <text:p text:style-name="P182"><text:bookmark-start text:name="__RefHeading___Toc563_1453248567"/><text:span text:style-name="T15">Set</text:span> Value <text:span text:style-name="T21">(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6">Purpose:</text:p>
          </table:table-cell>
          <table:table-cell table:style-name="Tabelle11.B1" office:value-type="string">
            <text:p text:style-name="P129">Sets a given <text:span text:style-name="T17">value of a string</text:span></text:p>
          </table:table-cell>
        </table:table-row>
        <table:table-row>
          <table:table-cell table:style-name="Tabelle11.A2" office:value-type="string">
            <text:p text:style-name="P40">Java Class:</text:p>
          </table:table-cell>
          <table:table-cell table:style-name="Tabelle11.B2" office:value-type="string">
            <text:p text:style-name="P70">StringAction</text:p>
          </table:table-cell>
        </table:table-row>
        <table:table-row>
          <table:table-cell table:style-name="Tabelle11.A2" office:value-type="string">
            <text:p text:style-name="P100">Interface Name:</text:p>
          </table:table-cell>
          <table:table-cell table:style-name="Tabelle11.B3" office:value-type="string">
            <text:p text:style-name="P131">set value (<text:span text:style-name="T21">s</text:span>tring)</text:p>
          </table:table-cell>
        </table:table-row>
      </table:table>
      <text:p text:style-name="P449">Applicable to:</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218">Value 1</text:p>
          </table:table-cell>
          <table:table-cell table:style-name="Tabelle12.A1" office:value-type="string">
            <text:p text:style-name="P218">Value 2</text:p>
          </table:table-cell>
          <table:table-cell table:style-name="Tabelle12.C1" office:value-type="string">
            <text:p text:style-name="P274">Return Type</text:p>
          </table:table-cell>
        </table:table-row>
        <table:table-row>
          <table:table-cell table:style-name="Tabelle12.A2" office:value-type="string">
            <text:p text:style-name="P300">String</text:p>
          </table:table-cell>
          <table:table-cell table:style-name="Tabelle12.B2" office:value-type="string">
            <text:p text:style-name="P355"/>
          </table:table-cell>
          <table:table-cell table:style-name="Tabelle12.C2" office:value-type="string">
            <text:p text:style-name="P412">String</text:p>
          </table:table-cell>
        </table:table-row>
        <table:table-row>
          <table:table-cell table:style-name="Tabelle12.A3" table:number-columns-spanned="3" office:value-type="string">
            <text:p text:style-name="P318">Note: </text:p>
            <text:p text:style-name="P318"/>
          </table:table-cell>
          <table:covered-table-cell/>
          <table:covered-table-cell/>
        </table:table-row>
        <table:table-row table:style-name="Tabelle12.4">
          <table:table-cell table:style-name="Tabelle12.A4" office:value-type="string">
            <text:p text:style-name="P246"><text:span text:style-name="T16">Optional</text:span> Value(s)</text:p>
          </table:table-cell>
          <table:table-cell table:style-name="Tabelle12.A4" table:number-columns-spanned="2" office:value-type="string">
            <text:p text:style-name="P246">Explanation</text:p>
          </table:table-cell>
          <table:covered-table-cell/>
        </table:table-row>
        <table:table-row>
          <table:table-cell table:style-name="Tabelle12.A5" office:value-type="string">
            <text:p text:style-name="P355"/>
          </table:table-cell>
          <table:table-cell table:style-name="Tabelle12.B5" table:number-columns-spanned="2" office:value-type="string">
            <text:p text:style-name="P355"/>
          </table:table-cell>
          <table:covered-table-cell/>
        </table:table-row>
      </table:table>
      <text:p text:style-name="P6"/>
      <text:p text:style-name="P181"><text:bookmark-start text:name="__RefHeading___Toc600_1453248567"/><text:span text:style-name="T15">Set</text:span> Value <text:span text:style-name="T21">(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5">Purpose:</text:p>
          </table:table-cell>
          <table:table-cell table:style-name="Tabelle19.B1" office:value-type="string">
            <text:p text:style-name="P129">Sets a given <text:span text:style-name="T17">value of a date</text:span></text:p>
          </table:table-cell>
        </table:table-row>
        <table:table-row>
          <table:table-cell table:style-name="Tabelle19.A2" office:value-type="string">
            <text:p text:style-name="P39">Java Class:</text:p>
          </table:table-cell>
          <table:table-cell table:style-name="Tabelle19.B2" office:value-type="string">
            <text:p text:style-name="P69"><text:span text:style-name="T21">Date</text:span>Action</text:p>
          </table:table-cell>
        </table:table-row>
        <table:table-row>
          <table:table-cell table:style-name="Tabelle19.A2" office:value-type="string">
            <text:p text:style-name="P99">Interface Name:</text:p>
          </table:table-cell>
          <table:table-cell table:style-name="Tabelle19.B3" office:value-type="string">
            <text:p text:style-name="P130">set value (<text:span text:style-name="T21">date</text:span>)</text:p>
          </table:table-cell>
        </table:table-row>
      </table:table>
      <text:p text:style-name="P448">Applicable to:</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P217">Value 1</text:p>
          </table:table-cell>
          <table:table-cell table:style-name="Tabelle20.A1" office:value-type="string">
            <text:p text:style-name="P217">Value 2</text:p>
          </table:table-cell>
          <table:table-cell table:style-name="Tabelle20.C1" office:value-type="string">
            <text:p text:style-name="P275">Return Type</text:p>
          </table:table-cell>
        </table:table-row>
        <table:table-row>
          <table:table-cell table:style-name="Tabelle20.A3" office:value-type="string">
            <text:p text:style-name="P353">Date</text:p>
          </table:table-cell>
          <table:table-cell table:style-name="Tabelle20.B2" office:value-type="string">
            <text:p text:style-name="P354"/>
          </table:table-cell>
          <table:table-cell table:style-name="Tabelle20.C2" office:value-type="string">
            <text:p text:style-name="P413">Date</text:p>
          </table:table-cell>
        </table:table-row>
        <table:table-row>
          <table:table-cell table:style-name="Tabelle20.A3" office:value-type="string">
            <text:p text:style-name="P353">String</text:p>
          </table:table-cell>
          <table:table-cell table:style-name="Tabelle20.B3" office:value-type="string">
            <text:p text:style-name="P354"/>
          </table:table-cell>
          <table:table-cell table:style-name="Tabelle20.C3" office:value-type="string">
            <text:p text:style-name="P413">Date</text:p>
          </table:table-cell>
        </table:table-row>
        <table:table-row>
          <table:table-cell table:style-name="Tabelle20.A4" table:number-columns-spanned="3" office:value-type="string">
            <text:p text:style-name="P317">Note: </text:p>
            <text:p text:style-name="P317"/>
          </table:table-cell>
          <table:covered-table-cell/>
          <table:covered-table-cell/>
        </table:table-row>
        <table:table-row table:style-name="Tabelle20.5">
          <table:table-cell table:style-name="Tabelle20.A5" office:value-type="string">
            <text:p text:style-name="P245"><text:span text:style-name="T16">Optional</text:span> Value(s)</text:p>
          </table:table-cell>
          <table:table-cell table:style-name="Tabelle20.A5" table:number-columns-spanned="2" office:value-type="string">
            <text:p text:style-name="P245">Explanation</text:p>
          </table:table-cell>
          <table:covered-table-cell/>
        </table:table-row>
        <table:table-row>
          <table:table-cell table:style-name="Tabelle20.A6" office:value-type="string">
            <text:p text:style-name="P353">Value 2: String</text:p>
          </table:table-cell>
          <table:table-cell table:style-name="Tabelle20.B6" table:number-columns-spanned="2" office:value-type="string">
            <text:p text:style-name="P353">In case <text:span text:style-name="T43">value 1 </text:span>is a String, this value <text:span text:style-name="T35">optionally</text:span> define<text:span text:style-name="T35">s</text:span> the date format of <text:span text:style-name="T35">the date</text:span>.</text:p>
          </table:table-cell>
          <table:covered-table-cell/>
        </table:table-row>
      </table:table>
      <text:p text:style-name="P5"/>
      <text:p text:style-name="P184"><text:bookmark-start text:name="__RefHeading___Toc1207_1337687890"/><text:span text:style-name="T29">Set</text:span> Value <text:span text:style-name="T29">(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8">Purpose:</text:p>
          </table:table-cell>
          <table:table-cell table:style-name="Tabelle43.B1" office:value-type="string">
            <text:p text:style-name="P132">Sets a given <text:span text:style-name="T17">value of a number</text:span></text:p>
          </table:table-cell>
        </table:table-row>
        <table:table-row>
          <table:table-cell table:style-name="Tabelle43.A2" office:value-type="string">
            <text:p text:style-name="P42">Java Class:</text:p>
          </table:table-cell>
          <table:table-cell table:style-name="Tabelle43.B2" office:value-type="string">
            <text:p text:style-name="P72"><text:span text:style-name="T22">Math</text:span>Action</text:p>
          </table:table-cell>
        </table:table-row>
        <table:table-row>
          <table:table-cell table:style-name="Tabelle43.A2" office:value-type="string">
            <text:p text:style-name="P102">Interface Name:</text:p>
          </table:table-cell>
          <table:table-cell table:style-name="Tabelle43.B3" office:value-type="string">
            <text:p text:style-name="P136">absolute</text:p>
          </table:table-cell>
        </table:table-row>
      </table:table>
      <text:p text:style-name="P451">Applicable to:</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220">Value 1</text:p>
          </table:table-cell>
          <table:table-cell table:style-name="Tabelle44.A1" office:value-type="string">
            <text:p text:style-name="P220">Value 2</text:p>
          </table:table-cell>
          <table:table-cell table:style-name="Tabelle44.C1" office:value-type="string">
            <text:p text:style-name="P276">Return Type</text:p>
          </table:table-cell>
        </table:table-row>
        <table:table-row>
          <table:table-cell table:style-name="Tabelle44.A4" office:value-type="string">
            <text:p text:style-name="P372">Double</text:p>
          </table:table-cell>
          <table:table-cell table:style-name="Tabelle44.B2" office:value-type="string">
            <text:p text:style-name="P357"/>
          </table:table-cell>
          <table:table-cell table:style-name="Tabelle44.C2" office:value-type="string">
            <text:p text:style-name="P414">Double</text:p>
          </table:table-cell>
        </table:table-row>
        <table:table-row>
          <table:table-cell table:style-name="Tabelle44.A4" office:value-type="string">
            <text:p text:style-name="P372">Float</text:p>
          </table:table-cell>
          <table:table-cell table:style-name="Tabelle44.B3" office:value-type="string">
            <text:p text:style-name="P357"/>
          </table:table-cell>
          <table:table-cell table:style-name="Tabelle44.C3" office:value-type="string">
            <text:p text:style-name="P414">Float</text:p>
          </table:table-cell>
        </table:table-row>
        <table:table-row>
          <table:table-cell table:style-name="Tabelle44.A4" office:value-type="string">
            <text:p text:style-name="P372">Long</text:p>
          </table:table-cell>
          <table:table-cell table:style-name="Tabelle44.B4" office:value-type="string">
            <text:p text:style-name="P357"/>
          </table:table-cell>
          <table:table-cell table:style-name="Tabelle44.C4" office:value-type="string">
            <text:p text:style-name="P414">Long</text:p>
          </table:table-cell>
        </table:table-row>
        <table:table-row>
          <table:table-cell table:style-name="Tabelle44.A7" office:value-type="string">
            <text:p text:style-name="P372">Integer</text:p>
          </table:table-cell>
          <table:table-cell table:style-name="Tabelle44.B5" office:value-type="string">
            <text:p text:style-name="P357"/>
          </table:table-cell>
          <table:table-cell table:style-name="Tabelle44.C5" office:value-type="string">
            <text:p text:style-name="P414">Integer</text:p>
          </table:table-cell>
        </table:table-row>
        <table:table-row>
          <table:table-cell table:style-name="Tabelle44.A7" office:value-type="string">
            <text:p text:style-name="P377">Boolean</text:p>
          </table:table-cell>
          <table:table-cell table:style-name="Tabelle44.B7" office:value-type="string">
            <text:p text:style-name="P357"/>
          </table:table-cell>
          <table:table-cell table:style-name="Tabelle44.C7" office:value-type="string">
            <text:p text:style-name="P414">Boolean</text:p>
          </table:table-cell>
        </table:table-row>
        <table:table-row>
          <table:table-cell table:style-name="Tabelle44.A7" office:value-type="string">
            <text:p text:style-name="P439">BigDecimal</text:p>
          </table:table-cell>
          <table:table-cell table:style-name="Tabelle44.B7" office:value-type="string">
            <text:p text:style-name="P357"/>
          </table:table-cell>
          <table:table-cell table:style-name="Tabelle44.C7" office:value-type="string">
            <text:p text:style-name="P439">BigDecimal</text:p>
          </table:table-cell>
        </table:table-row>
        <table:table-row>
          <table:table-cell table:style-name="Tabelle44.A8" table:number-columns-spanned="3" office:value-type="string">
            <text:p text:style-name="P320">Note: </text:p>
            <text:p text:style-name="P320"/>
          </table:table-cell>
          <table:covered-table-cell/>
          <table:covered-table-cell/>
        </table:table-row>
        <table:table-row table:style-name="Tabelle44.9">
          <table:table-cell table:style-name="Tabelle44.A9" office:value-type="string">
            <text:p text:style-name="P248"><text:span text:style-name="T16">Optional</text:span> Value(s)</text:p>
          </table:table-cell>
          <table:table-cell table:style-name="Tabelle44.A9" table:number-columns-spanned="2" office:value-type="string">
            <text:p text:style-name="P248">Explanation</text:p>
          </table:table-cell>
          <table:covered-table-cell/>
        </table:table-row>
        <table:table-row>
          <table:table-cell table:style-name="Tabelle44.A10" office:value-type="string">
            <text:p text:style-name="P357"/>
          </table:table-cell>
          <table:table-cell table:style-name="Tabelle44.B10" table:number-columns-spanned="2" office:value-type="string">
            <text:p text:style-name="P357"/>
          </table:table-cell>
          <table:covered-table-cell/>
        </table:table-row>
      </table:table>
      <text:p text:style-name="P8"/>
      <text:p text:style-name="P187"><text:bookmark-start text:name="__RefHeading___Toc565_1453248567"/><text:span text:style-name="T17">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16">Purpose:</text:p>
          </table:table-cell>
          <table:table-cell table:style-name="Tabelle13.B1" office:value-type="string">
            <text:p text:style-name="P133">Sets the value <text:span text:style-name="T18">to a given substring</text:span></text:p>
          </table:table-cell>
        </table:table-row>
        <table:table-row>
          <table:table-cell table:style-name="Tabelle13.A2" office:value-type="string">
            <text:p text:style-name="P50">Java Class:</text:p>
          </table:table-cell>
          <table:table-cell table:style-name="Tabelle13.B2" office:value-type="string">
            <text:p text:style-name="P80">StringAction</text:p>
          </table:table-cell>
        </table:table-row>
        <table:table-row>
          <table:table-cell table:style-name="Tabelle13.A2" office:value-type="string">
            <text:p text:style-name="P110">Interface Name:</text:p>
          </table:table-cell>
          <table:table-cell table:style-name="Tabelle13.B3" office:value-type="string">
            <text:p text:style-name="P133">set value (String)</text:p>
          </table:table-cell>
        </table:table-row>
      </table:table>
      <text:p text:style-name="P472">Applicable to:</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240">Value 1</text:p>
          </table:table-cell>
          <table:table-cell table:style-name="Tabelle14.A1" office:value-type="string">
            <text:p text:style-name="P240">Value 2</text:p>
          </table:table-cell>
          <table:table-cell table:style-name="Tabelle14.C1" office:value-type="string">
            <text:p text:style-name="P295">Return Type</text:p>
          </table:table-cell>
        </table:table-row>
        <table:table-row>
          <table:table-cell table:style-name="Tabelle14.A2" office:value-type="string">
            <text:p text:style-name="P310">String</text:p>
          </table:table-cell>
          <table:table-cell table:style-name="Tabelle14.B2" office:value-type="string">
            <text:p text:style-name="P440">Integer</text:p>
          </table:table-cell>
          <table:table-cell table:style-name="Tabelle14.C2" office:value-type="string">
            <text:p text:style-name="P442">String</text:p>
          </table:table-cell>
        </table:table-row>
        <table:table-row>
          <table:table-cell table:style-name="Tabelle14.A3" table:number-columns-spanned="3" office:value-type="string">
            <text:p text:style-name="P343">Note: <text:span text:style-name="T18">Value 2 defines from which position of the value the substring will start</text:span></text:p>
            <text:p text:style-name="P343"/>
          </table:table-cell>
          <table:covered-table-cell/>
          <table:covered-table-cell/>
        </table:table-row>
        <table:table-row table:style-name="Tabelle14.4">
          <table:table-cell table:style-name="Tabelle14.A4" office:value-type="string">
            <text:p text:style-name="P266"><text:span text:style-name="T16">Optional</text:span> Value(s)</text:p>
          </table:table-cell>
          <table:table-cell table:style-name="Tabelle14.A4" table:number-columns-spanned="2" office:value-type="string">
            <text:p text:style-name="P266">Explanation</text:p>
          </table:table-cell>
          <table:covered-table-cell/>
        </table:table-row>
        <table:table-row>
          <table:table-cell table:style-name="Tabelle14.A5" office:value-type="string">
            <text:p text:style-name="P440">Value 3: Integer</text:p>
          </table:table-cell>
          <table:table-cell table:style-name="Tabelle14.B5" table:number-columns-spanned="2" office:value-type="string">
            <text:p text:style-name="P440">Defines at which position the substring will end</text:p>
          </table:table-cell>
          <table:covered-table-cell/>
        </table:table-row>
      </table:table>
      <text:p text:style-name="P16"/>
      <text:p text:style-name="P473">Applicable to:</text:p>
      <table:table table:name="Tabelle67" table:style-name="Tabelle67">
        <table:table-column table:style-name="Tabelle67.A"/>
        <table:table-column table:style-name="Tabelle67.B"/>
        <table:table-column table:style-name="Tabelle67.C"/>
        <table:table-row>
          <table:table-cell table:style-name="Tabelle67.A1" office:value-type="string">
            <text:p text:style-name="P241">Value 1</text:p>
          </table:table-cell>
          <table:table-cell table:style-name="Tabelle67.A1" office:value-type="string">
            <text:p text:style-name="P241">Value 2</text:p>
          </table:table-cell>
          <table:table-cell table:style-name="Tabelle67.C1" office:value-type="string">
            <text:p text:style-name="P296">Return Type</text:p>
          </table:table-cell>
        </table:table-row>
        <table:table-row>
          <table:table-cell table:style-name="Tabelle67.A2" office:value-type="string">
            <text:p text:style-name="P311">String</text:p>
          </table:table-cell>
          <table:table-cell table:style-name="Tabelle67.B2" office:value-type="string">
            <text:p text:style-name="P444">String</text:p>
          </table:table-cell>
          <table:table-cell table:style-name="Tabelle67.C2" office:value-type="string">
            <text:p text:style-name="P443">String</text:p>
          </table:table-cell>
        </table:table-row>
        <table:table-row>
          <table:table-cell table:style-name="Tabelle67.A3" table:number-columns-spanned="3" office:value-type="string">
            <text:p text:style-name="P344">Note: <text:span text:style-name="T18">Value 2 defines the String value until which the substring shall extend</text:span></text:p>
            <text:p text:style-name="P344"/>
          </table:table-cell>
          <table:covered-table-cell/>
          <table:covered-table-cell/>
        </table:table-row>
        <table:table-row table:style-name="Tabelle67.4">
          <table:table-cell table:style-name="Tabelle67.A4" office:value-type="string">
            <text:p text:style-name="P267"><text:span text:style-name="T16">Optional</text:span> Value(s)</text:p>
          </table:table-cell>
          <table:table-cell table:style-name="Tabelle67.A4" table:number-columns-spanned="2" office:value-type="string">
            <text:p text:style-name="P267">Explanation</text:p>
          </table:table-cell>
          <table:covered-table-cell/>
        </table:table-row>
        <table:table-row>
          <table:table-cell table:style-name="Tabelle67.A5" office:value-type="string">
            <text:p text:style-name="P441"/>
          </table:table-cell>
          <table:table-cell table:style-name="Tabelle67.B5" table:number-columns-spanned="2" office:value-type="string">
            <text:p text:style-name="P441"/>
          </table:table-cell>
          <table:covered-table-cell/>
        </table:table-row>
      </table:table>
      <text:p text:style-name="P32"/>
      <text:p text:style-name="P198"><text:bookmark-start text:name="__RefHeading___Toc576_1453248567"/>Set Today<text:span text:style-name="T45">'</text:span>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17">Purpose:</text:p>
          </table:table-cell>
          <table:table-cell table:style-name="Tabelle17.B1" office:value-type="string">
            <text:p text:style-name="P143">Set the value to the current date</text:p>
          </table:table-cell>
        </table:table-row>
        <table:table-row>
          <table:table-cell table:style-name="Tabelle17.A2" office:value-type="string">
            <text:p text:style-name="P51">Java Class:</text:p>
          </table:table-cell>
          <table:table-cell table:style-name="Tabelle17.B2" office:value-type="string">
            <text:p text:style-name="P81"><text:span text:style-name="T20">Date</text:span>Action</text:p>
          </table:table-cell>
        </table:table-row>
        <table:table-row>
          <table:table-cell table:style-name="Tabelle17.A2" office:value-type="string">
            <text:p text:style-name="P111">Interface Name:</text:p>
          </table:table-cell>
          <table:table-cell table:style-name="Tabelle17.B3" office:value-type="string">
            <text:p text:style-name="P134">set <text:span text:style-name="T45">today date</text:span></text:p>
          </table:table-cell>
        </table:table-row>
      </table:table>
      <text:p text:style-name="P457">Applicable to:</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25">Value 1</text:p>
          </table:table-cell>
          <table:table-cell table:style-name="Tabelle18.A1" office:value-type="string">
            <text:p text:style-name="P225">Value 2</text:p>
          </table:table-cell>
          <table:table-cell table:style-name="Tabelle18.C1" office:value-type="string">
            <text:p text:style-name="P277">Return Type</text:p>
          </table:table-cell>
        </table:table-row>
        <table:table-row>
          <table:table-cell table:style-name="Tabelle18.A2" office:value-type="string">
            <text:p text:style-name="P309">String</text:p>
          </table:table-cell>
          <table:table-cell table:style-name="Tabelle18.B2" office:value-type="string">
            <text:p text:style-name="P383"/>
          </table:table-cell>
          <table:table-cell table:style-name="Tabelle18.C2" office:value-type="string">
            <text:p text:style-name="P415">String</text:p>
          </table:table-cell>
        </table:table-row>
        <table:table-row>
          <table:table-cell table:style-name="Tabelle18.A3" table:number-columns-spanned="3" office:value-type="string">
            <text:p text:style-name="P328">Note: <text:span text:style-name="T20">Value 1 contains the date format to use</text:span></text:p>
            <text:p text:style-name="P328"/>
          </table:table-cell>
          <table:covered-table-cell/>
          <table:covered-table-cell/>
        </table:table-row>
        <table:table-row table:style-name="Tabelle18.4">
          <table:table-cell table:style-name="Tabelle18.A4" office:value-type="string">
            <text:p text:style-name="P225">Optional Value(s)</text:p>
          </table:table-cell>
          <table:table-cell table:style-name="Tabelle18.B4" table:number-columns-spanned="2" office:value-type="string">
            <text:p text:style-name="P225">Explanation</text:p>
          </table:table-cell>
          <table:covered-table-cell/>
        </table:table-row>
        <table:table-row>
          <table:table-cell table:style-name="Tabelle18.A5" office:value-type="string">
            <text:p text:style-name="P386">Value 2: Integer</text:p>
          </table:table-cell>
          <table:table-cell table:style-name="Tabelle18.B5" table:number-columns-spanned="2" office:value-type="string">
            <text:p text:style-name="P386">Define an offset of days – positive or negative – that will be added to the current date</text:p>
          </table:table-cell>
          <table:covered-table-cell/>
        </table:table-row>
      </table:table>
      <text:p text:style-name="P199"><text:bookmark-start text:name="__RefHeading___Toc3126_2034283102"/>Set <text:span text:style-name="T42">Last Day of Month</text:span><text:bookmark-end text:name="__RefHeading___Toc3126_2034283102"/></text:p>
      <table:table table:name="Tabelle61" table:style-name="Tabelle61">
        <table:table-column table:style-name="Tabelle61.A"/>
        <table:table-column table:style-name="Tabelle61.B"/>
        <table:table-row>
          <table:table-cell table:style-name="Tabelle61.A1" office:value-type="string">
            <text:p text:style-name="P30">Purpose:</text:p>
          </table:table-cell>
          <table:table-cell table:style-name="Tabelle61.B1" office:value-type="string">
            <text:p text:style-name="P144">Set the value to the <text:span text:style-name="T42">last day of the month</text:span></text:p>
          </table:table-cell>
        </table:table-row>
        <table:table-row>
          <table:table-cell table:style-name="Tabelle61.A2" office:value-type="string">
            <text:p text:style-name="P64">Java Class:</text:p>
          </table:table-cell>
          <table:table-cell table:style-name="Tabelle61.B2" office:value-type="string">
            <text:p text:style-name="P94"><text:span text:style-name="T20">Date</text:span>Action</text:p>
          </table:table-cell>
        </table:table-row>
        <table:table-row>
          <table:table-cell table:style-name="Tabelle61.A2" office:value-type="string">
            <text:p text:style-name="P124">Interface Name:</text:p>
          </table:table-cell>
          <table:table-cell table:style-name="Tabelle61.B3" office:value-type="string">
            <text:p text:style-name="P165">set last day of month</text:p>
          </table:table-cell>
        </table:table-row>
      </table:table>
      <text:p text:style-name="P470">Applicable to:</text:p>
      <table:table table:name="Tabelle62" table:style-name="Tabelle62">
        <table:table-column table:style-name="Tabelle62.A"/>
        <table:table-column table:style-name="Tabelle62.B"/>
        <table:table-column table:style-name="Tabelle62.C"/>
        <table:table-row>
          <table:table-cell table:style-name="Tabelle62.A1" office:value-type="string">
            <text:p text:style-name="P238">Value 1</text:p>
          </table:table-cell>
          <table:table-cell table:style-name="Tabelle62.A1" office:value-type="string">
            <text:p text:style-name="P238">Value 2</text:p>
          </table:table-cell>
          <table:table-cell table:style-name="Tabelle62.C1" office:value-type="string">
            <text:p text:style-name="P293">Return Type</text:p>
          </table:table-cell>
        </table:table-row>
        <table:table-row>
          <table:table-cell table:style-name="Tabelle62.A3" office:value-type="string">
            <text:p text:style-name="P433"/>
          </table:table-cell>
          <table:table-cell table:style-name="Tabelle62.B3" office:value-type="string">
            <text:p text:style-name="P384"/>
          </table:table-cell>
          <table:table-cell table:style-name="Tabelle62.C3" office:value-type="string">
            <text:p text:style-name="P433">Date</text:p>
          </table:table-cell>
        </table:table-row>
        <table:table-row>
          <table:table-cell table:style-name="Tabelle62.A3" office:value-type="string">
            <text:p text:style-name="P435">Integer</text:p>
          </table:table-cell>
          <table:table-cell table:style-name="Tabelle62.B3" office:value-type="string">
            <text:p text:style-name="P435">Integer</text:p>
          </table:table-cell>
          <table:table-cell table:style-name="Tabelle62.C3" office:value-type="string">
            <text:p text:style-name="P435">String</text:p>
          </table:table-cell>
        </table:table-row>
        <table:table-row>
          <table:table-cell table:style-name="Tabelle62.A4" table:number-columns-spanned="3" office:value-type="string">
            <text:p text:style-name="P437">Note: You can specify the year and month as integer values for which to calculate the last day.</text:p>
            <text:p text:style-name="P341"/>
          </table:table-cell>
          <table:covered-table-cell/>
          <table:covered-table-cell/>
        </table:table-row>
        <table:table-row table:style-name="Tabelle62.5">
          <table:table-cell table:style-name="Tabelle62.A5" office:value-type="string">
            <text:p text:style-name="P238">Optional Value(s)</text:p>
          </table:table-cell>
          <table:table-cell table:style-name="Tabelle62.B5" table:number-columns-spanned="2" office:value-type="string">
            <text:p text:style-name="P238">Explanation</text:p>
          </table:table-cell>
          <table:covered-table-cell/>
        </table:table-row>
        <table:table-row>
          <table:table-cell table:style-name="Tabelle62.A6" office:value-type="string">
            <text:p text:style-name="P387">Value <text:span text:style-name="T42">1</text:span>: <text:span text:style-name="T42">Date</text:span></text:p>
          </table:table-cell>
          <table:table-cell table:style-name="Tabelle62.B6" table:number-columns-spanned="2" office:value-type="string">
            <text:p text:style-name="P433"><text:span text:style-name="T44">S</text:span>pecify a date for which the last day of the month is calculated</text:p>
          </table:table-cell>
          <table:covered-table-cell/>
        </table:table-row>
      </table:table>
      <text:p text:style-name="P200"><text:bookmark-start text:name="__RefHeading___Toc3150_2034283102"/>Set <text:span text:style-name="T46">First Day of Month</text:span><text:bookmark-end text:name="__RefHeading___Toc3150_2034283102"/></text:p>
      <table:table table:name="Tabelle63" table:style-name="Tabelle63">
        <table:table-column table:style-name="Tabelle63.A"/>
        <table:table-column table:style-name="Tabelle63.B"/>
        <table:table-row>
          <table:table-cell table:style-name="Tabelle63.A1" office:value-type="string">
            <text:p text:style-name="P31"><text:span text:style-name="T46">P</text:span>urpose:</text:p>
          </table:table-cell>
          <table:table-cell table:style-name="Tabelle63.B1" office:value-type="string">
            <text:p text:style-name="P145">Set the value to the <text:span text:style-name="T46">first day of the month</text:span></text:p>
          </table:table-cell>
        </table:table-row>
        <table:table-row>
          <table:table-cell table:style-name="Tabelle63.A2" office:value-type="string">
            <text:p text:style-name="P65">Java Class:</text:p>
          </table:table-cell>
          <table:table-cell table:style-name="Tabelle63.B2" office:value-type="string">
            <text:p text:style-name="P95"><text:span text:style-name="T20">Date</text:span>Action</text:p>
          </table:table-cell>
        </table:table-row>
        <table:table-row>
          <table:table-cell table:style-name="Tabelle63.A2" office:value-type="string">
            <text:p text:style-name="P125">Interface Name:</text:p>
          </table:table-cell>
          <table:table-cell table:style-name="Tabelle63.B3" office:value-type="string">
            <text:p text:style-name="P166">set <text:span text:style-name="T46">first</text:span> day of month</text:p>
          </table:table-cell>
        </table:table-row>
      </table:table>
      <text:p text:style-name="P471">Applicable to:</text:p>
      <table:table table:name="Tabelle64" table:style-name="Tabelle64">
        <table:table-column table:style-name="Tabelle64.A"/>
        <table:table-column table:style-name="Tabelle64.B"/>
        <table:table-column table:style-name="Tabelle64.C"/>
        <table:table-row>
          <table:table-cell table:style-name="Tabelle64.A1" office:value-type="string">
            <text:p text:style-name="P239">Value 1</text:p>
          </table:table-cell>
          <table:table-cell table:style-name="Tabelle64.A1" office:value-type="string">
            <text:p text:style-name="P239">Value 2</text:p>
          </table:table-cell>
          <table:table-cell table:style-name="Tabelle64.C1" office:value-type="string">
            <text:p text:style-name="P294">Return Type</text:p>
          </table:table-cell>
        </table:table-row>
        <table:table-row>
          <table:table-cell table:style-name="Tabelle64.A3" office:value-type="string">
            <text:p text:style-name="P434"/>
          </table:table-cell>
          <table:table-cell table:style-name="Tabelle64.B3" office:value-type="string">
            <text:p text:style-name="P385"/>
          </table:table-cell>
          <table:table-cell table:style-name="Tabelle64.C3" office:value-type="string">
            <text:p text:style-name="P434">Date</text:p>
          </table:table-cell>
        </table:table-row>
        <table:table-row>
          <table:table-cell table:style-name="Tabelle64.A3" office:value-type="string">
            <text:p text:style-name="P436">Integer</text:p>
          </table:table-cell>
          <table:table-cell table:style-name="Tabelle64.B3" office:value-type="string">
            <text:p text:style-name="P436">Integer</text:p>
          </table:table-cell>
          <table:table-cell table:style-name="Tabelle64.C3" office:value-type="string">
            <text:p text:style-name="P436">String</text:p>
          </table:table-cell>
        </table:table-row>
        <table:table-row>
          <table:table-cell table:style-name="Tabelle64.A4" table:number-columns-spanned="3" office:value-type="string">
            <text:p text:style-name="P438">Note: You can specify the year and month as integer values for which to calculate the <text:span text:style-name="T46">first</text:span> day.</text:p>
            <text:p text:style-name="P342"/>
          </table:table-cell>
          <table:covered-table-cell/>
          <table:covered-table-cell/>
        </table:table-row>
        <table:table-row table:style-name="Tabelle64.5">
          <table:table-cell table:style-name="Tabelle64.A5" office:value-type="string">
            <text:p text:style-name="P239">Optional Value(s)</text:p>
          </table:table-cell>
          <table:table-cell table:style-name="Tabelle64.B5" table:number-columns-spanned="2" office:value-type="string">
            <text:p text:style-name="P239">Explanation</text:p>
          </table:table-cell>
          <table:covered-table-cell/>
        </table:table-row>
        <table:table-row>
          <table:table-cell table:style-name="Tabelle64.A6" office:value-type="string">
            <text:p text:style-name="P388">Value <text:span text:style-name="T42">1</text:span>: <text:span text:style-name="T42">Date</text:span></text:p>
          </table:table-cell>
          <table:table-cell table:style-name="Tabelle64.B6" table:number-columns-spanned="2" office:value-type="string">
            <text:p text:style-name="P434"><text:span text:style-name="T44">S</text:span>pecify a date for which the <text:span text:style-name="T46">first</text:span> day of the month is calculated</text:p>
          </table:table-cell>
          <table:covered-table-cell/>
        </table:table-row>
      </table:table>
      <text:p text:style-name="P200"><text:bookmark-start text:name="__RefHeading___Toc3152_2034283102"/>Set <text:span text:style-name="T46">Mid Day of Month</text:span><text:bookmark-end text:name="__RefHeading___Toc3152_2034283102"/></text:p>
      <table:table table:name="Tabelle65" table:style-name="Tabelle65">
        <table:table-column table:style-name="Tabelle65.A"/>
        <table:table-column table:style-name="Tabelle65.B"/>
        <table:table-row>
          <table:table-cell table:style-name="Tabelle65.A1" office:value-type="string">
            <text:p text:style-name="P31">Purpose:</text:p>
          </table:table-cell>
          <table:table-cell table:style-name="Tabelle65.B1" office:value-type="string">
            <text:p text:style-name="P145">Set the value to the <text:span text:style-name="T46">mid day of the month – day 15</text:span></text:p>
          </table:table-cell>
        </table:table-row>
        <table:table-row>
          <table:table-cell table:style-name="Tabelle65.A2" office:value-type="string">
            <text:p text:style-name="P65">Java Class:</text:p>
          </table:table-cell>
          <table:table-cell table:style-name="Tabelle65.B2" office:value-type="string">
            <text:p text:style-name="P95"><text:span text:style-name="T20">Date</text:span>Action</text:p>
          </table:table-cell>
        </table:table-row>
        <table:table-row>
          <table:table-cell table:style-name="Tabelle65.A2" office:value-type="string">
            <text:p text:style-name="P125">Interface Name:</text:p>
          </table:table-cell>
          <table:table-cell table:style-name="Tabelle65.B3" office:value-type="string">
            <text:p text:style-name="P166">set <text:span text:style-name="T46">mid</text:span> day of month</text:p>
          </table:table-cell>
        </table:table-row>
      </table:table>
      <text:p text:style-name="P471">Applicable to:</text:p>
      <table:table table:name="Tabelle66" table:style-name="Tabelle66">
        <table:table-column table:style-name="Tabelle66.A"/>
        <table:table-column table:style-name="Tabelle66.B"/>
        <table:table-column table:style-name="Tabelle66.C"/>
        <table:table-row>
          <table:table-cell table:style-name="Tabelle66.A1" office:value-type="string">
            <text:p text:style-name="P239">Value 1</text:p>
          </table:table-cell>
          <table:table-cell table:style-name="Tabelle66.A1" office:value-type="string">
            <text:p text:style-name="P239">Value 2</text:p>
          </table:table-cell>
          <table:table-cell table:style-name="Tabelle66.C1" office:value-type="string">
            <text:p text:style-name="P294">Return Type</text:p>
          </table:table-cell>
        </table:table-row>
        <table:table-row>
          <table:table-cell table:style-name="Tabelle66.A3" office:value-type="string">
            <text:p text:style-name="P434"/>
          </table:table-cell>
          <table:table-cell table:style-name="Tabelle66.B3" office:value-type="string">
            <text:p text:style-name="P385"/>
          </table:table-cell>
          <table:table-cell table:style-name="Tabelle66.C3" office:value-type="string">
            <text:p text:style-name="P434">Date</text:p>
          </table:table-cell>
        </table:table-row>
        <table:table-row>
          <table:table-cell table:style-name="Tabelle66.A3" office:value-type="string">
            <text:p text:style-name="P436">Integer</text:p>
          </table:table-cell>
          <table:table-cell table:style-name="Tabelle66.B3" office:value-type="string">
            <text:p text:style-name="P436">Integer</text:p>
          </table:table-cell>
          <table:table-cell table:style-name="Tabelle66.C3" office:value-type="string">
            <text:p text:style-name="P436">String</text:p>
          </table:table-cell>
        </table:table-row>
        <table:table-row>
          <table:table-cell table:style-name="Tabelle66.A4" table:number-columns-spanned="3" office:value-type="string">
            <text:p text:style-name="P438">Note: You can specify the year and month as integer values for which to calculate the <text:span text:style-name="T46">mid</text:span> day.</text:p>
            <text:p text:style-name="P342"/>
          </table:table-cell>
          <table:covered-table-cell/>
          <table:covered-table-cell/>
        </table:table-row>
        <table:table-row table:style-name="Tabelle66.5">
          <table:table-cell table:style-name="Tabelle66.A5" office:value-type="string">
            <text:p text:style-name="P239">Optional Value(s)</text:p>
          </table:table-cell>
          <table:table-cell table:style-name="Tabelle66.B5" table:number-columns-spanned="2" office:value-type="string">
            <text:p text:style-name="P239">Explanation</text:p>
          </table:table-cell>
          <table:covered-table-cell/>
        </table:table-row>
        <table:table-row>
          <table:table-cell table:style-name="Tabelle66.A6" office:value-type="string">
            <text:p text:style-name="P388">Value <text:span text:style-name="T42">1</text:span>: <text:span text:style-name="T42">Date</text:span></text:p>
          </table:table-cell>
          <table:table-cell table:style-name="Tabelle66.B6" table:number-columns-spanned="2" office:value-type="string">
            <text:p text:style-name="P434"><text:span text:style-name="T44">S</text:span>pecify a date for which the <text:span text:style-name="T46">mid</text:span> day of the month is calculated</text:p>
          </table:table-cell>
          <table:covered-table-cell/>
        </table:table-row>
      </table:table>
      <text:p text:style-name="P31"/>
      <text:p text:style-name="P188"><text:bookmark-start text:name="__RefHeading___Toc602_1453248567"/><text:span text:style-name="T22">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18">Purpose:</text:p>
          </table:table-cell>
          <table:table-cell table:style-name="Tabelle21.B1" office:value-type="string">
            <text:p text:style-name="P137">Calculates the absolute value of a given value</text:p>
          </table:table-cell>
        </table:table-row>
        <table:table-row>
          <table:table-cell table:style-name="Tabelle21.A2" office:value-type="string">
            <text:p text:style-name="P52">Java Class:</text:p>
          </table:table-cell>
          <table:table-cell table:style-name="Tabelle21.B2" office:value-type="string">
            <text:p text:style-name="P82"><text:span text:style-name="T22">Math</text:span>Action</text:p>
          </table:table-cell>
        </table:table-row>
        <table:table-row>
          <table:table-cell table:style-name="Tabelle21.A2" office:value-type="string">
            <text:p text:style-name="P112">Interface Name:</text:p>
          </table:table-cell>
          <table:table-cell table:style-name="Tabelle21.B3" office:value-type="string">
            <text:p text:style-name="P137">absolute</text:p>
          </table:table-cell>
        </table:table-row>
      </table:table>
      <text:p text:style-name="P458">Applicable to:</text:p>
      <table:table table:name="Tabelle22" table:style-name="Tabelle22">
        <table:table-column table:style-name="Tabelle22.A"/>
        <table:table-column table:style-name="Tabelle22.B"/>
        <table:table-column table:style-name="Tabelle22.C"/>
        <table:table-row>
          <table:table-cell table:style-name="Tabelle22.A1" office:value-type="string">
            <text:p text:style-name="P226">Value 1</text:p>
          </table:table-cell>
          <table:table-cell table:style-name="Tabelle22.A1" office:value-type="string">
            <text:p text:style-name="P226">Value 2</text:p>
          </table:table-cell>
          <table:table-cell table:style-name="Tabelle22.C1" office:value-type="string">
            <text:p text:style-name="P278">Return Type</text:p>
          </table:table-cell>
        </table:table-row>
        <table:table-row>
          <table:table-cell table:style-name="Tabelle22.A4" office:value-type="string">
            <text:p text:style-name="P373">Double</text:p>
          </table:table-cell>
          <table:table-cell table:style-name="Tabelle22.B2" office:value-type="string">
            <text:p text:style-name="P358"/>
          </table:table-cell>
          <table:table-cell table:style-name="Tabelle22.C2" office:value-type="string">
            <text:p text:style-name="P416">Double</text:p>
          </table:table-cell>
        </table:table-row>
        <table:table-row>
          <table:table-cell table:style-name="Tabelle22.A4" office:value-type="string">
            <text:p text:style-name="P373">Float</text:p>
          </table:table-cell>
          <table:table-cell table:style-name="Tabelle22.B3" office:value-type="string">
            <text:p text:style-name="P358"/>
          </table:table-cell>
          <table:table-cell table:style-name="Tabelle22.C3" office:value-type="string">
            <text:p text:style-name="P416">Float</text:p>
          </table:table-cell>
        </table:table-row>
        <table:table-row>
          <table:table-cell table:style-name="Tabelle22.A4" office:value-type="string">
            <text:p text:style-name="P373">Long</text:p>
          </table:table-cell>
          <table:table-cell table:style-name="Tabelle22.B4" office:value-type="string">
            <text:p text:style-name="P358"/>
          </table:table-cell>
          <table:table-cell table:style-name="Tabelle22.C4" office:value-type="string">
            <text:p text:style-name="P416">Long</text:p>
          </table:table-cell>
        </table:table-row>
        <table:table-row>
          <table:table-cell table:style-name="Tabelle22.A5" office:value-type="string">
            <text:p text:style-name="P373">Integer</text:p>
          </table:table-cell>
          <table:table-cell table:style-name="Tabelle22.B5" office:value-type="string">
            <text:p text:style-name="P358"/>
          </table:table-cell>
          <table:table-cell table:style-name="Tabelle22.C5" office:value-type="string">
            <text:p text:style-name="P416">Integer</text:p>
          </table:table-cell>
        </table:table-row>
        <table:table-row>
          <table:table-cell table:style-name="Tabelle22.A6" table:number-columns-spanned="3" office:value-type="string">
            <text:p text:style-name="P329">Note: </text:p>
            <text:p text:style-name="P329"/>
          </table:table-cell>
          <table:covered-table-cell/>
          <table:covered-table-cell/>
        </table:table-row>
        <table:table-row table:style-name="Tabelle22.7">
          <table:table-cell table:style-name="Tabelle22.A7" office:value-type="string">
            <text:p text:style-name="P254"><text:span text:style-name="T16">Optional</text:span> Value(s)</text:p>
          </table:table-cell>
          <table:table-cell table:style-name="Tabelle22.A7" table:number-columns-spanned="2" office:value-type="string">
            <text:p text:style-name="P254">Explanation</text:p>
          </table:table-cell>
          <table:covered-table-cell/>
        </table:table-row>
        <table:table-row>
          <table:table-cell table:style-name="Tabelle22.A8" office:value-type="string">
            <text:p text:style-name="P358"/>
          </table:table-cell>
          <table:table-cell table:style-name="Tabelle22.B8" table:number-columns-spanned="2" office:value-type="string">
            <text:p text:style-name="P358"/>
          </table:table-cell>
          <table:covered-table-cell/>
        </table:table-row>
      </table:table>
      <text:p text:style-name="P18"/>
      <text:p text:style-name="P201"><text:bookmark-start text:name="__RefHeading___Toc604_1453248567"/>Acosinus <text:span text:style-name="T32">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19">Purpose:</text:p>
          </table:table-cell>
          <table:table-cell table:style-name="Tabelle23.B1" office:value-type="string">
            <text:p text:style-name="P146">Calculates the acosinus of a given value</text:p>
          </table:table-cell>
        </table:table-row>
        <table:table-row>
          <table:table-cell table:style-name="Tabelle23.A2" office:value-type="string">
            <text:p text:style-name="P53">Java Class:</text:p>
          </table:table-cell>
          <table:table-cell table:style-name="Tabelle23.B2" office:value-type="string">
            <text:p text:style-name="P83"><text:span text:style-name="T23">Math</text:span>Action</text:p>
          </table:table-cell>
        </table:table-row>
        <table:table-row>
          <table:table-cell table:style-name="Tabelle23.A2" office:value-type="string">
            <text:p text:style-name="P113">Interface Name:</text:p>
          </table:table-cell>
          <table:table-cell table:style-name="Tabelle23.B3" office:value-type="string">
            <text:p text:style-name="P146">acosinus</text:p>
          </table:table-cell>
        </table:table-row>
      </table:table>
      <text:p text:style-name="P459">Applicable to:</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227">Value 1</text:p>
          </table:table-cell>
          <table:table-cell table:style-name="Tabelle24.A1" office:value-type="string">
            <text:p text:style-name="P227">Value 2</text:p>
          </table:table-cell>
          <table:table-cell table:style-name="Tabelle24.C1" office:value-type="string">
            <text:p text:style-name="P279">Return Type</text:p>
          </table:table-cell>
        </table:table-row>
        <table:table-row>
          <table:table-cell table:style-name="Tabelle24.A2" office:value-type="string">
            <text:p text:style-name="P389">Double</text:p>
          </table:table-cell>
          <table:table-cell table:style-name="Tabelle24.B2" office:value-type="string">
            <text:p text:style-name="P359"/>
          </table:table-cell>
          <table:table-cell table:style-name="Tabelle24.C2" office:value-type="string">
            <text:p text:style-name="P417">Double</text:p>
          </table:table-cell>
        </table:table-row>
        <table:table-row>
          <table:table-cell table:style-name="Tabelle24.A3" table:number-columns-spanned="3" office:value-type="string">
            <text:p text:style-name="P330">Note: </text:p>
            <text:p text:style-name="P330"/>
          </table:table-cell>
          <table:covered-table-cell/>
          <table:covered-table-cell/>
        </table:table-row>
        <table:table-row table:style-name="Tabelle24.4">
          <table:table-cell table:style-name="Tabelle24.A4" office:value-type="string">
            <text:p text:style-name="P255"><text:span text:style-name="T16">Optional</text:span> Value(s)</text:p>
          </table:table-cell>
          <table:table-cell table:style-name="Tabelle24.A4" table:number-columns-spanned="2" office:value-type="string">
            <text:p text:style-name="P255">Explanation</text:p>
          </table:table-cell>
          <table:covered-table-cell/>
        </table:table-row>
        <table:table-row>
          <table:table-cell table:style-name="Tabelle24.A5" office:value-type="string">
            <text:p text:style-name="P359"/>
          </table:table-cell>
          <table:table-cell table:style-name="Tabelle24.B5" table:number-columns-spanned="2" office:value-type="string">
            <text:p text:style-name="P359"/>
          </table:table-cell>
          <table:covered-table-cell/>
        </table:table-row>
      </table:table>
      <text:p text:style-name="P19"/>
      <text:p text:style-name="P202"><text:bookmark-start text:name="__RefHeading___Toc1142_1337687890"/><text:span text:style-name="T24">C</text:span>osinus <text:span text:style-name="T32">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20">Purpose:</text:p>
          </table:table-cell>
          <table:table-cell table:style-name="Tabelle25.B1" office:value-type="string">
            <text:p text:style-name="P147">Calculates the cosinus of a given value</text:p>
          </table:table-cell>
        </table:table-row>
        <table:table-row>
          <table:table-cell table:style-name="Tabelle25.A2" office:value-type="string">
            <text:p text:style-name="P54">Java Class:</text:p>
          </table:table-cell>
          <table:table-cell table:style-name="Tabelle25.B2" office:value-type="string">
            <text:p text:style-name="P84"><text:span text:style-name="T23">Math</text:span>Action</text:p>
          </table:table-cell>
        </table:table-row>
        <table:table-row>
          <table:table-cell table:style-name="Tabelle25.A2" office:value-type="string">
            <text:p text:style-name="P114">Interface Name:</text:p>
          </table:table-cell>
          <table:table-cell table:style-name="Tabelle25.B3" office:value-type="string">
            <text:p text:style-name="P147">cosinus</text:p>
          </table:table-cell>
        </table:table-row>
      </table:table>
      <text:p text:style-name="P460">Applicable to:</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228">Value 1</text:p>
          </table:table-cell>
          <table:table-cell table:style-name="Tabelle26.A1" office:value-type="string">
            <text:p text:style-name="P228">Value 2</text:p>
          </table:table-cell>
          <table:table-cell table:style-name="Tabelle26.C1" office:value-type="string">
            <text:p text:style-name="P280">Return Type</text:p>
          </table:table-cell>
        </table:table-row>
        <table:table-row>
          <table:table-cell table:style-name="Tabelle26.A2" office:value-type="string">
            <text:p text:style-name="P390">Double</text:p>
          </table:table-cell>
          <table:table-cell table:style-name="Tabelle26.B2" office:value-type="string">
            <text:p text:style-name="P360"/>
          </table:table-cell>
          <table:table-cell table:style-name="Tabelle26.C2" office:value-type="string">
            <text:p text:style-name="P418">Double</text:p>
          </table:table-cell>
        </table:table-row>
        <table:table-row>
          <table:table-cell table:style-name="Tabelle26.A3" table:number-columns-spanned="3" office:value-type="string">
            <text:p text:style-name="P331">Note: </text:p>
            <text:p text:style-name="P331"/>
          </table:table-cell>
          <table:covered-table-cell/>
          <table:covered-table-cell/>
        </table:table-row>
        <table:table-row table:style-name="Tabelle26.4">
          <table:table-cell table:style-name="Tabelle26.A4" office:value-type="string">
            <text:p text:style-name="P256"><text:span text:style-name="T16">Optional</text:span> Value(s)</text:p>
          </table:table-cell>
          <table:table-cell table:style-name="Tabelle26.A4" table:number-columns-spanned="2" office:value-type="string">
            <text:p text:style-name="P256">Explanation</text:p>
          </table:table-cell>
          <table:covered-table-cell/>
        </table:table-row>
        <table:table-row>
          <table:table-cell table:style-name="Tabelle26.A5" office:value-type="string">
            <text:p text:style-name="P360"/>
          </table:table-cell>
          <table:table-cell table:style-name="Tabelle26.B5" table:number-columns-spanned="2" office:value-type="string">
            <text:p text:style-name="P360"/>
          </table:table-cell>
          <table:covered-table-cell/>
        </table:table-row>
      </table:table>
      <text:p text:style-name="P20"/>
      <text:p text:style-name="P202"><text:bookmark-start text:name="__RefHeading___Toc1144_1337687890"/><text:span text:style-name="T25">C</text:span>osinus<text:span text:style-name="T25">h</text:span> <text:span text:style-name="T32">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21">Purpose:</text:p>
          </table:table-cell>
          <table:table-cell table:style-name="Tabelle27.B1" office:value-type="string">
            <text:p text:style-name="P148">Calculates the cosinus<text:span text:style-name="T25">h</text:span> of a given value</text:p>
          </table:table-cell>
        </table:table-row>
        <table:table-row>
          <table:table-cell table:style-name="Tabelle27.A2" office:value-type="string">
            <text:p text:style-name="P55">Java Class:</text:p>
          </table:table-cell>
          <table:table-cell table:style-name="Tabelle27.B2" office:value-type="string">
            <text:p text:style-name="P85"><text:span text:style-name="T23">Math</text:span>Action</text:p>
          </table:table-cell>
        </table:table-row>
        <table:table-row>
          <table:table-cell table:style-name="Tabelle27.A2" office:value-type="string">
            <text:p text:style-name="P115">Interface Name:</text:p>
          </table:table-cell>
          <table:table-cell table:style-name="Tabelle27.B3" office:value-type="string">
            <text:p text:style-name="P148">cosinus<text:span text:style-name="T25">h</text:span></text:p>
          </table:table-cell>
        </table:table-row>
      </table:table>
      <text:p text:style-name="P461">Applicable to:</text:p>
      <table:table table:name="Tabelle28" table:style-name="Tabelle28">
        <table:table-column table:style-name="Tabelle28.A"/>
        <table:table-column table:style-name="Tabelle28.B"/>
        <table:table-column table:style-name="Tabelle28.C"/>
        <table:table-row>
          <table:table-cell table:style-name="Tabelle28.A1" office:value-type="string">
            <text:p text:style-name="P229">Value 1</text:p>
          </table:table-cell>
          <table:table-cell table:style-name="Tabelle28.A1" office:value-type="string">
            <text:p text:style-name="P229">Value 2</text:p>
          </table:table-cell>
          <table:table-cell table:style-name="Tabelle28.C1" office:value-type="string">
            <text:p text:style-name="P281">Return Type</text:p>
          </table:table-cell>
        </table:table-row>
        <table:table-row>
          <table:table-cell table:style-name="Tabelle28.A2" office:value-type="string">
            <text:p text:style-name="P391">Double</text:p>
          </table:table-cell>
          <table:table-cell table:style-name="Tabelle28.B2" office:value-type="string">
            <text:p text:style-name="P361"/>
          </table:table-cell>
          <table:table-cell table:style-name="Tabelle28.C2" office:value-type="string">
            <text:p text:style-name="P419">Double</text:p>
          </table:table-cell>
        </table:table-row>
        <table:table-row>
          <table:table-cell table:style-name="Tabelle28.A3" table:number-columns-spanned="3" office:value-type="string">
            <text:p text:style-name="P332">Note: </text:p>
            <text:p text:style-name="P332"/>
          </table:table-cell>
          <table:covered-table-cell/>
          <table:covered-table-cell/>
        </table:table-row>
        <table:table-row table:style-name="Tabelle28.4">
          <table:table-cell table:style-name="Tabelle28.A4" office:value-type="string">
            <text:p text:style-name="P257"><text:span text:style-name="T16">Optional</text:span> Value(s)</text:p>
          </table:table-cell>
          <table:table-cell table:style-name="Tabelle28.A4" table:number-columns-spanned="2" office:value-type="string">
            <text:p text:style-name="P257">Explanation</text:p>
          </table:table-cell>
          <table:covered-table-cell/>
        </table:table-row>
        <table:table-row>
          <table:table-cell table:style-name="Tabelle28.A5" office:value-type="string">
            <text:p text:style-name="P361"/>
          </table:table-cell>
          <table:table-cell table:style-name="Tabelle28.B5" table:number-columns-spanned="2" office:value-type="string">
            <text:p text:style-name="P361"/>
          </table:table-cell>
          <table:covered-table-cell/>
        </table:table-row>
      </table:table>
      <text:p text:style-name="P21"/>
      <text:p text:style-name="P202"><text:bookmark-start text:name="__RefHeading___Toc1146_1337687890"/>Asinus <text:span text:style-name="T32">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21">Purpose:</text:p>
          </table:table-cell>
          <table:table-cell table:style-name="Tabelle29.B1" office:value-type="string">
            <text:p text:style-name="P148">Calculates the asinus of a given value</text:p>
          </table:table-cell>
        </table:table-row>
        <table:table-row>
          <table:table-cell table:style-name="Tabelle29.A2" office:value-type="string">
            <text:p text:style-name="P55">Java Class:</text:p>
          </table:table-cell>
          <table:table-cell table:style-name="Tabelle29.B2" office:value-type="string">
            <text:p text:style-name="P85"><text:span text:style-name="T23">Math</text:span>Action</text:p>
          </table:table-cell>
        </table:table-row>
        <table:table-row>
          <table:table-cell table:style-name="Tabelle29.A2" office:value-type="string">
            <text:p text:style-name="P115">Interface Name:</text:p>
          </table:table-cell>
          <table:table-cell table:style-name="Tabelle29.B3" office:value-type="string">
            <text:p text:style-name="P148">asinus</text:p>
          </table:table-cell>
        </table:table-row>
      </table:table>
      <text:p text:style-name="P461">Applicable to:</text:p>
      <table:table table:name="Tabelle30" table:style-name="Tabelle30">
        <table:table-column table:style-name="Tabelle30.A"/>
        <table:table-column table:style-name="Tabelle30.B"/>
        <table:table-column table:style-name="Tabelle30.C"/>
        <table:table-row>
          <table:table-cell table:style-name="Tabelle30.A1" office:value-type="string">
            <text:p text:style-name="P229">Value 1</text:p>
          </table:table-cell>
          <table:table-cell table:style-name="Tabelle30.A1" office:value-type="string">
            <text:p text:style-name="P229">Value 2</text:p>
          </table:table-cell>
          <table:table-cell table:style-name="Tabelle30.C1" office:value-type="string">
            <text:p text:style-name="P282">Return Type</text:p>
          </table:table-cell>
        </table:table-row>
        <table:table-row>
          <table:table-cell table:style-name="Tabelle30.A2" office:value-type="string">
            <text:p text:style-name="P391">Double</text:p>
          </table:table-cell>
          <table:table-cell table:style-name="Tabelle30.B2" office:value-type="string">
            <text:p text:style-name="P361"/>
          </table:table-cell>
          <table:table-cell table:style-name="Tabelle30.C2" office:value-type="string">
            <text:p text:style-name="P420">Double</text:p>
          </table:table-cell>
        </table:table-row>
        <table:table-row>
          <table:table-cell table:style-name="Tabelle30.A3" table:number-columns-spanned="3" office:value-type="string">
            <text:p text:style-name="P332">Note: </text:p>
            <text:p text:style-name="P332"/>
          </table:table-cell>
          <table:covered-table-cell/>
          <table:covered-table-cell/>
        </table:table-row>
        <table:table-row table:style-name="Tabelle30.4">
          <table:table-cell table:style-name="Tabelle30.A4" office:value-type="string">
            <text:p text:style-name="P257"><text:span text:style-name="T16">Optional</text:span> Value(s)</text:p>
          </table:table-cell>
          <table:table-cell table:style-name="Tabelle30.A4" table:number-columns-spanned="2" office:value-type="string">
            <text:p text:style-name="P257">Explanation</text:p>
          </table:table-cell>
          <table:covered-table-cell/>
        </table:table-row>
        <table:table-row>
          <table:table-cell table:style-name="Tabelle30.A5" office:value-type="string">
            <text:p text:style-name="P361"/>
          </table:table-cell>
          <table:table-cell table:style-name="Tabelle30.B5" table:number-columns-spanned="2" office:value-type="string">
            <text:p text:style-name="P361"/>
          </table:table-cell>
          <table:covered-table-cell/>
        </table:table-row>
      </table:table>
      <text:p text:style-name="P21"/>
      <text:p text:style-name="P202"><text:bookmark-start text:name="__RefHeading___Toc1148_1337687890"/><text:span text:style-name="T25">S</text:span>inus <text:span text:style-name="T32">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21">Purpose:</text:p>
          </table:table-cell>
          <table:table-cell table:style-name="Tabelle31.B1" office:value-type="string">
            <text:p text:style-name="P148">Calculates the sinus of a given value</text:p>
          </table:table-cell>
        </table:table-row>
        <table:table-row>
          <table:table-cell table:style-name="Tabelle31.A2" office:value-type="string">
            <text:p text:style-name="P55">Java Class:</text:p>
          </table:table-cell>
          <table:table-cell table:style-name="Tabelle31.B2" office:value-type="string">
            <text:p text:style-name="P85"><text:span text:style-name="T23">Math</text:span>Action</text:p>
          </table:table-cell>
        </table:table-row>
        <table:table-row>
          <table:table-cell table:style-name="Tabelle31.A2" office:value-type="string">
            <text:p text:style-name="P115">Interface Name:</text:p>
          </table:table-cell>
          <table:table-cell table:style-name="Tabelle31.B3" office:value-type="string">
            <text:p text:style-name="P148">sinus</text:p>
          </table:table-cell>
        </table:table-row>
      </table:table>
      <text:p text:style-name="P461">Applicable to:</text:p>
      <table:table table:name="Tabelle32" table:style-name="Tabelle32">
        <table:table-column table:style-name="Tabelle32.A"/>
        <table:table-column table:style-name="Tabelle32.B"/>
        <table:table-column table:style-name="Tabelle32.C"/>
        <table:table-row>
          <table:table-cell table:style-name="Tabelle32.A1" office:value-type="string">
            <text:p text:style-name="P229">Value 1</text:p>
          </table:table-cell>
          <table:table-cell table:style-name="Tabelle32.A1" office:value-type="string">
            <text:p text:style-name="P229">Value 2</text:p>
          </table:table-cell>
          <table:table-cell table:style-name="Tabelle32.C1" office:value-type="string">
            <text:p text:style-name="P282">Return Type</text:p>
          </table:table-cell>
        </table:table-row>
        <table:table-row>
          <table:table-cell table:style-name="Tabelle32.A2" office:value-type="string">
            <text:p text:style-name="P391">Double</text:p>
          </table:table-cell>
          <table:table-cell table:style-name="Tabelle32.B2" office:value-type="string">
            <text:p text:style-name="P361"/>
          </table:table-cell>
          <table:table-cell table:style-name="Tabelle32.C2" office:value-type="string">
            <text:p text:style-name="P420">Double</text:p>
          </table:table-cell>
        </table:table-row>
        <table:table-row>
          <table:table-cell table:style-name="Tabelle32.A3" table:number-columns-spanned="3" office:value-type="string">
            <text:p text:style-name="P332">Note: </text:p>
            <text:p text:style-name="P332"/>
          </table:table-cell>
          <table:covered-table-cell/>
          <table:covered-table-cell/>
        </table:table-row>
        <table:table-row table:style-name="Tabelle32.4">
          <table:table-cell table:style-name="Tabelle32.A4" office:value-type="string">
            <text:p text:style-name="P257"><text:span text:style-name="T16">Optional</text:span> Value(s)</text:p>
          </table:table-cell>
          <table:table-cell table:style-name="Tabelle32.A4" table:number-columns-spanned="2" office:value-type="string">
            <text:p text:style-name="P257">Explanation</text:p>
          </table:table-cell>
          <table:covered-table-cell/>
        </table:table-row>
        <table:table-row>
          <table:table-cell table:style-name="Tabelle32.A5" office:value-type="string">
            <text:p text:style-name="P361"/>
          </table:table-cell>
          <table:table-cell table:style-name="Tabelle32.B5" table:number-columns-spanned="2" office:value-type="string">
            <text:p text:style-name="P361"/>
          </table:table-cell>
          <table:covered-table-cell/>
        </table:table-row>
      </table:table>
      <text:p text:style-name="P21"/>
      <text:p text:style-name="P202"><text:bookmark-start text:name="__RefHeading___Toc1150_1337687890"/><text:span text:style-name="T25">S</text:span>inus<text:span text:style-name="T25">h</text:span> <text:span text:style-name="T32">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21">Purpose:</text:p>
          </table:table-cell>
          <table:table-cell table:style-name="Tabelle33.B1" office:value-type="string">
            <text:p text:style-name="P148">Calculates the sinus<text:span text:style-name="T25">h</text:span> of a given value</text:p>
          </table:table-cell>
        </table:table-row>
        <table:table-row>
          <table:table-cell table:style-name="Tabelle33.A2" office:value-type="string">
            <text:p text:style-name="P55">Java Class:</text:p>
          </table:table-cell>
          <table:table-cell table:style-name="Tabelle33.B2" office:value-type="string">
            <text:p text:style-name="P85"><text:span text:style-name="T23">Math</text:span>Action</text:p>
          </table:table-cell>
        </table:table-row>
        <table:table-row>
          <table:table-cell table:style-name="Tabelle33.A2" office:value-type="string">
            <text:p text:style-name="P115">Interface Name:</text:p>
          </table:table-cell>
          <table:table-cell table:style-name="Tabelle33.B3" office:value-type="string">
            <text:p text:style-name="P148">sinus<text:span text:style-name="T25">h</text:span></text:p>
          </table:table-cell>
        </table:table-row>
      </table:table>
      <text:p text:style-name="P461">Applicable to:</text:p>
      <table:table table:name="Tabelle34" table:style-name="Tabelle34">
        <table:table-column table:style-name="Tabelle34.A"/>
        <table:table-column table:style-name="Tabelle34.B"/>
        <table:table-column table:style-name="Tabelle34.C"/>
        <table:table-row>
          <table:table-cell table:style-name="Tabelle34.A1" office:value-type="string">
            <text:p text:style-name="P229">Value 1</text:p>
          </table:table-cell>
          <table:table-cell table:style-name="Tabelle34.A1" office:value-type="string">
            <text:p text:style-name="P229">Value 2</text:p>
          </table:table-cell>
          <table:table-cell table:style-name="Tabelle34.C1" office:value-type="string">
            <text:p text:style-name="P282">Return Type</text:p>
          </table:table-cell>
        </table:table-row>
        <table:table-row>
          <table:table-cell table:style-name="Tabelle34.A2" office:value-type="string">
            <text:p text:style-name="P391">Double</text:p>
          </table:table-cell>
          <table:table-cell table:style-name="Tabelle34.B2" office:value-type="string">
            <text:p text:style-name="P361"/>
          </table:table-cell>
          <table:table-cell table:style-name="Tabelle34.C2" office:value-type="string">
            <text:p text:style-name="P420">Double</text:p>
          </table:table-cell>
        </table:table-row>
        <table:table-row>
          <table:table-cell table:style-name="Tabelle34.A3" table:number-columns-spanned="3" office:value-type="string">
            <text:p text:style-name="P332">Note: </text:p>
            <text:p text:style-name="P332"/>
          </table:table-cell>
          <table:covered-table-cell/>
          <table:covered-table-cell/>
        </table:table-row>
        <table:table-row table:style-name="Tabelle34.4">
          <table:table-cell table:style-name="Tabelle34.A4" office:value-type="string">
            <text:p text:style-name="P257"><text:span text:style-name="T16">Optional</text:span> Value(s)</text:p>
          </table:table-cell>
          <table:table-cell table:style-name="Tabelle34.A4" table:number-columns-spanned="2" office:value-type="string">
            <text:p text:style-name="P257">Explanation</text:p>
          </table:table-cell>
          <table:covered-table-cell/>
        </table:table-row>
        <table:table-row>
          <table:table-cell table:style-name="Tabelle34.A5" office:value-type="string">
            <text:p text:style-name="P361"/>
          </table:table-cell>
          <table:table-cell table:style-name="Tabelle34.B5" table:number-columns-spanned="2" office:value-type="string">
            <text:p text:style-name="P361"/>
          </table:table-cell>
          <table:covered-table-cell/>
        </table:table-row>
      </table:table>
      <text:p text:style-name="P21"/>
      <text:p text:style-name="P202"><text:bookmark-start text:name="__RefHeading___Toc1209_1337687890"/>A<text:span text:style-name="T30">tangens</text:span> <text:span text:style-name="T32">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22">Purpose:</text:p>
          </table:table-cell>
          <table:table-cell table:style-name="Tabelle47.B1" office:value-type="string">
            <text:p text:style-name="P149">Calculates the a<text:span text:style-name="T30">tangens</text:span> of a given value</text:p>
          </table:table-cell>
        </table:table-row>
        <table:table-row>
          <table:table-cell table:style-name="Tabelle47.A2" office:value-type="string">
            <text:p text:style-name="P56">Java Class:</text:p>
          </table:table-cell>
          <table:table-cell table:style-name="Tabelle47.B2" office:value-type="string">
            <text:p text:style-name="P86"><text:span text:style-name="T23">Math</text:span>Action</text:p>
          </table:table-cell>
        </table:table-row>
        <table:table-row>
          <table:table-cell table:style-name="Tabelle47.A2" office:value-type="string">
            <text:p text:style-name="P116">Interface Name:</text:p>
          </table:table-cell>
          <table:table-cell table:style-name="Tabelle47.B3" office:value-type="string">
            <text:p text:style-name="P149">a<text:span text:style-name="T30">tangens</text:span></text:p>
          </table:table-cell>
        </table:table-row>
      </table:table>
      <text:p text:style-name="P462">Applicable to:</text:p>
      <table:table table:name="Tabelle48" table:style-name="Tabelle48">
        <table:table-column table:style-name="Tabelle48.A"/>
        <table:table-column table:style-name="Tabelle48.B"/>
        <table:table-column table:style-name="Tabelle48.C"/>
        <table:table-row>
          <table:table-cell table:style-name="Tabelle48.A1" office:value-type="string">
            <text:p text:style-name="P230">Value 1</text:p>
          </table:table-cell>
          <table:table-cell table:style-name="Tabelle48.A1" office:value-type="string">
            <text:p text:style-name="P230">Value 2</text:p>
          </table:table-cell>
          <table:table-cell table:style-name="Tabelle48.C1" office:value-type="string">
            <text:p text:style-name="P282">Return Type</text:p>
          </table:table-cell>
        </table:table-row>
        <table:table-row>
          <table:table-cell table:style-name="Tabelle48.A2" office:value-type="string">
            <text:p text:style-name="P392">Double</text:p>
          </table:table-cell>
          <table:table-cell table:style-name="Tabelle48.B2" office:value-type="string">
            <text:p text:style-name="P362"/>
          </table:table-cell>
          <table:table-cell table:style-name="Tabelle48.C2" office:value-type="string">
            <text:p text:style-name="P420">Double</text:p>
          </table:table-cell>
        </table:table-row>
        <table:table-row>
          <table:table-cell table:style-name="Tabelle48.A3" table:number-columns-spanned="3" office:value-type="string">
            <text:p text:style-name="P333">Note: </text:p>
            <text:p text:style-name="P333"/>
          </table:table-cell>
          <table:covered-table-cell/>
          <table:covered-table-cell/>
        </table:table-row>
        <table:table-row table:style-name="Tabelle48.4">
          <table:table-cell table:style-name="Tabelle48.A4" office:value-type="string">
            <text:p text:style-name="P258"><text:span text:style-name="T16">Optional</text:span> Value(s)</text:p>
          </table:table-cell>
          <table:table-cell table:style-name="Tabelle48.A4" table:number-columns-spanned="2" office:value-type="string">
            <text:p text:style-name="P258">Explanation</text:p>
          </table:table-cell>
          <table:covered-table-cell/>
        </table:table-row>
        <table:table-row>
          <table:table-cell table:style-name="Tabelle48.A5" office:value-type="string">
            <text:p text:style-name="P362"/>
          </table:table-cell>
          <table:table-cell table:style-name="Tabelle48.B5" table:number-columns-spanned="2" office:value-type="string">
            <text:p text:style-name="P362"/>
          </table:table-cell>
          <table:covered-table-cell/>
        </table:table-row>
      </table:table>
      <text:p text:style-name="P22"/>
      <text:p text:style-name="P203"><text:bookmark-start text:name="__RefHeading___Toc1148_13376878901"/>Tangens<text:span text:style-name="T23">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22">Purpose:</text:p>
          </table:table-cell>
          <table:table-cell table:style-name="Tabelle49.B1" office:value-type="string">
            <text:p text:style-name="P149">Calculates the <text:span text:style-name="T30">tangens</text:span> of a given value</text:p>
          </table:table-cell>
        </table:table-row>
        <table:table-row>
          <table:table-cell table:style-name="Tabelle49.A2" office:value-type="string">
            <text:p text:style-name="P56">Java Class:</text:p>
          </table:table-cell>
          <table:table-cell table:style-name="Tabelle49.B2" office:value-type="string">
            <text:p text:style-name="P86"><text:span text:style-name="T23">Math</text:span>Action</text:p>
          </table:table-cell>
        </table:table-row>
        <table:table-row>
          <table:table-cell table:style-name="Tabelle49.A2" office:value-type="string">
            <text:p text:style-name="P116">Interface Name:</text:p>
          </table:table-cell>
          <table:table-cell table:style-name="Tabelle49.B3" office:value-type="string">
            <text:p text:style-name="P151">tangens</text:p>
          </table:table-cell>
        </table:table-row>
      </table:table>
      <text:p text:style-name="P462">Applicable to:</text:p>
      <table:table table:name="Tabelle50" table:style-name="Tabelle50">
        <table:table-column table:style-name="Tabelle50.A"/>
        <table:table-column table:style-name="Tabelle50.B"/>
        <table:table-column table:style-name="Tabelle50.C"/>
        <table:table-row>
          <table:table-cell table:style-name="Tabelle50.A1" office:value-type="string">
            <text:p text:style-name="P230">Value 1</text:p>
          </table:table-cell>
          <table:table-cell table:style-name="Tabelle50.A1" office:value-type="string">
            <text:p text:style-name="P230">Value 2</text:p>
          </table:table-cell>
          <table:table-cell table:style-name="Tabelle50.C1" office:value-type="string">
            <text:p text:style-name="P282">Return Type</text:p>
          </table:table-cell>
        </table:table-row>
        <table:table-row>
          <table:table-cell table:style-name="Tabelle50.A2" office:value-type="string">
            <text:p text:style-name="P392">Double</text:p>
          </table:table-cell>
          <table:table-cell table:style-name="Tabelle50.B2" office:value-type="string">
            <text:p text:style-name="P362"/>
          </table:table-cell>
          <table:table-cell table:style-name="Tabelle50.C2" office:value-type="string">
            <text:p text:style-name="P420">Double</text:p>
          </table:table-cell>
        </table:table-row>
        <table:table-row>
          <table:table-cell table:style-name="Tabelle50.A3" table:number-columns-spanned="3" office:value-type="string">
            <text:p text:style-name="P333">Note: </text:p>
            <text:p text:style-name="P333"/>
          </table:table-cell>
          <table:covered-table-cell/>
          <table:covered-table-cell/>
        </table:table-row>
        <table:table-row table:style-name="Tabelle50.4">
          <table:table-cell table:style-name="Tabelle50.A4" office:value-type="string">
            <text:p text:style-name="P258"><text:span text:style-name="T16">Optional</text:span> Value(s)</text:p>
          </table:table-cell>
          <table:table-cell table:style-name="Tabelle50.A4" table:number-columns-spanned="2" office:value-type="string">
            <text:p text:style-name="P258">Explanation</text:p>
          </table:table-cell>
          <table:covered-table-cell/>
        </table:table-row>
        <table:table-row>
          <table:table-cell table:style-name="Tabelle50.A5" office:value-type="string">
            <text:p text:style-name="P362"/>
          </table:table-cell>
          <table:table-cell table:style-name="Tabelle50.B5" table:number-columns-spanned="2" office:value-type="string">
            <text:p text:style-name="P362"/>
          </table:table-cell>
          <table:covered-table-cell/>
        </table:table-row>
      </table:table>
      <text:p text:style-name="P22"/>
      <text:p text:style-name="P202"><text:bookmark-start text:name="__RefHeading___Toc1150_13376878901"/><text:span text:style-name="T30">Tangensh</text:span> <text:span text:style-name="T32">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22">Purpose:</text:p>
          </table:table-cell>
          <table:table-cell table:style-name="Tabelle51.B1" office:value-type="string">
            <text:p text:style-name="P149">Calculates the <text:span text:style-name="T30">tangensh</text:span> of a given value</text:p>
          </table:table-cell>
        </table:table-row>
        <table:table-row>
          <table:table-cell table:style-name="Tabelle51.A2" office:value-type="string">
            <text:p text:style-name="P56">Java Class:</text:p>
          </table:table-cell>
          <table:table-cell table:style-name="Tabelle51.B2" office:value-type="string">
            <text:p text:style-name="P86"><text:span text:style-name="T23">Math</text:span>Action</text:p>
          </table:table-cell>
        </table:table-row>
        <table:table-row>
          <table:table-cell table:style-name="Tabelle51.A2" office:value-type="string">
            <text:p text:style-name="P116">Interface Name:</text:p>
          </table:table-cell>
          <table:table-cell table:style-name="Tabelle51.B3" office:value-type="string">
            <text:p text:style-name="P151">tangensh</text:p>
          </table:table-cell>
        </table:table-row>
      </table:table>
      <text:p text:style-name="P462">Applicable to:</text:p>
      <table:table table:name="Tabelle52" table:style-name="Tabelle52">
        <table:table-column table:style-name="Tabelle52.A"/>
        <table:table-column table:style-name="Tabelle52.B"/>
        <table:table-column table:style-name="Tabelle52.C"/>
        <table:table-row>
          <table:table-cell table:style-name="Tabelle52.A1" office:value-type="string">
            <text:p text:style-name="P230">Value 1</text:p>
          </table:table-cell>
          <table:table-cell table:style-name="Tabelle52.A1" office:value-type="string">
            <text:p text:style-name="P230">Value 2</text:p>
          </table:table-cell>
          <table:table-cell table:style-name="Tabelle52.C1" office:value-type="string">
            <text:p text:style-name="P283">Return Type</text:p>
          </table:table-cell>
        </table:table-row>
        <table:table-row>
          <table:table-cell table:style-name="Tabelle52.A2" office:value-type="string">
            <text:p text:style-name="P392">Double</text:p>
          </table:table-cell>
          <table:table-cell table:style-name="Tabelle52.B2" office:value-type="string">
            <text:p text:style-name="P362"/>
          </table:table-cell>
          <table:table-cell table:style-name="Tabelle52.C2" office:value-type="string">
            <text:p text:style-name="P421">Double</text:p>
          </table:table-cell>
        </table:table-row>
        <table:table-row>
          <table:table-cell table:style-name="Tabelle52.A3" table:number-columns-spanned="3" office:value-type="string">
            <text:p text:style-name="P333">Note: </text:p>
            <text:p text:style-name="P333"/>
          </table:table-cell>
          <table:covered-table-cell/>
          <table:covered-table-cell/>
        </table:table-row>
        <table:table-row table:style-name="Tabelle52.4">
          <table:table-cell table:style-name="Tabelle52.A4" office:value-type="string">
            <text:p text:style-name="P258"><text:span text:style-name="T16">Optional</text:span> Value(s)</text:p>
          </table:table-cell>
          <table:table-cell table:style-name="Tabelle52.A4" table:number-columns-spanned="2" office:value-type="string">
            <text:p text:style-name="P258">Explanation</text:p>
          </table:table-cell>
          <table:covered-table-cell/>
        </table:table-row>
        <table:table-row>
          <table:table-cell table:style-name="Tabelle52.A5" office:value-type="string">
            <text:p text:style-name="P362"/>
          </table:table-cell>
          <table:table-cell table:style-name="Tabelle52.B5" table:number-columns-spanned="2" office:value-type="string">
            <text:p text:style-name="P362"/>
          </table:table-cell>
          <table:covered-table-cell/>
        </table:table-row>
      </table:table>
      <text:p text:style-name="P22"/>
      <text:p text:style-name="P204"><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23">Purpose:</text:p>
          </table:table-cell>
          <table:table-cell table:style-name="Tabelle53.B1" office:value-type="string">
            <text:p text:style-name="P150">Calculates the <text:span text:style-name="T31">square root</text:span> of a given value</text:p>
          </table:table-cell>
        </table:table-row>
        <table:table-row>
          <table:table-cell table:style-name="Tabelle53.A2" office:value-type="string">
            <text:p text:style-name="P57">Java Class:</text:p>
          </table:table-cell>
          <table:table-cell table:style-name="Tabelle53.B2" office:value-type="string">
            <text:p text:style-name="P87"><text:span text:style-name="T23">Math</text:span>Action</text:p>
          </table:table-cell>
        </table:table-row>
        <table:table-row>
          <table:table-cell table:style-name="Tabelle53.A2" office:value-type="string">
            <text:p text:style-name="P117">Interface Name:</text:p>
          </table:table-cell>
          <table:table-cell table:style-name="Tabelle53.B3" office:value-type="string">
            <text:p text:style-name="P152">square root</text:p>
          </table:table-cell>
        </table:table-row>
      </table:table>
      <text:p text:style-name="P463">Applicable to:</text:p>
      <table:table table:name="Tabelle54" table:style-name="Tabelle54">
        <table:table-column table:style-name="Tabelle54.A"/>
        <table:table-column table:style-name="Tabelle54.B"/>
        <table:table-column table:style-name="Tabelle54.C"/>
        <table:table-row>
          <table:table-cell table:style-name="Tabelle54.A1" office:value-type="string">
            <text:p text:style-name="P231">Value 1</text:p>
          </table:table-cell>
          <table:table-cell table:style-name="Tabelle54.A1" office:value-type="string">
            <text:p text:style-name="P231">Value 2</text:p>
          </table:table-cell>
          <table:table-cell table:style-name="Tabelle54.C1" office:value-type="string">
            <text:p text:style-name="P284">Return Type</text:p>
          </table:table-cell>
        </table:table-row>
        <table:table-row>
          <table:table-cell table:style-name="Tabelle54.A5" office:value-type="string">
            <text:p text:style-name="P393">Double</text:p>
          </table:table-cell>
          <table:table-cell table:style-name="Tabelle54.B2" office:value-type="string">
            <text:p text:style-name="P363"/>
          </table:table-cell>
          <table:table-cell table:style-name="Tabelle54.C2" office:value-type="string">
            <text:p text:style-name="P422">Double</text:p>
          </table:table-cell>
        </table:table-row>
        <table:table-row>
          <table:table-cell table:style-name="Tabelle54.A5" office:value-type="string">
            <text:p text:style-name="P422">Float</text:p>
          </table:table-cell>
          <table:table-cell table:style-name="Tabelle54.B3" office:value-type="string">
            <text:p text:style-name="P363"/>
          </table:table-cell>
          <table:table-cell table:style-name="Tabelle54.C3" office:value-type="string">
            <text:p text:style-name="P422">Double</text:p>
          </table:table-cell>
        </table:table-row>
        <table:table-row>
          <table:table-cell table:style-name="Tabelle54.A5" office:value-type="string">
            <text:p text:style-name="P422">Integer</text:p>
          </table:table-cell>
          <table:table-cell table:style-name="Tabelle54.B4" office:value-type="string">
            <text:p text:style-name="P363"/>
          </table:table-cell>
          <table:table-cell table:style-name="Tabelle54.C4" office:value-type="string">
            <text:p text:style-name="P422">Double</text:p>
          </table:table-cell>
        </table:table-row>
        <table:table-row>
          <table:table-cell table:style-name="Tabelle54.A5" office:value-type="string">
            <text:p text:style-name="P422">Long</text:p>
          </table:table-cell>
          <table:table-cell table:style-name="Tabelle54.B5" office:value-type="string">
            <text:p text:style-name="P363"/>
          </table:table-cell>
          <table:table-cell table:style-name="Tabelle54.C5" office:value-type="string">
            <text:p text:style-name="P422">Double</text:p>
          </table:table-cell>
        </table:table-row>
        <table:table-row>
          <table:table-cell table:style-name="Tabelle54.A6" table:number-columns-spanned="3" office:value-type="string">
            <text:p text:style-name="P334">Note: </text:p>
            <text:p text:style-name="P334"/>
          </table:table-cell>
          <table:covered-table-cell/>
          <table:covered-table-cell/>
        </table:table-row>
        <table:table-row table:style-name="Tabelle54.7">
          <table:table-cell table:style-name="Tabelle54.A7" office:value-type="string">
            <text:p text:style-name="P259"><text:span text:style-name="T16">Optional</text:span> Value(s)</text:p>
          </table:table-cell>
          <table:table-cell table:style-name="Tabelle54.A7" table:number-columns-spanned="2" office:value-type="string">
            <text:p text:style-name="P259">Explanation</text:p>
          </table:table-cell>
          <table:covered-table-cell/>
        </table:table-row>
        <table:table-row>
          <table:table-cell table:style-name="Tabelle54.A8" office:value-type="string">
            <text:p text:style-name="P363"/>
          </table:table-cell>
          <table:table-cell table:style-name="Tabelle54.B8" table:number-columns-spanned="2" office:value-type="string">
            <text:p text:style-name="P363"/>
          </table:table-cell>
          <table:covered-table-cell/>
        </table:table-row>
      </table:table>
      <text:p text:style-name="P23"/>
      <text:p text:style-name="P204"><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23">Purpose:</text:p>
          </table:table-cell>
          <table:table-cell table:style-name="Tabelle55.B1" office:value-type="string">
            <text:p text:style-name="P150">Calculates the <text:span text:style-name="T31">square </text:span>of a given value</text:p>
          </table:table-cell>
        </table:table-row>
        <table:table-row>
          <table:table-cell table:style-name="Tabelle55.A2" office:value-type="string">
            <text:p text:style-name="P57">Java Class:</text:p>
          </table:table-cell>
          <table:table-cell table:style-name="Tabelle55.B2" office:value-type="string">
            <text:p text:style-name="P87"><text:span text:style-name="T23">Math</text:span>Action</text:p>
          </table:table-cell>
        </table:table-row>
        <table:table-row>
          <table:table-cell table:style-name="Tabelle55.A2" office:value-type="string">
            <text:p text:style-name="P117">Interface Name:</text:p>
          </table:table-cell>
          <table:table-cell table:style-name="Tabelle55.B3" office:value-type="string">
            <text:p text:style-name="P152">square</text:p>
          </table:table-cell>
        </table:table-row>
      </table:table>
      <text:p text:style-name="P463">Applicable to:</text:p>
      <table:table table:name="Tabelle56" table:style-name="Tabelle56">
        <table:table-column table:style-name="Tabelle56.A"/>
        <table:table-column table:style-name="Tabelle56.B"/>
        <table:table-column table:style-name="Tabelle56.C"/>
        <table:table-row>
          <table:table-cell table:style-name="Tabelle56.A1" office:value-type="string">
            <text:p text:style-name="P231">Value 1</text:p>
          </table:table-cell>
          <table:table-cell table:style-name="Tabelle56.A1" office:value-type="string">
            <text:p text:style-name="P231">Value 2</text:p>
          </table:table-cell>
          <table:table-cell table:style-name="Tabelle56.C1" office:value-type="string">
            <text:p text:style-name="P285">Return Type</text:p>
          </table:table-cell>
        </table:table-row>
        <table:table-row>
          <table:table-cell table:style-name="Tabelle56.A5" office:value-type="string">
            <text:p text:style-name="P393">Double</text:p>
          </table:table-cell>
          <table:table-cell table:style-name="Tabelle56.B2" office:value-type="string">
            <text:p text:style-name="P363"/>
          </table:table-cell>
          <table:table-cell table:style-name="Tabelle56.C2" office:value-type="string">
            <text:p text:style-name="P423">Double</text:p>
          </table:table-cell>
        </table:table-row>
        <table:table-row>
          <table:table-cell table:style-name="Tabelle56.A5" office:value-type="string">
            <text:p text:style-name="P397">Float</text:p>
          </table:table-cell>
          <table:table-cell table:style-name="Tabelle56.B3" office:value-type="string">
            <text:p text:style-name="P363"/>
          </table:table-cell>
          <table:table-cell table:style-name="Tabelle56.C3" office:value-type="string">
            <text:p text:style-name="P423">Double</text:p>
          </table:table-cell>
        </table:table-row>
        <table:table-row>
          <table:table-cell table:style-name="Tabelle56.A5" office:value-type="string">
            <text:p text:style-name="P397">Long</text:p>
          </table:table-cell>
          <table:table-cell table:style-name="Tabelle56.B4" office:value-type="string">
            <text:p text:style-name="P363"/>
          </table:table-cell>
          <table:table-cell table:style-name="Tabelle56.C4" office:value-type="string">
            <text:p text:style-name="P423">Long</text:p>
          </table:table-cell>
        </table:table-row>
        <table:table-row>
          <table:table-cell table:style-name="Tabelle56.A5" office:value-type="string">
            <text:p text:style-name="P397">Integer</text:p>
          </table:table-cell>
          <table:table-cell table:style-name="Tabelle56.B5" office:value-type="string">
            <text:p text:style-name="P363"/>
          </table:table-cell>
          <table:table-cell table:style-name="Tabelle56.C5" office:value-type="string">
            <text:p text:style-name="P423">Long</text:p>
          </table:table-cell>
        </table:table-row>
        <table:table-row>
          <table:table-cell table:style-name="Tabelle56.A6" table:number-columns-spanned="3" office:value-type="string">
            <text:p text:style-name="P334">Note: </text:p>
            <text:p text:style-name="P334"/>
          </table:table-cell>
          <table:covered-table-cell/>
          <table:covered-table-cell/>
        </table:table-row>
        <table:table-row table:style-name="Tabelle56.7">
          <table:table-cell table:style-name="Tabelle56.A7" office:value-type="string">
            <text:p text:style-name="P259"><text:span text:style-name="T16">Optional</text:span> Value(s)</text:p>
          </table:table-cell>
          <table:table-cell table:style-name="Tabelle56.A7" table:number-columns-spanned="2" office:value-type="string">
            <text:p text:style-name="P259">Explanation</text:p>
          </table:table-cell>
          <table:covered-table-cell/>
        </table:table-row>
        <table:table-row>
          <table:table-cell table:style-name="Tabelle56.A8" office:value-type="string">
            <text:p text:style-name="P363"/>
          </table:table-cell>
          <table:table-cell table:style-name="Tabelle56.B8" table:number-columns-spanned="2" office:value-type="string">
            <text:p text:style-name="P363"/>
          </table:table-cell>
          <table:covered-table-cell/>
        </table:table-row>
      </table:table>
      <text:p text:style-name="P23"/>
      <text:p text:style-name="P205"><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24">Purpose:</text:p>
          </table:table-cell>
          <table:table-cell table:style-name="Tabelle35.B1" office:value-type="string">
            <text:p text:style-name="P153">Calculates the sum of two values</text:p>
          </table:table-cell>
        </table:table-row>
        <table:table-row>
          <table:table-cell table:style-name="Tabelle35.A2" office:value-type="string">
            <text:p text:style-name="P58">Java Class:</text:p>
          </table:table-cell>
          <table:table-cell table:style-name="Tabelle35.B2" office:value-type="string">
            <text:p text:style-name="P88"><text:span text:style-name="T23">Math</text:span>Action</text:p>
          </table:table-cell>
        </table:table-row>
        <table:table-row>
          <table:table-cell table:style-name="Tabelle35.A2" office:value-type="string">
            <text:p text:style-name="P118">Interface Name:</text:p>
          </table:table-cell>
          <table:table-cell table:style-name="Tabelle35.B3" office:value-type="string">
            <text:p text:style-name="P153">sum</text:p>
          </table:table-cell>
        </table:table-row>
      </table:table>
      <text:p text:style-name="P464">Applicable to:</text:p>
      <table:table table:name="Tabelle36" table:style-name="Tabelle36">
        <table:table-column table:style-name="Tabelle36.A"/>
        <table:table-column table:style-name="Tabelle36.B"/>
        <table:table-column table:style-name="Tabelle36.C"/>
        <table:table-row>
          <table:table-cell table:style-name="Tabelle36.A1" office:value-type="string">
            <text:p text:style-name="P232">Value 1</text:p>
          </table:table-cell>
          <table:table-cell table:style-name="Tabelle36.A1" office:value-type="string">
            <text:p text:style-name="P232">Value 2</text:p>
          </table:table-cell>
          <table:table-cell table:style-name="Tabelle36.C1" office:value-type="string">
            <text:p text:style-name="P286">Return Type</text:p>
          </table:table-cell>
        </table:table-row>
        <table:table-row>
          <table:table-cell table:style-name="Tabelle36.A2" office:value-type="string">
            <text:p text:style-name="P394">Double</text:p>
          </table:table-cell>
          <table:table-cell table:style-name="Tabelle36.B2" office:value-type="string">
            <text:p text:style-name="P398">Double</text:p>
          </table:table-cell>
          <table:table-cell table:style-name="Tabelle36.C2" office:value-type="string">
            <text:p text:style-name="P424">Double</text:p>
          </table:table-cell>
        </table:table-row>
        <table:table-row>
          <table:table-cell table:style-name="Tabelle36.A7" office:value-type="string">
            <text:p text:style-name="P398">Float</text:p>
          </table:table-cell>
          <table:table-cell table:style-name="Tabelle36.B3" office:value-type="string">
            <text:p text:style-name="P398">Float</text:p>
          </table:table-cell>
          <table:table-cell table:style-name="Tabelle36.C3" office:value-type="string">
            <text:p text:style-name="P424">Float</text:p>
          </table:table-cell>
        </table:table-row>
        <table:table-row>
          <table:table-cell table:style-name="Tabelle36.A7" office:value-type="string">
            <text:p text:style-name="P398">Integer</text:p>
          </table:table-cell>
          <table:table-cell table:style-name="Tabelle36.B4" office:value-type="string">
            <text:p text:style-name="P398">Integer</text:p>
          </table:table-cell>
          <table:table-cell table:style-name="Tabelle36.C4" office:value-type="string">
            <text:p text:style-name="P424">Integer</text:p>
          </table:table-cell>
        </table:table-row>
        <table:table-row>
          <table:table-cell table:style-name="Tabelle36.A7" office:value-type="string">
            <text:p text:style-name="P398">Integer</text:p>
          </table:table-cell>
          <table:table-cell table:style-name="Tabelle36.B5" office:value-type="string">
            <text:p text:style-name="P398">Long</text:p>
          </table:table-cell>
          <table:table-cell table:style-name="Tabelle36.C5" office:value-type="string">
            <text:p text:style-name="P424">Long</text:p>
          </table:table-cell>
        </table:table-row>
        <table:table-row>
          <table:table-cell table:style-name="Tabelle36.A7" office:value-type="string">
            <text:p text:style-name="P398">Long</text:p>
          </table:table-cell>
          <table:table-cell table:style-name="Tabelle36.B6" office:value-type="string">
            <text:p text:style-name="P398">Integer</text:p>
          </table:table-cell>
          <table:table-cell table:style-name="Tabelle36.C6" office:value-type="string">
            <text:p text:style-name="P424">Long</text:p>
          </table:table-cell>
        </table:table-row>
        <table:table-row>
          <table:table-cell table:style-name="Tabelle36.A7" office:value-type="string">
            <text:p text:style-name="P398">Long</text:p>
          </table:table-cell>
          <table:table-cell table:style-name="Tabelle36.B7" office:value-type="string">
            <text:p text:style-name="P398">Long</text:p>
          </table:table-cell>
          <table:table-cell table:style-name="Tabelle36.C7" office:value-type="string">
            <text:p text:style-name="P424">Long</text:p>
          </table:table-cell>
        </table:table-row>
        <table:table-row>
          <table:table-cell table:style-name="Tabelle36.A8" table:number-columns-spanned="3" office:value-type="string">
            <text:p text:style-name="P335">Note: </text:p>
            <text:p text:style-name="P335"/>
          </table:table-cell>
          <table:covered-table-cell/>
          <table:covered-table-cell/>
        </table:table-row>
        <table:table-row table:style-name="Tabelle36.9">
          <table:table-cell table:style-name="Tabelle36.A9" office:value-type="string">
            <text:p text:style-name="P260"><text:span text:style-name="T16">Optional</text:span> Value(s)</text:p>
          </table:table-cell>
          <table:table-cell table:style-name="Tabelle36.A9" table:number-columns-spanned="2" office:value-type="string">
            <text:p text:style-name="P260">Explanation</text:p>
          </table:table-cell>
          <table:covered-table-cell/>
        </table:table-row>
        <table:table-row>
          <table:table-cell table:style-name="Tabelle36.A10" office:value-type="string">
            <text:p text:style-name="P364"/>
          </table:table-cell>
          <table:table-cell table:style-name="Tabelle36.B10" table:number-columns-spanned="2" office:value-type="string">
            <text:p text:style-name="P364"/>
          </table:table-cell>
          <table:covered-table-cell/>
        </table:table-row>
      </table:table>
      <text:p text:style-name="P24"/>
      <text:p text:style-name="P206"><text:bookmark-start text:name="__RefHeading___Toc1215_1337687890"/><text:span text:style-name="T30">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22">Purpose:</text:p>
          </table:table-cell>
          <table:table-cell table:style-name="Tabelle45.B1" office:value-type="string">
            <text:p text:style-name="P154"><text:span text:style-name="T30">Subtracts</text:span> two values</text:p>
          </table:table-cell>
        </table:table-row>
        <table:table-row>
          <table:table-cell table:style-name="Tabelle45.A2" office:value-type="string">
            <text:p text:style-name="P56">Java Class:</text:p>
          </table:table-cell>
          <table:table-cell table:style-name="Tabelle45.B2" office:value-type="string">
            <text:p text:style-name="P86"><text:span text:style-name="T23">Math</text:span>Action</text:p>
          </table:table-cell>
        </table:table-row>
        <table:table-row>
          <table:table-cell table:style-name="Tabelle45.A2" office:value-type="string">
            <text:p text:style-name="P116">Interface Name:</text:p>
          </table:table-cell>
          <table:table-cell table:style-name="Tabelle45.B3" office:value-type="string">
            <text:p text:style-name="P154">su<text:span text:style-name="T30">btract</text:span></text:p>
          </table:table-cell>
        </table:table-row>
      </table:table>
      <text:p text:style-name="P462">Applicable to:</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P230">Value 1</text:p>
          </table:table-cell>
          <table:table-cell table:style-name="Tabelle46.A1" office:value-type="string">
            <text:p text:style-name="P230">Value 2</text:p>
          </table:table-cell>
          <table:table-cell table:style-name="Tabelle46.C1" office:value-type="string">
            <text:p text:style-name="P287">Return Type</text:p>
          </table:table-cell>
        </table:table-row>
        <table:table-row>
          <table:table-cell table:style-name="Tabelle46.A3" office:value-type="string">
            <text:p text:style-name="P425">Date</text:p>
          </table:table-cell>
          <table:table-cell table:style-name="Tabelle46.B3" office:value-type="string">
            <text:p text:style-name="P425">Date</text:p>
          </table:table-cell>
          <table:table-cell table:style-name="Tabelle46.C3" office:value-type="string">
            <text:p text:style-name="P425">Long</text:p>
          </table:table-cell>
        </table:table-row>
        <table:table-row>
          <table:table-cell table:style-name="Tabelle46.A3" office:value-type="string">
            <text:p text:style-name="P392">Double</text:p>
          </table:table-cell>
          <table:table-cell table:style-name="Tabelle46.B3" office:value-type="string">
            <text:p text:style-name="P399">Double</text:p>
          </table:table-cell>
          <table:table-cell table:style-name="Tabelle46.C3" office:value-type="string">
            <text:p text:style-name="P425">Double</text:p>
          </table:table-cell>
        </table:table-row>
        <table:table-row>
          <table:table-cell table:style-name="Tabelle46.A8" office:value-type="string">
            <text:p text:style-name="P399">Float</text:p>
          </table:table-cell>
          <table:table-cell table:style-name="Tabelle46.B4" office:value-type="string">
            <text:p text:style-name="P399">Float</text:p>
          </table:table-cell>
          <table:table-cell table:style-name="Tabelle46.C4" office:value-type="string">
            <text:p text:style-name="P425">Float</text:p>
          </table:table-cell>
        </table:table-row>
        <table:table-row>
          <table:table-cell table:style-name="Tabelle46.A8" office:value-type="string">
            <text:p text:style-name="P399">Integer</text:p>
          </table:table-cell>
          <table:table-cell table:style-name="Tabelle46.B5" office:value-type="string">
            <text:p text:style-name="P399">Integer</text:p>
          </table:table-cell>
          <table:table-cell table:style-name="Tabelle46.C5" office:value-type="string">
            <text:p text:style-name="P425">Integer</text:p>
          </table:table-cell>
        </table:table-row>
        <table:table-row>
          <table:table-cell table:style-name="Tabelle46.A8" office:value-type="string">
            <text:p text:style-name="P399">Integer</text:p>
          </table:table-cell>
          <table:table-cell table:style-name="Tabelle46.B6" office:value-type="string">
            <text:p text:style-name="P399">Long</text:p>
          </table:table-cell>
          <table:table-cell table:style-name="Tabelle46.C6" office:value-type="string">
            <text:p text:style-name="P425">Integer</text:p>
          </table:table-cell>
        </table:table-row>
        <table:table-row>
          <table:table-cell table:style-name="Tabelle46.A8" office:value-type="string">
            <text:p text:style-name="P399">Long</text:p>
          </table:table-cell>
          <table:table-cell table:style-name="Tabelle46.B7" office:value-type="string">
            <text:p text:style-name="P399">Integer</text:p>
          </table:table-cell>
          <table:table-cell table:style-name="Tabelle46.C7" office:value-type="string">
            <text:p text:style-name="P425">Long</text:p>
          </table:table-cell>
        </table:table-row>
        <table:table-row>
          <table:table-cell table:style-name="Tabelle46.A8" office:value-type="string">
            <text:p text:style-name="P399">Long</text:p>
          </table:table-cell>
          <table:table-cell table:style-name="Tabelle46.B8" office:value-type="string">
            <text:p text:style-name="P399">Long</text:p>
          </table:table-cell>
          <table:table-cell table:style-name="Tabelle46.C8" office:value-type="string">
            <text:p text:style-name="P425">Long</text:p>
          </table:table-cell>
        </table:table-row>
        <table:table-row>
          <table:table-cell table:style-name="Tabelle46.A9" table:number-columns-spanned="3" office:value-type="string">
            <text:p text:style-name="P333">Note: <text:span text:style-name="T51">In case of subtracting dates, the result will be given in seconds.</text:span></text:p>
            <text:p text:style-name="P333"/>
          </table:table-cell>
          <table:covered-table-cell/>
          <table:covered-table-cell/>
        </table:table-row>
        <table:table-row table:style-name="Tabelle46.10">
          <table:table-cell table:style-name="Tabelle46.A10" office:value-type="string">
            <text:p text:style-name="P258"><text:span text:style-name="T16">Optional</text:span> Value(s)</text:p>
          </table:table-cell>
          <table:table-cell table:style-name="Tabelle46.A10" table:number-columns-spanned="2" office:value-type="string">
            <text:p text:style-name="P258">Explanation</text:p>
          </table:table-cell>
          <table:covered-table-cell/>
        </table:table-row>
        <table:table-row>
          <table:table-cell table:style-name="Tabelle46.A11" office:value-type="string">
            <text:p text:style-name="P362"/>
          </table:table-cell>
          <table:table-cell table:style-name="Tabelle46.B11" table:number-columns-spanned="2" office:value-type="string">
            <text:p text:style-name="P362"/>
          </table:table-cell>
          <table:covered-table-cell/>
        </table:table-row>
      </table:table>
      <text:p text:style-name="P22"/>
      <text:p text:style-name="P210"><text:bookmark-start text:name="__RefHeading___Toc2486_1166627757"/><text:span text:style-name="T41">Add</text:span> <text:span text:style-name="T40">Percentage</text:span><text:bookmark-end text:name="__RefHeading___Toc2486_1166627757"/></text:p>
      <table:table table:name="Tabelle59" table:style-name="Tabelle59">
        <table:table-column table:style-name="Tabelle59.A"/>
        <table:table-column table:style-name="Tabelle59.B"/>
        <table:table-row>
          <table:table-cell table:style-name="Tabelle59.A1" office:value-type="string">
            <text:p text:style-name="P29">Purpose:</text:p>
          </table:table-cell>
          <table:table-cell table:style-name="Tabelle59.B1" office:value-type="string">
            <text:p text:style-name="P158">Add a percentage of a value to the value</text:p>
          </table:table-cell>
        </table:table-row>
        <table:table-row>
          <table:table-cell table:style-name="Tabelle59.A2" office:value-type="string">
            <text:p text:style-name="P63">Java Class:</text:p>
          </table:table-cell>
          <table:table-cell table:style-name="Tabelle59.B2" office:value-type="string">
            <text:p text:style-name="P93"><text:span text:style-name="T23">Math</text:span>Action</text:p>
          </table:table-cell>
        </table:table-row>
        <table:table-row>
          <table:table-cell table:style-name="Tabelle59.A2" office:value-type="string">
            <text:p text:style-name="P123">Interface Name:</text:p>
          </table:table-cell>
          <table:table-cell table:style-name="Tabelle59.B3" office:value-type="string">
            <text:p text:style-name="P164">add percentage</text:p>
          </table:table-cell>
        </table:table-row>
      </table:table>
      <text:p text:style-name="P469">Applicable to:</text:p>
      <table:table table:name="Tabelle60" table:style-name="Tabelle60">
        <table:table-column table:style-name="Tabelle60.A"/>
        <table:table-column table:style-name="Tabelle60.B"/>
        <table:table-column table:style-name="Tabelle60.C"/>
        <table:table-row>
          <table:table-cell table:style-name="Tabelle60.A1" office:value-type="string">
            <text:p text:style-name="P237">Value 1</text:p>
          </table:table-cell>
          <table:table-cell table:style-name="Tabelle60.A1" office:value-type="string">
            <text:p text:style-name="P237">Value 2</text:p>
          </table:table-cell>
          <table:table-cell table:style-name="Tabelle60.C1" office:value-type="string">
            <text:p text:style-name="P288">Return Type</text:p>
          </table:table-cell>
        </table:table-row>
        <table:table-row>
          <table:table-cell table:style-name="Tabelle60.A2" office:value-type="string">
            <text:p text:style-name="P396">Double</text:p>
          </table:table-cell>
          <table:table-cell table:style-name="Tabelle60.B2" office:value-type="string">
            <text:p text:style-name="P402">Double</text:p>
          </table:table-cell>
          <table:table-cell table:style-name="Tabelle60.C2" office:value-type="string">
            <text:p text:style-name="P426">Double</text:p>
          </table:table-cell>
        </table:table-row>
        <table:table-row>
          <table:table-cell table:style-name="Tabelle60.A10" office:value-type="string">
            <text:p text:style-name="P407">Double</text:p>
          </table:table-cell>
          <table:table-cell table:style-name="Tabelle60.B3" office:value-type="string">
            <text:p text:style-name="P402">Float</text:p>
          </table:table-cell>
          <table:table-cell table:style-name="Tabelle60.C3" office:value-type="string">
            <text:p text:style-name="P426">Double</text:p>
          </table:table-cell>
        </table:table-row>
        <table:table-row>
          <table:table-cell table:style-name="Tabelle60.A10" office:value-type="string">
            <text:p text:style-name="P407">Double</text:p>
          </table:table-cell>
          <table:table-cell table:style-name="Tabelle60.B4" office:value-type="string">
            <text:p text:style-name="P402">Integer</text:p>
          </table:table-cell>
          <table:table-cell table:style-name="Tabelle60.C4" office:value-type="string">
            <text:p text:style-name="P426">Double</text:p>
          </table:table-cell>
        </table:table-row>
        <table:table-row>
          <table:table-cell table:style-name="Tabelle60.A10" office:value-type="string">
            <text:p text:style-name="P402">Integer</text:p>
          </table:table-cell>
          <table:table-cell table:style-name="Tabelle60.B5" office:value-type="string">
            <text:p text:style-name="P407">Double</text:p>
          </table:table-cell>
          <table:table-cell table:style-name="Tabelle60.C5" office:value-type="string">
            <text:p text:style-name="P426">Double</text:p>
          </table:table-cell>
        </table:table-row>
        <table:table-row>
          <table:table-cell table:style-name="Tabelle60.A10" office:value-type="string">
            <text:p text:style-name="P407">Integer</text:p>
          </table:table-cell>
          <table:table-cell table:style-name="Tabelle60.B6" office:value-type="string">
            <text:p text:style-name="P407">Float</text:p>
          </table:table-cell>
          <table:table-cell table:style-name="Tabelle60.C6" office:value-type="string">
            <text:p text:style-name="P426">Double</text:p>
          </table:table-cell>
        </table:table-row>
        <table:table-row>
          <table:table-cell table:style-name="Tabelle60.A10" office:value-type="string">
            <text:p text:style-name="P407">Integer</text:p>
          </table:table-cell>
          <table:table-cell table:style-name="Tabelle60.B7" office:value-type="string">
            <text:p text:style-name="P407">Integer</text:p>
          </table:table-cell>
          <table:table-cell table:style-name="Tabelle60.C7" office:value-type="string">
            <text:p text:style-name="P426">Double</text:p>
          </table:table-cell>
        </table:table-row>
        <table:table-row>
          <table:table-cell table:style-name="Tabelle60.A10" office:value-type="string">
            <text:p text:style-name="P407">Long</text:p>
          </table:table-cell>
          <table:table-cell table:style-name="Tabelle60.B8" office:value-type="string">
            <text:p text:style-name="P407">Double</text:p>
          </table:table-cell>
          <table:table-cell table:style-name="Tabelle60.C8" office:value-type="string">
            <text:p text:style-name="P426">Double</text:p>
          </table:table-cell>
        </table:table-row>
        <table:table-row>
          <table:table-cell table:style-name="Tabelle60.A10" office:value-type="string">
            <text:p text:style-name="P407">Long</text:p>
          </table:table-cell>
          <table:table-cell table:style-name="Tabelle60.B9" office:value-type="string">
            <text:p text:style-name="P407">Float</text:p>
          </table:table-cell>
          <table:table-cell table:style-name="Tabelle60.C9" office:value-type="string">
            <text:p text:style-name="P426">Double</text:p>
          </table:table-cell>
        </table:table-row>
        <table:table-row>
          <table:table-cell table:style-name="Tabelle60.A10" office:value-type="string">
            <text:p text:style-name="P407">Long</text:p>
          </table:table-cell>
          <table:table-cell table:style-name="Tabelle60.B10" office:value-type="string">
            <text:p text:style-name="P407">Integer</text:p>
          </table:table-cell>
          <table:table-cell table:style-name="Tabelle60.C10" office:value-type="string">
            <text:p text:style-name="P426">Double</text:p>
          </table:table-cell>
        </table:table-row>
        <table:table-row>
          <table:table-cell table:style-name="Tabelle60.A11" table:number-columns-spanned="3" office:value-type="string">
            <text:p text:style-name="P340">Note: </text:p>
            <text:p text:style-name="P340"/>
          </table:table-cell>
          <table:covered-table-cell/>
          <table:covered-table-cell/>
        </table:table-row>
        <table:table-row table:style-name="Tabelle60.12">
          <table:table-cell table:style-name="Tabelle60.A12" office:value-type="string">
            <text:p text:style-name="P265"><text:span text:style-name="T16">Optional</text:span> Value(s)</text:p>
          </table:table-cell>
          <table:table-cell table:style-name="Tabelle60.A12" table:number-columns-spanned="2" office:value-type="string">
            <text:p text:style-name="P265">Explanation</text:p>
          </table:table-cell>
          <table:covered-table-cell/>
        </table:table-row>
        <table:table-row>
          <table:table-cell table:style-name="Tabelle60.A13" office:value-type="string">
            <text:p text:style-name="P369"/>
          </table:table-cell>
          <table:table-cell table:style-name="Tabelle60.B13" table:number-columns-spanned="2" office:value-type="string">
            <text:p text:style-name="P369"/>
          </table:table-cell>
          <table:covered-table-cell/>
        </table:table-row>
      </table:table>
      <text:p text:style-name="P29"/>
      <text:p text:style-name="P209"><text:bookmark-start text:name="__RefHeading___Toc2488_1166627757"/><text:span text:style-name="T30">Subtract</text:span> <text:span text:style-name="T40">Percentage</text:span><text:bookmark-end text:name="__RefHeading___Toc2488_1166627757"/></text:p>
      <table:table table:name="Tabelle57" table:style-name="Tabelle57">
        <table:table-column table:style-name="Tabelle57.A"/>
        <table:table-column table:style-name="Tabelle57.B"/>
        <table:table-row>
          <table:table-cell table:style-name="Tabelle57.A1" office:value-type="string">
            <text:p text:style-name="P28">Purpose:</text:p>
          </table:table-cell>
          <table:table-cell table:style-name="Tabelle57.B1" office:value-type="string">
            <text:p text:style-name="P157">Subtract a percentage of a value from the value</text:p>
          </table:table-cell>
        </table:table-row>
        <table:table-row>
          <table:table-cell table:style-name="Tabelle57.A2" office:value-type="string">
            <text:p text:style-name="P62">Java Class:</text:p>
          </table:table-cell>
          <table:table-cell table:style-name="Tabelle57.B2" office:value-type="string">
            <text:p text:style-name="P92"><text:span text:style-name="T23">Math</text:span>Action</text:p>
          </table:table-cell>
        </table:table-row>
        <table:table-row>
          <table:table-cell table:style-name="Tabelle57.A2" office:value-type="string">
            <text:p text:style-name="P122">Interface Name:</text:p>
          </table:table-cell>
          <table:table-cell table:style-name="Tabelle57.B3" office:value-type="string">
            <text:p text:style-name="P157">su<text:span text:style-name="T30">btract percentage</text:span></text:p>
          </table:table-cell>
        </table:table-row>
      </table:table>
      <text:p text:style-name="P468">Applicable to:</text:p>
      <table:table table:name="Tabelle58" table:style-name="Tabelle58">
        <table:table-column table:style-name="Tabelle58.A"/>
        <table:table-column table:style-name="Tabelle58.B"/>
        <table:table-column table:style-name="Tabelle58.C"/>
        <table:table-row>
          <table:table-cell table:style-name="Tabelle58.A1" office:value-type="string">
            <text:p text:style-name="P236">Value 1</text:p>
          </table:table-cell>
          <table:table-cell table:style-name="Tabelle58.A1" office:value-type="string">
            <text:p text:style-name="P236">Value 2</text:p>
          </table:table-cell>
          <table:table-cell table:style-name="Tabelle58.C1" office:value-type="string">
            <text:p text:style-name="P289">Return Type</text:p>
          </table:table-cell>
        </table:table-row>
        <table:table-row>
          <table:table-cell table:style-name="Tabelle58.A2" office:value-type="string">
            <text:p text:style-name="P395">Double</text:p>
          </table:table-cell>
          <table:table-cell table:style-name="Tabelle58.B2" office:value-type="string">
            <text:p text:style-name="P401">Double</text:p>
          </table:table-cell>
          <table:table-cell table:style-name="Tabelle58.C2" office:value-type="string">
            <text:p text:style-name="P427">Double</text:p>
          </table:table-cell>
        </table:table-row>
        <table:table-row>
          <table:table-cell table:style-name="Tabelle58.A10" office:value-type="string">
            <text:p text:style-name="P406">Double</text:p>
          </table:table-cell>
          <table:table-cell table:style-name="Tabelle58.B3" office:value-type="string">
            <text:p text:style-name="P401">Float</text:p>
          </table:table-cell>
          <table:table-cell table:style-name="Tabelle58.C3" office:value-type="string">
            <text:p text:style-name="P427">Double</text:p>
          </table:table-cell>
        </table:table-row>
        <table:table-row>
          <table:table-cell table:style-name="Tabelle58.A10" office:value-type="string">
            <text:p text:style-name="P406">Double</text:p>
          </table:table-cell>
          <table:table-cell table:style-name="Tabelle58.B4" office:value-type="string">
            <text:p text:style-name="P401">Integer</text:p>
          </table:table-cell>
          <table:table-cell table:style-name="Tabelle58.C4" office:value-type="string">
            <text:p text:style-name="P427">Double</text:p>
          </table:table-cell>
        </table:table-row>
        <table:table-row>
          <table:table-cell table:style-name="Tabelle58.A10" office:value-type="string">
            <text:p text:style-name="P401">Integer</text:p>
          </table:table-cell>
          <table:table-cell table:style-name="Tabelle58.B5" office:value-type="string">
            <text:p text:style-name="P406">Double</text:p>
          </table:table-cell>
          <table:table-cell table:style-name="Tabelle58.C5" office:value-type="string">
            <text:p text:style-name="P427">Double</text:p>
          </table:table-cell>
        </table:table-row>
        <table:table-row>
          <table:table-cell table:style-name="Tabelle58.A10" office:value-type="string">
            <text:p text:style-name="P406">Integer</text:p>
          </table:table-cell>
          <table:table-cell table:style-name="Tabelle58.B6" office:value-type="string">
            <text:p text:style-name="P406">Float</text:p>
          </table:table-cell>
          <table:table-cell table:style-name="Tabelle58.C6" office:value-type="string">
            <text:p text:style-name="P427">Double</text:p>
          </table:table-cell>
        </table:table-row>
        <table:table-row>
          <table:table-cell table:style-name="Tabelle58.A10" office:value-type="string">
            <text:p text:style-name="P406">Integer</text:p>
          </table:table-cell>
          <table:table-cell table:style-name="Tabelle58.B7" office:value-type="string">
            <text:p text:style-name="P406">Integer</text:p>
          </table:table-cell>
          <table:table-cell table:style-name="Tabelle58.C7" office:value-type="string">
            <text:p text:style-name="P427">Double</text:p>
          </table:table-cell>
        </table:table-row>
        <table:table-row>
          <table:table-cell table:style-name="Tabelle58.A10" office:value-type="string">
            <text:p text:style-name="P406">Long</text:p>
          </table:table-cell>
          <table:table-cell table:style-name="Tabelle58.B8" office:value-type="string">
            <text:p text:style-name="P406">Double</text:p>
          </table:table-cell>
          <table:table-cell table:style-name="Tabelle58.C8" office:value-type="string">
            <text:p text:style-name="P427">Double</text:p>
          </table:table-cell>
        </table:table-row>
        <table:table-row>
          <table:table-cell table:style-name="Tabelle58.A10" office:value-type="string">
            <text:p text:style-name="P406">Long</text:p>
          </table:table-cell>
          <table:table-cell table:style-name="Tabelle58.B9" office:value-type="string">
            <text:p text:style-name="P406">Float</text:p>
          </table:table-cell>
          <table:table-cell table:style-name="Tabelle58.C9" office:value-type="string">
            <text:p text:style-name="P427">Double</text:p>
          </table:table-cell>
        </table:table-row>
        <table:table-row>
          <table:table-cell table:style-name="Tabelle58.A10" office:value-type="string">
            <text:p text:style-name="P406">Long</text:p>
          </table:table-cell>
          <table:table-cell table:style-name="Tabelle58.B10" office:value-type="string">
            <text:p text:style-name="P406">Integer</text:p>
          </table:table-cell>
          <table:table-cell table:style-name="Tabelle58.C10" office:value-type="string">
            <text:p text:style-name="P427">Double</text:p>
          </table:table-cell>
        </table:table-row>
        <table:table-row>
          <table:table-cell table:style-name="Tabelle58.A11" table:number-columns-spanned="3" office:value-type="string">
            <text:p text:style-name="P339">Note: </text:p>
            <text:p text:style-name="P339"/>
          </table:table-cell>
          <table:covered-table-cell/>
          <table:covered-table-cell/>
        </table:table-row>
        <table:table-row table:style-name="Tabelle58.12">
          <table:table-cell table:style-name="Tabelle58.A12" office:value-type="string">
            <text:p text:style-name="P264"><text:span text:style-name="T16">Optional</text:span> Value(s)</text:p>
          </table:table-cell>
          <table:table-cell table:style-name="Tabelle58.A12" table:number-columns-spanned="2" office:value-type="string">
            <text:p text:style-name="P264">Explanation</text:p>
          </table:table-cell>
          <table:covered-table-cell/>
        </table:table-row>
        <table:table-row>
          <table:table-cell table:style-name="Tabelle58.A13" office:value-type="string">
            <text:p text:style-name="P368"/>
          </table:table-cell>
          <table:table-cell table:style-name="Tabelle58.B13" table:number-columns-spanned="2" office:value-type="string">
            <text:p text:style-name="P368"/>
          </table:table-cell>
          <table:covered-table-cell/>
        </table:table-row>
      </table:table>
      <text:p text:style-name="P28"/>
      <text:p text:style-name="P207"><text:bookmark-start text:name="__RefHeading___Toc1168_1337687890"/><text:span text:style-name="T26">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25">Purpose:</text:p>
          </table:table-cell>
          <table:table-cell table:style-name="Tabelle37.B1" office:value-type="string">
            <text:p text:style-name="P155">Calculates the <text:span text:style-name="T26">devision</text:span> of two values</text:p>
          </table:table-cell>
        </table:table-row>
        <table:table-row>
          <table:table-cell table:style-name="Tabelle37.A2" office:value-type="string">
            <text:p text:style-name="P59">Java Class:</text:p>
          </table:table-cell>
          <table:table-cell table:style-name="Tabelle37.B2" office:value-type="string">
            <text:p text:style-name="P89"><text:span text:style-name="T23">Math</text:span>Action</text:p>
          </table:table-cell>
        </table:table-row>
        <table:table-row>
          <table:table-cell table:style-name="Tabelle37.A2" office:value-type="string">
            <text:p text:style-name="P119">Interface Name:</text:p>
          </table:table-cell>
          <table:table-cell table:style-name="Tabelle37.B3" office:value-type="string">
            <text:p text:style-name="P159">devide</text:p>
          </table:table-cell>
        </table:table-row>
      </table:table>
      <text:p text:style-name="P465">Applicable to:</text:p>
      <table:table table:name="Tabelle38" table:style-name="Tabelle38">
        <table:table-column table:style-name="Tabelle38.A"/>
        <table:table-column table:style-name="Tabelle38.B"/>
        <table:table-column table:style-name="Tabelle38.C"/>
        <table:table-row>
          <table:table-cell table:style-name="Tabelle38.A1" office:value-type="string">
            <text:p text:style-name="P233">Value 1</text:p>
          </table:table-cell>
          <table:table-cell table:style-name="Tabelle38.A1" office:value-type="string">
            <text:p text:style-name="P233">Value 2</text:p>
          </table:table-cell>
          <table:table-cell table:style-name="Tabelle38.C1" office:value-type="string">
            <text:p text:style-name="P290">Return Type</text:p>
          </table:table-cell>
        </table:table-row>
        <table:table-row>
          <table:table-cell table:style-name="Tabelle38.A2" office:value-type="string">
            <text:p text:style-name="P403">BigDecimal</text:p>
          </table:table-cell>
          <table:table-cell table:style-name="Tabelle38.B2" office:value-type="string">
            <text:p text:style-name="P403">BigDecimal</text:p>
          </table:table-cell>
          <table:table-cell table:style-name="Tabelle38.C2" office:value-type="string">
            <text:p text:style-name="P428">BigDecimal</text:p>
          </table:table-cell>
        </table:table-row>
        <table:table-row>
          <table:table-cell table:style-name="Tabelle38.A10" office:value-type="string">
            <text:p text:style-name="P403">Double</text:p>
          </table:table-cell>
          <table:table-cell table:style-name="Tabelle38.B3" office:value-type="string">
            <text:p text:style-name="P403">Double</text:p>
          </table:table-cell>
          <table:table-cell table:style-name="Tabelle38.C3" office:value-type="string">
            <text:p text:style-name="P428">Double</text:p>
          </table:table-cell>
        </table:table-row>
        <table:table-row>
          <table:table-cell table:style-name="Tabelle38.A10" office:value-type="string">
            <text:p text:style-name="P403">Double</text:p>
          </table:table-cell>
          <table:table-cell table:style-name="Tabelle38.B4" office:value-type="string">
            <text:p text:style-name="P400">Integer</text:p>
          </table:table-cell>
          <table:table-cell table:style-name="Tabelle38.C4" office:value-type="string">
            <text:p text:style-name="P428">Double</text:p>
          </table:table-cell>
        </table:table-row>
        <table:table-row>
          <table:table-cell table:style-name="Tabelle38.A10" office:value-type="string">
            <text:p text:style-name="P403">Float</text:p>
          </table:table-cell>
          <table:table-cell table:style-name="Tabelle38.B5" office:value-type="string">
            <text:p text:style-name="P403">Float</text:p>
          </table:table-cell>
          <table:table-cell table:style-name="Tabelle38.C5" office:value-type="string">
            <text:p text:style-name="P428">Float</text:p>
          </table:table-cell>
        </table:table-row>
        <table:table-row>
          <table:table-cell table:style-name="Tabelle38.A10" office:value-type="string">
            <text:p text:style-name="P403">Integer</text:p>
          </table:table-cell>
          <table:table-cell table:style-name="Tabelle38.B6" office:value-type="string">
            <text:p text:style-name="P400">Integer</text:p>
          </table:table-cell>
          <table:table-cell table:style-name="Tabelle38.C6" office:value-type="string">
            <text:p text:style-name="P428">Double</text:p>
          </table:table-cell>
        </table:table-row>
        <table:table-row>
          <table:table-cell table:style-name="Tabelle38.A10" office:value-type="string">
            <text:p text:style-name="P403">Integer</text:p>
          </table:table-cell>
          <table:table-cell table:style-name="Tabelle38.B7" office:value-type="string">
            <text:p text:style-name="P400">Long</text:p>
          </table:table-cell>
          <table:table-cell table:style-name="Tabelle38.C7" office:value-type="string">
            <text:p text:style-name="P428">Double</text:p>
          </table:table-cell>
        </table:table-row>
        <table:table-row>
          <table:table-cell table:style-name="Tabelle38.A10" office:value-type="string">
            <text:p text:style-name="P403">Long</text:p>
          </table:table-cell>
          <table:table-cell table:style-name="Tabelle38.B8" office:value-type="string">
            <text:p text:style-name="P403">Integer</text:p>
          </table:table-cell>
          <table:table-cell table:style-name="Tabelle38.C8" office:value-type="string">
            <text:p text:style-name="P428">Double</text:p>
          </table:table-cell>
        </table:table-row>
        <table:table-row>
          <table:table-cell table:style-name="Tabelle38.A10" office:value-type="string">
            <text:p text:style-name="P403">Long</text:p>
          </table:table-cell>
          <table:table-cell table:style-name="Tabelle38.B9" office:value-type="string">
            <text:p text:style-name="P403">Double</text:p>
          </table:table-cell>
          <table:table-cell table:style-name="Tabelle38.C9" office:value-type="string">
            <text:p text:style-name="P428">Double</text:p>
          </table:table-cell>
        </table:table-row>
        <table:table-row>
          <table:table-cell table:style-name="Tabelle38.A10" office:value-type="string">
            <text:p text:style-name="P403">Long</text:p>
          </table:table-cell>
          <table:table-cell table:style-name="Tabelle38.B10" office:value-type="string">
            <text:p text:style-name="P403">Long</text:p>
          </table:table-cell>
          <table:table-cell table:style-name="Tabelle38.C10" office:value-type="string">
            <text:p text:style-name="P428">Double</text:p>
          </table:table-cell>
        </table:table-row>
        <table:table-row>
          <table:table-cell table:style-name="Tabelle38.A11" table:number-columns-spanned="3" office:value-type="string">
            <text:p text:style-name="P336">Note: </text:p>
            <text:p text:style-name="P336"/>
          </table:table-cell>
          <table:covered-table-cell/>
          <table:covered-table-cell/>
        </table:table-row>
        <table:table-row table:style-name="Tabelle38.12">
          <table:table-cell table:style-name="Tabelle38.A12" office:value-type="string">
            <text:p text:style-name="P261"><text:span text:style-name="T16">Optional</text:span> Value(s)</text:p>
          </table:table-cell>
          <table:table-cell table:style-name="Tabelle38.A12" table:number-columns-spanned="2" office:value-type="string">
            <text:p text:style-name="P261">Explanation</text:p>
          </table:table-cell>
          <table:covered-table-cell/>
        </table:table-row>
        <table:table-row>
          <table:table-cell table:style-name="Tabelle38.A13" office:value-type="string">
            <text:p text:style-name="P365"/>
          </table:table-cell>
          <table:table-cell table:style-name="Tabelle38.B13" table:number-columns-spanned="2" office:value-type="string">
            <text:p text:style-name="P365"/>
          </table:table-cell>
          <table:covered-table-cell/>
        </table:table-row>
      </table:table>
      <text:p text:style-name="P25"/>
      <text:p text:style-name="P208"><text:bookmark-start text:name="__RefHeading___Toc1170_1337687890"/><text:span text:style-name="T27">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26">Purpose:</text:p>
          </table:table-cell>
          <table:table-cell table:style-name="Tabelle39.B1" office:value-type="string">
            <text:p text:style-name="P156"><text:span text:style-name="T27">Multiplies</text:span> two values</text:p>
          </table:table-cell>
        </table:table-row>
        <table:table-row>
          <table:table-cell table:style-name="Tabelle39.A2" office:value-type="string">
            <text:p text:style-name="P60">Java Class:</text:p>
          </table:table-cell>
          <table:table-cell table:style-name="Tabelle39.B2" office:value-type="string">
            <text:p text:style-name="P90"><text:span text:style-name="T23">Math</text:span>Action</text:p>
          </table:table-cell>
        </table:table-row>
        <table:table-row>
          <table:table-cell table:style-name="Tabelle39.A2" office:value-type="string">
            <text:p text:style-name="P120">Interface Name:</text:p>
          </table:table-cell>
          <table:table-cell table:style-name="Tabelle39.B3" office:value-type="string">
            <text:p text:style-name="P160">multiply</text:p>
          </table:table-cell>
        </table:table-row>
      </table:table>
      <text:p text:style-name="P466">Applicable to:</text:p>
      <table:table table:name="Tabelle40" table:style-name="Tabelle40">
        <table:table-column table:style-name="Tabelle40.A"/>
        <table:table-column table:style-name="Tabelle40.B"/>
        <table:table-column table:style-name="Tabelle40.C"/>
        <table:table-row>
          <table:table-cell table:style-name="Tabelle40.A1" office:value-type="string">
            <text:p text:style-name="P234">Value 1</text:p>
          </table:table-cell>
          <table:table-cell table:style-name="Tabelle40.A1" office:value-type="string">
            <text:p text:style-name="P234">Value 2</text:p>
          </table:table-cell>
          <table:table-cell table:style-name="Tabelle40.C1" office:value-type="string">
            <text:p text:style-name="P291">Return Type</text:p>
          </table:table-cell>
        </table:table-row>
        <table:table-row>
          <table:table-cell table:style-name="Tabelle40.A2" office:value-type="string">
            <text:p text:style-name="P405">Double</text:p>
          </table:table-cell>
          <table:table-cell table:style-name="Tabelle40.B2" office:value-type="string">
            <text:p text:style-name="P405">Double</text:p>
          </table:table-cell>
          <table:table-cell table:style-name="Tabelle40.C2" office:value-type="string">
            <text:p text:style-name="P429">Double</text:p>
          </table:table-cell>
        </table:table-row>
        <table:table-row>
          <table:table-cell table:style-name="Tabelle40.A8" office:value-type="string">
            <text:p text:style-name="P404">Double</text:p>
          </table:table-cell>
          <table:table-cell table:style-name="Tabelle40.B3" office:value-type="string">
            <text:p text:style-name="P405">Integer</text:p>
          </table:table-cell>
          <table:table-cell table:style-name="Tabelle40.C3" office:value-type="string">
            <text:p text:style-name="P429">Double</text:p>
          </table:table-cell>
        </table:table-row>
        <table:table-row>
          <table:table-cell table:style-name="Tabelle40.A8" office:value-type="string">
            <text:p text:style-name="P405">Float</text:p>
          </table:table-cell>
          <table:table-cell table:style-name="Tabelle40.B4" office:value-type="string">
            <text:p text:style-name="P405">Float</text:p>
          </table:table-cell>
          <table:table-cell table:style-name="Tabelle40.C4" office:value-type="string">
            <text:p text:style-name="P429">Float</text:p>
          </table:table-cell>
        </table:table-row>
        <table:table-row>
          <table:table-cell table:style-name="Tabelle40.A8" office:value-type="string">
            <text:p text:style-name="P405">Integer</text:p>
          </table:table-cell>
          <table:table-cell table:style-name="Tabelle40.B5" office:value-type="string">
            <text:p text:style-name="P405">Integer</text:p>
          </table:table-cell>
          <table:table-cell table:style-name="Tabelle40.C5" office:value-type="string">
            <text:p text:style-name="P429">Long</text:p>
          </table:table-cell>
        </table:table-row>
        <table:table-row>
          <table:table-cell table:style-name="Tabelle40.A8" office:value-type="string">
            <text:p text:style-name="P404">Integer</text:p>
          </table:table-cell>
          <table:table-cell table:style-name="Tabelle40.B6" office:value-type="string">
            <text:p text:style-name="P405">Long</text:p>
          </table:table-cell>
          <table:table-cell table:style-name="Tabelle40.C6" office:value-type="string">
            <text:p text:style-name="P429">Long</text:p>
          </table:table-cell>
        </table:table-row>
        <table:table-row>
          <table:table-cell table:style-name="Tabelle40.A8" office:value-type="string">
            <text:p text:style-name="P405">Long</text:p>
          </table:table-cell>
          <table:table-cell table:style-name="Tabelle40.B7" office:value-type="string">
            <text:p text:style-name="P405">Double</text:p>
          </table:table-cell>
          <table:table-cell table:style-name="Tabelle40.C7" office:value-type="string">
            <text:p text:style-name="P429">Double</text:p>
          </table:table-cell>
        </table:table-row>
        <table:table-row>
          <table:table-cell table:style-name="Tabelle40.A8" office:value-type="string">
            <text:p text:style-name="P404">Long</text:p>
          </table:table-cell>
          <table:table-cell table:style-name="Tabelle40.B8" office:value-type="string">
            <text:p text:style-name="P404">Integer</text:p>
          </table:table-cell>
          <table:table-cell table:style-name="Tabelle40.C8" office:value-type="string">
            <text:p text:style-name="P429">Long</text:p>
          </table:table-cell>
        </table:table-row>
        <table:table-row>
          <table:table-cell table:style-name="Tabelle40.A9" office:value-type="string">
            <text:p text:style-name="P404">Long</text:p>
          </table:table-cell>
          <table:table-cell table:style-name="Tabelle40.B9" office:value-type="string">
            <text:p text:style-name="P405">Long</text:p>
          </table:table-cell>
          <table:table-cell table:style-name="Tabelle40.C9" office:value-type="string">
            <text:p text:style-name="P429">Long</text:p>
          </table:table-cell>
        </table:table-row>
        <table:table-row>
          <table:table-cell table:style-name="Tabelle40.A10" table:number-columns-spanned="3" office:value-type="string">
            <text:p text:style-name="P337">Note: </text:p>
            <text:p text:style-name="P337"/>
          </table:table-cell>
          <table:covered-table-cell/>
          <table:covered-table-cell/>
        </table:table-row>
        <table:table-row table:style-name="Tabelle40.11">
          <table:table-cell table:style-name="Tabelle40.A11" office:value-type="string">
            <text:p text:style-name="P262"><text:span text:style-name="T16">Optional</text:span> Value(s)</text:p>
          </table:table-cell>
          <table:table-cell table:style-name="Tabelle40.A11" table:number-columns-spanned="2" office:value-type="string">
            <text:p text:style-name="P262">Explanation</text:p>
          </table:table-cell>
          <table:covered-table-cell/>
        </table:table-row>
        <table:table-row>
          <table:table-cell table:style-name="Tabelle40.A12" office:value-type="string">
            <text:p text:style-name="P366"/>
          </table:table-cell>
          <table:table-cell table:style-name="Tabelle40.B12" table:number-columns-spanned="2" office:value-type="string">
            <text:p text:style-name="P366"/>
          </table:table-cell>
          <table:covered-table-cell/>
        </table:table-row>
      </table:table>
      <text:p text:style-name="P26"/>
      <text:p text:style-name="P189"><text:bookmark-start text:name="__RefHeading___Toc1217_1337687890"/><text:span text:style-name="T28">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27">Purpose:</text:p>
          </table:table-cell>
          <table:table-cell table:style-name="Tabelle41.B1" office:value-type="string">
            <text:p text:style-name="P138"><text:span text:style-name="T28">Rounds</text:span> a given value</text:p>
          </table:table-cell>
        </table:table-row>
        <table:table-row>
          <table:table-cell table:style-name="Tabelle41.A2" office:value-type="string">
            <text:p text:style-name="P61">Java Class:</text:p>
          </table:table-cell>
          <table:table-cell table:style-name="Tabelle41.B2" office:value-type="string">
            <text:p text:style-name="P91"><text:span text:style-name="T22">Math</text:span>Action</text:p>
          </table:table-cell>
        </table:table-row>
        <table:table-row>
          <table:table-cell table:style-name="Tabelle41.A2" office:value-type="string">
            <text:p text:style-name="P121">Interface Name:</text:p>
          </table:table-cell>
          <table:table-cell table:style-name="Tabelle41.B3" office:value-type="string">
            <text:p text:style-name="P161">round</text:p>
          </table:table-cell>
        </table:table-row>
      </table:table>
      <text:p text:style-name="P467">Applicable to:</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P235">Value 1</text:p>
          </table:table-cell>
          <table:table-cell table:style-name="Tabelle42.A1" office:value-type="string">
            <text:p text:style-name="P235">Value 2</text:p>
          </table:table-cell>
          <table:table-cell table:style-name="Tabelle42.C1" office:value-type="string">
            <text:p text:style-name="P292">Return Type</text:p>
          </table:table-cell>
        </table:table-row>
        <table:table-row>
          <table:table-cell table:style-name="Tabelle42.A2" office:value-type="string">
            <text:p text:style-name="P374">Double</text:p>
          </table:table-cell>
          <table:table-cell table:style-name="Tabelle42.B2" office:value-type="string">
            <text:p text:style-name="P367"/>
          </table:table-cell>
          <table:table-cell table:style-name="Tabelle42.C2" office:value-type="string">
            <text:p text:style-name="P430">Long</text:p>
          </table:table-cell>
        </table:table-row>
        <table:table-row>
          <table:table-cell table:style-name="Tabelle42.A3" office:value-type="string">
            <text:p text:style-name="P374">Float</text:p>
          </table:table-cell>
          <table:table-cell table:style-name="Tabelle42.B3" office:value-type="string">
            <text:p text:style-name="P367"/>
          </table:table-cell>
          <table:table-cell table:style-name="Tabelle42.C3" office:value-type="string">
            <text:p text:style-name="P430">Integer</text:p>
          </table:table-cell>
        </table:table-row>
        <table:table-row>
          <table:table-cell table:style-name="Tabelle42.A4" table:number-columns-spanned="3" office:value-type="string">
            <text:p text:style-name="P338">Note: </text:p>
            <text:p text:style-name="P338"/>
          </table:table-cell>
          <table:covered-table-cell/>
          <table:covered-table-cell/>
        </table:table-row>
        <table:table-row table:style-name="Tabelle42.5">
          <table:table-cell table:style-name="Tabelle42.A5" office:value-type="string">
            <text:p text:style-name="P263"><text:span text:style-name="T16">Optional</text:span> Value(s)</text:p>
          </table:table-cell>
          <table:table-cell table:style-name="Tabelle42.A5" table:number-columns-spanned="2" office:value-type="string">
            <text:p text:style-name="P263">Explanation</text:p>
          </table:table-cell>
          <table:covered-table-cell/>
        </table:table-row>
        <table:table-row>
          <table:table-cell table:style-name="Tabelle42.A6" office:value-type="string">
            <text:p text:style-name="P367"/>
          </table:table-cell>
          <table:table-cell table:style-name="Tabelle42.B6" table:number-columns-spanned="2" office:value-type="string">
            <text:p text:style-name="P367"/>
          </table:table-cell>
          <table:covered-table-cell/>
        </table:table-row>
      </table:table>
      <text:p text:style-name="P169"/>
      <text:p text:style-name="P190"><text:bookmark-start text:name="__RefHeading___Toc3458_1216873881"/><text:span text:style-name="T28">Random</text:span> Value<text:bookmark-end text:name="__RefHeading___Toc3458_1216873881"/></text:p>
      <table:table table:name="Tabelle68" table:style-name="Tabelle68">
        <table:table-column table:style-name="Tabelle68.A"/>
        <table:table-column table:style-name="Tabelle68.B"/>
        <table:table-row>
          <table:table-cell table:style-name="Tabelle68.A1" office:value-type="string">
            <text:p text:style-name="P33">Purpose:</text:p>
          </table:table-cell>
          <table:table-cell table:style-name="Tabelle68.B1" office:value-type="string">
            <text:p text:style-name="P167">Generates a random integer value</text:p>
          </table:table-cell>
        </table:table-row>
        <table:table-row>
          <table:table-cell table:style-name="Tabelle68.A2" office:value-type="string">
            <text:p text:style-name="P66">Java Class:</text:p>
          </table:table-cell>
          <table:table-cell table:style-name="Tabelle68.B2" office:value-type="string">
            <text:p text:style-name="P96"><text:span text:style-name="T22">Math</text:span>Action</text:p>
          </table:table-cell>
        </table:table-row>
        <table:table-row>
          <table:table-cell table:style-name="Tabelle68.A2" office:value-type="string">
            <text:p text:style-name="P126">Interface Name:</text:p>
          </table:table-cell>
          <table:table-cell table:style-name="Tabelle68.B3" office:value-type="string">
            <text:p text:style-name="P162">round <text:span text:style-name="T48">value</text:span></text:p>
          </table:table-cell>
        </table:table-row>
      </table:table>
      <text:p text:style-name="P474">Applicable to:</text:p>
      <table:table table:name="Tabelle73" table:style-name="Tabelle73">
        <table:table-column table:style-name="Tabelle73.A"/>
        <table:table-column table:style-name="Tabelle73.B"/>
        <table:table-column table:style-name="Tabelle73.C"/>
        <table:table-row>
          <table:table-cell table:style-name="Tabelle73.A1" office:value-type="string">
            <text:p text:style-name="P242">Value 1</text:p>
          </table:table-cell>
          <table:table-cell table:style-name="Tabelle73.A1" office:value-type="string">
            <text:p text:style-name="P242">Value 2</text:p>
          </table:table-cell>
          <table:table-cell table:style-name="Tabelle73.C1" office:value-type="string">
            <text:p text:style-name="P297">Return Type</text:p>
          </table:table-cell>
        </table:table-row>
        <table:table-row>
          <table:table-cell table:style-name="Tabelle73.A2" office:value-type="string">
            <text:p text:style-name="P445"><text:span text:style-name="T50">I</text:span>nteger</text:p>
          </table:table-cell>
          <table:table-cell table:style-name="Tabelle73.B2" office:value-type="string">
            <text:p text:style-name="P445">Integer</text:p>
          </table:table-cell>
          <table:table-cell table:style-name="Tabelle73.C2" office:value-type="string">
            <text:p text:style-name="P445"><text:span text:style-name="T50">I</text:span>nteger</text:p>
          </table:table-cell>
        </table:table-row>
        <table:table-row>
          <table:table-cell table:style-name="Tabelle73.A3" office:value-type="string">
            <text:p text:style-name="P375">Float</text:p>
          </table:table-cell>
          <table:table-cell table:style-name="Tabelle73.B3" office:value-type="string">
            <text:p text:style-name="P370"/>
          </table:table-cell>
          <table:table-cell table:style-name="Tabelle73.C3" office:value-type="string">
            <text:p text:style-name="P431">Integer</text:p>
          </table:table-cell>
        </table:table-row>
        <table:table-row>
          <table:table-cell table:style-name="Tabelle73.A4" table:number-columns-spanned="3" office:value-type="string">
            <text:p text:style-name="P345">Note: <text:span text:style-name="T48">specify a minimum and maximum for the integer to be generated</text:span></text:p>
            <text:p text:style-name="P345"/>
          </table:table-cell>
          <table:covered-table-cell/>
          <table:covered-table-cell/>
        </table:table-row>
        <table:table-row table:style-name="Tabelle73.5">
          <table:table-cell table:style-name="Tabelle73.A5" office:value-type="string">
            <text:p text:style-name="P268"><text:span text:style-name="T16">Optional</text:span> Value(s)</text:p>
          </table:table-cell>
          <table:table-cell table:style-name="Tabelle73.A5" table:number-columns-spanned="2" office:value-type="string">
            <text:p text:style-name="P268">Explanation</text:p>
          </table:table-cell>
          <table:covered-table-cell/>
        </table:table-row>
        <table:table-row>
          <table:table-cell table:style-name="Tabelle73.A6" office:value-type="string">
            <text:p text:style-name="P370"/>
          </table:table-cell>
          <table:table-cell table:style-name="Tabelle73.B6" table:number-columns-spanned="2" office:value-type="string">
            <text:p text:style-name="P370"/>
          </table:table-cell>
          <table:covered-table-cell/>
        </table:table-row>
      </table:table>
      <text:p text:style-name="P170"/>
      <text:p text:style-name="P191"><text:bookmark-start text:name="__RefHeading___Toc3460_1216873881"/><text:span text:style-name="T28">Remainder</text:span> Value<text:bookmark-end text:name="__RefHeading___Toc3460_1216873881"/></text:p>
      <table:table table:name="Tabelle74" table:style-name="Tabelle74">
        <table:table-column table:style-name="Tabelle74.A"/>
        <table:table-column table:style-name="Tabelle74.B"/>
        <table:table-row>
          <table:table-cell table:style-name="Tabelle74.A1" office:value-type="string">
            <text:p text:style-name="P34">Purpose:</text:p>
          </table:table-cell>
          <table:table-cell table:style-name="Tabelle74.B1" office:value-type="string">
            <text:p text:style-name="P168">Returns the remainder value (also called modulo) of two values</text:p>
          </table:table-cell>
        </table:table-row>
        <table:table-row>
          <table:table-cell table:style-name="Tabelle74.A2" office:value-type="string">
            <text:p text:style-name="P67">Java Class:</text:p>
          </table:table-cell>
          <table:table-cell table:style-name="Tabelle74.B2" office:value-type="string">
            <text:p text:style-name="P97"><text:span text:style-name="T22">Math</text:span>Action</text:p>
          </table:table-cell>
        </table:table-row>
        <table:table-row>
          <table:table-cell table:style-name="Tabelle74.A2" office:value-type="string">
            <text:p text:style-name="P127">Interface Name:</text:p>
          </table:table-cell>
          <table:table-cell table:style-name="Tabelle74.B3" office:value-type="string">
            <text:p text:style-name="P163">r<text:span text:style-name="T49">emainder value</text:span></text:p>
          </table:table-cell>
        </table:table-row>
      </table:table>
      <text:p text:style-name="P475">Applicable to:</text:p>
      <table:table table:name="Tabelle75" table:style-name="Tabelle75">
        <table:table-column table:style-name="Tabelle75.A"/>
        <table:table-column table:style-name="Tabelle75.B"/>
        <table:table-column table:style-name="Tabelle75.C"/>
        <table:table-row>
          <table:table-cell table:style-name="Tabelle75.A1" office:value-type="string">
            <text:p text:style-name="P243">Value 1</text:p>
          </table:table-cell>
          <table:table-cell table:style-name="Tabelle75.A1" office:value-type="string">
            <text:p text:style-name="P243">Value 2</text:p>
          </table:table-cell>
          <table:table-cell table:style-name="Tabelle75.C1" office:value-type="string">
            <text:p text:style-name="P298">Return Type</text:p>
          </table:table-cell>
        </table:table-row>
        <table:table-row>
          <table:table-cell table:style-name="Tabelle75.A2" office:value-type="string">
            <text:p text:style-name="P446"><text:span text:style-name="T50">I</text:span>nteger</text:p>
          </table:table-cell>
          <table:table-cell table:style-name="Tabelle75.B2" office:value-type="string">
            <text:p text:style-name="P446"><text:span text:style-name="T50">I</text:span>nteger</text:p>
          </table:table-cell>
          <table:table-cell table:style-name="Tabelle75.C2" office:value-type="string">
            <text:p text:style-name="P446"><text:span text:style-name="T50">I</text:span>nteger</text:p>
          </table:table-cell>
        </table:table-row>
        <table:table-row>
          <table:table-cell table:style-name="Tabelle75.A4" office:value-type="string">
            <text:p text:style-name="P446"><text:span text:style-name="T50">L</text:span>ong</text:p>
          </table:table-cell>
          <table:table-cell table:style-name="Tabelle75.B4" office:value-type="string">
            <text:p text:style-name="P446"><text:span text:style-name="T50">I</text:span>nteger</text:p>
          </table:table-cell>
          <table:table-cell table:style-name="Tabelle75.C4" office:value-type="string">
            <text:p text:style-name="P446"><text:span text:style-name="T50">L</text:span>ong</text:p>
          </table:table-cell>
        </table:table-row>
        <table:table-row>
          <table:table-cell table:style-name="Tabelle75.A4" office:value-type="string">
            <text:p text:style-name="P446"><text:span text:style-name="T50">L</text:span>ong</text:p>
          </table:table-cell>
          <table:table-cell table:style-name="Tabelle75.B4" office:value-type="string">
            <text:p text:style-name="P446"><text:span text:style-name="T50">L</text:span>ong</text:p>
          </table:table-cell>
          <table:table-cell table:style-name="Tabelle75.C4" office:value-type="string">
            <text:p text:style-name="P446"><text:span text:style-name="T50">L</text:span>ong</text:p>
          </table:table-cell>
        </table:table-row>
        <table:table-row>
          <table:table-cell table:style-name="Tabelle75.A5" table:number-columns-spanned="3" office:value-type="string">
            <text:p text:style-name="P346">Note: </text:p>
            <text:p text:style-name="P346"/>
          </table:table-cell>
          <table:covered-table-cell/>
          <table:covered-table-cell/>
        </table:table-row>
        <table:table-row table:style-name="Tabelle75.6">
          <table:table-cell table:style-name="Tabelle75.A6" office:value-type="string">
            <text:p text:style-name="P269"><text:span text:style-name="T16">Optional</text:span> Value(s)</text:p>
          </table:table-cell>
          <table:table-cell table:style-name="Tabelle75.A6" table:number-columns-spanned="2" office:value-type="string">
            <text:p text:style-name="P269">Explanation</text:p>
          </table:table-cell>
          <table:covered-table-cell/>
        </table:table-row>
        <table:table-row>
          <table:table-cell table:style-name="Tabelle75.A7" office:value-type="string">
            <text:p text:style-name="P371"/>
          </table:table-cell>
          <table:table-cell table:style-name="Tabelle75.B7" table:number-columns-spanned="2" office:value-type="string">
            <text:p text:style-name="P371"/>
          </table:table-cell>
          <table:covered-table-cell/>
        </table:table-row>
      </table:table>
      <text:p text:style-name="P171"/>
      <text:p text:style-name="P211"><text:bookmark-start text:name="__RefHeading___Toc3462_1216873881"/>Add <text:span text:style-name="T50">M</text:span>inutes<text:bookmark-end text:name="__RefHeading___Toc3462_1216873881"/></text:p>
      <table:table table:name="Tabelle76" table:style-name="Tabelle76">
        <table:table-column table:style-name="Tabelle76.A"/>
        <table:table-column table:style-name="Tabelle76.B"/>
        <table:table-row>
          <table:table-cell table:style-name="Tabelle76.A1" office:value-type="string">
            <text:p text:style-name="P34">Purpose:</text:p>
          </table:table-cell>
          <table:table-cell table:style-name="Tabelle76.B1" office:value-type="string">
            <text:p text:style-name="P168">Adds a given number of minutes to a date</text:p>
          </table:table-cell>
        </table:table-row>
        <table:table-row>
          <table:table-cell table:style-name="Tabelle76.A2" office:value-type="string">
            <text:p text:style-name="P67">Java Class:</text:p>
          </table:table-cell>
          <table:table-cell table:style-name="Tabelle76.B2" office:value-type="string">
            <text:p text:style-name="P97"><text:span text:style-name="T49">Date</text:span>Action</text:p>
          </table:table-cell>
        </table:table-row>
        <table:table-row>
          <table:table-cell table:style-name="Tabelle76.A2" office:value-type="string">
            <text:p text:style-name="P127">Interface Name:</text:p>
          </table:table-cell>
          <table:table-cell table:style-name="Tabelle76.B3" office:value-type="string">
            <text:p text:style-name="P168">add minutes</text:p>
          </table:table-cell>
        </table:table-row>
      </table:table>
      <text:p text:style-name="P475">Applicable to:</text:p>
      <table:table table:name="Tabelle77" table:style-name="Tabelle77">
        <table:table-column table:style-name="Tabelle77.A"/>
        <table:table-column table:style-name="Tabelle77.B"/>
        <table:table-column table:style-name="Tabelle77.C"/>
        <table:table-row>
          <table:table-cell table:style-name="Tabelle77.A1" office:value-type="string">
            <text:p text:style-name="P243">Value 1</text:p>
          </table:table-cell>
          <table:table-cell table:style-name="Tabelle77.A1" office:value-type="string">
            <text:p text:style-name="P243">Value 2</text:p>
          </table:table-cell>
          <table:table-cell table:style-name="Tabelle77.C1" office:value-type="string">
            <text:p text:style-name="P298">Return Type</text:p>
          </table:table-cell>
        </table:table-row>
        <table:table-row>
          <table:table-cell table:style-name="Tabelle77.A2" office:value-type="string">
            <text:p text:style-name="P376">D<text:span text:style-name="T49">ate</text:span></text:p>
          </table:table-cell>
          <table:table-cell table:style-name="Tabelle77.B2" office:value-type="string">
            <text:p text:style-name="P446"><text:span text:style-name="T50">L</text:span>ong</text:p>
          </table:table-cell>
          <table:table-cell table:style-name="Tabelle77.C2" office:value-type="string">
            <text:p text:style-name="P446">Date</text:p>
          </table:table-cell>
        </table:table-row>
        <table:table-row>
          <table:table-cell table:style-name="Tabelle77.A3" office:value-type="string">
            <text:p text:style-name="P376"/>
          </table:table-cell>
          <table:table-cell table:style-name="Tabelle77.B3" office:value-type="string">
            <text:p text:style-name="P371"/>
          </table:table-cell>
          <table:table-cell table:style-name="Tabelle77.C3" office:value-type="string">
            <text:p text:style-name="P432"/>
          </table:table-cell>
        </table:table-row>
        <table:table-row>
          <table:table-cell table:style-name="Tabelle77.A4" table:number-columns-spanned="3" office:value-type="string">
            <text:p text:style-name="P346">Note: </text:p>
            <text:p text:style-name="P346"/>
          </table:table-cell>
          <table:covered-table-cell/>
          <table:covered-table-cell/>
        </table:table-row>
        <table:table-row table:style-name="Tabelle77.5">
          <table:table-cell table:style-name="Tabelle77.A5" office:value-type="string">
            <text:p text:style-name="P269"><text:span text:style-name="T16">Optional</text:span> Value(s)</text:p>
          </table:table-cell>
          <table:table-cell table:style-name="Tabelle77.A5" table:number-columns-spanned="2" office:value-type="string">
            <text:p text:style-name="P269">Explanation</text:p>
          </table:table-cell>
          <table:covered-table-cell/>
        </table:table-row>
        <table:table-row>
          <table:table-cell table:style-name="Tabelle77.A6" office:value-type="string">
            <text:p text:style-name="P371"/>
          </table:table-cell>
          <table:table-cell table:style-name="Tabelle77.B6" table:number-columns-spanned="2" office:value-type="string">
            <text:p text:style-name="P371"/>
          </table:table-cell>
          <table:covered-table-cell/>
        </table:table-row>
      </table:table>
      <text:p text:style-name="P1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language="en" fo:country="U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084" number:language="de" number:country="CH">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text:span text:style-name="MT1">Actions</text:span></text:p>
      </style:header>
      <style:footer>
        <text:p text:style-name="MP2">Uwe Geercken – last update: <text:date style:data-style-name="N10084" text:date-value="2017-07-19T17:58:12.253912473">2017-07-1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7-07-19T17:58:11.910288605</dc:date>
    <meta:editing-duration>PT13H14M1S</meta:editing-duration>
    <meta:editing-cycles>260</meta:editing-cycles>
    <meta:generator>LibreOffice/5.3.4.2$Linux_X86_64 LibreOffice_project/30$Build-2</meta:generator>
    <meta:keyword>Business Rule Engine</meta:keyword>
    <meta:keyword>Jare</meta:keyword>
    <meta:keyword>Rule</meta:keyword>
    <meta:keyword>Rules</meta:keyword>
    <meta:keyword>Actions</meta:keyword>
    <dc:title>Business Rule Engine Detailed Listing of Actions</dc:title>
    <meta:document-statistic meta:table-count="81" meta:image-count="0" meta:object-count="0" meta:page-count="45" meta:paragraph-count="941" meta:word-count="2337" meta:character-count="13720" meta:non-whitespace-character-count="12294"/>
  </office:meta>
</office:document-meta>
</file>